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Thumbnails/thumbnail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ce2" style:family="table-cell" style:parent-style-name="Default">
      <style:text-properties style:font-name="Liberation Sans" style:font-name-asian="TakaoPGothic" style:font-name-complex="TakaoPGothic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color="#ff3333"/>
    </style:style>
    <style:style style:name="ce4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ff3333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color="#ff3333"/>
    </style:style>
    <style:style style:name="ce6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ff3333"/>
    </style:style>
    <style:style style:name="ce7" style:family="table-cell" style:parent-style-name="Default">
      <style:table-cell-properties fo:background-color="transparent"/>
      <style:text-properties fo:color="#ff3333"/>
    </style:style>
    <style:style style:name="ce8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ff3333"/>
    </style:style>
    <style:style style:name="ce9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color="#ff3333"/>
    </style:style>
    <style:style style:name="ce1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ff3333"/>
    </style:style>
    <style:style style:name="ce1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ff3333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nuplot(宇科連_poster)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rue L</text:p>
          </table:table-cell>
          <table:table-cell office:value-type="string" calcext:value-type="string">
            <text:p>est L</text:p>
          </table:table-cell>
          <table:table-cell office:value-type="string" calcext:value-type="string">
            <text:p>true th</text:p>
          </table:table-cell>
          <table:table-cell office:value-type="string" calcext:value-type="string">
            <text:p>est th</text:p>
          </table:table-cell>
          <table:table-cell office:value-type="string" calcext:value-type="string">
            <text:p>error 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4.5520626099531" calcext:value-type="float">
            <text:p>44.55206261</text:p>
          </table:table-cell>
          <table:table-cell office:value-type="float" office:value="0" calcext:value-type="float">
            <text:p>0</text:p>
          </table:table-cell>
          <table:table-cell office:value-type="float" office:value="-0.675180838603" calcext:value-type="float">
            <text:p>-0.6751808386</text:p>
          </table:table-cell>
          <table:table-cell table:formula="of:=([.D5]-[.C5])/[.C5]*100" office:value-type="float" office:value="5.07561936309693" calcext:value-type="float">
            <text:p>5.0756193631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3.3993205714822" calcext:value-type="float">
            <text:p>43.3993205715</text:p>
          </table:table-cell>
          <table:table-cell office:value-type="float" office:value="0" calcext:value-type="float">
            <text:p>0</text:p>
          </table:table-cell>
          <table:table-cell office:value-type="float" office:value="0.490827044858" calcext:value-type="float">
            <text:p>0.4908270449</text:p>
          </table:table-cell>
          <table:table-cell table:formula="of:=([.D6]-[.C6])/[.C6]*100" office:value-type="float" office:value="2.35688814028821" calcext:value-type="float">
            <text:p>2.3568881403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4.8137798428424" calcext:value-type="float">
            <text:p>44.8137798428</text:p>
          </table:table-cell>
          <table:table-cell office:value-type="float" office:value="0" calcext:value-type="float">
            <text:p>0</text:p>
          </table:table-cell>
          <table:table-cell office:value-type="float" office:value="-1.82642973467" calcext:value-type="float">
            <text:p>-1.8264297347</text:p>
          </table:table-cell>
          <table:table-cell table:formula="of:=([.D7]-[.C7])/[.C7]*100" office:value-type="float" office:value="5.69287698783585" calcext:value-type="float">
            <text:p>5.6928769878</text:p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3.4492989825264" calcext:value-type="float">
            <text:p>43.4492989825</text:p>
          </table:table-cell>
          <table:table-cell office:value-type="float" office:value="0" calcext:value-type="float">
            <text:p>0</text:p>
          </table:table-cell>
          <table:table-cell office:value-type="float" office:value="0.81352299477" calcext:value-type="float">
            <text:p>0.8135229948</text:p>
          </table:table-cell>
          <table:table-cell table:formula="of:=([.D8]-[.C8])/[.C8]*100" office:value-type="float" office:value="2.47476175124151" calcext:value-type="float">
            <text:p>2.4747617512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4.6795780615674" calcext:value-type="float">
            <text:p>44.6795780616</text:p>
          </table:table-cell>
          <table:table-cell office:value-type="float" office:value="0" calcext:value-type="float">
            <text:p>0</text:p>
          </table:table-cell>
          <table:table-cell office:value-type="float" office:value="-2.79658281388" calcext:value-type="float">
            <text:p>-2.7965828139</text:p>
          </table:table-cell>
          <table:table-cell table:formula="of:=([.D9]-[.C9])/[.C9]*100" office:value-type="float" office:value="5.3763633527533" calcext:value-type="float">
            <text:p>5.3763633528</text:p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3.4629890574051" calcext:value-type="float">
            <text:p>43.4629890574</text:p>
          </table:table-cell>
          <table:table-cell office:value-type="float" office:value="0" calcext:value-type="float">
            <text:p>0</text:p>
          </table:table-cell>
          <table:table-cell office:value-type="float" office:value="-0.105885788335" calcext:value-type="float">
            <text:p>-0.1058857883</text:p>
          </table:table-cell>
          <table:table-cell table:formula="of:=([.D10]-[.C10])/[.C10]*100" office:value-type="float" office:value="2.50704966369128" calcext:value-type="float">
            <text:p>2.5070496637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4.1274087365872" calcext:value-type="float">
            <text:p>44.1274087366</text:p>
          </table:table-cell>
          <table:table-cell office:value-type="float" office:value="0" calcext:value-type="float">
            <text:p>0</text:p>
          </table:table-cell>
          <table:table-cell office:value-type="float" office:value="-0.281054436378" calcext:value-type="float">
            <text:p>-0.2810544364</text:p>
          </table:table-cell>
          <table:table-cell table:formula="of:=([.D11]-[.C11])/[.C11]*100" office:value-type="float" office:value="4.07407720893208" calcext:value-type="float">
            <text:p>4.0740772089</text:p>
          </table:table-cell>
        </table:table-row>
        <table:table-row table:style-name="ro1">
          <table:table-cell/>
          <table:table-cell office:value-type="float" office:value="2.45" calcext:value-type="float">
            <text:p>2.4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3.4013346788755" calcext:value-type="float">
            <text:p>43.4013346789</text:p>
          </table:table-cell>
          <table:table-cell office:value-type="float" office:value="0" calcext:value-type="float">
            <text:p>0</text:p>
          </table:table-cell>
          <table:table-cell office:value-type="float" office:value="-1.04108292245" calcext:value-type="float">
            <text:p>-1.0410829225</text:p>
          </table:table-cell>
          <table:table-cell table:formula="of:=([.D12]-[.C12])/[.C12]*100" office:value-type="float" office:value="2.3616383935743" calcext:value-type="float">
            <text:p>2.3616383936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3.831078498347" calcext:value-type="float">
            <text:p>43.8310784983</text:p>
          </table:table-cell>
          <table:table-cell office:value-type="float" office:value="0" calcext:value-type="float">
            <text:p>0</text:p>
          </table:table-cell>
          <table:table-cell office:value-type="float" office:value="0.0485963325939" calcext:value-type="float">
            <text:p>0.0485963326</text:p>
          </table:table-cell>
          <table:table-cell table:formula="of:=([.D13]-[.C13])/[.C13]*100" office:value-type="float" office:value="3.37518513761085" calcext:value-type="float">
            <text:p>3.3751851376</text:p>
          </table:table-cell>
        </table:table-row>
        <table:table-row table:style-name="ro1">
          <table:table-cell/>
          <table:table-cell office:value-type="float" office:value="3.15" calcext:value-type="float">
            <text:p>3.1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3.3829148832585" calcext:value-type="float">
            <text:p>43.3829148833</text:p>
          </table:table-cell>
          <table:table-cell office:value-type="float" office:value="0" calcext:value-type="float">
            <text:p>0</text:p>
          </table:table-cell>
          <table:table-cell office:value-type="float" office:value="-0.401433064408" calcext:value-type="float">
            <text:p>-0.4014330644</text:p>
          </table:table-cell>
          <table:table-cell table:formula="of:=([.D14]-[.C14])/[.C14]*100" office:value-type="float" office:value="2.31819547938326" calcext:value-type="float">
            <text:p>2.3181954794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3.3784473966326" calcext:value-type="float">
            <text:p>43.3784473966</text:p>
          </table:table-cell>
          <table:table-cell office:value-type="float" office:value="0" calcext:value-type="float">
            <text:p>0</text:p>
          </table:table-cell>
          <table:table-cell office:value-type="float" office:value="-0.311029914737" calcext:value-type="float">
            <text:p>-0.3110299147</text:p>
          </table:table-cell>
          <table:table-cell table:formula="of:=([.D15]-[.C15])/[.C15]*100" office:value-type="float" office:value="2.30765895432218" calcext:value-type="float">
            <text:p>2.3076589543</text:p>
          </table:table-cell>
        </table:table-row>
        <table:table-row table:style-name="ro1">
          <table:table-cell/>
          <table:table-cell office:value-type="float" office:value="3.85" calcext:value-type="float">
            <text:p>3.8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83448008847" calcext:value-type="float">
            <text:p>42.8344800885</text:p>
          </table:table-cell>
          <table:table-cell office:value-type="float" office:value="0" calcext:value-type="float">
            <text:p>0</text:p>
          </table:table-cell>
          <table:table-cell office:value-type="float" office:value="-0.44039376374" calcext:value-type="float">
            <text:p>-0.4403937637</text:p>
          </table:table-cell>
          <table:table-cell table:formula="of:=([.D16]-[.C16])/[.C16]*100" office:value-type="float" office:value="1.02471718978774" calcext:value-type="float">
            <text:p>1.0247171898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9460140609152" calcext:value-type="float">
            <text:p>42.9460140609</text:p>
          </table:table-cell>
          <table:table-cell office:value-type="float" office:value="0" calcext:value-type="float">
            <text:p>0</text:p>
          </table:table-cell>
          <table:table-cell office:value-type="float" office:value="0.572048460942" calcext:value-type="float">
            <text:p>0.5720484609</text:p>
          </table:table-cell>
          <table:table-cell table:formula="of:=([.D17]-[.C17])/[.C17]*100" office:value-type="float" office:value="1.28776901159246" calcext:value-type="float">
            <text:p>1.2877690116</text:p>
          </table:table-cell>
        </table:table-row>
        <table:table-row table:style-name="ro1">
          <table:table-cell/>
          <table:table-cell office:value-type="float" office:value="4.55" calcext:value-type="float">
            <text:p>4.5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3.4111981782985" calcext:value-type="float">
            <text:p>43.4111981783</text:p>
          </table:table-cell>
          <table:table-cell office:value-type="float" office:value="0" calcext:value-type="float">
            <text:p>0</text:p>
          </table:table-cell>
          <table:table-cell office:value-type="float" office:value="-2.16291992224" calcext:value-type="float">
            <text:p>-2.1629199222</text:p>
          </table:table-cell>
          <table:table-cell table:formula="of:=([.D18]-[.C18])/[.C18]*100" office:value-type="float" office:value="2.38490136391156" calcext:value-type="float">
            <text:p>2.3849013639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679601972185" calcext:value-type="float">
            <text:p>42.6796019722</text:p>
          </table:table-cell>
          <table:table-cell office:value-type="float" office:value="0" calcext:value-type="float">
            <text:p>0</text:p>
          </table:table-cell>
          <table:table-cell office:value-type="float" office:value="1.21674300458" calcext:value-type="float">
            <text:p>1.2167430046</text:p>
          </table:table-cell>
          <table:table-cell table:formula="of:=([.D19]-[.C19])/[.C19]*100" office:value-type="float" office:value="0.659438613643865" calcext:value-type="float">
            <text:p>0.6594386136</text:p>
          </table:table-cell>
        </table:table-row>
        <table:table-row table:style-name="ro1">
          <table:table-cell/>
          <table:table-cell office:value-type="float" office:value="5.25" calcext:value-type="float">
            <text:p>5.2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8728862470132" calcext:value-type="float">
            <text:p>42.872886247</text:p>
          </table:table-cell>
          <table:table-cell office:value-type="float" office:value="0" calcext:value-type="float">
            <text:p>0</text:p>
          </table:table-cell>
          <table:table-cell office:value-type="float" office:value="-0.704261956587" calcext:value-type="float">
            <text:p>-0.7042619566</text:p>
          </table:table-cell>
          <table:table-cell table:formula="of:=([.D20]-[.C20])/[.C20]*100" office:value-type="float" office:value="1.11529775238962" calcext:value-type="float">
            <text:p>1.1152977524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0891359502934" calcext:value-type="float">
            <text:p>42.0891359503</text:p>
          </table:table-cell>
          <table:table-cell office:value-type="float" office:value="0" calcext:value-type="float">
            <text:p>0</text:p>
          </table:table-cell>
          <table:table-cell office:value-type="float" office:value="-0.269933241424" calcext:value-type="float">
            <text:p>-0.2699332414</text:p>
          </table:table-cell>
          <table:table-cell table:formula="of:=([.D21]-[.C21])/[.C21]*100" office:value-type="float" office:value="-0.733169928553307" calcext:value-type="float">
            <text:p>-0.7331699286</text:p>
          </table:table-cell>
        </table:table-row>
        <table:table-row table:style-name="ro1">
          <table:table-cell/>
          <table:table-cell office:value-type="float" office:value="5.95" calcext:value-type="float">
            <text:p>5.9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3.3840367292456" calcext:value-type="float">
            <text:p>43.3840367292</text:p>
          </table:table-cell>
          <table:table-cell office:value-type="float" office:value="0" calcext:value-type="float">
            <text:p>0</text:p>
          </table:table-cell>
          <table:table-cell office:value-type="float" office:value="-0.553061550232" calcext:value-type="float">
            <text:p>-0.5530615502</text:p>
          </table:table-cell>
          <table:table-cell table:formula="of:=([.D22]-[.C22])/[.C22]*100" office:value-type="float" office:value="2.32084134256038" calcext:value-type="float">
            <text:p>2.3208413426</text:p>
          </table:table-cell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8034852638545" calcext:value-type="float">
            <text:p>42.8034852639</text:p>
          </table:table-cell>
          <table:table-cell office:value-type="float" office:value="0" calcext:value-type="float">
            <text:p>0</text:p>
          </table:table-cell>
          <table:table-cell office:value-type="float" office:value="0.379089224616" calcext:value-type="float">
            <text:p>0.3790892246</text:p>
          </table:table-cell>
          <table:table-cell table:formula="of:=([.D23]-[.C23])/[.C23]*100" office:value-type="float" office:value="0.951616188336083" calcext:value-type="float">
            <text:p>0.9516161883</text:p>
          </table:table-cell>
        </table:table-row>
        <table:table-row table:style-name="ro1">
          <table:table-cell/>
          <table:table-cell office:value-type="float" office:value="6.65" calcext:value-type="float">
            <text:p>6.6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3.2301441581351" calcext:value-type="float">
            <text:p>43.2301441581</text:p>
          </table:table-cell>
          <table:table-cell office:value-type="float" office:value="0" calcext:value-type="float">
            <text:p>0</text:p>
          </table:table-cell>
          <table:table-cell office:value-type="float" office:value="-0.205025716281" calcext:value-type="float">
            <text:p>-0.2050257163</text:p>
          </table:table-cell>
          <table:table-cell table:formula="of:=([.D24]-[.C24])/[.C24]*100" office:value-type="float" office:value="1.95788716541297" calcext:value-type="float">
            <text:p>1.9578871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4214929071909" calcext:value-type="float">
            <text:p>42.4214929072</text:p>
          </table:table-cell>
          <table:table-cell office:value-type="float" office:value="0" calcext:value-type="float">
            <text:p>0</text:p>
          </table:table-cell>
          <table:table-cell office:value-type="float" office:value="-0.166204470526" calcext:value-type="float">
            <text:p>-0.1662044705</text:p>
          </table:table-cell>
          <table:table-cell table:formula="of:=([.D25]-[.C25])/[.C25]*100" office:value-type="float" office:value="0.0506908188464718" calcext:value-type="float">
            <text:p>0.0506908188</text:p>
          </table:table-cell>
        </table:table-row>
        <table:table-row table:style-name="ro1">
          <table:table-cell/>
          <table:table-cell office:value-type="float" office:value="7.35" calcext:value-type="float">
            <text:p>7.3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3.2168571395464" calcext:value-type="float">
            <text:p>43.2168571395</text:p>
          </table:table-cell>
          <table:table-cell office:value-type="float" office:value="0" calcext:value-type="float">
            <text:p>0</text:p>
          </table:table-cell>
          <table:table-cell office:value-type="float" office:value="0.167564761225" calcext:value-type="float">
            <text:p>0.1675647612</text:p>
          </table:table-cell>
          <table:table-cell table:formula="of:=([.D26]-[.C26])/[.C26]*100" office:value-type="float" office:value="1.92654985742075" calcext:value-type="float">
            <text:p>1.9265498574</text:p>
          </table:table-cell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511066407092" calcext:value-type="float">
            <text:p>42.5110664071</text:p>
          </table:table-cell>
          <table:table-cell office:value-type="float" office:value="0" calcext:value-type="float">
            <text:p>0</text:p>
          </table:table-cell>
          <table:table-cell office:value-type="float" office:value="-0.22832228789" calcext:value-type="float">
            <text:p>-0.2283222879</text:p>
          </table:table-cell>
          <table:table-cell table:formula="of:=([.D27]-[.C27])/[.C27]*100" office:value-type="float" office:value="0.261949073330198" calcext:value-type="float">
            <text:p>0.2619490733</text:p>
          </table:table-cell>
        </table:table-row>
        <table:table-row table:style-name="ro1">
          <table:table-cell/>
          <table:table-cell office:value-type="float" office:value="8.05" calcext:value-type="float">
            <text:p>8.0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5422341837473" calcext:value-type="float">
            <text:p>42.5422341837</text:p>
          </table:table-cell>
          <table:table-cell office:value-type="float" office:value="0" calcext:value-type="float">
            <text:p>0</text:p>
          </table:table-cell>
          <table:table-cell office:value-type="float" office:value="0.186487441115" calcext:value-type="float">
            <text:p>0.1864874411</text:p>
          </table:table-cell>
          <table:table-cell table:formula="of:=([.D28]-[.C28])/[.C28]*100" office:value-type="float" office:value="0.335457980536081" calcext:value-type="float">
            <text:p>0.3354579805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1.8081383263782" calcext:value-type="float">
            <text:p>41.8081383264</text:p>
          </table:table-cell>
          <table:table-cell office:value-type="float" office:value="0" calcext:value-type="float">
            <text:p>0</text:p>
          </table:table-cell>
          <table:table-cell office:value-type="float" office:value="-0.489353640943" calcext:value-type="float">
            <text:p>-0.4893536409</text:p>
          </table:table-cell>
          <table:table-cell table:formula="of:=([.D29]-[.C29])/[.C29]*100" office:value-type="float" office:value="-1.39590017363632" calcext:value-type="float">
            <text:p>-1.3959001736</text:p>
          </table:table-cell>
        </table:table-row>
        <table:table-row table:style-name="ro1">
          <table:table-cell/>
          <table:table-cell office:value-type="float" office:value="8.75" calcext:value-type="float">
            <text:p>8.7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0146421166291" calcext:value-type="float">
            <text:p>42.0146421166</text:p>
          </table:table-cell>
          <table:table-cell office:value-type="float" office:value="0" calcext:value-type="float">
            <text:p>0</text:p>
          </table:table-cell>
          <table:table-cell office:value-type="float" office:value="0.332359209944" calcext:value-type="float">
            <text:p>0.3323592099</text:p>
          </table:table-cell>
          <table:table-cell table:formula="of:=([.D30]-[.C30])/[.C30]*100" office:value-type="float" office:value="-0.90886293247854" calcext:value-type="float">
            <text:p>-0.9088629325</text:p>
          </table:table-cell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4648119460231" calcext:value-type="float">
            <text:p>42.464811946</text:p>
          </table:table-cell>
          <table:table-cell office:value-type="float" office:value="0" calcext:value-type="float">
            <text:p>0</text:p>
          </table:table-cell>
          <table:table-cell office:value-type="float" office:value="-0.613920914652" calcext:value-type="float">
            <text:p>-0.6139209147</text:p>
          </table:table-cell>
          <table:table-cell table:formula="of:=([.D31]-[.C31])/[.C31]*100" office:value-type="float" office:value="0.152858363262025" calcext:value-type="float">
            <text:p>0.1528583633</text:p>
          </table:table-cell>
        </table:table-row>
        <table:table-row table:style-name="ro1">
          <table:table-cell/>
          <table:table-cell office:value-type="float" office:value="9.45" calcext:value-type="float">
            <text:p>9.4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4290007456796" calcext:value-type="float">
            <text:p>42.4290007457</text:p>
          </table:table-cell>
          <table:table-cell office:value-type="float" office:value="0" calcext:value-type="float">
            <text:p>0</text:p>
          </table:table-cell>
          <table:table-cell office:value-type="float" office:value="-0.0232664442783" calcext:value-type="float">
            <text:p>-0.0232664443</text:p>
          </table:table-cell>
          <table:table-cell table:formula="of:=([.D32]-[.C32])/[.C32]*100" office:value-type="float" office:value="0.068397985093404" calcext:value-type="float">
            <text:p>0.0683979851</text:p>
          </table:table-cell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4646939857727" calcext:value-type="float">
            <text:p>42.4646939858</text:p>
          </table:table-cell>
          <table:table-cell office:value-type="float" office:value="0" calcext:value-type="float">
            <text:p>0</text:p>
          </table:table-cell>
          <table:table-cell office:value-type="float" office:value="-1.40381909317" calcext:value-type="float">
            <text:p>-1.4038190932</text:p>
          </table:table-cell>
          <table:table-cell table:formula="of:=([.D33]-[.C33])/[.C33]*100" office:value-type="float" office:value="0.15258015512429" calcext:value-type="float">
            <text:p>0.1525801551</text:p>
          </table:table-cell>
        </table:table-row>
        <table:table-row table:style-name="ro1">
          <table:table-cell/>
          <table:table-cell office:value-type="float" office:value="10.15" calcext:value-type="float">
            <text:p>10.1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5097982056903" calcext:value-type="float">
            <text:p>42.5097982057</text:p>
          </table:table-cell>
          <table:table-cell office:value-type="float" office:value="0" calcext:value-type="float">
            <text:p>0</text:p>
          </table:table-cell>
          <table:table-cell office:value-type="float" office:value="-0.0756304306778" calcext:value-type="float">
            <text:p>-0.0756304307</text:p>
          </table:table-cell>
          <table:table-cell table:formula="of:=([.D34]-[.C34])/[.C34]*100" office:value-type="float" office:value="0.258958032288452" calcext:value-type="float">
            <text:p>0.2589580323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1.6717505017997" calcext:value-type="float">
            <text:p>41.6717505018</text:p>
          </table:table-cell>
          <table:table-cell office:value-type="float" office:value="0" calcext:value-type="float">
            <text:p>0</text:p>
          </table:table-cell>
          <table:table-cell office:value-type="float" office:value="-0.204568145239" calcext:value-type="float">
            <text:p>-0.2045681452</text:p>
          </table:table-cell>
          <table:table-cell table:formula="of:=([.D35]-[.C35])/[.C35]*100" office:value-type="float" office:value="-1.71756957122712" calcext:value-type="float">
            <text:p>-1.7175695712</text:p>
          </table:table-cell>
        </table:table-row>
        <table:table-row table:style-name="ro1">
          <table:table-cell/>
          <table:table-cell office:value-type="float" office:value="10.85" calcext:value-type="float">
            <text:p>10.8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3991478059545" calcext:value-type="float">
            <text:p>42.399147806</text:p>
          </table:table-cell>
          <table:table-cell office:value-type="float" office:value="0" calcext:value-type="float">
            <text:p>0</text:p>
          </table:table-cell>
          <table:table-cell office:value-type="float" office:value="-0.357946880868" calcext:value-type="float">
            <text:p>-0.3579468809</text:p>
          </table:table-cell>
          <table:table-cell table:formula="of:=([.D36]-[.C36])/[.C36]*100" office:value-type="float" office:value="-0.00200989161674468" calcext:value-type="float">
            <text:p>-0.0020098916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3201285861167" calcext:value-type="float">
            <text:p>42.3201285861</text:p>
          </table:table-cell>
          <table:table-cell office:value-type="float" office:value="0" calcext:value-type="float">
            <text:p>0</text:p>
          </table:table-cell>
          <table:table-cell office:value-type="float" office:value="0.400189886092" calcext:value-type="float">
            <text:p>0.4001898861</text:p>
          </table:table-cell>
          <table:table-cell table:formula="of:=([.D37]-[.C37])/[.C37]*100" office:value-type="float" office:value="-0.18837597613985" calcext:value-type="float">
            <text:p>-0.1883759761</text:p>
          </table:table-cell>
        </table:table-row>
        <table:table-row table:style-name="ro1">
          <table:table-cell/>
          <table:table-cell office:value-type="float" office:value="11.55" calcext:value-type="float">
            <text:p>11.5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4165057393703" calcext:value-type="float">
            <text:p>42.4165057394</text:p>
          </table:table-cell>
          <table:table-cell office:value-type="float" office:value="0" calcext:value-type="float">
            <text:p>0</text:p>
          </table:table-cell>
          <table:table-cell office:value-type="float" office:value="-0.922392721957" calcext:value-type="float">
            <text:p>-0.922392722</text:p>
          </table:table-cell>
          <table:table-cell table:formula="of:=([.D38]-[.C38])/[.C38]*100" office:value-type="float" office:value="0.0389286305903356" calcext:value-type="float">
            <text:p>0.0389286306</text:p>
          </table:table-cell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8210426610555" calcext:value-type="float">
            <text:p>42.8210426611</text:p>
          </table:table-cell>
          <table:table-cell office:value-type="float" office:value="0" calcext:value-type="float">
            <text:p>0</text:p>
          </table:table-cell>
          <table:table-cell office:value-type="float" office:value="0.545673954093" calcext:value-type="float">
            <text:p>0.5456739541</text:p>
          </table:table-cell>
          <table:table-cell table:formula="of:=([.D39]-[.C39])/[.C39]*100" office:value-type="float" office:value="0.993025143998825" calcext:value-type="float">
            <text:p>0.993025144</text:p>
          </table:table-cell>
        </table:table-row>
        <table:table-row table:style-name="ro1">
          <table:table-cell/>
          <table:table-cell office:value-type="float" office:value="12.25" calcext:value-type="float">
            <text:p>12.2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3.2693158931418" calcext:value-type="float">
            <text:p>43.2693158931</text:p>
          </table:table-cell>
          <table:table-cell office:value-type="float" office:value="0" calcext:value-type="float">
            <text:p>0</text:p>
          </table:table-cell>
          <table:table-cell office:value-type="float" office:value="-0.641664280338" calcext:value-type="float">
            <text:p>-0.6416642803</text:p>
          </table:table-cell>
          <table:table-cell table:formula="of:=([.D40]-[.C40])/[.C40]*100" office:value-type="float" office:value="2.05027333288161" calcext:value-type="float">
            <text:p>2.0502733329</text:p>
          </table:table-cell>
        </table:table-row>
        <table:table-row table:style-name="ro1">
          <table:table-cell/>
          <table:table-cell office:value-type="float" office:value="12.6" calcext:value-type="float">
            <text:p>12.6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9865093677579" calcext:value-type="float">
            <text:p>42.9865093678</text:p>
          </table:table-cell>
          <table:table-cell office:value-type="float" office:value="0" calcext:value-type="float">
            <text:p>0</text:p>
          </table:table-cell>
          <table:table-cell office:value-type="float" office:value="0.214485653025" calcext:value-type="float">
            <text:p>0.214485653</text:p>
          </table:table-cell>
          <table:table-cell table:formula="of:=([.D41]-[.C41])/[.C41]*100" office:value-type="float" office:value="1.38327681074976" calcext:value-type="float">
            <text:p>1.3832768107</text:p>
          </table:table-cell>
        </table:table-row>
        <table:table-row table:style-name="ro1">
          <table:table-cell/>
          <table:table-cell office:value-type="float" office:value="12.95" calcext:value-type="float">
            <text:p>12.9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9031991728729" calcext:value-type="float">
            <text:p>42.9031991729</text:p>
          </table:table-cell>
          <table:table-cell office:value-type="float" office:value="0" calcext:value-type="float">
            <text:p>0</text:p>
          </table:table-cell>
          <table:table-cell office:value-type="float" office:value="-0.482353774255" calcext:value-type="float">
            <text:p>-0.4823537743</text:p>
          </table:table-cell>
          <table:table-cell table:formula="of:=([.D42]-[.C42])/[.C42]*100" office:value-type="float" office:value="1.18679050205874" calcext:value-type="float">
            <text:p>1.1867905021</text:p>
          </table:table-cell>
        </table:table-row>
        <table:table-row table:style-name="ro1">
          <table:table-cell/>
          <table:table-cell office:value-type="float" office:value="13.3" calcext:value-type="float">
            <text:p>13.3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7206801541251" calcext:value-type="float">
            <text:p>42.7206801541</text:p>
          </table:table-cell>
          <table:table-cell office:value-type="float" office:value="0" calcext:value-type="float">
            <text:p>0</text:p>
          </table:table-cell>
          <table:table-cell office:value-type="float" office:value="-0.180077177291" calcext:value-type="float">
            <text:p>-0.1800771773</text:p>
          </table:table-cell>
          <table:table-cell table:formula="of:=([.D43]-[.C43])/[.C43]*100" office:value-type="float" office:value="0.756321118219575" calcext:value-type="float">
            <text:p>0.7563211182</text:p>
          </table:table-cell>
        </table:table-row>
        <table:table-row table:style-name="ro1">
          <table:table-cell/>
          <table:table-cell office:value-type="float" office:value="13.65" calcext:value-type="float">
            <text:p>13.6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3.052022176501" calcext:value-type="float">
            <text:p>43.0520221765</text:p>
          </table:table-cell>
          <table:table-cell office:value-type="float" office:value="0" calcext:value-type="float">
            <text:p>0</text:p>
          </table:table-cell>
          <table:table-cell office:value-type="float" office:value="0.351630690978" calcext:value-type="float">
            <text:p>0.351630691</text:p>
          </table:table-cell>
          <table:table-cell table:formula="of:=([.D44]-[.C44])/[.C44]*100" office:value-type="float" office:value="1.537788152125" calcext:value-type="float">
            <text:p>1.537788152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3.2104828531387" calcext:value-type="float">
            <text:p>43.2104828531</text:p>
          </table:table-cell>
          <table:table-cell office:value-type="float" office:value="0" calcext:value-type="float">
            <text:p>0</text:p>
          </table:table-cell>
          <table:table-cell office:value-type="float" office:value="-0.205499410414" calcext:value-type="float">
            <text:p>-0.2054994104</text:p>
          </table:table-cell>
          <table:table-cell table:formula="of:=([.D45]-[.C45])/[.C45]*100" office:value-type="float" office:value="1.91151616306298" calcext:value-type="float">
            <text:p>1.9115161631</text:p>
          </table:table-cell>
        </table:table-row>
        <table:table-row table:style-name="ro1">
          <table:table-cell/>
          <table:table-cell office:value-type="float" office:value="14.35" calcext:value-type="float">
            <text:p>14.3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3.3293387503097" calcext:value-type="float">
            <text:p>43.3293387503</text:p>
          </table:table-cell>
          <table:table-cell office:value-type="float" office:value="0" calcext:value-type="float">
            <text:p>0</text:p>
          </table:table-cell>
          <table:table-cell office:value-type="float" office:value="0.623029382731" calcext:value-type="float">
            <text:p>0.6230293827</text:p>
          </table:table-cell>
          <table:table-cell table:formula="of:=([.D46]-[.C46])/[.C46]*100" office:value-type="float" office:value="2.19183667525873" calcext:value-type="float">
            <text:p>2.1918366753</text:p>
          </table:table-cell>
        </table:table-row>
        <table:table-row table:style-name="ro1">
          <table:table-cell/>
          <table:table-cell office:value-type="float" office:value="14.7" calcext:value-type="float">
            <text:p>14.7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8933312133844" calcext:value-type="float">
            <text:p>42.8933312134</text:p>
          </table:table-cell>
          <table:table-cell office:value-type="float" office:value="0" calcext:value-type="float">
            <text:p>0</text:p>
          </table:table-cell>
          <table:table-cell office:value-type="float" office:value="-0.252297790856" calcext:value-type="float">
            <text:p>-0.2522977909</text:p>
          </table:table-cell>
          <table:table-cell table:formula="of:=([.D47]-[.C47])/[.C47]*100" office:value-type="float" office:value="1.16351701269906" calcext:value-type="float">
            <text:p>1.1635170127</text:p>
          </table:table-cell>
        </table:table-row>
        <table:table-row table:style-name="ro1">
          <table:table-cell/>
          <table:table-cell office:value-type="float" office:value="15.05" calcext:value-type="float">
            <text:p>15.0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5837524975949" calcext:value-type="float">
            <text:p>42.5837524976</text:p>
          </table:table-cell>
          <table:table-cell office:value-type="float" office:value="0" calcext:value-type="float">
            <text:p>0</text:p>
          </table:table-cell>
          <table:table-cell office:value-type="float" office:value="0.300469834633" calcext:value-type="float">
            <text:p>0.3004698346</text:p>
          </table:table-cell>
          <table:table-cell table:formula="of:=([.D48]-[.C48])/[.C48]*100" office:value-type="float" office:value="0.433378532063449" calcext:value-type="float">
            <text:p>0.4333785321</text:p>
          </table:table-cell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29090592454" calcext:value-type="float">
            <text:p>42.2909059245</text:p>
          </table:table-cell>
          <table:table-cell office:value-type="float" office:value="0" calcext:value-type="float">
            <text:p>0</text:p>
          </table:table-cell>
          <table:table-cell office:value-type="float" office:value="0.16579228843" calcext:value-type="float">
            <text:p>0.1657922884</text:p>
          </table:table-cell>
          <table:table-cell table:formula="of:=([.D49]-[.C49])/[.C49]*100" office:value-type="float" office:value="-0.257297347783018" calcext:value-type="float">
            <text:p>-0.2572973478</text:p>
          </table:table-cell>
        </table:table-row>
        <table:table-row table:style-name="ro1">
          <table:table-cell/>
          <table:table-cell office:value-type="float" office:value="15.75" calcext:value-type="float">
            <text:p>15.7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2.589776829762" calcext:value-type="float">
            <text:p>42.5897768298</text:p>
          </table:table-cell>
          <table:table-cell office:value-type="float" office:value="0" calcext:value-type="float">
            <text:p>0</text:p>
          </table:table-cell>
          <table:table-cell office:value-type="float" office:value="-0.0568244029036" calcext:value-type="float">
            <text:p>-0.0568244029</text:p>
          </table:table-cell>
          <table:table-cell table:formula="of:=([.D50]-[.C50])/[.C50]*100" office:value-type="float" office:value="0.447586862646234" calcext:value-type="float">
            <text:p>0.4475868626</text:p>
          </table:table-cell>
        </table:table-row>
        <table:table-row table:style-name="ro1">
          <table:table-cell/>
          <table:table-cell office:value-type="float" office:value="16.1" calcext:value-type="float">
            <text:p>16.1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43.0987130171292" calcext:value-type="float">
            <text:p>43.0987130171</text:p>
          </table:table-cell>
          <table:table-cell office:value-type="float" office:value="0" calcext:value-type="float">
            <text:p>0</text:p>
          </table:table-cell>
          <table:table-cell office:value-type="float" office:value="-0.501411518442" calcext:value-type="float">
            <text:p>-0.5014115184</text:p>
          </table:table-cell>
          <table:table-cell table:formula="of:=([.D51]-[.C51])/[.C51]*100" office:value-type="float" office:value="1.64790805926698" calcext:value-type="float">
            <text:p>1.6479080593</text:p>
          </table:table-cell>
        </table:table-row>
      </table:table>
      <table:table table:name="calib_data" table:style-name="ta1">
        <table:shapes>
          <draw:frame draw:z-index="0" draw:style-name="gr1" draw:text-style-name="P1" svg:width="15cm" svg:height="10cm" svg:x="28.427cm" svg:y="25.793cm">
            <draw:object draw:notify-on-update-of-ranges="inclination.B94:inclination.B374 calib_data.J6:calib_data.J6 inclination.C95:inclination.C37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cm" svg:height="10cm" svg:x="22.714cm" svg:y="2.296cm">
            <draw:object draw:notify-on-update-of-ranges="calib_data.B11:calib_data.B77 calib_data.J3:calib_data.J3 calib_data.C11:calib_data.C77 calib_data.B11:calib_data.B77 calib_data.J4:calib_data.J4 calib_data.E11:calib_data.E7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cm" svg:height="10cm" svg:x="23.366cm" svg:y="12.633cm">
            <draw:object draw:notify-on-update-of-ranges="calib_data.B11:calib_data.B77 calib_data.J5:calib_data.J5 calib_data.D11:calib_data.D77 calib_data.B11:calib_data.B77 calib_data.J4:calib_data.J4 calib_data.F11:calib_data.F7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 calcext:value-type="string">
            <text:p>画像中心</text:p>
          </table:table-cell>
          <table:table-cell office:value-type="string" calcext:value-type="string">
            <text:p>OpenCVとnp.arrayはx,yが逆</text:p>
          </table:table-cell>
          <table:table-cell table:number-columns-repeated="4"/>
          <table:table-cell office:value-type="float" office:value="43.7032791107" calcext:value-type="float">
            <text:p>43.7032791107</text:p>
          </table:table-cell>
          <table:table-cell table:style-name="Default" office:value-type="float" office:value="42.0279557005" calcext:value-type="float">
            <text:p>42.027955700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_x</text:p>
          </table:table-cell>
          <table:table-cell table:style-name="ce1" office:value-type="float" office:value="1318.64165" calcext:value-type="float">
            <text:p>1.32E+03</text:p>
          </table:table-cell>
          <table:table-cell/>
          <table:table-cell table:style-name="ce1" office:value-type="float" office:value="801.854608" calcext:value-type="float">
            <text:p>8.02E+02</text:p>
          </table:table-cell>
          <table:table-cell office:value-type="string" calcext:value-type="string">
            <text:p>列</text:p>
          </table:table-cell>
          <table:table-cell office:value-type="string" calcext:value-type="string">
            <text:p>(603, 802)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2"/>
          <table:table-cell table:style-name="Default"/>
          <table:table-cell/>
          <table:table-cell table:style-name="ce3"/>
          <table:table-cell table:style-name="ce6" office:value-type="string" calcext:value-type="string">
            <text:p>キャリブレーション後のシャクルトンクレータのサイズ</text:p>
          </table:table-cell>
          <table:table-cell table:style-name="ce6" table:number-columns-repeated="2"/>
          <table:table-cell table:style-name="ce9"/>
        </table:table-row>
        <table:table-row table:style-name="ro1">
          <table:table-cell office:value-type="string" calcext:value-type="string">
            <text:p>f_y</text:p>
          </table:table-cell>
          <table:table-cell table:style-name="ce1" office:value-type="float" office:value="1318.88439" calcext:value-type="float">
            <text:p>1.32E+03</text:p>
          </table:table-cell>
          <table:table-cell/>
          <table:table-cell table:style-name="ce1" office:value-type="float" office:value="602.760962" calcext:value-type="float">
            <text:p>6.03E+02</text:p>
          </table:table-cell>
          <table:table-cell office:value-type="string" calcext:value-type="string">
            <text:p>行</text:p>
          </table:table-cell>
          <table:table-cell table:number-columns-repeated="2"/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Blur Length Estimation</text:p>
          </table:table-cell>
          <table:table-cell table:style-name="Default"/>
          <table:table-cell/>
          <table:table-cell table:style-name="ce4" office:value-type="string" calcext:value-type="string">
            <text:p>調布画像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px/cm</text:p>
          </table:table-cell>
          <table:table-cell table:style-name="ce7"/>
          <table:table-cell table:style-name="ce10"/>
        </table:table-row>
        <table:table-row table:style-name="ro1">
          <table:table-cell office:value-type="string" calcext:value-type="string">
            <text:p>f_mean(px)</text:p>
          </table:table-cell>
          <table:table-cell table:formula="of:=([.B2]+[.B3])/2" office:value-type="float" office:value="1318.76302" calcext:value-type="float">
            <text:p>1318.76302</text:p>
          </table:table-cell>
          <table:table-cell table:number-columns-repeated="7"/>
          <table:table-cell office:value-type="string" calcext:value-type="string">
            <text:p>Ground Truth</text:p>
          </table:table-cell>
          <table:table-cell table:style-name="Default"/>
          <table:table-cell/>
          <table:table-cell table:style-name="ce4" office:value-type="string" calcext:value-type="string">
            <text:p>ジオラマ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m</text:p>
          </table:table-cell>
          <table:table-cell table:style-name="ce7"/>
          <table:table-cell table:style-name="ce10"/>
        </table:table-row>
        <table:table-row table:style-name="ro1">
          <table:table-cell office:value-type="string" calcext:value-type="string">
            <text:p>z(cm)</text:p>
          </table:table-cell>
          <table:table-cell office:value-type="float" office:value="11.4" calcext:value-type="float">
            <text:p>11.4</text:p>
          </table:table-cell>
          <table:table-cell table:number-columns-repeated="4"/>
          <table:table-cell table:formula="of:=424/5" office:value-type="float" office:value="84.8" calcext:value-type="float">
            <text:p>84.8</text:p>
          </table:table-cell>
          <table:table-cell office:value-type="string" calcext:value-type="string">
            <text:p>px/cm</text:p>
          </table:table-cell>
          <table:table-cell/>
          <table:table-cell office:value-type="string" calcext:value-type="string">
            <text:p>Blur Orientation Estimation</text:p>
          </table:table-cell>
          <table:table-cell table:style-name="Default"/>
          <table:table-cell/>
          <table:table-cell table:style-name="ce4" office:value-type="string" calcext:value-type="string">
            <text:p>スケール因子</text:p>
          </table:table-cell>
          <table:table-cell table:style-name="ce7" table:formula="of:=[.N3]/[.N4]" office:value-type="float" office:value="84.8" calcext:value-type="float">
            <text:p>84.8</text:p>
          </table:table-cell>
          <table:table-cell table:style-name="ce7" office:value-type="string" calcext:value-type="string">
            <text:p>px/cm</text:p>
          </table:table-cell>
          <table:table-cell table:style-name="ce7"/>
          <table:table-cell table:style-name="ce10"/>
        </table:table-row>
        <table:table-row table:style-name="ro1">
          <table:table-cell office:value-type="string" calcext:value-type="string">
            <text:p>スケールファクタ</text:p>
          </table:table-cell>
          <table:table-cell table:formula="of:=[.B5]/[.B4]" office:value-type="float" office:value="0.0086444644163589" calcext:value-type="float">
            <text:p>0.0086444644</text:p>
          </table:table-cell>
          <table:table-cell office:value-type="string" calcext:value-type="string">
            <text:p>cm/px</text:p>
          </table:table-cell>
          <table:table-cell office:value-type="string" calcext:value-type="string">
            <text:p>速度真値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m/s</text:p>
          </table:table-cell>
          <table:table-cell table:number-columns-repeated="3"/>
          <table:table-cell office:value-type="string" calcext:value-type="string">
            <text:p>Geometry Data</text:p>
          </table:table-cell>
          <table:table-cell table:style-name="Default"/>
          <table:table-cell/>
          <table:table-cell table:style-name="ce5"/>
          <table:table-cell table:style-name="ce8" table:formula="of:=[.N4]/[.N3]" office:value-type="float" office:value="0.0117924528301887" calcext:value-type="float">
            <text:p>0.0117924528</text:p>
          </table:table-cell>
          <table:table-cell table:style-name="ce8" office:value-type="string" calcext:value-type="string">
            <text:p>cm/px</text:p>
          </table:table-cell>
          <table:table-cell table:style-name="ce8"/>
          <table:table-cell table:style-name="ce11"/>
        </table:table-row>
        <table:table-row table:style-name="ro1">
          <table:table-cell/>
          <table:table-cell table:formula="of:=[.B4]/[.B5]" office:value-type="float" office:value="115.680966666667" calcext:value-type="float">
            <text:p>115.6809666667</text:p>
          </table:table-cell>
          <table:table-cell office:value-type="string" calcext:value-type="string">
            <text:p>px/cm</text:p>
          </table:table-cell>
          <table:table-cell office:value-type="string" calcext:value-type="string">
            <text:p>ぶれ真値</text:p>
          </table:table-cell>
          <table:table-cell table:formula="of:=5*0.1*[.B7]" office:value-type="float" office:value="57.8404833333333" calcext:value-type="float">
            <text:p>57.8404833333</text:p>
          </table:table-cell>
          <table:table-cell office:value-type="string" calcext:value-type="string">
            <text:p>px</text:p>
          </table:table-cell>
          <table:table-cell table:formula="of:=0.5*84.8" office:value-type="float" office:value="42.4" calcext:value-type="float">
            <text:p>42.4</text:p>
          </table:table-cell>
          <table:table-cell/>
          <table:table-cell table:formula="of:=1/84.8" office:value-type="float" office:value="0.0117924528301887" calcext:value-type="float">
            <text:p>0.0117924528</text:p>
          </table:table-cell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umber_im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rue L</text:p>
          </table:table-cell>
          <table:table-cell office:value-type="string" calcext:value-type="string">
            <text:p>True theta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距離</text:p>
          </table:table-cell>
          <table:table-cell office:value-type="string" calcext:value-type="string">
            <text:p>スケールpx/cm</text:p>
          </table:table-cell>
          <table:table-cell table:style-name="Default" office:value-type="string" calcext:value-type="string">
            <text:p>速度推定値</text:p>
          </table:table-cell>
          <table:table-cell office:value-type="string" calcext:value-type="string">
            <text:p>L補正値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.6366556565" calcext:value-type="float">
            <text:p>31.6366556565</text:p>
          </table:table-cell>
          <table:table-cell office:value-type="float" office:value="-0.111616478944" calcext:value-type="float">
            <text:p>-0.1116164789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加速</text:p>
          </table:table-cell>
          <table:table-cell office:value-type="float" office:value="77.7493" calcext:value-type="float">
            <text:p>77.7493</text:p>
          </table:table-cell>
          <table:table-cell office:value-type="float" office:value="11.4" calcext:value-type="float">
            <text:p>11.4</text:p>
          </table:table-cell>
          <table:table-cell office:value-type="float" office:value="84.8" calcext:value-type="float">
            <text:p>84.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30.0536072002" calcext:value-type="float">
            <text:p>30.0536072002</text:p>
          </table:table-cell>
          <table:table-cell office:value-type="float" office:value="-1.11669399065" calcext:value-type="float">
            <text:p>-1.1166939907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加速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32.0623703423" calcext:value-type="float">
            <text:p>32.0623703423</text:p>
          </table:table-cell>
          <table:table-cell office:value-type="float" office:value="-1.14768113232" calcext:value-type="float">
            <text:p>-1.1476811323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加速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5" calcext:value-type="float">
            <text:p>1.05</text:p>
          </table:table-cell>
          <table:table-cell office:value-type="float" office:value="30.7701970453" calcext:value-type="float">
            <text:p>30.7701970453</text:p>
          </table:table-cell>
          <table:table-cell office:value-type="float" office:value="0.287743295754" calcext:value-type="float">
            <text:p>0.2877432958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加速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.4</text:p>
          </table:table-cell>
          <table:table-cell office:value-type="float" office:value="32.5417020603" calcext:value-type="float">
            <text:p>32.5417020603</text:p>
          </table:table-cell>
          <table:table-cell office:value-type="float" office:value="-1.73136596867" calcext:value-type="float">
            <text:p>-1.7313659687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加速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31.0019592854" calcext:value-type="float">
            <text:p>31.0019592854</text:p>
          </table:table-cell>
          <table:table-cell office:value-type="float" office:value="-2.47985828127" calcext:value-type="float">
            <text:p>-2.4798582813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加速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.1</text:p>
          </table:table-cell>
          <table:table-cell office:value-type="float" office:value="32.5880308306" calcext:value-type="float">
            <text:p>32.5880308306</text:p>
          </table:table-cell>
          <table:table-cell office:value-type="float" office:value="3.80682752936" calcext:value-type="float">
            <text:p>3.8068275294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加速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5" calcext:value-type="float">
            <text:p>2.45</text:p>
          </table:table-cell>
          <table:table-cell office:value-type="float" office:value="32.5367075295" calcext:value-type="float">
            <text:p>32.5367075295</text:p>
          </table:table-cell>
          <table:table-cell office:value-type="float" office:value="9.41428738785" calcext:value-type="float">
            <text:p>9.4142873879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加速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8" calcext:value-type="float">
            <text:p>2.8</text:p>
          </table:table-cell>
          <table:table-cell office:value-type="float" office:value="32.559290428" calcext:value-type="float">
            <text:p>32.559290428</text:p>
          </table:table-cell>
          <table:table-cell office:value-type="float" office:value="3.13213496802" calcext:value-type="float">
            <text:p>3.132134968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加速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15" calcext:value-type="float">
            <text:p>3.15</text:p>
          </table:table-cell>
          <table:table-cell table:number-columns-repeated="2"/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加速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float" office:value="32.7969583945" calcext:value-type="float">
            <text:p>32.7969583945</text:p>
          </table:table-cell>
          <table:table-cell office:value-type="float" office:value="-0.675180838603" calcext:value-type="float">
            <text:p>-0.6751808386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61.4053224342465" calcext:value-type="float">
            <text:p>61.4053224342</text:p>
          </table:table-cell>
          <table:table-cell table:formula="of:=(77.7493-[.H21])/4+11.4" office:value-type="float" office:value="15.4859943914384" calcext:value-type="float">
            <text:p>15.4859943914</text:p>
          </table:table-cell>
          <table:table-cell table:formula="of:=11.4*84.8/[.I21]" office:value-type="float" office:value="62.4254391138397" calcext:value-type="float">
            <text:p>62.4254391138</text:p>
          </table:table-cell>
          <table:table-cell table:formula="of:=10*[.C21]/[.J21]" office:value-type="float" office:value="5.25378096815484" calcext:value-type="float">
            <text:p>5.2537809682</text:p>
          </table:table-cell>
          <table:table-cell table:formula="of:=[.K21]*84.8/10" office:value-type="float" office:value="44.5520626099531" calcext:value-type="float">
            <text:p>44.5520626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85" calcext:value-type="float">
            <text:p>3.85</text:p>
          </table:table-cell>
          <table:table-cell office:value-type="float" office:value="32.078251916" calcext:value-type="float">
            <text:p>32.078251916</text:p>
          </table:table-cell>
          <table:table-cell office:value-type="float" office:value="0.490827044858" calcext:value-type="float">
            <text:p>0.4908270449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61.6561309569419" calcext:value-type="float">
            <text:p>61.6561309569</text:p>
          </table:table-cell>
          <table:table-cell table:formula="of:=(77.7493-[.H22])/4+11.4" office:value-type="float" office:value="15.4232922607645" calcext:value-type="float">
            <text:p>15.4232922608</text:p>
          </table:table-cell>
          <table:table-cell table:formula="of:=11.4*84.8/[.I22]" office:value-type="float" office:value="62.6792246204949" calcext:value-type="float">
            <text:p>62.6792246205</text:p>
          </table:table-cell>
          <table:table-cell table:formula="of:=10*[.C22]/[.J22]" office:value-type="float" office:value="5.11784440701442" calcext:value-type="float">
            <text:p>5.117844407</text:p>
          </table:table-cell>
          <table:table-cell table:formula="of:=[.K22]*84.8/10" office:value-type="float" office:value="43.3993205714823" calcext:value-type="float">
            <text:p>43.399320571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2" calcext:value-type="float">
            <text:p>4.2</text:p>
          </table:table-cell>
          <table:table-cell office:value-type="float" office:value="33.2356176099" calcext:value-type="float">
            <text:p>33.2356176099</text:p>
          </table:table-cell>
          <table:table-cell office:value-type="float" office:value="-1.82642973467" calcext:value-type="float">
            <text:p>-1.8264297347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61.8638061897419" calcext:value-type="float">
            <text:p>61.8638061897</text:p>
          </table:table-cell>
          <table:table-cell table:formula="of:=(77.7493-[.H23])/4+11.4" office:value-type="float" office:value="15.3713734525645" calcext:value-type="float">
            <text:p>15.3713734526</text:p>
          </table:table-cell>
          <table:table-cell table:formula="of:=11.4*84.8/[.I23]" office:value-type="float" office:value="62.8909318339875" calcext:value-type="float">
            <text:p>62.890931834</text:p>
          </table:table-cell>
          <table:table-cell table:formula="of:=10*[.C23]/[.J23]" office:value-type="float" office:value="5.28464384939179" calcext:value-type="float">
            <text:p>5.2846438494</text:p>
          </table:table-cell>
          <table:table-cell table:formula="of:=[.K23]*84.8/10" office:value-type="float" office:value="44.8137798428424" calcext:value-type="float">
            <text:p>44.813779842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55" calcext:value-type="float">
            <text:p>4.55</text:p>
          </table:table-cell>
          <table:table-cell office:value-type="float" office:value="32.3398200743" calcext:value-type="float">
            <text:p>32.3398200743</text:p>
          </table:table-cell>
          <table:table-cell office:value-type="float" office:value="0.81352299477" calcext:value-type="float">
            <text:p>0.8135229948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62.0846414752698" calcext:value-type="float">
            <text:p>62.0846414753</text:p>
          </table:table-cell>
          <table:table-cell table:formula="of:=(77.7493-[.H24])/4+11.4" office:value-type="float" office:value="15.3161646311826" calcext:value-type="float">
            <text:p>15.3161646312</text:p>
          </table:table-cell>
          <table:table-cell table:formula="of:=11.4*84.8/[.I24]" office:value-type="float" office:value="63.1176292027987" calcext:value-type="float">
            <text:p>63.1176292028</text:p>
          </table:table-cell>
          <table:table-cell table:formula="of:=10*[.C24]/[.J24]" office:value-type="float" office:value="5.12373808756208" calcext:value-type="float">
            <text:p>5.1237380876</text:p>
          </table:table-cell>
          <table:table-cell table:formula="of:=[.K24]*84.8/10" office:value-type="float" office:value="43.4492989825264" calcext:value-type="float">
            <text:p>43.44929898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9" calcext:value-type="float">
            <text:p>4.9</text:p>
          </table:table-cell>
          <table:table-cell office:value-type="float" office:value="33.4225641287" calcext:value-type="float">
            <text:p>33.4225641287</text:p>
          </table:table-cell>
          <table:table-cell office:value-type="float" office:value="-2.79658281388" calcext:value-type="float">
            <text:p>-2.7965828139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62.3908184256326" calcext:value-type="float">
            <text:p>62.3908184256</text:p>
          </table:table-cell>
          <table:table-cell table:formula="of:=(77.7493-[.H25])/4+11.4" office:value-type="float" office:value="15.2396203935919" calcext:value-type="float">
            <text:p>15.2396203936</text:p>
          </table:table-cell>
          <table:table-cell table:formula="of:=11.4*84.8/[.I25]" office:value-type="float" office:value="63.434650931758" calcext:value-type="float">
            <text:p>63.4346509318</text:p>
          </table:table-cell>
          <table:table-cell table:formula="of:=10*[.C25]/[.J25]" office:value-type="float" office:value="5.26881816763766" calcext:value-type="float">
            <text:p>5.2688181676</text:p>
          </table:table-cell>
          <table:table-cell table:formula="of:=[.K25]*84.8/10" office:value-type="float" office:value="44.6795780615674" calcext:value-type="float">
            <text:p>44.679578061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25" calcext:value-type="float">
            <text:p>5.25</text:p>
          </table:table-cell>
          <table:table-cell office:value-type="float" office:value="32.7354832944" calcext:value-type="float">
            <text:p>32.7354832944</text:p>
          </table:table-cell>
          <table:table-cell office:value-type="float" office:value="-0.105885788335" calcext:value-type="float">
            <text:p>-0.1058857883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62.8060575742279" calcext:value-type="float">
            <text:p>62.8060575742</text:p>
          </table:table-cell>
          <table:table-cell table:formula="of:=(77.7493-[.H26])/4+11.4" office:value-type="float" office:value="15.135810606443" calcext:value-type="float">
            <text:p>15.1358106064</text:p>
          </table:table-cell>
          <table:table-cell table:formula="of:=11.4*84.8/[.I26]" office:value-type="float" office:value="63.8697209641673" calcext:value-type="float">
            <text:p>63.8697209642</text:p>
          </table:table-cell>
          <table:table-cell table:formula="of:=10*[.C26]/[.J26]" office:value-type="float" office:value="5.12535248318456" calcext:value-type="float">
            <text:p>5.1253524832</text:p>
          </table:table-cell>
          <table:table-cell table:formula="of:=[.K26]*84.8/10" office:value-type="float" office:value="43.4629890574051" calcext:value-type="float">
            <text:p>43.462989057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6" calcext:value-type="float">
            <text:p>5.6</text:p>
          </table:table-cell>
          <table:table-cell office:value-type="float" office:value="33.5062450559" calcext:value-type="float">
            <text:p>33.5062450559</text:p>
          </table:table-cell>
          <table:table-cell office:value-type="float" office:value="-0.281054436378" calcext:value-type="float">
            <text:p>-0.2810544364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63.2945300599093" calcext:value-type="float">
            <text:p>63.2945300599</text:p>
          </table:table-cell>
          <table:table-cell table:formula="of:=(77.7493-[.H27])/4+11.4" office:value-type="float" office:value="15.0136924850227" calcext:value-type="float">
            <text:p>15.013692485</text:p>
          </table:table-cell>
          <table:table-cell table:formula="of:=11.4*84.8/[.I27]" office:value-type="float" office:value="64.3892234348331" calcext:value-type="float">
            <text:p>64.3892234348</text:p>
          </table:table-cell>
          <table:table-cell table:formula="of:=10*[.C27]/[.J27]" office:value-type="float" office:value="5.2037038604466" calcext:value-type="float">
            <text:p>5.2037038604</text:p>
          </table:table-cell>
          <table:table-cell table:formula="of:=[.K27]*84.8/10" office:value-type="float" office:value="44.1274087365872" calcext:value-type="float">
            <text:p>44.127408736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95" calcext:value-type="float">
            <text:p>5.95</text:p>
          </table:table-cell>
          <table:table-cell office:value-type="float" office:value="33.239183881" calcext:value-type="float">
            <text:p>33.239183881</text:p>
          </table:table-cell>
          <table:table-cell office:value-type="float" office:value="-1.04108292245" calcext:value-type="float">
            <text:p>-1.041082922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63.8081010210442" calcext:value-type="float">
            <text:p>63.808101021</text:p>
          </table:table-cell>
          <table:table-cell table:formula="of:=(77.7493-[.H28])/4+11.4" office:value-type="float" office:value="14.885299744739" calcext:value-type="float">
            <text:p>14.8852997447</text:p>
          </table:table-cell>
          <table:table-cell table:formula="of:=11.4*84.8/[.I28]" office:value-type="float" office:value="64.9446108965106" calcext:value-type="float">
            <text:p>64.9446108965</text:p>
          </table:table-cell>
          <table:table-cell table:formula="of:=10*[.C28]/[.J28]" office:value-type="float" office:value="5.11808191967871" calcext:value-type="float">
            <text:p>5.1180819197</text:p>
          </table:table-cell>
          <table:table-cell table:formula="of:=[.K28]*84.8/10" office:value-type="float" office:value="43.4013346788755" calcext:value-type="float">
            <text:p>43.401334678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3" calcext:value-type="float">
            <text:p>6.3</text:p>
          </table:table-cell>
          <table:table-cell office:value-type="float" office:value="33.8762960144" calcext:value-type="float">
            <text:p>33.8762960144</text:p>
          </table:table-cell>
          <table:table-cell office:value-type="float" office:value="0.0485963325939" calcext:value-type="float">
            <text:p>0.0485963326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64.3494264992186" calcext:value-type="float">
            <text:p>64.3494264992</text:p>
          </table:table-cell>
          <table:table-cell table:formula="of:=(77.7493-[.H29])/4+11.4" office:value-type="float" office:value="14.7499683751954" calcext:value-type="float">
            <text:p>14.7499683752</text:p>
          </table:table-cell>
          <table:table-cell table:formula="of:=11.4*84.8/[.I29]" office:value-type="float" office:value="65.5404795054143" calcext:value-type="float">
            <text:p>65.5404795054</text:p>
          </table:table-cell>
          <table:table-cell table:formula="of:=10*[.C29]/[.J29]" office:value-type="float" office:value="5.16875925688055" calcext:value-type="float">
            <text:p>5.1687592569</text:p>
          </table:table-cell>
          <table:table-cell table:formula="of:=[.K29]*84.8/10" office:value-type="float" office:value="43.831078498347" calcext:value-type="float">
            <text:p>43.831078498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65" calcext:value-type="float">
            <text:p>6.65</text:p>
          </table:table-cell>
          <table:table-cell office:value-type="float" office:value="33.8579168894" calcext:value-type="float">
            <text:p>33.8579168894</text:p>
          </table:table-cell>
          <table:table-cell office:value-type="float" office:value="-0.401433064408" calcext:value-type="float">
            <text:p>-0.4014330644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64.9209883841744" calcext:value-type="float">
            <text:p>64.9209883842</text:p>
          </table:table-cell>
          <table:table-cell table:formula="of:=(77.7493-[.H30])/4+11.4" office:value-type="float" office:value="14.6070779039564" calcext:value-type="float">
            <text:p>14.607077904</text:p>
          </table:table-cell>
          <table:table-cell table:formula="of:=11.4*84.8/[.I30]" office:value-type="float" office:value="66.1816145813913" calcext:value-type="float">
            <text:p>66.1816145814</text:p>
          </table:table-cell>
          <table:table-cell table:formula="of:=10*[.C30]/[.J30]" office:value-type="float" office:value="5.11590977396916" calcext:value-type="float">
            <text:p>5.115909774</text:p>
          </table:table-cell>
          <table:table-cell table:formula="of:=[.K30]*84.8/10" office:value-type="float" office:value="43.3829148832585" calcext:value-type="float">
            <text:p>43.382914883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4.1894206149" calcext:value-type="float">
            <text:p>34.1894206149</text:p>
          </table:table-cell>
          <table:table-cell office:value-type="float" office:value="-0.311029914737" calcext:value-type="float">
            <text:p>-0.3110299147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65.4934730889" calcext:value-type="float">
            <text:p>65.4934730889</text:p>
          </table:table-cell>
          <table:table-cell table:formula="of:=(77.7493-[.H31])/4+11.4" office:value-type="float" office:value="14.463956727775" calcext:value-type="float">
            <text:p>14.4639567278</text:p>
          </table:table-cell>
          <table:table-cell table:formula="of:=11.4*84.8/[.I31]" office:value-type="float" office:value="66.8364831418236" calcext:value-type="float">
            <text:p>66.8364831418</text:p>
          </table:table-cell>
          <table:table-cell table:formula="of:=10*[.C31]/[.J31]" office:value-type="float" office:value="5.11538294771611" calcext:value-type="float">
            <text:p>5.1153829477</text:p>
          </table:table-cell>
          <table:table-cell table:formula="of:=[.K31]*84.8/10" office:value-type="float" office:value="43.3784473966326" calcext:value-type="float">
            <text:p>43.378447396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35" calcext:value-type="float">
            <text:p>7.35</text:p>
          </table:table-cell>
          <table:table-cell office:value-type="float" office:value="34.0879277787" calcext:value-type="float">
            <text:p>34.0879277787</text:p>
          </table:table-cell>
          <table:table-cell office:value-type="float" office:value="-0.44039376374" calcext:value-type="float">
            <text:p>-0.4403937637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66.048888408107" calcext:value-type="float">
            <text:p>66.0488884081</text:p>
          </table:table-cell>
          <table:table-cell table:formula="of:=(77.7493-[.H32])/4+11.4" office:value-type="float" office:value="14.3251028979733" calcext:value-type="float">
            <text:p>14.325102898</text:p>
          </table:table-cell>
          <table:table-cell table:formula="of:=11.4*84.8/[.I32]" office:value-type="float" office:value="67.4843320069117" calcext:value-type="float">
            <text:p>67.4843320069</text:p>
          </table:table-cell>
          <table:table-cell table:formula="of:=10*[.C32]/[.J32]" office:value-type="float" office:value="5.05123585948939" calcext:value-type="float">
            <text:p>5.0512358595</text:p>
          </table:table-cell>
          <table:table-cell table:formula="of:=[.K32]*84.8/10" office:value-type="float" office:value="42.83448008847" calcext:value-type="float">
            <text:p>42.834480088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7" calcext:value-type="float">
            <text:p>7.7</text:p>
          </table:table-cell>
          <table:table-cell office:value-type="float" office:value="34.4938961357" calcext:value-type="float">
            <text:p>34.4938961357</text:p>
          </table:table-cell>
          <table:table-cell office:value-type="float" office:value="0.572048460942" calcext:value-type="float">
            <text:p>0.5720484609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66.5758281522977" calcext:value-type="float">
            <text:p>66.5758281523</text:p>
          </table:table-cell>
          <table:table-cell table:formula="of:=(77.7493-[.H33])/4+11.4" office:value-type="float" office:value="14.1933679619256" calcext:value-type="float">
            <text:p>14.1933679619</text:p>
          </table:table-cell>
          <table:table-cell table:formula="of:=11.4*84.8/[.I33]" office:value-type="float" office:value="68.1106839894009" calcext:value-type="float">
            <text:p>68.1106839894</text:p>
          </table:table-cell>
          <table:table-cell table:formula="of:=10*[.C33]/[.J33]" office:value-type="float" office:value="5.06438845057962" calcext:value-type="float">
            <text:p>5.0643884506</text:p>
          </table:table-cell>
          <table:table-cell table:formula="of:=[.K33]*84.8/10" office:value-type="float" office:value="42.9460140609152" calcext:value-type="float">
            <text:p>42.946014060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.05" calcext:value-type="float">
            <text:p>8.05</text:p>
          </table:table-cell>
          <table:table-cell office:value-type="float" office:value="35.2004633085" calcext:value-type="float">
            <text:p>35.2004633085</text:p>
          </table:table-cell>
          <table:table-cell office:value-type="float" office:value="-2.16291992224" calcext:value-type="float">
            <text:p>-2.1629199222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67.1128061907721" calcext:value-type="float">
            <text:p>67.1128061908</text:p>
          </table:table-cell>
          <table:table-cell table:formula="of:=(77.7493-[.H34])/4+11.4" office:value-type="float" office:value="14.059123452307" calcext:value-type="float">
            <text:p>14.0591234523</text:p>
          </table:table-cell>
          <table:table-cell table:formula="of:=11.4*84.8/[.I34]" office:value-type="float" office:value="68.7610435515004" calcext:value-type="float">
            <text:p>68.7610435515</text:p>
          </table:table-cell>
          <table:table-cell table:formula="of:=10*[.C34]/[.J34]" office:value-type="float" office:value="5.11924506819558" calcext:value-type="float">
            <text:p>5.1192450682</text:p>
          </table:table-cell>
          <table:table-cell table:formula="of:=[.K34]*84.8/10" office:value-type="float" office:value="43.4111981782985" calcext:value-type="float">
            <text:p>43.411198178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.4" calcext:value-type="float">
            <text:p>8.4</text:p>
          </table:table-cell>
          <table:table-cell office:value-type="float" office:value="34.9153596839" calcext:value-type="float">
            <text:p>34.9153596839</text:p>
          </table:table-cell>
          <table:table-cell office:value-type="float" office:value="1.21674300458" calcext:value-type="float">
            <text:p>1.2167430046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67.6090794337186" calcext:value-type="float">
            <text:p>67.6090794337</text:p>
          </table:table-cell>
          <table:table-cell table:formula="of:=(77.7493-[.H35])/4+11.4" office:value-type="float" office:value="13.9350551415704" calcext:value-type="float">
            <text:p>13.9350551416</text:p>
          </table:table-cell>
          <table:table-cell table:formula="of:=11.4*84.8/[.I35]" office:value-type="float" office:value="69.3732454000939" calcext:value-type="float">
            <text:p>69.3732454001</text:p>
          </table:table-cell>
          <table:table-cell table:formula="of:=10*[.C35]/[.J35]" office:value-type="float" office:value="5.03297193068219" calcext:value-type="float">
            <text:p>5.0329719307</text:p>
          </table:table-cell>
          <table:table-cell table:formula="of:=[.K35]*84.8/10" office:value-type="float" office:value="42.679601972185" calcext:value-type="float">
            <text:p>42.679601972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75" calcext:value-type="float">
            <text:p>8.75</text:p>
          </table:table-cell>
          <table:table-cell office:value-type="float" office:value="35.3632571223" calcext:value-type="float">
            <text:p>35.3632571223</text:p>
          </table:table-cell>
          <table:table-cell office:value-type="float" office:value="-0.704261956587" calcext:value-type="float">
            <text:p>-0.7042619566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68.0658286245372" calcext:value-type="float">
            <text:p>68.0658286245</text:p>
          </table:table-cell>
          <table:table-cell table:formula="of:=(77.7493-[.H36])/4+11.4" office:value-type="float" office:value="13.8208678438657" calcext:value-type="float">
            <text:p>13.8208678439</text:p>
          </table:table-cell>
          <table:table-cell table:formula="of:=11.4*84.8/[.I36]" office:value-type="float" office:value="69.9464035776214" calcext:value-type="float">
            <text:p>69.9464035776</text:p>
          </table:table-cell>
          <table:table-cell table:formula="of:=10*[.C36]/[.J36]" office:value-type="float" office:value="5.05576488761948" calcext:value-type="float">
            <text:p>5.0557648876</text:p>
          </table:table-cell>
          <table:table-cell table:formula="of:=[.K36]*84.8/10" office:value-type="float" office:value="42.8728862470132" calcext:value-type="float">
            <text:p>42.87288624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.1" calcext:value-type="float">
            <text:p>9.1</text:p>
          </table:table-cell>
          <table:table-cell office:value-type="float" office:value="34.9801717698" calcext:value-type="float">
            <text:p>34.9801717698</text:p>
          </table:table-cell>
          <table:table-cell office:value-type="float" office:value="-0.269933241424" calcext:value-type="float">
            <text:p>-0.2699332414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68.482085168586" calcext:value-type="float">
            <text:p>68.4820851686</text:p>
          </table:table-cell>
          <table:table-cell table:formula="of:=(77.7493-[.H37])/4+11.4" office:value-type="float" office:value="13.7168037078535" calcext:value-type="float">
            <text:p>13.7168037079</text:p>
          </table:table-cell>
          <table:table-cell table:formula="of:=11.4*84.8/[.I37]" office:value-type="float" office:value="70.4770601511567" calcext:value-type="float">
            <text:p>70.4770601512</text:p>
          </table:table-cell>
          <table:table-cell table:formula="of:=10*[.C37]/[.J37]" office:value-type="float" office:value="4.96334150357234" calcext:value-type="float">
            <text:p>4.9633415036</text:p>
          </table:table-cell>
          <table:table-cell table:formula="of:=[.K37]*84.8/10" office:value-type="float" office:value="42.0891359502934" calcext:value-type="float">
            <text:p>42.089135950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45" calcext:value-type="float">
            <text:p>9.45</text:p>
          </table:table-cell>
          <table:table-cell office:value-type="float" office:value="36.3387790007" calcext:value-type="float">
            <text:p>36.3387790007</text:p>
          </table:table-cell>
          <table:table-cell office:value-type="float" office:value="-0.553061550232" calcext:value-type="float">
            <text:p>-0.5530615502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68.9085034389628" calcext:value-type="float">
            <text:p>68.908503439</text:p>
          </table:table-cell>
          <table:table-cell table:formula="of:=(77.7493-[.H38])/4+11.4" office:value-type="float" office:value="13.6101991402593" calcext:value-type="float">
            <text:p>13.6101991403</text:p>
          </table:table-cell>
          <table:table-cell table:formula="of:=11.4*84.8/[.I38]" office:value-type="float" office:value="71.0290856171545" calcext:value-type="float">
            <text:p>71.0290856172</text:p>
          </table:table-cell>
          <table:table-cell table:formula="of:=10*[.C38]/[.J38]" office:value-type="float" office:value="5.11604206712802" calcext:value-type="float">
            <text:p>5.1160420671</text:p>
          </table:table-cell>
          <table:table-cell table:formula="of:=[.K38]*84.8/10" office:value-type="float" office:value="43.3840367292456" calcext:value-type="float">
            <text:p>43.3840367292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8" calcext:value-type="float">
            <text:p>9.8</text:p>
          </table:table-cell>
          <table:table-cell office:value-type="float" office:value="36.1790677922" calcext:value-type="float">
            <text:p>36.1790677922</text:p>
          </table:table-cell>
          <table:table-cell office:value-type="float" office:value="0.379089224616" calcext:value-type="float">
            <text:p>0.3790892246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69.3999019878" calcext:value-type="float">
            <text:p>69.3999019878</text:p>
          </table:table-cell>
          <table:table-cell table:formula="of:=(77.7493-[.H39])/4+11.4" office:value-type="float" office:value="13.48734950305" calcext:value-type="float">
            <text:p>13.4873495031</text:p>
          </table:table-cell>
          <table:table-cell table:formula="of:=11.4*84.8/[.I39]" office:value-type="float" office:value="71.6760546452354" calcext:value-type="float">
            <text:p>71.6760546452</text:p>
          </table:table-cell>
          <table:table-cell table:formula="of:=10*[.C39]/[.J39]" office:value-type="float" office:value="5.0475808094168" calcext:value-type="float">
            <text:p>5.0475808094</text:p>
          </table:table-cell>
          <table:table-cell table:formula="of:=[.K39]*84.8/10" office:value-type="float" office:value="42.8034852638545" calcext:value-type="float">
            <text:p>42.80348526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15" calcext:value-type="float">
            <text:p>10.15</text:p>
          </table:table-cell>
          <table:table-cell office:value-type="float" office:value="36.9305331207" calcext:value-type="float">
            <text:p>36.9305331207</text:p>
          </table:table-cell>
          <table:table-cell office:value-type="float" office:value="-0.205025716281" calcext:value-type="float">
            <text:p>-0.2050257163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69.970851138507" calcext:value-type="float">
            <text:p>69.9708511385</text:p>
          </table:table-cell>
          <table:table-cell table:formula="of:=(77.7493-[.H40])/4+11.4" office:value-type="float" office:value="13.3446122153733" calcext:value-type="float">
            <text:p>13.3446122154</text:p>
          </table:table-cell>
          <table:table-cell table:formula="of:=11.4*84.8/[.I40]" office:value-type="float" office:value="72.4427195333799" calcext:value-type="float">
            <text:p>72.4427195334</text:p>
          </table:table-cell>
          <table:table-cell table:formula="of:=10*[.C40]/[.J40]" office:value-type="float" office:value="5.09789435827064" calcext:value-type="float">
            <text:p>5.0978943583</text:p>
          </table:table-cell>
          <table:table-cell table:formula="of:=[.K40]*84.8/10" office:value-type="float" office:value="43.2301441581351" calcext:value-type="float">
            <text:p>43.230144158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5" calcext:value-type="float">
            <text:p>10.5</text:p>
          </table:table-cell>
          <table:table-cell office:value-type="float" office:value="36.6668501611" calcext:value-type="float">
            <text:p>36.6668501611</text:p>
          </table:table-cell>
          <table:table-cell office:value-type="float" office:value="-0.166204470526" calcext:value-type="float">
            <text:p>-0.166204470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0.5926528359047" calcext:value-type="float">
            <text:p>70.5926528359</text:p>
          </table:table-cell>
          <table:table-cell table:formula="of:=(77.7493-[.H41])/4+11.4" office:value-type="float" office:value="13.1891617910238" calcext:value-type="float">
            <text:p>13.189161791</text:p>
          </table:table-cell>
          <table:table-cell table:formula="of:=11.4*84.8/[.I41]" office:value-type="float" office:value="73.296545702997" calcext:value-type="float">
            <text:p>73.296545703</text:p>
          </table:table-cell>
          <table:table-cell table:formula="of:=10*[.C41]/[.J41]" office:value-type="float" office:value="5.00253454094232" calcext:value-type="float">
            <text:p>5.0025345409</text:p>
          </table:table-cell>
          <table:table-cell table:formula="of:=[.K41]*84.8/10" office:value-type="float" office:value="42.4214929071909" calcext:value-type="float">
            <text:p>42.421492907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85" calcext:value-type="float">
            <text:p>10.85</text:p>
          </table:table-cell>
          <table:table-cell office:value-type="float" office:value="37.835266464" calcext:value-type="float">
            <text:p>37.835266464</text:p>
          </table:table-cell>
          <table:table-cell office:value-type="float" office:value="0.167564761225" calcext:value-type="float">
            <text:p>0.1675647612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1.2632736616256" calcext:value-type="float">
            <text:p>71.2632736616</text:p>
          </table:table-cell>
          <table:table-cell table:formula="of:=(77.7493-[.H42])/4+11.4" office:value-type="float" office:value="13.0215065845936" calcext:value-type="float">
            <text:p>13.0215065846</text:p>
          </table:table-cell>
          <table:table-cell table:formula="of:=11.4*84.8/[.I42]" office:value-type="float" office:value="74.2402573557637" calcext:value-type="float">
            <text:p>74.2402573558</text:p>
          </table:table-cell>
          <table:table-cell table:formula="of:=10*[.C42]/[.J42]" office:value-type="float" office:value="5.09632749287104" calcext:value-type="float">
            <text:p>5.0963274929</text:p>
          </table:table-cell>
          <table:table-cell table:formula="of:=[.K42]*84.8/10" office:value-type="float" office:value="43.2168571395464" calcext:value-type="float">
            <text:p>43.216857139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2" calcext:value-type="float">
            <text:p>11.2</text:p>
          </table:table-cell>
          <table:table-cell office:value-type="float" office:value="37.6969968064" calcext:value-type="float">
            <text:p>37.6969968064</text:p>
          </table:table-cell>
          <table:table-cell office:value-type="float" office:value="-0.22832228789" calcext:value-type="float">
            <text:p>-0.2283222879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1.9259826965302" calcext:value-type="float">
            <text:p>71.9259826965</text:p>
          </table:table-cell>
          <table:table-cell table:formula="of:=(77.7493-[.H43])/4+11.4" office:value-type="float" office:value="12.8558293258675" calcext:value-type="float">
            <text:p>12.8558293259</text:p>
          </table:table-cell>
          <table:table-cell table:formula="of:=11.4*84.8/[.I43]" office:value-type="float" office:value="75.1970157269314" calcext:value-type="float">
            <text:p>75.1970157269</text:p>
          </table:table-cell>
          <table:table-cell table:formula="of:=10*[.C43]/[.J43]" office:value-type="float" office:value="5.01309745366651" calcext:value-type="float">
            <text:p>5.0130974537</text:p>
          </table:table-cell>
          <table:table-cell table:formula="of:=[.K43]*84.8/10" office:value-type="float" office:value="42.511066407092" calcext:value-type="float">
            <text:p>42.511066407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55" calcext:value-type="float">
            <text:p>11.55</text:p>
          </table:table-cell>
          <table:table-cell office:value-type="float" office:value="38.1879382847" calcext:value-type="float">
            <text:p>38.1879382847</text:p>
          </table:table-cell>
          <table:table-cell office:value-type="float" office:value="0.186487441115" calcext:value-type="float">
            <text:p>0.1864874411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2.5498600219558" calcext:value-type="float">
            <text:p>72.549860022</text:p>
          </table:table-cell>
          <table:table-cell table:formula="of:=(77.7493-[.H44])/4+11.4" office:value-type="float" office:value="12.6998599945111" calcext:value-type="float">
            <text:p>12.6998599945</text:p>
          </table:table-cell>
          <table:table-cell table:formula="of:=11.4*84.8/[.I44]" office:value-type="float" office:value="76.1205241961582" calcext:value-type="float">
            <text:p>76.1205241962</text:p>
          </table:table-cell>
          <table:table-cell table:formula="of:=10*[.C44]/[.J44]" office:value-type="float" office:value="5.0167728990268" calcext:value-type="float">
            <text:p>5.016772899</text:p>
          </table:table-cell>
          <table:table-cell table:formula="of:=[.K44]*84.8/10" office:value-type="float" office:value="42.5422341837473" calcext:value-type="float">
            <text:p>42.542234183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9" calcext:value-type="float">
            <text:p>11.9</text:p>
          </table:table-cell>
          <table:table-cell office:value-type="float" office:value="37.9612184112" calcext:value-type="float">
            <text:p>37.9612184112</text:p>
          </table:table-cell>
          <table:table-cell office:value-type="float" office:value="-0.489353640943" calcext:value-type="float">
            <text:p>-0.4893536409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3.1282800361" calcext:value-type="float">
            <text:p>73.1282800361</text:p>
          </table:table-cell>
          <table:table-cell table:formula="of:=(77.7493-[.H45])/4+11.4" office:value-type="float" office:value="12.555254990975" calcext:value-type="float">
            <text:p>12.555254991</text:p>
          </table:table-cell>
          <table:table-cell table:formula="of:=11.4*84.8/[.I45]" office:value-type="float" office:value="76.9972414494887" calcext:value-type="float">
            <text:p>76.9972414495</text:p>
          </table:table-cell>
          <table:table-cell table:formula="of:=10*[.C45]/[.J45]" office:value-type="float" office:value="4.93020499131818" calcext:value-type="float">
            <text:p>4.9302049913</text:p>
          </table:table-cell>
          <table:table-cell table:formula="of:=[.K45]*84.8/10" office:value-type="float" office:value="41.8081383263782" calcext:value-type="float">
            <text:p>41.808138326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.25" calcext:value-type="float">
            <text:p>12.25</text:p>
          </table:table-cell>
          <table:table-cell office:value-type="float" office:value="38.5654567674" calcext:value-type="float">
            <text:p>38.5654567674</text:p>
          </table:table-cell>
          <table:table-cell office:value-type="float" office:value="0.332359209944" calcext:value-type="float">
            <text:p>0.3323592099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3.6709650052023" calcext:value-type="float">
            <text:p>73.6709650052</text:p>
          </table:table-cell>
          <table:table-cell table:formula="of:=(77.7493-[.H46])/4+11.4" office:value-type="float" office:value="12.4195837486994" calcext:value-type="float">
            <text:p>12.4195837487</text:p>
          </table:table-cell>
          <table:table-cell table:formula="of:=11.4*84.8/[.I46]" office:value-type="float" office:value="77.8383575134903" calcext:value-type="float">
            <text:p>77.8383575135</text:p>
          </table:table-cell>
          <table:table-cell table:formula="of:=10*[.C46]/[.J46]" office:value-type="float" office:value="4.95455685337607" calcext:value-type="float">
            <text:p>4.9545568534</text:p>
          </table:table-cell>
          <table:table-cell table:formula="of:=[.K46]*84.8/10" office:value-type="float" office:value="42.0146421166291" calcext:value-type="float">
            <text:p>42.014642116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.6" calcext:value-type="float">
            <text:p>12.6</text:p>
          </table:table-cell>
          <table:table-cell office:value-type="float" office:value="39.3611070823" calcext:value-type="float">
            <text:p>39.3611070823</text:p>
          </table:table-cell>
          <table:table-cell office:value-type="float" office:value="-0.613920914652" calcext:value-type="float">
            <text:p>-0.6139209147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4.1536455005" calcext:value-type="float">
            <text:p>74.1536455005</text:p>
          </table:table-cell>
          <table:table-cell table:formula="of:=(77.7493-[.H47])/4+11.4" office:value-type="float" office:value="12.298913624875" calcext:value-type="float">
            <text:p>12.2989136249</text:p>
          </table:table-cell>
          <table:table-cell table:formula="of:=11.4*84.8/[.I47]" office:value-type="float" office:value="78.6020643355665" calcext:value-type="float">
            <text:p>78.6020643356</text:p>
          </table:table-cell>
          <table:table-cell table:formula="of:=10*[.C47]/[.J47]" office:value-type="float" office:value="5.0076429181631" calcext:value-type="float">
            <text:p>5.0076429182</text:p>
          </table:table-cell>
          <table:table-cell table:formula="of:=[.K47]*84.8/10" office:value-type="float" office:value="42.4648119460231" calcext:value-type="float">
            <text:p>42.4648119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.95" calcext:value-type="float">
            <text:p>12.95</text:p>
          </table:table-cell>
          <table:table-cell office:value-type="float" office:value="39.6316490401" calcext:value-type="float">
            <text:p>39.6316490401</text:p>
          </table:table-cell>
          <table:table-cell office:value-type="float" office:value="-0.0232664442783" calcext:value-type="float">
            <text:p>-0.0232664443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4.5306795069349" calcext:value-type="float">
            <text:p>74.5306795069</text:p>
          </table:table-cell>
          <table:table-cell table:formula="of:=(77.7493-[.H48])/4+11.4" office:value-type="float" office:value="12.2046551232663" calcext:value-type="float">
            <text:p>12.2046551233</text:p>
          </table:table-cell>
          <table:table-cell table:formula="of:=11.4*84.8/[.I48]" office:value-type="float" office:value="79.2091206376736" calcext:value-type="float">
            <text:p>79.2091206377</text:p>
          </table:table-cell>
          <table:table-cell table:formula="of:=10*[.C48]/[.J48]" office:value-type="float" office:value="5.00341989925467" calcext:value-type="float">
            <text:p>5.0034198993</text:p>
          </table:table-cell>
          <table:table-cell table:formula="of:=[.K48]*84.8/10" office:value-type="float" office:value="42.4290007456796" calcext:value-type="float">
            <text:p>42.429000745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39.8783712126" calcext:value-type="float">
            <text:p>39.8783712126</text:p>
          </table:table-cell>
          <table:table-cell office:value-type="float" office:value="-1.40381909317" calcext:value-type="float">
            <text:p>-1.4038190932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4.7918994124" calcext:value-type="float">
            <text:p>74.7918994124</text:p>
          </table:table-cell>
          <table:table-cell table:formula="of:=(77.7493-[.H49])/4+11.4" office:value-type="float" office:value="12.1393501469" calcext:value-type="float">
            <text:p>12.1393501469</text:p>
          </table:table-cell>
          <table:table-cell table:formula="of:=11.4*84.8/[.I49]" office:value-type="float" office:value="79.6352348603166" calcext:value-type="float">
            <text:p>79.6352348603</text:p>
          </table:table-cell>
          <table:table-cell table:formula="of:=10*[.C49]/[.J49]" office:value-type="float" office:value="5.00762900775621" calcext:value-type="float">
            <text:p>5.0076290078</text:p>
          </table:table-cell>
          <table:table-cell table:formula="of:=[.K49]*84.8/10" office:value-type="float" office:value="42.4646939857727" calcext:value-type="float">
            <text:p>42.464693985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.65" calcext:value-type="float">
            <text:p>13.65</text:p>
          </table:table-cell>
          <table:table-cell office:value-type="float" office:value="40.0296037289" calcext:value-type="float">
            <text:p>40.0296037289</text:p>
          </table:table-cell>
          <table:table-cell office:value-type="float" office:value="-0.0756304306778" calcext:value-type="float">
            <text:p>-0.0756304307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4.9239693045581" calcext:value-type="float">
            <text:p>74.9239693046</text:p>
          </table:table-cell>
          <table:table-cell table:formula="of:=(77.7493-[.H50])/4+11.4" office:value-type="float" office:value="12.1063326738605" calcext:value-type="float">
            <text:p>12.1063326739</text:p>
          </table:table-cell>
          <table:table-cell table:formula="of:=11.4*84.8/[.I50]" office:value-type="float" office:value="79.8524231939623" calcext:value-type="float">
            <text:p>79.852423194</text:p>
          </table:table-cell>
          <table:table-cell table:formula="of:=10*[.C50]/[.J50]" office:value-type="float" office:value="5.01294790161442" calcext:value-type="float">
            <text:p>5.0129479016</text:p>
          </table:table-cell>
          <table:table-cell table:formula="of:=[.K50]*84.8/10" office:value-type="float" office:value="42.5097982056903" calcext:value-type="float">
            <text:p>42.509798205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39.2073452325" calcext:value-type="float">
            <text:p>39.2073452325</text:p>
          </table:table-cell>
          <table:table-cell office:value-type="float" office:value="-0.204568145239" calcext:value-type="float">
            <text:p>-0.2045681452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4.8830799176744" calcext:value-type="float">
            <text:p>74.8830799177</text:p>
          </table:table-cell>
          <table:table-cell table:formula="of:=(77.7493-[.H51])/4+11.4" office:value-type="float" office:value="12.1165550205814" calcext:value-type="float">
            <text:p>12.1165550206</text:p>
          </table:table-cell>
          <table:table-cell table:formula="of:=11.4*84.8/[.I51]" office:value-type="float" office:value="79.7850542796951" calcext:value-type="float">
            <text:p>79.7850542797</text:p>
          </table:table-cell>
          <table:table-cell table:formula="of:=10*[.C51]/[.J51]" office:value-type="float" office:value="4.91412152143864" calcext:value-type="float">
            <text:p>4.9141215214</text:p>
          </table:table-cell>
          <table:table-cell table:formula="of:=[.K51]*84.8/10" office:value-type="float" office:value="41.6717505017997" calcext:value-type="float">
            <text:p>41.671750501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.35" calcext:value-type="float">
            <text:p>14.35</text:p>
          </table:table-cell>
          <table:table-cell office:value-type="float" office:value="39.7704554338" calcext:value-type="float">
            <text:p>39.7704554338</text:p>
          </table:table-cell>
          <table:table-cell office:value-type="float" office:value="-0.357946880868" calcext:value-type="float">
            <text:p>-0.3579468809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4.7352944810093" calcext:value-type="float">
            <text:p>74.735294481</text:p>
          </table:table-cell>
          <table:table-cell table:formula="of:=(77.7493-[.H52])/4+11.4" office:value-type="float" office:value="12.1535013797477" calcext:value-type="float">
            <text:p>12.1535013797</text:p>
          </table:table-cell>
          <table:table-cell table:formula="of:=11.4*84.8/[.I52]" office:value-type="float" office:value="79.5425095858319" calcext:value-type="float">
            <text:p>79.5425095858</text:p>
          </table:table-cell>
          <table:table-cell table:formula="of:=10*[.C52]/[.J52]" office:value-type="float" office:value="4.99989950541917" calcext:value-type="float">
            <text:p>4.9998995054</text:p>
          </table:table-cell>
          <table:table-cell table:formula="of:=[.K52]*84.8/10" office:value-type="float" office:value="42.3991478059545" calcext:value-type="float">
            <text:p>42.399147806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.7" calcext:value-type="float">
            <text:p>14.7</text:p>
          </table:table-cell>
          <table:table-cell office:value-type="float" office:value="39.5297548703" calcext:value-type="float">
            <text:p>39.5297548703</text:p>
          </table:table-cell>
          <table:table-cell office:value-type="float" office:value="0.400189886092" calcext:value-type="float">
            <text:p>0.4001898861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4.5304325453768" calcext:value-type="float">
            <text:p>74.5304325454</text:p>
          </table:table-cell>
          <table:table-cell table:formula="of:=(77.7493-[.H53])/4+11.4" office:value-type="float" office:value="12.2047168636558" calcext:value-type="float">
            <text:p>12.2047168637</text:p>
          </table:table-cell>
          <table:table-cell table:formula="of:=11.4*84.8/[.I53]" office:value-type="float" office:value="79.2087199399748" calcext:value-type="float">
            <text:p>79.20871994</text:p>
          </table:table-cell>
          <table:table-cell table:formula="of:=10*[.C53]/[.J53]" office:value-type="float" office:value="4.99058120119301" calcext:value-type="float">
            <text:p>4.9905812012</text:p>
          </table:table-cell>
          <table:table-cell table:formula="of:=[.K53]*84.8/10" office:value-type="float" office:value="42.3201285861167" calcext:value-type="float">
            <text:p>42.320128586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.05" calcext:value-type="float">
            <text:p>15.05</text:p>
          </table:table-cell>
          <table:table-cell office:value-type="float" office:value="39.4539760043" calcext:value-type="float">
            <text:p>39.4539760043</text:p>
          </table:table-cell>
          <table:table-cell office:value-type="float" office:value="-0.922392721957" calcext:value-type="float">
            <text:p>-0.922392722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4.3252761220395" calcext:value-type="float">
            <text:p>74.325276122</text:p>
          </table:table-cell>
          <table:table-cell table:formula="of:=(77.7493-[.H54])/4+11.4" office:value-type="float" office:value="12.2560059694901" calcext:value-type="float">
            <text:p>12.2560059695</text:p>
          </table:table-cell>
          <table:table-cell table:formula="of:=11.4*84.8/[.I54]" office:value-type="float" office:value="78.8772461768161" calcext:value-type="float">
            <text:p>78.8772461768</text:p>
          </table:table-cell>
          <table:table-cell table:formula="of:=10*[.C54]/[.J54]" office:value-type="float" office:value="5.00194643152951" calcext:value-type="float">
            <text:p>5.0019464315</text:p>
          </table:table-cell>
          <table:table-cell table:formula="of:=[.K54]*84.8/10" office:value-type="float" office:value="42.4165057393703" calcext:value-type="float">
            <text:p>42.4165057394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4" calcext:value-type="float">
            <text:p>15.4</text:p>
          </table:table-cell>
          <table:table-cell office:value-type="float" office:value="39.7026481251" calcext:value-type="float">
            <text:p>39.7026481251</text:p>
          </table:table-cell>
          <table:table-cell office:value-type="float" office:value="0.545673954093" calcext:value-type="float">
            <text:p>0.5456739541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4.1677053821419" calcext:value-type="float">
            <text:p>74.1677053821</text:p>
          </table:table-cell>
          <table:table-cell table:formula="of:=(77.7493-[.H55])/4+11.4" office:value-type="float" office:value="12.2953986544645" calcext:value-type="float">
            <text:p>12.2953986545</text:p>
          </table:table-cell>
          <table:table-cell table:formula="of:=11.4*84.8/[.I55]" office:value-type="float" office:value="78.6245348497894" calcext:value-type="float">
            <text:p>78.6245348498</text:p>
          </table:table-cell>
          <table:table-cell table:formula="of:=10*[.C55]/[.J55]" office:value-type="float" office:value="5.04965125719995" calcext:value-type="float">
            <text:p>5.0496512572</text:p>
          </table:table-cell>
          <table:table-cell table:formula="of:=[.K55]*84.8/10" office:value-type="float" office:value="42.8210426610555" calcext:value-type="float">
            <text:p>42.821042661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.75" calcext:value-type="float">
            <text:p>15.75</text:p>
          </table:table-cell>
          <table:table-cell office:value-type="float" office:value="40.0070528232" calcext:value-type="float">
            <text:p>40.0070528232</text:p>
          </table:table-cell>
          <table:table-cell office:value-type="float" office:value="-0.641664280338" calcext:value-type="float">
            <text:p>-0.6416642803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4.0309757173605" calcext:value-type="float">
            <text:p>74.0309757174</text:p>
          </table:table-cell>
          <table:table-cell table:formula="of:=(77.7493-[.H56])/4+11.4" office:value-type="float" office:value="12.3295810706599" calcext:value-type="float">
            <text:p>12.3295810707</text:p>
          </table:table-cell>
          <table:table-cell table:formula="of:=11.4*84.8/[.I56]" office:value-type="float" office:value="78.406556918666" calcext:value-type="float">
            <text:p>78.4065569187</text:p>
          </table:table-cell>
          <table:table-cell table:formula="of:=10*[.C56]/[.J56]" office:value-type="float" office:value="5.10251366664408" calcext:value-type="float">
            <text:p>5.1025136666</text:p>
          </table:table-cell>
          <table:table-cell table:formula="of:=[.K56]*84.8/10" office:value-type="float" office:value="43.2693158931418" calcext:value-type="float">
            <text:p>43.269315893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.1" calcext:value-type="float">
            <text:p>16.1</text:p>
          </table:table-cell>
          <table:table-cell office:value-type="float" office:value="39.6617643446" calcext:value-type="float">
            <text:p>39.6617643446</text:p>
          </table:table-cell>
          <table:table-cell office:value-type="float" office:value="0.214485653025" calcext:value-type="float">
            <text:p>0.214485653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3.9267677561302" calcext:value-type="float">
            <text:p>73.9267677561</text:p>
          </table:table-cell>
          <table:table-cell table:formula="of:=(77.7493-[.H57])/4+11.4" office:value-type="float" office:value="12.3556330609675" calcext:value-type="float">
            <text:p>12.355633061</text:p>
          </table:table-cell>
          <table:table-cell table:formula="of:=11.4*84.8/[.I57]" office:value-type="float" office:value="78.2412358176899" calcext:value-type="float">
            <text:p>78.2412358177</text:p>
          </table:table-cell>
          <table:table-cell table:formula="of:=10*[.C57]/[.J57]" office:value-type="float" office:value="5.06916384053749" calcext:value-type="float">
            <text:p>5.0691638405</text:p>
          </table:table-cell>
          <table:table-cell table:formula="of:=[.K57]*84.8/10" office:value-type="float" office:value="42.9865093677579" calcext:value-type="float">
            <text:p>42.986509367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.45" calcext:value-type="float">
            <text:p>16.45</text:p>
          </table:table-cell>
          <table:table-cell office:value-type="float" office:value="39.5467728749" calcext:value-type="float">
            <text:p>39.5467728749</text:p>
          </table:table-cell>
          <table:table-cell office:value-type="float" office:value="-0.482353774255" calcext:value-type="float">
            <text:p>-0.4823537743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3.8791222822954" calcext:value-type="float">
            <text:p>73.8791222823</text:p>
          </table:table-cell>
          <table:table-cell table:formula="of:=(77.7493-[.H58])/4+11.4" office:value-type="float" office:value="12.3675444294262" calcext:value-type="float">
            <text:p>12.3675444294</text:p>
          </table:table-cell>
          <table:table-cell table:formula="of:=11.4*84.8/[.I58]" office:value-type="float" office:value="78.1658805041265" calcext:value-type="float">
            <text:p>78.1658805041</text:p>
          </table:table-cell>
          <table:table-cell table:formula="of:=10*[.C58]/[.J58]" office:value-type="float" office:value="5.05933952510293" calcext:value-type="float">
            <text:p>5.0593395251</text:p>
          </table:table-cell>
          <table:table-cell table:formula="of:=[.K58]*84.8/10" office:value-type="float" office:value="42.9031991728729" calcext:value-type="float">
            <text:p>42.903199172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.8" calcext:value-type="float">
            <text:p>16.8</text:p>
          </table:table-cell>
          <table:table-cell office:value-type="float" office:value="39.3960066134" calcext:value-type="float">
            <text:p>39.3960066134</text:p>
          </table:table-cell>
          <table:table-cell office:value-type="float" office:value="-0.180077177291" calcext:value-type="float">
            <text:p>-0.1800771773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3.9010644429093" calcext:value-type="float">
            <text:p>73.9010644429</text:p>
          </table:table-cell>
          <table:table-cell table:formula="of:=(77.7493-[.H59])/4+11.4" office:value-type="float" office:value="12.3620588892727" calcext:value-type="float">
            <text:p>12.3620588893</text:p>
          </table:table-cell>
          <table:table-cell table:formula="of:=11.4*84.8/[.I59]" office:value-type="float" office:value="78.200565832839" calcext:value-type="float">
            <text:p>78.2005658328</text:p>
          </table:table-cell>
          <table:table-cell table:formula="of:=10*[.C59]/[.J59]" office:value-type="float" office:value="5.03781605591098" calcext:value-type="float">
            <text:p>5.0378160559</text:p>
          </table:table-cell>
          <table:table-cell table:formula="of:=[.K59]*84.8/10" office:value-type="float" office:value="42.7206801541251" calcext:value-type="float">
            <text:p>42.720680154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.15" calcext:value-type="float">
            <text:p>17.15</text:p>
          </table:table-cell>
          <table:table-cell office:value-type="float" office:value="39.7504069896" calcext:value-type="float">
            <text:p>39.7504069896</text:p>
          </table:table-cell>
          <table:table-cell office:value-type="float" office:value="0.351630690978" calcext:value-type="float">
            <text:p>0.351630691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3.9618255079256" calcext:value-type="float">
            <text:p>73.9618255079</text:p>
          </table:table-cell>
          <table:table-cell table:formula="of:=(77.7493-[.H60])/4+11.4" office:value-type="float" office:value="12.3468686230186" calcext:value-type="float">
            <text:p>12.346868623</text:p>
          </table:table-cell>
          <table:table-cell table:formula="of:=11.4*84.8/[.I60]" office:value-type="float" office:value="78.2967754429425" calcext:value-type="float">
            <text:p>78.2967754429</text:p>
          </table:table-cell>
          <table:table-cell table:formula="of:=10*[.C60]/[.J60]" office:value-type="float" office:value="5.07688940760625" calcext:value-type="float">
            <text:p>5.0768894076</text:p>
          </table:table-cell>
          <table:table-cell table:formula="of:=[.K60]*84.8/10" office:value-type="float" office:value="43.052022176501" calcext:value-type="float">
            <text:p>43.052022176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.5" calcext:value-type="float">
            <text:p>17.5</text:p>
          </table:table-cell>
          <table:table-cell office:value-type="float" office:value="39.9871617582" calcext:value-type="float">
            <text:p>39.9871617582</text:p>
          </table:table-cell>
          <table:table-cell office:value-type="float" office:value="-0.205499410414" calcext:value-type="float">
            <text:p>-0.2054994104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4.073534192514" calcext:value-type="float">
            <text:p>74.0735341925</text:p>
          </table:table-cell>
          <table:table-cell table:formula="of:=(77.7493-[.H61])/4+11.4" office:value-type="float" office:value="12.3189414518715" calcext:value-type="float">
            <text:p>12.3189414519</text:p>
          </table:table-cell>
          <table:table-cell table:formula="of:=11.4*84.8/[.I61]" office:value-type="float" office:value="78.474275064692" calcext:value-type="float">
            <text:p>78.4742750647</text:p>
          </table:table-cell>
          <table:table-cell table:formula="of:=10*[.C61]/[.J61]" office:value-type="float" office:value="5.09557580815315" calcext:value-type="float">
            <text:p>5.0955758082</text:p>
          </table:table-cell>
          <table:table-cell table:formula="of:=[.K61]*84.8/10" office:value-type="float" office:value="43.2104828531387" calcext:value-type="float">
            <text:p>43.210482853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.85" calcext:value-type="float">
            <text:p>17.85</text:p>
          </table:table-cell>
          <table:table-cell office:value-type="float" office:value="40.2238473035" calcext:value-type="float">
            <text:p>40.2238473035</text:p>
          </table:table-cell>
          <table:table-cell office:value-type="float" office:value="0.623029382731" calcext:value-type="float">
            <text:p>0.6230293827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4.2287414391535" calcext:value-type="float">
            <text:p>74.2287414392</text:p>
          </table:table-cell>
          <table:table-cell table:formula="of:=(77.7493-[.H62])/4+11.4" office:value-type="float" office:value="12.2801396402116" calcext:value-type="float">
            <text:p>12.2801396402</text:p>
          </table:table-cell>
          <table:table-cell table:formula="of:=11.4*84.8/[.I62]" office:value-type="float" office:value="78.7222318575638" calcext:value-type="float">
            <text:p>78.7222318576</text:p>
          </table:table-cell>
          <table:table-cell table:formula="of:=10*[.C62]/[.J62]" office:value-type="float" office:value="5.10959183376293" calcext:value-type="float">
            <text:p>5.1095918338</text:p>
          </table:table-cell>
          <table:table-cell table:formula="of:=[.K62]*84.8/10" office:value-type="float" office:value="43.3293387503097" calcext:value-type="float">
            <text:p>43.329338750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.2" calcext:value-type="float">
            <text:p>18.2</text:p>
          </table:table-cell>
          <table:table-cell office:value-type="float" office:value="39.9679373322" calcext:value-type="float">
            <text:p>39.9679373322</text:p>
          </table:table-cell>
          <table:table-cell office:value-type="float" office:value="-0.252297790856" calcext:value-type="float">
            <text:p>-0.2522977909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4.411675646928" calcext:value-type="float">
            <text:p>74.4116756469</text:p>
          </table:table-cell>
          <table:table-cell table:formula="of:=(77.7493-[.H63])/4+11.4" office:value-type="float" office:value="12.234406088268" calcext:value-type="float">
            <text:p>12.2344060883</text:p>
          </table:table-cell>
          <table:table-cell table:formula="of:=11.4*84.8/[.I63]" office:value-type="float" office:value="79.0165041952483" calcext:value-type="float">
            <text:p>79.0165041952</text:p>
          </table:table-cell>
          <table:table-cell table:formula="of:=10*[.C63]/[.J63]" office:value-type="float" office:value="5.05817585063495" calcext:value-type="float">
            <text:p>5.0581758506</text:p>
          </table:table-cell>
          <table:table-cell table:formula="of:=[.K63]*84.8/10" office:value-type="float" office:value="42.8933312133843" calcext:value-type="float">
            <text:p>42.8933312134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.55" calcext:value-type="float">
            <text:p>18.55</text:p>
          </table:table-cell>
          <table:table-cell office:value-type="float" office:value="39.8473019558" calcext:value-type="float">
            <text:p>39.8473019558</text:p>
          </table:table-cell>
          <table:table-cell office:value-type="float" office:value="0.300469834633" calcext:value-type="float">
            <text:p>0.3004698346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4.617792003693" calcext:value-type="float">
            <text:p>74.6177920037</text:p>
          </table:table-cell>
          <table:table-cell table:formula="of:=(77.7493-[.H64])/4+11.4" office:value-type="float" office:value="12.1828769990768" calcext:value-type="float">
            <text:p>12.1828769991</text:p>
          </table:table-cell>
          <table:table-cell table:formula="of:=11.4*84.8/[.I64]" office:value-type="float" office:value="79.3507149479766" calcext:value-type="float">
            <text:p>79.350714948</text:p>
          </table:table-cell>
          <table:table-cell table:formula="of:=10*[.C64]/[.J64]" office:value-type="float" office:value="5.02166892660317" calcext:value-type="float">
            <text:p>5.0216689266</text:p>
          </table:table-cell>
          <table:table-cell table:formula="of:=[.K64]*84.8/10" office:value-type="float" office:value="42.5837524975949" calcext:value-type="float">
            <text:p>42.583752497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.9" calcext:value-type="float">
            <text:p>18.9</text:p>
          </table:table-cell>
          <table:table-cell office:value-type="float" office:value="39.7495032677" calcext:value-type="float">
            <text:p>39.7495032677</text:p>
          </table:table-cell>
          <table:table-cell office:value-type="float" office:value="0.16579228843" calcext:value-type="float">
            <text:p>0.1657922884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4.8338431609186" calcext:value-type="float">
            <text:p>74.8338431609</text:p>
          </table:table-cell>
          <table:table-cell table:formula="of:=(77.7493-[.H65])/4+11.4" office:value-type="float" office:value="12.1288642097704" calcext:value-type="float">
            <text:p>12.1288642098</text:p>
          </table:table-cell>
          <table:table-cell table:formula="of:=11.4*84.8/[.I65]" office:value-type="float" office:value="79.7040830271035" calcext:value-type="float">
            <text:p>79.7040830271</text:p>
          </table:table-cell>
          <table:table-cell table:formula="of:=10*[.C65]/[.J65]" office:value-type="float" office:value="4.98713513261085" calcext:value-type="float">
            <text:p>4.9871351326</text:p>
          </table:table-cell>
          <table:table-cell table:formula="of:=[.K65]*84.8/10" office:value-type="float" office:value="42.29090592454" calcext:value-type="float">
            <text:p>42.290905924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.25" calcext:value-type="float">
            <text:p>19.25</text:p>
          </table:table-cell>
          <table:table-cell office:value-type="float" office:value="40.1987498491" calcext:value-type="float">
            <text:p>40.1987498491</text:p>
          </table:table-cell>
          <table:table-cell office:value-type="float" office:value="-0.0568244029036" calcext:value-type="float">
            <text:p>-0.0568244029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5.0370059429093" calcext:value-type="float">
            <text:p>75.0370059429</text:p>
          </table:table-cell>
          <table:table-cell table:formula="of:=(77.7493-[.H66])/4+11.4" office:value-type="float" office:value="12.0780735142727" calcext:value-type="float">
            <text:p>12.0780735143</text:p>
          </table:table-cell>
          <table:table-cell table:formula="of:=11.4*84.8/[.I66]" office:value-type="float" office:value="80.0392545100529" calcext:value-type="float">
            <text:p>80.0392545101</text:p>
          </table:table-cell>
          <table:table-cell table:formula="of:=10*[.C66]/[.J66]" office:value-type="float" office:value="5.02237934313232" calcext:value-type="float">
            <text:p>5.0223793431</text:p>
          </table:table-cell>
          <table:table-cell table:formula="of:=[.K66]*84.8/10" office:value-type="float" office:value="42.589776829762" calcext:value-type="float">
            <text:p>42.589776829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.6" calcext:value-type="float">
            <text:p>19.6</text:p>
          </table:table-cell>
          <table:table-cell office:value-type="float" office:value="40.8451138041" calcext:value-type="float">
            <text:p>40.8451138041</text:p>
          </table:table-cell>
          <table:table-cell office:value-type="float" office:value="-0.501411518442" calcext:value-type="float">
            <text:p>-0.5014115184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等速</text:p>
          </table:table-cell>
          <table:table-cell office:value-type="float" office:value="75.2333534266349" calcext:value-type="float">
            <text:p>75.2333534266</text:p>
          </table:table-cell>
          <table:table-cell table:formula="of:=(77.7493-[.H67])/4+11.4" office:value-type="float" office:value="12.0289866433413" calcext:value-type="float">
            <text:p>12.0289866433</text:p>
          </table:table-cell>
          <table:table-cell table:formula="of:=11.4*84.8/[.I67]" office:value-type="float" office:value="80.3658719278015" calcext:value-type="float">
            <text:p>80.3658719278</text:p>
          </table:table-cell>
          <table:table-cell table:formula="of:=10*[.C67]/[.J67]" office:value-type="float" office:value="5.08239540296335" calcext:value-type="float">
            <text:p>5.082395403</text:p>
          </table:table-cell>
          <table:table-cell table:formula="of:=[.K67]*84.8/10" office:value-type="float" office:value="43.0987130171292" calcext:value-type="float">
            <text:p>43.098713017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.95" calcext:value-type="float">
            <text:p>19.95</text:p>
          </table:table-cell>
          <table:table-cell office:value-type="float" office:value="40.5792300947" calcext:value-type="float">
            <text:p>40.5792300947</text:p>
          </table:table-cell>
          <table:table-cell office:value-type="float" office:value="0.16514215994" calcext:value-type="float">
            <text:p>0.1651421599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減速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.3" calcext:value-type="float">
            <text:p>20.3</text:p>
          </table:table-cell>
          <table:table-cell office:value-type="float" office:value="41.1598486751" calcext:value-type="float">
            <text:p>41.1598486751</text:p>
          </table:table-cell>
          <table:table-cell office:value-type="float" office:value="-0.260167716743" calcext:value-type="float">
            <text:p>-0.2601677167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減速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.65" calcext:value-type="float">
            <text:p>20.65</text:p>
          </table:table-cell>
          <table:table-cell office:value-type="float" office:value="40.8298231918" calcext:value-type="float">
            <text:p>40.8298231918</text:p>
          </table:table-cell>
          <table:table-cell office:value-type="float" office:value="1.52665194227" calcext:value-type="float">
            <text:p>1.5266519423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減速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42.4730242323" calcext:value-type="float">
            <text:p>42.4730242323</text:p>
          </table:table-cell>
          <table:table-cell office:value-type="float" office:value="-5.32574131103" calcext:value-type="float">
            <text:p>-5.325741311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減速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.35" calcext:value-type="float">
            <text:p>21.35</text:p>
          </table:table-cell>
          <table:table-cell office:value-type="float" office:value="40.9413722532" calcext:value-type="float">
            <text:p>40.9413722532</text:p>
          </table:table-cell>
          <table:table-cell office:value-type="float" office:value="0.331248863814" calcext:value-type="float">
            <text:p>0.3312488638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減速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.7" calcext:value-type="float">
            <text:p>21.7</text:p>
          </table:table-cell>
          <table:table-cell office:value-type="float" office:value="40.7520436504" calcext:value-type="float">
            <text:p>40.7520436504</text:p>
          </table:table-cell>
          <table:table-cell office:value-type="float" office:value="-0.524937797527" calcext:value-type="float">
            <text:p>-0.5249377975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減速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.05" calcext:value-type="float">
            <text:p>22.05</text:p>
          </table:table-cell>
          <table:table-cell office:value-type="float" office:value="40.7253645257" calcext:value-type="float">
            <text:p>40.7253645257</text:p>
          </table:table-cell>
          <table:table-cell office:value-type="float" office:value="1.02084301824" calcext:value-type="float">
            <text:p>1.0208430182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減速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.4" calcext:value-type="float">
            <text:p>22.4</text:p>
          </table:table-cell>
          <table:table-cell office:value-type="float" office:value="41.2088189372" calcext:value-type="float">
            <text:p>41.2088189372</text:p>
          </table:table-cell>
          <table:table-cell office:value-type="float" office:value="0.183743739874" calcext:value-type="float">
            <text:p>0.1837437399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減速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75" calcext:value-type="float">
            <text:p>22.75</text:p>
          </table:table-cell>
          <table:table-cell office:value-type="float" office:value="42.1557252003" calcext:value-type="float">
            <text:p>42.1557252003</text:p>
          </table:table-cell>
          <table:table-cell office:value-type="float" office:value="-0.0830566074411" calcext:value-type="float">
            <text:p>-0.0830566074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減速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.1" calcext:value-type="float">
            <text:p>23.1</text:p>
          </table:table-cell>
          <table:table-cell office:value-type="float" office:value="41.6602508461" calcext:value-type="float">
            <text:p>41.6602508461</text:p>
          </table:table-cell>
          <table:table-cell office:value-type="float" office:value="2.01794123019" calcext:value-type="float">
            <text:p>2.0179412302</text:p>
          </table:table-cell>
          <table:table-cell table:formula="of:=0.5*84.8"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減速</text:p>
          </table:table-cell>
          <table:table-cell table:number-columns-repeated="3"/>
          <table:table-cell table:style-name="Default"/>
          <table:table-cell table:number-columns-repeated="6"/>
        </table:table-row>
      </table:table>
      <table:table table:name="inclination" table:style-name="ta1">
        <table:shapes>
          <draw:frame draw:z-index="0" draw:style-name="gr1" draw:text-style-name="P1" svg:width="23.789cm" svg:height="8.999cm" svg:x="17.671cm" svg:y="3.294cm">
            <draw:object draw:notify-on-update-of-ranges="inclination.B1:inclination.B599 inclination.C1:inclination.C59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16.814cm" svg:y="5.89cm">
            <draw:object draw:notify-on-update-of-ranges="inclination.B101:inclination.B365 inclination.C101:inclination.C36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float" office:value="-99" calcext:value-type="float">
            <text:p>-99</text:p>
          </table:table-cell>
          <table:table-cell office:value-type="float" office:value="71.5564661329" calcext:value-type="float">
            <text:p>71.55646613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98" calcext:value-type="float">
            <text:p>-98</text:p>
          </table:table-cell>
          <table:table-cell office:value-type="float" office:value="71.6175467727" calcext:value-type="float">
            <text:p>71.61754677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97" calcext:value-type="float">
            <text:p>-97</text:p>
          </table:table-cell>
          <table:table-cell office:value-type="float" office:value="71.7408116862" calcext:value-type="float">
            <text:p>71.74081168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96" calcext:value-type="float">
            <text:p>-96</text:p>
          </table:table-cell>
          <table:table-cell office:value-type="float" office:value="71.7587788797" calcext:value-type="float">
            <text:p>71.7587788797</text:p>
          </table:table-cell>
          <table:table-cell table:number-columns-repeated="5"/>
          <table:table-cell office:value-type="string" calcext:value-type="string">
            <text:p>セル番号</text:p>
          </table:table-cell>
          <table:table-cell office:value-type="string" calcext:value-type="string">
            <text:p>x座標</text:p>
          </table:table-cell>
        </table:table-row>
        <table:table-row table:style-name="ro1">
          <table:table-cell/>
          <table:table-cell office:value-type="float" office:value="-95" calcext:value-type="float">
            <text:p>-95</text:p>
          </table:table-cell>
          <table:table-cell office:value-type="float" office:value="71.9010776014" calcext:value-type="float">
            <text:p>71.9010776014</text:p>
          </table:table-cell>
          <table:table-cell table:number-columns-repeated="4"/>
          <table:table-cell office:value-type="string" calcext:value-type="string">
            <text:p>開始点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-94" calcext:value-type="float">
            <text:p>-94</text:p>
          </table:table-cell>
          <table:table-cell office:value-type="float" office:value="71.9953411294" calcext:value-type="float">
            <text:p>71.9953411294</text:p>
          </table:table-cell>
          <table:table-cell table:number-columns-repeated="4"/>
          <table:table-cell office:value-type="string" calcext:value-type="string">
            <text:p>終了点</text:p>
          </table:table-cell>
          <table:table-cell office:value-type="float" office:value="365" calcext:value-type="float">
            <text:p>36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float" office:value="-93" calcext:value-type="float">
            <text:p>-93</text:p>
          </table:table-cell>
          <table:table-cell office:value-type="float" office:value="72.0941825315" calcext:value-type="float">
            <text:p>72.09418253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92" calcext:value-type="float">
            <text:p>-92</text:p>
          </table:table-cell>
          <table:table-cell office:value-type="float" office:value="72.1791120804" calcext:value-type="float">
            <text:p>72.17911208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91" calcext:value-type="float">
            <text:p>-91</text:p>
          </table:table-cell>
          <table:table-cell office:value-type="float" office:value="72.276684901" calcext:value-type="float">
            <text:p>72.2766849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72.4441123294" calcext:value-type="float">
            <text:p>72.44411232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9" calcext:value-type="float">
            <text:p>-89</text:p>
          </table:table-cell>
          <table:table-cell office:value-type="float" office:value="72.4299099484" calcext:value-type="float">
            <text:p>72.42990994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8" calcext:value-type="float">
            <text:p>-88</text:p>
          </table:table-cell>
          <table:table-cell office:value-type="float" office:value="72.6567584091" calcext:value-type="float">
            <text:p>72.65675840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7" calcext:value-type="float">
            <text:p>-87</text:p>
          </table:table-cell>
          <table:table-cell office:value-type="float" office:value="72.7647979091" calcext:value-type="float">
            <text:p>72.76479790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6" calcext:value-type="float">
            <text:p>-86</text:p>
          </table:table-cell>
          <table:table-cell office:value-type="float" office:value="72.8804922133" calcext:value-type="float">
            <text:p>72.88049221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5" calcext:value-type="float">
            <text:p>-85</text:p>
          </table:table-cell>
          <table:table-cell office:value-type="float" office:value="73.007723521" calcext:value-type="float">
            <text:p>73.0077235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4" calcext:value-type="float">
            <text:p>-84</text:p>
          </table:table-cell>
          <table:table-cell office:value-type="float" office:value="73.2636328917" calcext:value-type="float">
            <text:p>73.26363289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3" calcext:value-type="float">
            <text:p>-83</text:p>
          </table:table-cell>
          <table:table-cell office:value-type="float" office:value="73.3520154871" calcext:value-type="float">
            <text:p>73.35201548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2" calcext:value-type="float">
            <text:p>-82</text:p>
          </table:table-cell>
          <table:table-cell office:value-type="float" office:value="73.4124639349" calcext:value-type="float">
            <text:p>73.41246393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1" calcext:value-type="float">
            <text:p>-81</text:p>
          </table:table-cell>
          <table:table-cell office:value-type="float" office:value="73.634276972" calcext:value-type="float">
            <text:p>73.6342769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office:value-type="float" office:value="73.7341274615" calcext:value-type="float">
            <text:p>73.73412746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9" calcext:value-type="float">
            <text:p>-79</text:p>
          </table:table-cell>
          <table:table-cell office:value-type="float" office:value="73.8271509615" calcext:value-type="float">
            <text:p>73.82715096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8" calcext:value-type="float">
            <text:p>-78</text:p>
          </table:table-cell>
          <table:table-cell office:value-type="float" office:value="73.9158791888" calcext:value-type="float">
            <text:p>73.91587918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7" calcext:value-type="float">
            <text:p>-77</text:p>
          </table:table-cell>
          <table:table-cell office:value-type="float" office:value="74.0147460868" calcext:value-type="float">
            <text:p>74.01474608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6" calcext:value-type="float">
            <text:p>-76</text:p>
          </table:table-cell>
          <table:table-cell office:value-type="float" office:value="74.1470660775" calcext:value-type="float">
            <text:p>74.14706607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5" calcext:value-type="float">
            <text:p>-75</text:p>
          </table:table-cell>
          <table:table-cell office:value-type="float" office:value="74.1590994185" calcext:value-type="float">
            <text:p>74.1590994185</text:p>
          </table:table-cell>
          <table:table-cell table:number-columns-repeated="4"/>
          <table:table-cell office:value-type="float" office:value="1.28992" calcext:value-type="float">
            <text:p>1.289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74" calcext:value-type="float">
            <text:p>-74</text:p>
          </table:table-cell>
          <table:table-cell office:value-type="float" office:value="74.3280661049" calcext:value-type="float">
            <text:p>74.3280661049</text:p>
          </table:table-cell>
          <table:table-cell table:number-columns-repeated="4"/>
          <table:table-cell office:value-type="float" office:value="264.768" calcext:value-type="float">
            <text:p>264.7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73" calcext:value-type="float">
            <text:p>-73</text:p>
          </table:table-cell>
          <table:table-cell office:value-type="float" office:value="74.4059358601" calcext:value-type="float">
            <text:p>74.40593586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2" calcext:value-type="float">
            <text:p>-72</text:p>
          </table:table-cell>
          <table:table-cell office:value-type="float" office:value="74.4823546538" calcext:value-type="float">
            <text:p>74.48235465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1" calcext:value-type="float">
            <text:p>-71</text:p>
          </table:table-cell>
          <table:table-cell office:value-type="float" office:value="74.5739093916" calcext:value-type="float">
            <text:p>74.57390939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office:value-type="float" office:value="74.6631643497" calcext:value-type="float">
            <text:p>74.66316434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office:value-type="float" office:value="74.7939972622" calcext:value-type="float">
            <text:p>74.79399726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8" calcext:value-type="float">
            <text:p>-68</text:p>
          </table:table-cell>
          <table:table-cell office:value-type="float" office:value="74.7944247209" calcext:value-type="float">
            <text:p>74.79442472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7" calcext:value-type="float">
            <text:p>-67</text:p>
          </table:table-cell>
          <table:table-cell office:value-type="float" office:value="74.9774884685" calcext:value-type="float">
            <text:p>74.97748846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75.1125385455" calcext:value-type="float">
            <text:p>75.11253854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75.2599379021" calcext:value-type="float">
            <text:p>75.25993790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4" calcext:value-type="float">
            <text:p>-64</text:p>
          </table:table-cell>
          <table:table-cell office:value-type="float" office:value="75.4170866993" calcext:value-type="float">
            <text:p>75.41708669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3" calcext:value-type="float">
            <text:p>-63</text:p>
          </table:table-cell>
          <table:table-cell office:value-type="float" office:value="75.5763455105" calcext:value-type="float">
            <text:p>75.57634551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2" calcext:value-type="float">
            <text:p>-62</text:p>
          </table:table-cell>
          <table:table-cell office:value-type="float" office:value="75.7920192512" calcext:value-type="float">
            <text:p>75.79201925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1" calcext:value-type="float">
            <text:p>-61</text:p>
          </table:table-cell>
          <table:table-cell office:value-type="float" office:value="75.8752177344" calcext:value-type="float">
            <text:p>75.87521773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office:value-type="float" office:value="76.0394450559" calcext:value-type="float">
            <text:p>76.03944505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9" calcext:value-type="float">
            <text:p>-59</text:p>
          </table:table-cell>
          <table:table-cell office:value-type="float" office:value="76.0826565594" calcext:value-type="float">
            <text:p>76.08265655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76.0857007657" calcext:value-type="float">
            <text:p>76.08570076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76.0655425629" calcext:value-type="float">
            <text:p>76.06554256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office:value-type="float" office:value="76.0209840979" calcext:value-type="float">
            <text:p>76.02098409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76.0459998031" calcext:value-type="float">
            <text:p>76.04599980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4" calcext:value-type="float">
            <text:p>-54</text:p>
          </table:table-cell>
          <table:table-cell office:value-type="float" office:value="75.9296859698" calcext:value-type="float">
            <text:p>75.92968596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75.6546458397" calcext:value-type="float">
            <text:p>75.65464583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75.7503966643" calcext:value-type="float">
            <text:p>75.75039666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75.692284514" calcext:value-type="float">
            <text:p>75.6922845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75.6250331678" calcext:value-type="float">
            <text:p>75.62503316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75.5825203252" calcext:value-type="float">
            <text:p>75.58252032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8" calcext:value-type="float">
            <text:p>-48</text:p>
          </table:table-cell>
          <table:table-cell office:value-type="float" office:value="75.5519258916" calcext:value-type="float">
            <text:p>75.55192589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75.7360408947" calcext:value-type="float">
            <text:p>75.73604089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75.2373701015" calcext:value-type="float">
            <text:p>75.23737010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75.4528969441" calcext:value-type="float">
            <text:p>75.45289694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4" calcext:value-type="float">
            <text:p>-44</text:p>
          </table:table-cell>
          <table:table-cell office:value-type="float" office:value="75.4250807273" calcext:value-type="float">
            <text:p>75.42508072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75.3857042133" calcext:value-type="float">
            <text:p>75.38570421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2" calcext:value-type="float">
            <text:p>-42</text:p>
          </table:table-cell>
          <table:table-cell office:value-type="float" office:value="75.3501887063" calcext:value-type="float">
            <text:p>75.35018870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1" calcext:value-type="float">
            <text:p>-41</text:p>
          </table:table-cell>
          <table:table-cell office:value-type="float" office:value="75.3140662448" calcext:value-type="float">
            <text:p>75.31406624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75.2974642168" calcext:value-type="float">
            <text:p>75.29746421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9" calcext:value-type="float">
            <text:p>-39</text:p>
          </table:table-cell>
          <table:table-cell office:value-type="float" office:value="75.4666026193" calcext:value-type="float">
            <text:p>75.46660261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8" calcext:value-type="float">
            <text:p>-38</text:p>
          </table:table-cell>
          <table:table-cell office:value-type="float" office:value="75.1722543146" calcext:value-type="float">
            <text:p>75.17225431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7" calcext:value-type="float">
            <text:p>-37</text:p>
          </table:table-cell>
          <table:table-cell office:value-type="float" office:value="75.3627330559" calcext:value-type="float">
            <text:p>75.36273305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office:value-type="float" office:value="75.3979077168" calcext:value-type="float">
            <text:p>75.39790771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office:value-type="float" office:value="75.4506923182" calcext:value-type="float">
            <text:p>75.4506923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4" calcext:value-type="float">
            <text:p>-34</text:p>
          </table:table-cell>
          <table:table-cell office:value-type="float" office:value="75.5289246713" calcext:value-type="float">
            <text:p>75.52892467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3" calcext:value-type="float">
            <text:p>-33</text:p>
          </table:table-cell>
          <table:table-cell office:value-type="float" office:value="75.6408363636" calcext:value-type="float">
            <text:p>75.64083636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2" calcext:value-type="float">
            <text:p>-32</text:p>
          </table:table-cell>
          <table:table-cell office:value-type="float" office:value="75.9336574746" calcext:value-type="float">
            <text:p>75.93365747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1" calcext:value-type="float">
            <text:p>-31</text:p>
          </table:table-cell>
          <table:table-cell office:value-type="float" office:value="75.8110967477" calcext:value-type="float">
            <text:p>75.81109674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76.0873319615" calcext:value-type="float">
            <text:p>76.08733196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office:value-type="float" office:value="76.1765815594" calcext:value-type="float">
            <text:p>76.17658155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office:value-type="float" office:value="76.2541007622" calcext:value-type="float">
            <text:p>76.25410076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office:value-type="float" office:value="76.3385956049" calcext:value-type="float">
            <text:p>76.33859560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office:value-type="float" office:value="76.4401145979" calcext:value-type="float">
            <text:p>76.44011459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76.655407836" calcext:value-type="float">
            <text:p>76.6554078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76.6299178886" calcext:value-type="float">
            <text:p>76.62991788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office:value-type="float" office:value="76.828082479" calcext:value-type="float">
            <text:p>76.828082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76.9258768916" calcext:value-type="float">
            <text:p>76.92587689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office:value-type="float" office:value="77.0290867273" calcext:value-type="float">
            <text:p>77.02908672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77.1297027168" calcext:value-type="float">
            <text:p>77.12970271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office:value-type="float" office:value="77.2240027063" calcext:value-type="float">
            <text:p>77.22400270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office:value-type="float" office:value="77.334591514" calcext:value-type="float">
            <text:p>77.3345915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office:value-type="float" office:value="77.5059747995" calcext:value-type="float">
            <text:p>77.50597479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77.6702098147" calcext:value-type="float">
            <text:p>77.67020981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77.7177980035" calcext:value-type="float">
            <text:p>77.71779800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77.6899704091" calcext:value-type="float">
            <text:p>77.68997040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office:value-type="float" office:value="77.6144753881" calcext:value-type="float">
            <text:p>77.61447538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77.5279278951" calcext:value-type="float">
            <text:p>77.52792789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office:value-type="float" office:value="77.4568240524" calcext:value-type="float">
            <text:p>77.45682405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77.4091927622" calcext:value-type="float">
            <text:p>77.40919276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77.3584139091" calcext:value-type="float">
            <text:p>77.35841390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77.2996780385" calcext:value-type="float">
            <text:p>77.29967803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77.2565865" calcext:value-type="float">
            <text:p>77.25658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77.2083906119" calcext:value-type="float">
            <text:p>77.20839061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77.1532705385" calcext:value-type="float">
            <text:p>77.15327053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77.1122743287" calcext:value-type="float">
            <text:p>77.11227432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77.0939659615" calcext:value-type="float">
            <text:p>77.09396596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77.093438296" calcext:value-type="float">
            <text:p>77.0934382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77.0880227238" calcext:value-type="float">
            <text:p>77.0880227238</text:p>
          </table:table-cell>
          <table:table-cell table:number-columns-repeated="2"/>
          <table:table-cell office:value-type="string" calcext:value-type="string">
            <text:p>xが66，yが44の範囲の平均を画像上の距離とする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.0624982007" calcext:value-type="float">
            <text:p>77.0624982007</text:p>
          </table:table-cell>
          <table:table-cell office:value-type="string" calcext:value-type="string">
            <text:p>距離の平均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7.0463850739" calcext:value-type="float">
            <text:p>77.0463850739</text:p>
          </table:table-cell>
          <table:table-cell table:formula="of:=AVERAGE([.C79:.C121])" office:value-type="float" office:value="76.9296862707861" calcext:value-type="float">
            <text:p>76.929686270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7.034622757" calcext:value-type="float">
            <text:p>77.034622757</text:p>
          </table:table-cell>
          <table:table-cell table:formula="of:=AVERAGE([.C80:.C122])" office:value-type="float" office:value="76.9014289779954" calcext:value-type="float">
            <text:p>76.90142897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7.0186885141" calcext:value-type="float">
            <text:p>77.0186885141</text:p>
          </table:table-cell>
          <table:table-cell table:formula="of:=AVERAGE([.C81:.C123])" office:value-type="float" office:value="76.8700983056582" calcext:value-type="float">
            <text:p>76.8700983057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6.9800434789" calcext:value-type="float">
            <text:p>76.9800434789</text:p>
          </table:table-cell>
          <table:table-cell table:formula="of:=AVERAGE([.C82:.C124])" office:value-type="float" office:value="76.8358922737558" calcext:value-type="float">
            <text:p>76.835892273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6.9098031901" calcext:value-type="float">
            <text:p>76.9098031901</text:p>
          </table:table-cell>
          <table:table-cell table:formula="of:=AVERAGE([.C83:.C125])" office:value-type="float" office:value="76.798511853107" calcext:value-type="float">
            <text:p>76.798511853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6.8215655845" calcext:value-type="float">
            <text:p>76.8215655845</text:p>
          </table:table-cell>
          <table:table-cell table:formula="of:=AVERAGE([.C84:.C126])" office:value-type="float" office:value="76.756512053807" calcext:value-type="float">
            <text:p>76.756512053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6.7312052077" calcext:value-type="float">
            <text:p>76.7312052077</text:p>
          </table:table-cell>
          <table:table-cell table:formula="of:=AVERAGE([.C85:.C127])" office:value-type="float" office:value="76.7089696012605" calcext:value-type="float">
            <text:p>76.708969601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6.6929614331" calcext:value-type="float">
            <text:p>76.6929614331</text:p>
          </table:table-cell>
          <table:table-cell table:formula="of:=AVERAGE([.C86:.C128])" office:value-type="float" office:value="76.6618787845116" calcext:value-type="float">
            <text:p>76.661878784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6.6418071373" calcext:value-type="float">
            <text:p>76.6418071373</text:p>
          </table:table-cell>
          <table:table-cell table:formula="of:=AVERAGE([.C87:.C129])" office:value-type="float" office:value="76.6141458752279" calcext:value-type="float">
            <text:p>76.614145875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6.5602086866" calcext:value-type="float">
            <text:p>76.5602086866</text:p>
          </table:table-cell>
          <table:table-cell table:formula="of:=AVERAGE([.C88:.C130])" office:value-type="float" office:value="76.5681560054907" calcext:value-type="float">
            <text:p>76.568156005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6.4930970176" calcext:value-type="float">
            <text:p>76.4930970176</text:p>
          </table:table-cell>
          <table:table-cell table:formula="of:=AVERAGE([.C89:.C131])" office:value-type="float" office:value="76.5237395838395" calcext:value-type="float">
            <text:p>76.523739583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6.4475578803" calcext:value-type="float">
            <text:p>76.4475578803</text:p>
          </table:table-cell>
          <table:table-cell table:formula="of:=AVERAGE([.C90:.C132])" office:value-type="float" office:value="76.4797850920372" calcext:value-type="float">
            <text:p>76.47978509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6.3956707089" calcext:value-type="float">
            <text:p>76.3956707089</text:p>
          </table:table-cell>
          <table:table-cell table:formula="of:=AVERAGE([.C91:.C133])" office:value-type="float" office:value="76.4358456161558" calcext:value-type="float">
            <text:p>76.435845616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6.3432517817" calcext:value-type="float">
            <text:p>76.3432517817</text:p>
          </table:table-cell>
          <table:table-cell table:formula="of:=AVERAGE([.C92:.C134])" office:value-type="float" office:value="76.3919416243302" calcext:value-type="float">
            <text:p>76.391941624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6.2937722359" calcext:value-type="float">
            <text:p>76.2937722359</text:p>
          </table:table-cell>
          <table:table-cell table:formula="of:=AVERAGE([.C93:.C135])" office:value-type="float" office:value="76.3424038890302" calcext:value-type="float">
            <text:p>76.342403889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6.2365232359" calcext:value-type="float">
            <text:p>76.2365232359</text:p>
          </table:table-cell>
          <table:table-cell table:formula="of:=AVERAGE([.C94:.C136])" office:value-type="float" office:value="76.3020566126" calcext:value-type="float">
            <text:p>76.302056612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6.1830215563" calcext:value-type="float">
            <text:p>76.1830215563</text:p>
          </table:table-cell>
          <table:table-cell table:formula="of:=AVERAGE([.C95:.C137])" office:value-type="float" office:value="76.2571318629465" calcext:value-type="float">
            <text:p>76.2571318629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6.1370350599" calcext:value-type="float">
            <text:p>76.1370350599</text:p>
          </table:table-cell>
          <table:table-cell table:formula="of:=AVERAGE([.C96:.C138])" office:value-type="float" office:value="76.2128685077279" calcext:value-type="float">
            <text:p>76.2128685077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6.0810330423" calcext:value-type="float">
            <text:p>76.0810330423</text:p>
          </table:table-cell>
          <table:table-cell table:formula="of:=AVERAGE([.C97:.C139])" office:value-type="float" office:value="76.1693839209814" calcext:value-type="float">
            <text:p>76.16938392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.960023652" calcext:value-type="float">
            <text:p>75.960023652</text:p>
          </table:table-cell>
          <table:table-cell table:formula="of:=AVERAGE([.C98:.C140])" office:value-type="float" office:value="76.1260438645558" calcext:value-type="float">
            <text:p>76.126043864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75.9319365121" calcext:value-type="float">
            <text:p>75.9319365121</text:p>
          </table:table-cell>
          <table:table-cell table:formula="of:=AVERAGE([.C99:.C141])" office:value-type="float" office:value="76.0821568223791" calcext:value-type="float">
            <text:p>76.0821568224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5.8140231373" calcext:value-type="float">
            <text:p>75.8140231373</text:p>
          </table:table-cell>
          <table:table-cell table:formula="of:=AVERAGE([.C100:.C142])" office:value-type="float" office:value="76.0335080916162" calcext:value-type="float">
            <text:p>76.033508091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5.7824838063" calcext:value-type="float">
            <text:p>75.7824838063</text:p>
          </table:table-cell>
          <table:table-cell table:formula="of:=AVERAGE([.C101:.C143])" office:value-type="float" office:value="75.991369340907" calcext:value-type="float">
            <text:p>75.9913693409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75.7531433345" calcext:value-type="float">
            <text:p>75.7531433345</text:p>
          </table:table-cell>
          <table:table-cell table:formula="of:=AVERAGE([.C102:.C144])" office:value-type="float" office:value="75.9452492630349" calcext:value-type="float">
            <text:p>75.94524926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75.7272334261" calcext:value-type="float">
            <text:p>75.7272334261</text:p>
          </table:table-cell>
          <table:table-cell table:formula="of:=AVERAGE([.C103:.C145])" office:value-type="float" office:value="75.8994344395023" calcext:value-type="float">
            <text:p>75.899434439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75.6999834296" calcext:value-type="float">
            <text:p>75.6999834296</text:p>
          </table:table-cell>
          <table:table-cell table:formula="of:=AVERAGE([.C104:.C146])" office:value-type="float" office:value="75.854211943186" calcext:value-type="float">
            <text:p>75.854211943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75.6258843552" calcext:value-type="float">
            <text:p>75.6258843552</text:p>
          </table:table-cell>
          <table:table-cell table:formula="of:=AVERAGE([.C105:.C147])" office:value-type="float" office:value="75.8099419037976" calcext:value-type="float">
            <text:p>75.809941903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75.6928928833" calcext:value-type="float">
            <text:p>75.6928928833</text:p>
          </table:table-cell>
          <table:table-cell table:formula="of:=AVERAGE([.C106:.C148])" office:value-type="float" office:value="75.7677565167209" calcext:value-type="float">
            <text:p>75.7677565167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75.6374553099" calcext:value-type="float">
            <text:p>75.6374553099</text:p>
          </table:table-cell>
          <table:table-cell table:formula="of:=AVERAGE([.C107:.C149])" office:value-type="float" office:value="75.7254296858744" calcext:value-type="float">
            <text:p>75.7254296859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5.6369109894" calcext:value-type="float">
            <text:p>75.6369109894</text:p>
          </table:table-cell>
          <table:table-cell table:formula="of:=AVERAGE([.C108:.C150])" office:value-type="float" office:value="75.6856830287116" calcext:value-type="float">
            <text:p>75.6856830287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75.6180217641" calcext:value-type="float">
            <text:p>75.6180217641</text:p>
          </table:table-cell>
          <table:table-cell table:formula="of:=AVERAGE([.C109:.C151])" office:value-type="float" office:value="75.6498122523605" calcext:value-type="float">
            <text:p>75.6498122524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75.5667809049" calcext:value-type="float">
            <text:p>75.5667809049</text:p>
          </table:table-cell>
          <table:table-cell table:formula="of:=AVERAGE([.C110:.C152])" office:value-type="float" office:value="75.6116101049651" calcext:value-type="float">
            <text:p>75.61161010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75.5197952993" calcext:value-type="float">
            <text:p>75.5197952993</text:p>
          </table:table-cell>
          <table:table-cell table:formula="of:=AVERAGE([.C111:.C153])" office:value-type="float" office:value="75.5741929327582" calcext:value-type="float">
            <text:p>75.574192932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75.4705422606" calcext:value-type="float">
            <text:p>75.4705422606</text:p>
          </table:table-cell>
          <table:table-cell table:formula="of:=AVERAGE([.C112:.C154])" office:value-type="float" office:value="75.5364428639744" calcext:value-type="float">
            <text:p>75.536442864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75.1695554206" calcext:value-type="float">
            <text:p>75.1695554206</text:p>
          </table:table-cell>
          <table:table-cell table:formula="of:=AVERAGE([.C113:.C155])" office:value-type="float" office:value="75.4972482002" calcext:value-type="float">
            <text:p>75.497248200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75.5216536135" calcext:value-type="float">
            <text:p>75.5216536135</text:p>
          </table:table-cell>
          <table:table-cell table:formula="of:=AVERAGE([.C114:.C156])" office:value-type="float" office:value="75.4567334847303" calcext:value-type="float">
            <text:p>75.4567334847</text:p>
          </table:table-cell>
          <table:table-cell table:style-name="ce12"/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75.2766263768" calcext:value-type="float">
            <text:p>75.2766263768</text:p>
          </table:table-cell>
          <table:table-cell table:formula="of:=AVERAGE([.C115:.C157])" office:value-type="float" office:value="75.4103472198535" calcext:value-type="float">
            <text:p>75.4103472199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75.2499462641" calcext:value-type="float">
            <text:p>75.2499462641</text:p>
          </table:table-cell>
          <table:table-cell table:formula="of:=AVERAGE([.C116:.C158])" office:value-type="float" office:value="75.3699303635814" calcext:value-type="float">
            <text:p>75.369930363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75.2424370986" calcext:value-type="float">
            <text:p>75.2424370986</text:p>
          </table:table-cell>
          <table:table-cell table:formula="of:=AVERAGE([.C117:.C159])" office:value-type="float" office:value="75.3249321329884" calcext:value-type="float">
            <text:p>75.32493213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5.2303435352" calcext:value-type="float">
            <text:p>75.2303435352</text:p>
          </table:table-cell>
          <table:table-cell table:formula="of:=AVERAGE([.C118:.C160])" office:value-type="float" office:value="75.2797042490233" calcext:value-type="float">
            <text:p>75.279704249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75.2062954824" calcext:value-type="float">
            <text:p>75.2062954824</text:p>
          </table:table-cell>
          <table:table-cell table:formula="of:=AVERAGE([.C119:.C161])" office:value-type="float" office:value="75.2333534266349" calcext:value-type="float">
            <text:p>75.2333534266</text:p>
          </table:table-cell>
          <table:table-cell table:formula="of:=INDEX([.D141:.D500];(ROW()-141)*4+1;1)" office:value-type="float" office:value="75.2333534266349" calcext:value-type="float">
            <text:p>75.233353426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74.996127301" calcext:value-type="float">
            <text:p>74.996127301</text:p>
          </table:table-cell>
          <table:table-cell table:formula="of:=AVERAGE([.C120:.C162])" office:value-type="float" office:value="75.185107651986" calcext:value-type="float">
            <text:p>75.185107652</text:p>
          </table:table-cell>
          <table:table-cell table:formula="of:=INDEX([.D141:.D500];(ROW()-141)*4+1;1)" office:value-type="float" office:value="75.0370059429093" calcext:value-type="float">
            <text:p>75.037005942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75.2505319202" calcext:value-type="float">
            <text:p>75.2505319202</text:p>
          </table:table-cell>
          <table:table-cell table:formula="of:=AVERAGE([.C121:.C163])" office:value-type="float" office:value="75.1365357980581" calcext:value-type="float">
            <text:p>75.1365357981</text:p>
          </table:table-cell>
          <table:table-cell table:formula="of:=INDEX([.D141:.D500];(ROW()-141)*4+1;1)" office:value-type="float" office:value="74.8338431609186" calcext:value-type="float">
            <text:p>74.833843160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75.0632217254" calcext:value-type="float">
            <text:p>75.0632217254</text:p>
          </table:table-cell>
          <table:table-cell table:formula="of:=AVERAGE([.C122:.C164])" office:value-type="float" office:value="75.0824634642116" calcext:value-type="float">
            <text:p>75.0824634642</text:p>
          </table:table-cell>
          <table:table-cell table:formula="of:=INDEX([.D141:.D500];(ROW()-141)*4+1;1)" office:value-type="float" office:value="74.617792003693" calcext:value-type="float">
            <text:p>74.617792003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75.0645853451" calcext:value-type="float">
            <text:p>75.0645853451</text:p>
          </table:table-cell>
          <table:table-cell table:formula="of:=AVERAGE([.C123:.C165])" office:value-type="float" office:value="75.0370059429093" calcext:value-type="float">
            <text:p>75.0370059429</text:p>
          </table:table-cell>
          <table:table-cell table:formula="of:=INDEX([.D141:.D500];(ROW()-141)*4+1;1)" office:value-type="float" office:value="74.411675646928" calcext:value-type="float">
            <text:p>74.411675646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5.0741211725" calcext:value-type="float">
            <text:p>75.0741211725</text:p>
          </table:table-cell>
          <table:table-cell table:formula="of:=AVERAGE([.C124:.C166])" office:value-type="float" office:value="74.9890823801302" calcext:value-type="float">
            <text:p>74.9890823801</text:p>
          </table:table-cell>
          <table:table-cell table:formula="of:=INDEX([.D141:.D500];(ROW()-141)*4+1;1)" office:value-type="float" office:value="74.2287414391535" calcext:value-type="float">
            <text:p>74.22874143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75.0764317852" calcext:value-type="float">
            <text:p>75.0764317852</text:p>
          </table:table-cell>
          <table:table-cell table:formula="of:=AVERAGE([.C125:.C167])" office:value-type="float" office:value="74.9383854761023" calcext:value-type="float">
            <text:p>74.9383854761</text:p>
          </table:table-cell>
          <table:table-cell table:formula="of:=INDEX([.D141:.D500];(ROW()-141)*4+1;1)" office:value-type="float" office:value="74.073534192514" calcext:value-type="float">
            <text:p>74.07353419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75.0958315458" calcext:value-type="float">
            <text:p>75.0958315458</text:p>
          </table:table-cell>
          <table:table-cell table:formula="of:=AVERAGE([.C126:.C168])" office:value-type="float" office:value="74.8864887609023" calcext:value-type="float">
            <text:p>74.8864887609</text:p>
          </table:table-cell>
          <table:table-cell table:formula="of:=INDEX([.D141:.D500];(ROW()-141)*4+1;1)" office:value-type="float" office:value="73.9618255079256" calcext:value-type="float">
            <text:p>73.961825507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75.0015118581" calcext:value-type="float">
            <text:p>75.0015118581</text:p>
          </table:table-cell>
          <table:table-cell table:formula="of:=AVERAGE([.C127:.C169])" office:value-type="float" office:value="74.8338431609186" calcext:value-type="float">
            <text:p>74.8338431609</text:p>
          </table:table-cell>
          <table:table-cell table:formula="of:=INDEX([.D141:.D500];(ROW()-141)*4+1;1)" office:value-type="float" office:value="73.9010644429093" calcext:value-type="float">
            <text:p>73.901064442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75.0220989497" calcext:value-type="float">
            <text:p>75.0220989497</text:p>
          </table:table-cell>
          <table:table-cell table:formula="of:=AVERAGE([.C128:.C170])" office:value-type="float" office:value="74.7817260881326" calcext:value-type="float">
            <text:p>74.7817260881</text:p>
          </table:table-cell>
          <table:table-cell table:formula="of:=INDEX([.D141:.D500];(ROW()-141)*4+1;1)" office:value-type="float" office:value="73.8791222822954" calcext:value-type="float">
            <text:p>73.879122282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75.15051805" calcext:value-type="float">
            <text:p>75.15051805</text:p>
          </table:table-cell>
          <table:table-cell table:formula="of:=AVERAGE([.C129:.C171])" office:value-type="float" office:value="74.722218320814" calcext:value-type="float">
            <text:p>74.7222183208</text:p>
          </table:table-cell>
          <table:table-cell table:formula="of:=INDEX([.D141:.D500];(ROW()-141)*4+1;1)" office:value-type="float" office:value="73.9267677561302" calcext:value-type="float">
            <text:p>73.926767756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74.9991147993" calcext:value-type="float">
            <text:p>74.9991147993</text:p>
          </table:table-cell>
          <table:table-cell table:formula="of:=AVERAGE([.C130:.C172])" office:value-type="float" office:value="74.6699868023884" calcext:value-type="float">
            <text:p>74.6699868024</text:p>
          </table:table-cell>
          <table:table-cell table:formula="of:=INDEX([.D141:.D500];(ROW()-141)*4+1;1)" office:value-type="float" office:value="74.0309757173605" calcext:value-type="float">
            <text:p>74.030975717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74.9512702817" calcext:value-type="float">
            <text:p>74.9512702817</text:p>
          </table:table-cell>
          <table:table-cell table:formula="of:=AVERAGE([.C131:.C173])" office:value-type="float" office:value="74.617792003693" calcext:value-type="float">
            <text:p>74.6177920037</text:p>
          </table:table-cell>
          <table:table-cell table:style-name="ce12" table:formula="of:=INDEX([.D141:.D500];(ROW()-141)*4+1;1)" office:value-type="float" office:value="74.1677053821419" calcext:value-type="float">
            <text:p>74.167705382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74.8698440599" calcext:value-type="float">
            <text:p>74.8698440599</text:p>
          </table:table-cell>
          <table:table-cell table:formula="of:=AVERAGE([.C132:.C174])" office:value-type="float" office:value="74.5648531592117" calcext:value-type="float">
            <text:p>74.5648531592</text:p>
          </table:table-cell>
          <table:table-cell table:style-name="ce12" table:formula="of:=INDEX([.D141:.D500];(ROW()-141)*4+1;1)" office:value-type="float" office:value="74.3252761220395" calcext:value-type="float">
            <text:p>74.32527612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74.762187338" calcext:value-type="float">
            <text:p>74.762187338</text:p>
          </table:table-cell>
          <table:table-cell table:formula="of:=AVERAGE([.C133:.C175])" office:value-type="float" office:value="74.5126420746233" calcext:value-type="float">
            <text:p>74.5126420746</text:p>
          </table:table-cell>
          <table:table-cell table:style-name="ce12" table:formula="of:=INDEX([.D141:.D500];(ROW()-141)*4+1;1)" office:value-type="float" office:value="74.5304325453768" calcext:value-type="float">
            <text:p>74.530432545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74.6535379437" calcext:value-type="float">
            <text:p>74.6535379437</text:p>
          </table:table-cell>
          <table:table-cell table:formula="of:=AVERAGE([.C134:.C176])" office:value-type="float" office:value="74.4616557514977" calcext:value-type="float">
            <text:p>74.4616557515</text:p>
          </table:table-cell>
          <table:table-cell table:style-name="ce12" table:formula="of:=INDEX([.D141:.D500];(ROW()-141)*4+1;1)" office:value-type="float" office:value="74.7352944810093" calcext:value-type="float">
            <text:p>74.73529448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74.348642392" calcext:value-type="float">
            <text:p>74.348642392</text:p>
          </table:table-cell>
          <table:table-cell table:formula="of:=AVERAGE([.C135:.C177])" office:value-type="float" office:value="74.411675646928" calcext:value-type="float">
            <text:p>74.4116756469</text:p>
          </table:table-cell>
          <table:table-cell table:style-name="ce12" table:formula="of:=INDEX([.D141:.D500];(ROW()-141)*4+1;1)" office:value-type="float" office:value="74.8830799176744" calcext:value-type="float">
            <text:p>74.883079917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74.5558474162" calcext:value-type="float">
            <text:p>74.5558474162</text:p>
          </table:table-cell>
          <table:table-cell table:formula="of:=AVERAGE([.C136:.C178])" office:value-type="float" office:value="74.3646153274" calcext:value-type="float">
            <text:p>74.3646153274</text:p>
          </table:table-cell>
          <table:table-cell table:style-name="ce12" table:formula="of:=INDEX([.D141:.D500];(ROW()-141)*4+1;1)" office:value-type="float" office:value="74.9239693045581" calcext:value-type="float">
            <text:p>74.923969304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74.3015993204" calcext:value-type="float">
            <text:p>74.3015993204</text:p>
          </table:table-cell>
          <table:table-cell table:formula="of:=AVERAGE([.C137:.C179])" office:value-type="float" office:value="74.3124716583698" calcext:value-type="float">
            <text:p>74.3124716584</text:p>
          </table:table-cell>
          <table:table-cell table:style-name="ce12" table:formula="of:=INDEX([.D141:.D500];(ROW()-141)*4+1;1)" office:value-type="float" office:value="74.7918994124" calcext:value-type="float">
            <text:p>74.7918994124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74.2382225458" calcext:value-type="float">
            <text:p>74.2382225458</text:p>
          </table:table-cell>
          <table:table-cell table:formula="of:=AVERAGE([.C138:.C180])" office:value-type="float" office:value="74.2697190077605" calcext:value-type="float">
            <text:p>74.2697190078</text:p>
          </table:table-cell>
          <table:table-cell table:style-name="ce12" table:formula="of:=INDEX([.D141:.D500];(ROW()-141)*4+1;1)" office:value-type="float" office:value="74.5306795069349" calcext:value-type="float">
            <text:p>74.530679506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74.1439496972" calcext:value-type="float">
            <text:p>74.1439496972</text:p>
          </table:table-cell>
          <table:table-cell table:formula="of:=AVERAGE([.C139:.C181])" office:value-type="float" office:value="74.2287414391535" calcext:value-type="float">
            <text:p>74.2287414392</text:p>
          </table:table-cell>
          <table:table-cell table:style-name="ce12" table:formula="of:=INDEX([.D141:.D500];(ROW()-141)*4+1;1)" office:value-type="float" office:value="74.1536455005" calcext:value-type="float">
            <text:p>74.1536455005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74.0064647324" calcext:value-type="float">
            <text:p>74.0064647324</text:p>
          </table:table-cell>
          <table:table-cell table:formula="of:=AVERAGE([.C140:.C182])" office:value-type="float" office:value="74.186055983414" calcext:value-type="float">
            <text:p>74.1860559834</text:p>
          </table:table-cell>
          <table:table-cell table:style-name="ce12" table:formula="of:=INDEX([.D141:.D500];(ROW()-141)*4+1;1)" office:value-type="float" office:value="73.6709650052023" calcext:value-type="float">
            <text:p>73.670965005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73.8714339331" calcext:value-type="float">
            <text:p>73.8714339331</text:p>
          </table:table-cell>
          <table:table-cell table:formula="of:=AVERAGE([.C141:.C183])" office:value-type="float" office:value="74.1445883307767" calcext:value-type="float">
            <text:p>74.1445883308</text:p>
          </table:table-cell>
          <table:table-cell table:style-name="ce12" table:formula="of:=INDEX([.D141:.D500];(ROW()-141)*4+1;1)" office:value-type="float" office:value="73.1282800361" calcext:value-type="float">
            <text:p>73.1282800361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73.6068261567" calcext:value-type="float">
            <text:p>73.6068261567</text:p>
          </table:table-cell>
          <table:table-cell table:formula="of:=AVERAGE([.C142:.C184])" office:value-type="float" office:value="74.1055537364442" calcext:value-type="float">
            <text:p>74.1055537364</text:p>
          </table:table-cell>
          <table:table-cell table:style-name="ce12" table:formula="of:=INDEX([.D141:.D500];(ROW()-141)*4+1;1)" office:value-type="float" office:value="72.5498600219558" calcext:value-type="float">
            <text:p>72.54986002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3.8593497213" calcext:value-type="float">
            <text:p>73.8593497213</text:p>
          </table:table-cell>
          <table:table-cell table:formula="of:=AVERAGE([.C143:.C185])" office:value-type="float" office:value="74.073534192514" calcext:value-type="float">
            <text:p>74.0735341925</text:p>
          </table:table-cell>
          <table:table-cell table:style-name="ce12" table:formula="of:=INDEX([.D141:.D500];(ROW()-141)*4+1;1)" office:value-type="float" office:value="71.9259826965302" calcext:value-type="float">
            <text:p>71.925982696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3.7217706068" calcext:value-type="float">
            <text:p>73.7217706068</text:p>
          </table:table-cell>
          <table:table-cell table:formula="of:=AVERAGE([.C144:.C186])" office:value-type="float" office:value="74.0345690320093" calcext:value-type="float">
            <text:p>74.034569032</text:p>
          </table:table-cell>
          <table:table-cell table:style-name="ce12" table:formula="of:=INDEX([.D141:.D500];(ROW()-141)*4+1;1)" office:value-type="float" office:value="71.2632736616256" calcext:value-type="float">
            <text:p>71.26327366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3.5731764613" calcext:value-type="float">
            <text:p>73.5731764613</text:p>
          </table:table-cell>
          <table:table-cell table:formula="of:=AVERAGE([.C145:.C187])" office:value-type="float" office:value="74.0056460807861" calcext:value-type="float">
            <text:p>74.0056460808</text:p>
          </table:table-cell>
          <table:table-cell table:style-name="ce12" table:formula="of:=INDEX([.D141:.D500];(ROW()-141)*4+1;1)" office:value-type="float" office:value="70.5926528359047" calcext:value-type="float">
            <text:p>70.592652835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4956746725" calcext:value-type="float">
            <text:p>73.4956746725</text:p>
          </table:table-cell>
          <table:table-cell table:formula="of:=AVERAGE([.C146:.C188])" office:value-type="float" office:value="73.9818210503093" calcext:value-type="float">
            <text:p>73.9818210503</text:p>
          </table:table-cell>
          <table:table-cell table:style-name="ce12" table:formula="of:=INDEX([.D141:.D500];(ROW()-141)*4+1;1)" office:value-type="float" office:value="69.970851138507" calcext:value-type="float">
            <text:p>69.970851138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3.4362226303" calcext:value-type="float">
            <text:p>73.4362226303</text:p>
          </table:table-cell>
          <table:table-cell table:formula="of:=AVERAGE([.C147:.C189])" office:value-type="float" office:value="73.9618255079256" calcext:value-type="float">
            <text:p>73.9618255079</text:p>
          </table:table-cell>
          <table:table-cell table:style-name="ce12" table:formula="of:=INDEX([.D141:.D500];(ROW()-141)*4+1;1)" office:value-type="float" office:value="69.3999019878" calcext:value-type="float">
            <text:p>69.399901987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3.3848502254" calcext:value-type="float">
            <text:p>73.3848502254</text:p>
          </table:table-cell>
          <table:table-cell table:formula="of:=AVERAGE([.C148:.C190])" office:value-type="float" office:value="73.942848090914" calcext:value-type="float">
            <text:p>73.9428480909</text:p>
          </table:table-cell>
          <table:table-cell table:style-name="ce12" table:formula="of:=INDEX([.D141:.D500];(ROW()-141)*4+1;1)" office:value-type="float" office:value="68.9085034389628" calcext:value-type="float">
            <text:p>68.90850343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3.1340588886" calcext:value-type="float">
            <text:p>73.1340588886</text:p>
          </table:table-cell>
          <table:table-cell table:formula="of:=AVERAGE([.C149:.C191])" office:value-type="float" office:value="73.9253966905698" calcext:value-type="float">
            <text:p>73.9253966906</text:p>
          </table:table-cell>
          <table:table-cell table:style-name="ce12" table:formula="of:=INDEX([.D141:.D500];(ROW()-141)*4+1;1)" office:value-type="float" office:value="68.482085168586" calcext:value-type="float">
            <text:p>68.4820851686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3.3915000176" calcext:value-type="float">
            <text:p>73.3915000176</text:p>
          </table:table-cell>
          <table:table-cell table:formula="of:=AVERAGE([.C150:.C192])" office:value-type="float" office:value="73.9122972195" calcext:value-type="float">
            <text:p>73.9122972195</text:p>
          </table:table-cell>
          <table:table-cell table:style-name="ce12" table:formula="of:=INDEX([.D141:.D500];(ROW()-141)*4+1;1)" office:value-type="float" office:value="68.0658286245372" calcext:value-type="float">
            <text:p>68.0658286245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3.3925346455" calcext:value-type="float">
            <text:p>73.3925346455</text:p>
          </table:table-cell>
          <table:table-cell table:formula="of:=AVERAGE([.C151:.C193])" office:value-type="float" office:value="73.9010644429093" calcext:value-type="float">
            <text:p>73.9010644429</text:p>
          </table:table-cell>
          <table:table-cell table:style-name="ce12" table:formula="of:=INDEX([.D141:.D500];(ROW()-141)*4+1;1)" office:value-type="float" office:value="67.6090794337186" calcext:value-type="float">
            <text:p>67.6090794337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3.3416514514" calcext:value-type="float">
            <text:p>73.3416514514</text:p>
          </table:table-cell>
          <table:table-cell table:formula="of:=AVERAGE([.C152:.C194])" office:value-type="float" office:value="73.8891053043395" calcext:value-type="float">
            <text:p>73.8891053043</text:p>
          </table:table-cell>
          <table:table-cell table:style-name="ce12" table:formula="of:=INDEX([.D141:.D500];(ROW()-141)*4+1;1)" office:value-type="float" office:value="67.1128061907721" calcext:value-type="float">
            <text:p>67.112806190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73.3217042676" calcext:value-type="float">
            <text:p>73.3217042676</text:p>
          </table:table-cell>
          <table:table-cell table:formula="of:=AVERAGE([.C153:.C195])" office:value-type="float" office:value="73.8800528648698" calcext:value-type="float">
            <text:p>73.8800528649</text:p>
          </table:table-cell>
          <table:table-cell table:style-name="ce12" table:formula="of:=INDEX([.D141:.D500];(ROW()-141)*4+1;1)" office:value-type="float" office:value="66.5758281522977" calcext:value-type="float">
            <text:p>66.5758281523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73.3273834049" calcext:value-type="float">
            <text:p>73.3273834049</text:p>
          </table:table-cell>
          <table:table-cell table:formula="of:=AVERAGE([.C154:.C196])" office:value-type="float" office:value="73.8783298952209" calcext:value-type="float">
            <text:p>73.8783298952</text:p>
          </table:table-cell>
          <table:table-cell table:style-name="ce12" table:formula="of:=INDEX([.D141:.D500];(ROW()-141)*4+1;1)" office:value-type="float" office:value="66.048888408107" calcext:value-type="float">
            <text:p>66.048888408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73.3213977641" calcext:value-type="float">
            <text:p>73.3213977641</text:p>
          </table:table-cell>
          <table:table-cell table:formula="of:=AVERAGE([.C155:.C197])" office:value-type="float" office:value="73.8791222822954" calcext:value-type="float">
            <text:p>73.8791222823</text:p>
          </table:table-cell>
          <table:table-cell table:style-name="ce12" table:formula="of:=INDEX([.D141:.D500];(ROW()-141)*4+1;1)" office:value-type="float" office:value="65.4934730889" calcext:value-type="float">
            <text:p>65.4934730889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73.1459616809" calcext:value-type="float">
            <text:p>73.1459616809</text:p>
          </table:table-cell>
          <table:table-cell table:formula="of:=AVERAGE([.C156:.C198])" office:value-type="float" office:value="73.8834699490163" calcext:value-type="float">
            <text:p>73.883469949</text:p>
          </table:table-cell>
          <table:table-cell table:style-name="ce12" table:formula="of:=INDEX([.D141:.D500];(ROW()-141)*4+1;1)" office:value-type="float" office:value="64.9209883841744" calcext:value-type="float">
            <text:p>64.9209883842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73.2794758452" calcext:value-type="float">
            <text:p>73.2794758452</text:p>
          </table:table-cell>
          <table:table-cell table:formula="of:=AVERAGE([.C157:.C199])" office:value-type="float" office:value="73.8926586196674" calcext:value-type="float">
            <text:p>73.8926586197</text:p>
          </table:table-cell>
          <table:table-cell table:style-name="ce12" table:formula="of:=INDEX([.D141:.D500];(ROW()-141)*4+1;1)" office:value-type="float" office:value="64.3494264992186" calcext:value-type="float">
            <text:p>64.3494264992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73.4382624006" calcext:value-type="float">
            <text:p>73.4382624006</text:p>
          </table:table-cell>
          <table:table-cell table:formula="of:=AVERAGE([.C158:.C200])" office:value-type="float" office:value="73.911236442193" calcext:value-type="float">
            <text:p>73.9112364422</text:p>
          </table:table-cell>
          <table:table-cell table:style-name="ce12" table:formula="of:=INDEX([.D141:.D500];(ROW()-141)*4+1;1)" office:value-type="float" office:value="63.8081010210442" calcext:value-type="float">
            <text:p>63.80810102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73.487910814" calcext:value-type="float">
            <text:p>73.487910814</text:p>
          </table:table-cell>
          <table:table-cell table:formula="of:=AVERAGE([.C159:.C201])" office:value-type="float" office:value="73.9267677561302" calcext:value-type="float">
            <text:p>73.9267677561</text:p>
          </table:table-cell>
          <table:table-cell table:style-name="ce12" table:formula="of:=INDEX([.D141:.D500];(ROW()-141)*4+1;1)" office:value-type="float" office:value="63.2945300599093" calcext:value-type="float">
            <text:p>63.2945300599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3.4069625018" calcext:value-type="float">
            <text:p>73.4069625018</text:p>
          </table:table-cell>
          <table:table-cell table:formula="of:=AVERAGE([.C160:.C202])" office:value-type="float" office:value="73.9495153706093" calcext:value-type="float">
            <text:p>73.9495153706</text:p>
          </table:table-cell>
          <table:table-cell table:style-name="ce12" table:formula="of:=INDEX([.D141:.D500];(ROW()-141)*4+1;1)" office:value-type="float" office:value="62.8060575742279" calcext:value-type="float">
            <text:p>62.8060575742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73.4472344718" calcext:value-type="float">
            <text:p>73.4472344718</text:p>
          </table:table-cell>
          <table:table-cell table:formula="of:=AVERAGE([.C161:.C203])" office:value-type="float" office:value="73.9716726374186" calcext:value-type="float">
            <text:p>73.9716726374</text:p>
          </table:table-cell>
          <table:table-cell table:style-name="ce12" table:formula="of:=INDEX([.D141:.D500];(ROW()-141)*4+1;1)" office:value-type="float" office:value="62.3908184256326" calcext:value-type="float">
            <text:p>62.3908184256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73.5278079261" calcext:value-type="float">
            <text:p>73.5278079261</text:p>
          </table:table-cell>
          <table:table-cell table:formula="of:=AVERAGE([.C162:.C204])" office:value-type="float" office:value="73.9980775468535" calcext:value-type="float">
            <text:p>73.9980775469</text:p>
          </table:table-cell>
          <table:table-cell table:style-name="ce12" table:formula="of:=INDEX([.D141:.D500];(ROW()-141)*4+1;1)" office:value-type="float" office:value="62.0846414752698" calcext:value-type="float">
            <text:p>62.0846414753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3.619286912" calcext:value-type="float">
            <text:p>73.619286912</text:p>
          </table:table-cell>
          <table:table-cell table:formula="of:=AVERAGE([.C163:.C205])" office:value-type="float" office:value="74.0309757173605" calcext:value-type="float">
            <text:p>74.0309757174</text:p>
          </table:table-cell>
          <table:table-cell table:style-name="ce12" table:formula="of:=INDEX([.D141:.D500];(ROW()-141)*4+1;1)" office:value-type="float" office:value="61.8638061897419" calcext:value-type="float">
            <text:p>61.8638061897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73.5750300185" calcext:value-type="float">
            <text:p>73.5750300185</text:p>
          </table:table-cell>
          <table:table-cell table:formula="of:=AVERAGE([.C164:.C206])" office:value-type="float" office:value="74.0638242479047" calcext:value-type="float">
            <text:p>74.0638242479</text:p>
          </table:table-cell>
          <table:table-cell table:style-name="ce12" table:formula="of:=INDEX([.D141:.D500];(ROW()-141)*4+1;1)" office:value-type="float" office:value="61.6561309569419" calcext:value-type="float">
            <text:p>61.6561309569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3.8195348228" calcext:value-type="float">
            <text:p>73.8195348228</text:p>
          </table:table-cell>
          <table:table-cell table:formula="of:=AVERAGE([.C165:.C207])" office:value-type="float" office:value="74.1019781281442" calcext:value-type="float">
            <text:p>74.1019781281</text:p>
          </table:table-cell>
          <table:table-cell table:style-name="ce12" table:formula="of:=INDEX([.D141:.D500];(ROW()-141)*4+1;1)" office:value-type="float" office:value="61.4053224342465" calcext:value-type="float">
            <text:p>61.4053224342</text:p>
          </table:table-cell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ここまで等速区間の距離でーた　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4.0401090346" calcext:value-type="float">
            <text:p>74.0401090346</text:p>
          </table:table-cell>
          <table:table-cell table:formula="of:=AVERAGE([.C166:.C208])" office:value-type="float" office:value="74.1334672413233" calcext:value-type="float">
            <text:p>74.1334672413</text:p>
          </table:table-cell>
          <table:table-cell table:style-name="ce12" table:formula="of:=INDEX([.D141:.D500];(ROW()-141)*4+1;1)" office:value-type="float" office:value="61.1124510328349" calcext:value-type="float">
            <text:p>61.1124510328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4.21431285" calcext:value-type="float">
            <text:p>74.21431285</text:p>
          </table:table-cell>
          <table:table-cell table:formula="of:=AVERAGE([.C167:.C209])" office:value-type="float" office:value="74.1677053821419" calcext:value-type="float">
            <text:p>74.1677053821</text:p>
          </table:table-cell>
          <table:table-cell table:style-name="ce12" table:formula="of:=INDEX([.D141:.D500];(ROW()-141)*4+1;1)" office:value-type="float" office:value="60.8218118810954" calcext:value-type="float">
            <text:p>60.8218118811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4.2604028537" calcext:value-type="float">
            <text:p>74.2604028537</text:p>
          </table:table-cell>
          <table:table-cell table:formula="of:=AVERAGE([.C168:.C210])" office:value-type="float" office:value="74.2051363913954" calcext:value-type="float">
            <text:p>74.2051363914</text:p>
          </table:table-cell>
          <table:table-cell table:style-name="ce12" table:formula="of:=INDEX([.D141:.D500];(ROW()-141)*4+1;1)" office:value-type="float" office:value="60.5377742984953" calcext:value-type="float">
            <text:p>60.537774298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74.345421331" calcext:value-type="float">
            <text:p>74.345421331</text:p>
          </table:table-cell>
          <table:table-cell table:formula="of:=AVERAGE([.C169:.C211])" office:value-type="float" office:value="74.2396224730977" calcext:value-type="float">
            <text:p>74.2396224731</text:p>
          </table:table-cell>
          <table:table-cell table:style-name="ce12" table:formula="of:=INDEX([.D141:.D500];(ROW()-141)*4+1;1)" office:value-type="float" office:value="60.2630784823139" calcext:value-type="float">
            <text:p>60.2630784823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74.4382346021" calcext:value-type="float">
            <text:p>74.4382346021</text:p>
          </table:table-cell>
          <table:table-cell table:formula="of:=AVERAGE([.C170:.C212])" office:value-type="float" office:value="74.2800101729721" calcext:value-type="float">
            <text:p>74.280010173</text:p>
          </table:table-cell>
          <table:table-cell table:style-name="ce12" table:formula="of:=INDEX([.D141:.D500];(ROW()-141)*4+1;1)" office:value-type="float" office:value="59.9838753261372" calcext:value-type="float">
            <text:p>59.9838753261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74.5390895563" calcext:value-type="float">
            <text:p>74.5390895563</text:p>
          </table:table-cell>
          <table:table-cell table:formula="of:=AVERAGE([.C171:.C213])" office:value-type="float" office:value="74.3252761220395" calcext:value-type="float">
            <text:p>74.325276122</text:p>
          </table:table-cell>
          <table:table-cell table:style-name="ce12" table:formula="of:=INDEX([.D141:.D500];(ROW()-141)*4+1;1)" office:value-type="float" office:value="59.7113063993512" calcext:value-type="float">
            <text:p>59.7113063994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74.6362750915" calcext:value-type="float">
            <text:p>74.6362750915</text:p>
          </table:table-cell>
          <table:table-cell table:formula="of:=AVERAGE([.C172:.C214])" office:value-type="float" office:value="74.3793711459419" calcext:value-type="float">
            <text:p>74.3793711459</text:p>
          </table:table-cell>
          <table:table-cell table:style-name="ce12" table:formula="of:=INDEX([.D141:.D500];(ROW()-141)*4+1;1)" office:value-type="float" office:value="59.4167784096233" calcext:value-type="float">
            <text:p>59.4167784096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74.6098599021" calcext:value-type="float">
            <text:p>74.6098599021</text:p>
          </table:table-cell>
          <table:table-cell table:formula="of:=AVERAGE([.C173:.C215])" office:value-type="float" office:value="74.4296122015209" calcext:value-type="float">
            <text:p>74.4296122015</text:p>
          </table:table-cell>
          <table:table-cell table:style-name="ce12" table:formula="of:=INDEX([.D141:.D500];(ROW()-141)*4+1;1)" office:value-type="float" office:value="59.0554085652488" calcext:value-type="float">
            <text:p>59.0554085652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74.8771825868" calcext:value-type="float">
            <text:p>74.8771825868</text:p>
          </table:table-cell>
          <table:table-cell table:formula="of:=AVERAGE([.C174:.C216])" office:value-type="float" office:value="74.4802518227698" calcext:value-type="float">
            <text:p>74.4802518228</text:p>
          </table:table-cell>
          <table:table-cell table:style-name="ce12" table:formula="of:=INDEX([.D141:.D500];(ROW()-141)*4+1;1)" office:value-type="float" office:value="58.6276319182047" calcext:value-type="float">
            <text:p>58.6276319182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74.9039167041" calcext:value-type="float">
            <text:p>74.9039167041</text:p>
          </table:table-cell>
          <table:table-cell table:formula="of:=AVERAGE([.C175:.C217])" office:value-type="float" office:value="74.5304325453768" calcext:value-type="float">
            <text:p>74.5304325454</text:p>
          </table:table-cell>
          <table:table-cell table:style-name="ce12" table:formula="of:=INDEX([.D141:.D500];(ROW()-141)*4+1;1)" office:value-type="float" office:value="58.1999566022954" calcext:value-type="float">
            <text:p>58.1999566023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74.949137007" calcext:value-type="float">
            <text:p>74.949137007</text:p>
          </table:table-cell>
          <table:table-cell table:formula="of:=AVERAGE([.C176:.C218])" office:value-type="float" office:value="74.5810147293582" calcext:value-type="float">
            <text:p>74.5810147294</text:p>
          </table:table-cell>
          <table:table-cell table:style-name="ce12" table:formula="of:=INDEX([.D141:.D500];(ROW()-141)*4+1;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75.0486507817" calcext:value-type="float">
            <text:p>75.0486507817</text:p>
          </table:table-cell>
          <table:table-cell table:formula="of:=AVERAGE([.C177:.C219])" office:value-type="float" office:value="74.6306578570395" calcext:value-type="float">
            <text:p>74.630657857</text:p>
          </table:table-cell>
          <table:table-cell table:style-name="ce12" table:formula="of:=INDEX([.D141:.D500];(ROW()-141)*4+1;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5.1474887606" calcext:value-type="float">
            <text:p>75.1474887606</text:p>
          </table:table-cell>
          <table:table-cell table:formula="of:=AVERAGE([.C178:.C220])" office:value-type="float" office:value="74.6815654336977" calcext:value-type="float">
            <text:p>74.6815654337</text:p>
          </table:table-cell>
          <table:table-cell table:style-name="ce12" table:formula="of:=INDEX([.D141:.D500];(ROW()-141)*4+1;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75.2236939155" calcext:value-type="float">
            <text:p>75.2236939155</text:p>
          </table:table-cell>
          <table:table-cell table:formula="of:=AVERAGE([.C179:.C221])" office:value-type="float" office:value="74.7352944810093" calcext:value-type="float">
            <text:p>74.73529448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75.279746743" calcext:value-type="float">
            <text:p>75.279746743</text:p>
          </table:table-cell>
          <table:table-cell table:formula="of:=AVERAGE([.C180:.C222])" office:value-type="float" office:value="74.7893460948325" calcext:value-type="float">
            <text:p>74.789346094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75.1909850186" calcext:value-type="float">
            <text:p>75.1909850186</text:p>
          </table:table-cell>
          <table:table-cell table:formula="of:=AVERAGE([.C181:.C223])" office:value-type="float" office:value="74.8268107965605" calcext:value-type="float">
            <text:p>74.826810796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75.2793608029" calcext:value-type="float">
            <text:p>75.2793608029</text:p>
          </table:table-cell>
          <table:table-cell table:formula="of:=AVERAGE([.C182:.C224])" office:value-type="float" office:value="74.8544510958116" calcext:value-type="float">
            <text:p>74.854451095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75.4210860642" calcext:value-type="float">
            <text:p>75.4210860642</text:p>
          </table:table-cell>
          <table:table-cell table:formula="of:=AVERAGE([.C183:.C225])" office:value-type="float" office:value="74.8830799176744" calcext:value-type="float">
            <text:p>74.8830799177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75.2839207465" calcext:value-type="float">
            <text:p>75.2839207465</text:p>
          </table:table-cell>
          <table:table-cell table:formula="of:=AVERAGE([.C184:.C226])" office:value-type="float" office:value="74.905441519607" calcext:value-type="float">
            <text:p>74.905441519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75.247443007" calcext:value-type="float">
            <text:p>75.247443007</text:p>
          </table:table-cell>
          <table:table-cell table:formula="of:=AVERAGE([.C185:.C227])" office:value-type="float" office:value="74.9213827417279" calcext:value-type="float">
            <text:p>74.9213827417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75.213381588" calcext:value-type="float">
            <text:p>75.213381588</text:p>
          </table:table-cell>
          <table:table-cell table:formula="of:=AVERAGE([.C186:.C228])" office:value-type="float" office:value="74.927026370786" calcext:value-type="float">
            <text:p>74.927026370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75.194010662" calcext:value-type="float">
            <text:p>75.194010662</text:p>
          </table:table-cell>
          <table:table-cell table:formula="of:=AVERAGE([.C187:.C229])" office:value-type="float" office:value="74.9239693045581" calcext:value-type="float">
            <text:p>74.923969304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75.1827098592" calcext:value-type="float">
            <text:p>75.1827098592</text:p>
          </table:table-cell>
          <table:table-cell table:formula="of:=AVERAGE([.C188:.C230])" office:value-type="float" office:value="74.9061711071023" calcext:value-type="float">
            <text:p>74.906171107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74.9785761857" calcext:value-type="float">
            <text:p>74.9785761857</text:p>
          </table:table-cell>
          <table:table-cell table:formula="of:=AVERAGE([.C189:.C231])" office:value-type="float" office:value="74.8748363952814" calcext:value-type="float">
            <text:p>74.874836395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75.1728937249" calcext:value-type="float">
            <text:p>75.1728937249</text:p>
          </table:table-cell>
          <table:table-cell table:formula="of:=AVERAGE([.C190:.C232])" office:value-type="float" office:value="74.8355607191419" calcext:value-type="float">
            <text:p>74.835560719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75.3312860353" calcext:value-type="float">
            <text:p>75.3312860353</text:p>
          </table:table-cell>
          <table:table-cell table:formula="of:=AVERAGE([.C191:.C233])" office:value-type="float" office:value="74.7918994124" calcext:value-type="float">
            <text:p>74.7918994124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75.4601449164" calcext:value-type="float">
            <text:p>75.4601449164</text:p>
          </table:table-cell>
          <table:table-cell table:formula="of:=AVERAGE([.C192:.C234])" office:value-type="float" office:value="74.7388534638628" calcext:value-type="float">
            <text:p>74.7388534639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75.5518654075" calcext:value-type="float">
            <text:p>75.5518654075</text:p>
          </table:table-cell>
          <table:table-cell table:formula="of:=AVERAGE([.C193:.C235])" office:value-type="float" office:value="74.6779086545767" calcext:value-type="float">
            <text:p>74.677908654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75.5700383592" calcext:value-type="float">
            <text:p>75.5700383592</text:p>
          </table:table-cell>
          <table:table-cell table:formula="of:=AVERAGE([.C194:.C236])" office:value-type="float" office:value="74.6098600514" calcext:value-type="float">
            <text:p>74.6098600514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75.4994225235" calcext:value-type="float">
            <text:p>75.4994225235</text:p>
          </table:table-cell>
          <table:table-cell table:formula="of:=AVERAGE([.C195:.C237])" office:value-type="float" office:value="74.5306795069349" calcext:value-type="float">
            <text:p>74.5306795069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75.4967381788" calcext:value-type="float">
            <text:p>75.4967381788</text:p>
          </table:table-cell>
          <table:table-cell table:formula="of:=AVERAGE([.C196:.C238])" office:value-type="float" office:value="74.4480933344721" calcext:value-type="float">
            <text:p>74.448093334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75.4620378952" calcext:value-type="float">
            <text:p>75.4620378952</text:p>
          </table:table-cell>
          <table:table-cell table:formula="of:=AVERAGE([.C197:.C239])" office:value-type="float" office:value="74.3561508005907" calcext:value-type="float">
            <text:p>74.356150800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75.5104235604" calcext:value-type="float">
            <text:p>75.5104235604</text:p>
          </table:table-cell>
          <table:table-cell table:formula="of:=AVERAGE([.C198:.C240])" office:value-type="float" office:value="74.2584172758023" calcext:value-type="float">
            <text:p>74.258417275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75.4563107153" calcext:value-type="float">
            <text:p>75.4563107153</text:p>
          </table:table-cell>
          <table:table-cell table:formula="of:=AVERAGE([.C199:.C241])" office:value-type="float" office:value="74.1536455005" calcext:value-type="float">
            <text:p>74.153645500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75.6036952396" calcext:value-type="float">
            <text:p>75.6036952396</text:p>
          </table:table-cell>
          <table:table-cell table:formula="of:=AVERAGE([.C200:.C242])" office:value-type="float" office:value="74.0425111542837" calcext:value-type="float">
            <text:p>74.042511154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75.0492445749" calcext:value-type="float">
            <text:p>75.0492445749</text:p>
          </table:table-cell>
          <table:table-cell table:formula="of:=AVERAGE([.C201:.C243])" office:value-type="float" office:value="73.9222446073605" calcext:value-type="float">
            <text:p>73.9222446074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74.6764436818" calcext:value-type="float">
            <text:p>74.6764436818</text:p>
          </table:table-cell>
          <table:table-cell table:formula="of:=AVERAGE([.C202:.C244])" office:value-type="float" office:value="73.7977188587163" calcext:value-type="float">
            <text:p>73.7977188587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74.6380018419" calcext:value-type="float">
            <text:p>74.6380018419</text:p>
          </table:table-cell>
          <table:table-cell table:formula="of:=AVERAGE([.C203:.C245])" office:value-type="float" office:value="73.6709650052023" calcext:value-type="float">
            <text:p>73.670965005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74.4087833549" calcext:value-type="float">
            <text:p>74.4087833549</text:p>
          </table:table-cell>
          <table:table-cell table:formula="of:=AVERAGE([.C204:.C246])" office:value-type="float" office:value="73.5424605737907" calcext:value-type="float">
            <text:p>73.542460573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74.2132804773" calcext:value-type="float">
            <text:p>74.2132804773</text:p>
          </table:table-cell>
          <table:table-cell table:formula="of:=AVERAGE([.C205:.C247])" office:value-type="float" office:value="73.4078238109326" calcext:value-type="float">
            <text:p>73.4078238109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73.8619629615" calcext:value-type="float">
            <text:p>73.8619629615</text:p>
          </table:table-cell>
          <table:table-cell table:formula="of:=AVERAGE([.C206:.C248])" office:value-type="float" office:value="73.2677514145814" calcext:value-type="float">
            <text:p>73.267751414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73.4435761707" calcext:value-type="float">
            <text:p>73.4435761707</text:p>
          </table:table-cell>
          <table:table-cell table:formula="of:=AVERAGE([.C207:.C249])" office:value-type="float" office:value="73.1282800361" calcext:value-type="float">
            <text:p>73.128280036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73.0542123322" calcext:value-type="float">
            <text:p>73.0542123322</text:p>
          </table:table-cell>
          <table:table-cell table:formula="of:=AVERAGE([.C208:.C250])" office:value-type="float" office:value="72.9845032063116" calcext:value-type="float">
            <text:p>72.984503206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72.6927164263" calcext:value-type="float">
            <text:p>72.6927164263</text:p>
          </table:table-cell>
          <table:table-cell table:formula="of:=AVERAGE([.C209:.C251])" office:value-type="float" office:value="72.8398309293372" calcext:value-type="float">
            <text:p>72.839830929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72.525458776" calcext:value-type="float">
            <text:p>72.525458776</text:p>
          </table:table-cell>
          <table:table-cell table:formula="of:=AVERAGE([.C210:.C252])" office:value-type="float" office:value="72.6960164093953" calcext:value-type="float">
            <text:p>72.6960164094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72.3829666638" calcext:value-type="float">
            <text:p>72.3829666638</text:p>
          </table:table-cell>
          <table:table-cell table:formula="of:=AVERAGE([.C211:.C253])" office:value-type="float" office:value="72.5498600219558" calcext:value-type="float">
            <text:p>72.54986002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72.0644455439" calcext:value-type="float">
            <text:p>72.0644455439</text:p>
          </table:table-cell>
          <table:table-cell table:formula="of:=AVERAGE([.C212:.C254])" office:value-type="float" office:value="72.403887041793" calcext:value-type="float">
            <text:p>72.403887041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71.8176078028" calcext:value-type="float">
            <text:p>71.8176078028</text:p>
          </table:table-cell>
          <table:table-cell table:formula="of:=AVERAGE([.C213:.C255])" office:value-type="float" office:value="72.2509505370535" calcext:value-type="float">
            <text:p>72.250950537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71.6129996197" calcext:value-type="float">
            <text:p>71.6129996197</text:p>
          </table:table-cell>
          <table:table-cell table:formula="of:=AVERAGE([.C214:.C256])" office:value-type="float" office:value="72.0922619491047" calcext:value-type="float">
            <text:p>72.092261949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71.2315116795" calcext:value-type="float">
            <text:p>71.2315116795</text:p>
          </table:table-cell>
          <table:table-cell table:formula="of:=AVERAGE([.C215:.C257])" office:value-type="float" office:value="71.9259826965302" calcext:value-type="float">
            <text:p>71.925982696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71.0586544862" calcext:value-type="float">
            <text:p>71.0586544862</text:p>
          </table:table-cell>
          <table:table-cell table:formula="of:=AVERAGE([.C216:.C258])" office:value-type="float" office:value="71.7587581616093" calcext:value-type="float">
            <text:p>71.758758161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70.9236536299" calcext:value-type="float">
            <text:p>70.9236536299</text:p>
          </table:table-cell>
          <table:table-cell table:formula="of:=AVERAGE([.C217:.C259])" office:value-type="float" office:value="71.5916248697465" calcext:value-type="float">
            <text:p>71.5916248697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70.7013751382" calcext:value-type="float">
            <text:p>70.7013751382</text:p>
          </table:table-cell>
          <table:table-cell table:formula="of:=AVERAGE([.C218:.C260])" office:value-type="float" office:value="71.4282035352605" calcext:value-type="float">
            <text:p>71.428203535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70.443950669" calcext:value-type="float">
            <text:p>70.443950669</text:p>
          </table:table-cell>
          <table:table-cell table:formula="of:=AVERAGE([.C219:.C261])" office:value-type="float" office:value="71.2632736616256" calcext:value-type="float">
            <text:p>71.263273661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70.2698738944" calcext:value-type="float">
            <text:p>70.2698738944</text:p>
          </table:table-cell>
          <table:table-cell table:formula="of:=AVERAGE([.C220:.C262])" office:value-type="float" office:value="71.0995866800465" calcext:value-type="float">
            <text:p>71.0995866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69.9760272429" calcext:value-type="float">
            <text:p>69.9760272429</text:p>
          </table:table-cell>
          <table:table-cell table:formula="of:=AVERAGE([.C221:.C263])" office:value-type="float" office:value="70.9331076823279" calcext:value-type="float">
            <text:p>70.933107682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69.8690867238" calcext:value-type="float">
            <text:p>69.8690867238</text:p>
          </table:table-cell>
          <table:table-cell table:formula="of:=AVERAGE([.C222:.C264])" office:value-type="float" office:value="70.7644899470582" calcext:value-type="float">
            <text:p>70.764489947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69.8293310419" calcext:value-type="float">
            <text:p>69.8293310419</text:p>
          </table:table-cell>
          <table:table-cell table:formula="of:=AVERAGE([.C223:.C265])" office:value-type="float" office:value="70.5926528359047" calcext:value-type="float">
            <text:p>70.5926528359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69.6652944679" calcext:value-type="float">
            <text:p>69.6652944679</text:p>
          </table:table-cell>
          <table:table-cell table:formula="of:=AVERAGE([.C224:.C266])" office:value-type="float" office:value="70.4327047695558" calcext:value-type="float">
            <text:p>70.432704769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69.48998" calcext:value-type="float">
            <text:p>69.48998</text:p>
          </table:table-cell>
          <table:table-cell table:formula="of:=AVERAGE([.C225:.C267])" office:value-type="float" office:value="70.2798039689116" calcext:value-type="float">
            <text:p>70.2798039689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69.3979730211" calcext:value-type="float">
            <text:p>69.3979730211</text:p>
          </table:table-cell>
          <table:table-cell table:formula="of:=AVERAGE([.C226:.C268])" office:value-type="float" office:value="70.1255426642023" calcext:value-type="float">
            <text:p>70.125542664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69.2866514718" calcext:value-type="float">
            <text:p>69.2866514718</text:p>
          </table:table-cell>
          <table:table-cell table:formula="of:=AVERAGE([.C227:.C269])" office:value-type="float" office:value="69.970851138507" calcext:value-type="float">
            <text:p>69.970851138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69.0650393261" calcext:value-type="float">
            <text:p>69.0650393261</text:p>
          </table:table-cell>
          <table:table-cell table:formula="of:=AVERAGE([.C228:.C270])" office:value-type="float" office:value="69.8185378711023" calcext:value-type="float">
            <text:p>69.818537871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68.9924736781" calcext:value-type="float">
            <text:p>68.9924736781</text:p>
          </table:table-cell>
          <table:table-cell table:formula="of:=AVERAGE([.C229:.C271])" office:value-type="float" office:value="69.6725527032302" calcext:value-type="float">
            <text:p>69.672552703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69.0099863045" calcext:value-type="float">
            <text:p>69.0099863045</text:p>
          </table:table-cell>
          <table:table-cell table:formula="of:=AVERAGE([.C230:.C272])" office:value-type="float" office:value="69.5324233222442" calcext:value-type="float">
            <text:p>69.532423322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68.8979851993" calcext:value-type="float">
            <text:p>68.8979851993</text:p>
          </table:table-cell>
          <table:table-cell table:formula="of:=AVERAGE([.C231:.C273])" office:value-type="float" office:value="69.3999019878" calcext:value-type="float">
            <text:p>69.399901987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68.7017380387" calcext:value-type="float">
            <text:p>68.7017380387</text:p>
          </table:table-cell>
          <table:table-cell table:formula="of:=AVERAGE([.C232:.C274])" office:value-type="float" office:value="69.2725897353953" calcext:value-type="float">
            <text:p>69.2725897354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68.5966240211" calcext:value-type="float">
            <text:p>68.5966240211</text:p>
          </table:table-cell>
          <table:table-cell table:formula="of:=AVERAGE([.C233:.C275])" office:value-type="float" office:value="69.1473628214744" calcext:value-type="float">
            <text:p>69.147362821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68.5076767535" calcext:value-type="float">
            <text:p>68.5076767535</text:p>
          </table:table-cell>
          <table:table-cell table:formula="of:=AVERAGE([.C234:.C276])" office:value-type="float" office:value="69.0243359248279" calcext:value-type="float">
            <text:p>69.024335924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68.3101370557" calcext:value-type="float">
            <text:p>68.3101370557</text:p>
          </table:table-cell>
          <table:table-cell table:formula="of:=AVERAGE([.C235:.C277])" office:value-type="float" office:value="68.9085034389628" calcext:value-type="float">
            <text:p>68.908503439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68.3612104059" calcext:value-type="float">
            <text:p>68.3612104059</text:p>
          </table:table-cell>
          <table:table-cell table:formula="of:=AVERAGE([.C236:.C278])" office:value-type="float" office:value="68.7954170225419" calcext:value-type="float">
            <text:p>68.795417022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68.3833068091" calcext:value-type="float">
            <text:p>68.3833068091</text:p>
          </table:table-cell>
          <table:table-cell table:formula="of:=AVERAGE([.C237:.C279])" office:value-type="float" office:value="68.6846197792558" calcext:value-type="float">
            <text:p>68.684619779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68.4723051406" calcext:value-type="float">
            <text:p>68.4723051406</text:p>
          </table:table-cell>
          <table:table-cell table:formula="of:=AVERAGE([.C238:.C280])" office:value-type="float" office:value="68.5822896996651" calcext:value-type="float">
            <text:p>68.5822896997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68.4047536125" calcext:value-type="float">
            <text:p>68.4047536125</text:p>
          </table:table-cell>
          <table:table-cell table:formula="of:=AVERAGE([.C239:.C281])" office:value-type="float" office:value="68.482085168586" calcext:value-type="float">
            <text:p>68.482085168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68.4234976873" calcext:value-type="float">
            <text:p>68.4234976873</text:p>
          </table:table-cell>
          <table:table-cell table:formula="of:=AVERAGE([.C240:.C282])" office:value-type="float" office:value="68.3818617614767" calcext:value-type="float">
            <text:p>68.381861761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68.3518266585" calcext:value-type="float">
            <text:p>68.3518266585</text:p>
          </table:table-cell>
          <table:table-cell table:formula="of:=AVERAGE([.C241:.C283])" office:value-type="float" office:value="68.2807416122419" calcext:value-type="float">
            <text:p>68.280741612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68.2057480987" calcext:value-type="float">
            <text:p>68.2057480987</text:p>
          </table:table-cell>
          <table:table-cell table:formula="of:=AVERAGE([.C242:.C284])" office:value-type="float" office:value="68.1742456300907" calcext:value-type="float">
            <text:p>68.174245630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68.21469946" calcext:value-type="float">
            <text:p>68.21469946</text:p>
          </table:table-cell>
          <table:table-cell table:formula="of:=AVERAGE([.C243:.C285])" office:value-type="float" office:value="68.0658286245372" calcext:value-type="float">
            <text:p>68.065828624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68.1714777219" calcext:value-type="float">
            <text:p>68.1714777219</text:p>
          </table:table-cell>
          <table:table-cell table:formula="of:=AVERAGE([.C244:.C286])" office:value-type="float" office:value="67.9580692018093" calcext:value-type="float">
            <text:p>67.958069201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68.1017092541" calcext:value-type="float">
            <text:p>68.1017092541</text:p>
          </table:table-cell>
          <table:table-cell table:formula="of:=AVERAGE([.C245:.C287])" office:value-type="float" office:value="67.8500529529651" calcext:value-type="float">
            <text:p>67.85005295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68.0047657394" calcext:value-type="float">
            <text:p>68.0047657394</text:p>
          </table:table-cell>
          <table:table-cell table:formula="of:=AVERAGE([.C246:.C288])" office:value-type="float" office:value="67.7313046724302" calcext:value-type="float">
            <text:p>67.7313046724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67.75704775" calcext:value-type="float">
            <text:p>67.75704775</text:p>
          </table:table-cell>
          <table:table-cell table:formula="of:=AVERAGE([.C247:.C289])" office:value-type="float" office:value="67.6090794337186" calcext:value-type="float">
            <text:p>67.6090794337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7.6638099789" calcext:value-type="float">
            <text:p>67.6638099789</text:p>
          </table:table-cell>
          <table:table-cell table:formula="of:=AVERAGE([.C248:.C290])" office:value-type="float" office:value="67.4875474346582" calcext:value-type="float">
            <text:p>67.4875474347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67.584600743" calcext:value-type="float">
            <text:p>67.584600743</text:p>
          </table:table-cell>
          <table:table-cell table:formula="of:=AVERAGE([.C249:.C291])" office:value-type="float" office:value="67.363422649793" calcext:value-type="float">
            <text:p>67.363422649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67.4180127883" calcext:value-type="float">
            <text:p>67.4180127883</text:p>
          </table:table-cell>
          <table:table-cell table:formula="of:=AVERAGE([.C250:.C292])" office:value-type="float" office:value="67.2392520448349" calcext:value-type="float">
            <text:p>67.239252044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67.3557949511" calcext:value-type="float">
            <text:p>67.3557949511</text:p>
          </table:table-cell>
          <table:table-cell table:formula="of:=AVERAGE([.C251:.C293])" office:value-type="float" office:value="67.1128061907721" calcext:value-type="float">
            <text:p>67.112806190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67.2182895729" calcext:value-type="float">
            <text:p>67.2182895729</text:p>
          </table:table-cell>
          <table:table-cell table:formula="of:=AVERAGE([.C252:.C294])" office:value-type="float" office:value="66.9825070325186" calcext:value-type="float">
            <text:p>66.982507032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67.1407014774" calcext:value-type="float">
            <text:p>67.1407014774</text:p>
          </table:table-cell>
          <table:table-cell table:formula="of:=AVERAGE([.C253:.C295])" office:value-type="float" office:value="66.8474379878884" calcext:value-type="float">
            <text:p>66.8474379879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67.092810108" calcext:value-type="float">
            <text:p>67.092810108</text:p>
          </table:table-cell>
          <table:table-cell table:formula="of:=AVERAGE([.C254:.C296])" office:value-type="float" office:value="66.7096722430488" calcext:value-type="float">
            <text:p>66.70967224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67.0836486517" calcext:value-type="float">
            <text:p>67.0836486517</text:p>
          </table:table-cell>
          <table:table-cell table:formula="of:=AVERAGE([.C255:.C297])" office:value-type="float" office:value="66.5758281522977" calcext:value-type="float">
            <text:p>66.575828152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66.9548918967" calcext:value-type="float">
            <text:p>66.9548918967</text:p>
          </table:table-cell>
          <table:table-cell table:formula="of:=AVERAGE([.C256:.C298])" office:value-type="float" office:value="66.4443006663326" calcext:value-type="float">
            <text:p>66.444300666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66.8487181584" calcext:value-type="float">
            <text:p>66.8487181584</text:p>
          </table:table-cell>
          <table:table-cell table:formula="of:=AVERAGE([.C257:.C299])" office:value-type="float" office:value="66.3123888317139" calcext:value-type="float">
            <text:p>66.3123888317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66.8313182571" calcext:value-type="float">
            <text:p>66.8313182571</text:p>
          </table:table-cell>
          <table:table-cell table:formula="of:=AVERAGE([.C258:.C300])" office:value-type="float" office:value="66.1822964226232" calcext:value-type="float">
            <text:p>66.182296422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66.7498596498" calcext:value-type="float">
            <text:p>66.7498596498</text:p>
          </table:table-cell>
          <table:table-cell table:formula="of:=AVERAGE([.C259:.C301])" office:value-type="float" office:value="66.048888408107" calcext:value-type="float">
            <text:p>66.048888408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66.6140471242" calcext:value-type="float">
            <text:p>66.6140471242</text:p>
          </table:table-cell>
          <table:table-cell table:formula="of:=AVERAGE([.C260:.C302])" office:value-type="float" office:value="65.9131728382744" calcext:value-type="float">
            <text:p>65.913172838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66.3532087211" calcext:value-type="float">
            <text:p>66.3532087211</text:p>
          </table:table-cell>
          <table:table-cell table:formula="of:=AVERAGE([.C261:.C303])" office:value-type="float" office:value="65.7731968442604" calcext:value-type="float">
            <text:p>65.773196844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65.8646234365" calcext:value-type="float">
            <text:p>65.8646234365</text:p>
          </table:table-cell>
          <table:table-cell table:formula="of:=AVERAGE([.C262:.C304])" office:value-type="float" office:value="65.6336513980139" calcext:value-type="float">
            <text:p>65.63365139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65.6079426556" calcext:value-type="float">
            <text:p>65.6079426556</text:p>
          </table:table-cell>
          <table:table-cell table:formula="of:=AVERAGE([.C263:.C305])" office:value-type="float" office:value="65.4934730889" calcext:value-type="float">
            <text:p>65.4934730889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65.3423720656" calcext:value-type="float">
            <text:p>65.3423720656</text:p>
          </table:table-cell>
          <table:table-cell table:formula="of:=AVERAGE([.C264:.C306])" office:value-type="float" office:value="65.3515487601139" calcext:value-type="float">
            <text:p>65.351548760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65.2243880235" calcext:value-type="float">
            <text:p>65.2243880235</text:p>
          </table:table-cell>
          <table:table-cell table:formula="of:=AVERAGE([.C265:.C307])" office:value-type="float" office:value="65.2101068296325" calcext:value-type="float">
            <text:p>65.210106829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64.7231549789" calcext:value-type="float">
            <text:p>64.7231549789</text:p>
          </table:table-cell>
          <table:table-cell table:formula="of:=AVERAGE([.C266:.C308])" office:value-type="float" office:value="65.0663815658232" calcext:value-type="float">
            <text:p>65.066381565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64.4096092033" calcext:value-type="float">
            <text:p>64.4096092033</text:p>
          </table:table-cell>
          <table:table-cell table:formula="of:=AVERAGE([.C267:.C309])" office:value-type="float" office:value="64.9209883841744" calcext:value-type="float">
            <text:p>64.920988384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64.2641040404" calcext:value-type="float">
            <text:p>64.2641040404</text:p>
          </table:table-cell>
          <table:table-cell table:formula="of:=AVERAGE([.C268:.C310])" office:value-type="float" office:value="64.7732431412837" calcext:value-type="float">
            <text:p>64.773243141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64.0606072719" calcext:value-type="float">
            <text:p>64.0606072719</text:p>
          </table:table-cell>
          <table:table-cell table:formula="of:=AVERAGE([.C269:.C311])" office:value-type="float" office:value="64.6281290756698" calcext:value-type="float">
            <text:p>64.6281290757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63.9473154586" calcext:value-type="float">
            <text:p>63.9473154586</text:p>
          </table:table-cell>
          <table:table-cell table:formula="of:=AVERAGE([.C270:.C312])" office:value-type="float" office:value="64.4882727391186" calcext:value-type="float">
            <text:p>64.488272739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63.6278676014" calcext:value-type="float">
            <text:p>63.6278676014</text:p>
          </table:table-cell>
          <table:table-cell table:formula="of:=AVERAGE([.C271:.C313])" office:value-type="float" office:value="64.3494264992186" calcext:value-type="float">
            <text:p>64.349426499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63.3896098732" calcext:value-type="float">
            <text:p>63.3896098732</text:p>
          </table:table-cell>
          <table:table-cell table:formula="of:=AVERAGE([.C272:.C314])" office:value-type="float" office:value="64.2122100892093" calcext:value-type="float">
            <text:p>64.212210089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63.2020173854" calcext:value-type="float">
            <text:p>63.2020173854</text:p>
          </table:table-cell>
          <table:table-cell table:formula="of:=AVERAGE([.C273:.C315])" office:value-type="float" office:value="64.0792878473279" calcext:value-type="float">
            <text:p>64.079287847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62.9740581712" calcext:value-type="float">
            <text:p>62.9740581712</text:p>
          </table:table-cell>
          <table:table-cell table:formula="of:=AVERAGE([.C274:.C316])" office:value-type="float" office:value="63.9409524572581" calcext:value-type="float">
            <text:p>63.940952457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62.9464421364" calcext:value-type="float">
            <text:p>62.9464421364</text:p>
          </table:table-cell>
          <table:table-cell table:formula="of:=AVERAGE([.C275:.C317])" office:value-type="float" office:value="63.8081010210442" calcext:value-type="float">
            <text:p>63.80810102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62.9409421246" calcext:value-type="float">
            <text:p>62.9409421246</text:p>
          </table:table-cell>
          <table:table-cell table:formula="of:=AVERAGE([.C276:.C318])" office:value-type="float" office:value="63.6769621886372" calcext:value-type="float">
            <text:p>63.676962188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62.8354678649" calcext:value-type="float">
            <text:p>62.8354678649</text:p>
          </table:table-cell>
          <table:table-cell table:formula="of:=AVERAGE([.C277:.C319])" office:value-type="float" office:value="63.5475975384744" calcext:value-type="float">
            <text:p>63.547597538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62.7161634648" calcext:value-type="float">
            <text:p>62.7161634648</text:p>
          </table:table-cell>
          <table:table-cell table:formula="of:=AVERAGE([.C278:.C320])" office:value-type="float" office:value="63.4193967999163" calcext:value-type="float">
            <text:p>63.4193967999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62.6246657817" calcext:value-type="float">
            <text:p>62.6246657817</text:p>
          </table:table-cell>
          <table:table-cell table:formula="of:=AVERAGE([.C279:.C321])" office:value-type="float" office:value="63.2945300599093" calcext:value-type="float">
            <text:p>63.2945300599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62.5475373063" calcext:value-type="float">
            <text:p>62.5475373063</text:p>
          </table:table-cell>
          <table:table-cell table:formula="of:=AVERAGE([.C280:.C322])" office:value-type="float" office:value="63.1724773311675" calcext:value-type="float">
            <text:p>63.172477331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62.453337398" calcext:value-type="float">
            <text:p>62.453337398</text:p>
          </table:table-cell>
          <table:table-cell table:formula="of:=AVERAGE([.C281:.C323])" office:value-type="float" office:value="63.0523228965628" calcext:value-type="float">
            <text:p>63.052322896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62.4042994239" calcext:value-type="float">
            <text:p>62.4042994239</text:p>
          </table:table-cell>
          <table:table-cell table:formula="of:=AVERAGE([.C282:.C324])" office:value-type="float" office:value="62.9285140524744" calcext:value-type="float">
            <text:p>62.928514052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62.3958303954" calcext:value-type="float">
            <text:p>62.3958303954</text:p>
          </table:table-cell>
          <table:table-cell table:formula="of:=AVERAGE([.C283:.C325])" office:value-type="float" office:value="62.8060575742279" calcext:value-type="float">
            <text:p>62.806057574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62.2490805207" calcext:value-type="float">
            <text:p>62.2490805207</text:p>
          </table:table-cell>
          <table:table-cell table:formula="of:=AVERAGE([.C284:.C326])" office:value-type="float" office:value="62.6884152545628" calcext:value-type="float">
            <text:p>62.688415254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62.123745088" calcext:value-type="float">
            <text:p>62.123745088</text:p>
          </table:table-cell>
          <table:table-cell table:formula="of:=AVERAGE([.C285:.C327])" office:value-type="float" office:value="62.5831040724093" calcext:value-type="float">
            <text:p>62.5831040724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62.0345131162" calcext:value-type="float">
            <text:p>62.0345131162</text:p>
          </table:table-cell>
          <table:table-cell table:formula="of:=AVERAGE([.C286:.C328])" office:value-type="float" office:value="62.4836873209907" calcext:value-type="float">
            <text:p>62.48368732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61.919570911" calcext:value-type="float">
            <text:p>61.919570911</text:p>
          </table:table-cell>
          <table:table-cell table:formula="of:=AVERAGE([.C287:.C329])" office:value-type="float" office:value="62.3908184256326" calcext:value-type="float">
            <text:p>62.390818425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61.7486638098" calcext:value-type="float">
            <text:p>61.7486638098</text:p>
          </table:table-cell>
          <table:table-cell table:formula="of:=AVERAGE([.C288:.C330])" office:value-type="float" office:value="62.3012871743791" calcext:value-type="float">
            <text:p>62.3012871744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61.764860918" calcext:value-type="float">
            <text:p>61.764860918</text:p>
          </table:table-cell>
          <table:table-cell table:formula="of:=AVERAGE([.C289:.C331])" office:value-type="float" office:value="62.2244940422489" calcext:value-type="float">
            <text:p>62.224494042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61.7432252783" calcext:value-type="float">
            <text:p>61.7432252783</text:p>
          </table:table-cell>
          <table:table-cell table:formula="of:=AVERAGE([.C290:.C332])" office:value-type="float" office:value="62.152554507521" calcext:value-type="float">
            <text:p>62.152554507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61.6934216632" calcext:value-type="float">
            <text:p>61.6934216632</text:p>
          </table:table-cell>
          <table:table-cell table:formula="of:=AVERAGE([.C291:.C333])" office:value-type="float" office:value="62.0846414752698" calcext:value-type="float">
            <text:p>62.084641475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61.6842951126" calcext:value-type="float">
            <text:p>61.6842951126</text:p>
          </table:table-cell>
          <table:table-cell table:formula="of:=AVERAGE([.C292:.C334])" office:value-type="float" office:value="62.0233340765047" calcext:value-type="float">
            <text:p>62.023334076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61.7023563874" calcext:value-type="float">
            <text:p>61.7023563874</text:p>
          </table:table-cell>
          <table:table-cell table:formula="of:=AVERAGE([.C293:.C335])" office:value-type="float" office:value="61.9647636468372" calcext:value-type="float">
            <text:p>61.964763646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61.4073731781" calcext:value-type="float">
            <text:p>61.4073731781</text:p>
          </table:table-cell>
          <table:table-cell table:formula="of:=AVERAGE([.C294:.C336])" office:value-type="float" office:value="61.9124389696628" calcext:value-type="float">
            <text:p>61.9124389697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61.5056778157" calcext:value-type="float">
            <text:p>61.5056778157</text:p>
          </table:table-cell>
          <table:table-cell table:formula="of:=AVERAGE([.C295:.C337])" office:value-type="float" office:value="61.8638061897419" calcext:value-type="float">
            <text:p>61.8638061897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61.5017316839" calcext:value-type="float">
            <text:p>61.5017316839</text:p>
          </table:table-cell>
          <table:table-cell table:formula="of:=AVERAGE([.C296:.C338])" office:value-type="float" office:value="61.8160316163046" calcext:value-type="float">
            <text:p>61.816031616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61.530130151" calcext:value-type="float">
            <text:p>61.530130151</text:p>
          </table:table-cell>
          <table:table-cell table:formula="of:=AVERAGE([.C297:.C339])" office:value-type="float" office:value="61.7661681493953" calcext:value-type="float">
            <text:p>61.7661681494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61.5710168937" calcext:value-type="float">
            <text:p>61.5710168937</text:p>
          </table:table-cell>
          <table:table-cell table:formula="of:=AVERAGE([.C298:.C340])" office:value-type="float" office:value="61.7146634770907" calcext:value-type="float">
            <text:p>61.714663477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61.5856220764" calcext:value-type="float">
            <text:p>61.5856220764</text:p>
          </table:table-cell>
          <table:table-cell table:formula="of:=AVERAGE([.C299:.C341])" office:value-type="float" office:value="61.6561309569419" calcext:value-type="float">
            <text:p>61.6561309569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61.6004508225" calcext:value-type="float">
            <text:p>61.6004508225</text:p>
          </table:table-cell>
          <table:table-cell table:formula="of:=AVERAGE([.C300:.C342])" office:value-type="float" office:value="61.595426274807" calcext:value-type="float">
            <text:p>61.595426274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61.6646775691" calcext:value-type="float">
            <text:p>61.6646775691</text:p>
          </table:table-cell>
          <table:table-cell table:formula="of:=AVERAGE([.C301:.C343])" office:value-type="float" office:value="61.5338072783395" calcext:value-type="float">
            <text:p>61.533807278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61.426079354" calcext:value-type="float">
            <text:p>61.426079354</text:p>
          </table:table-cell>
          <table:table-cell table:formula="of:=AVERAGE([.C302:.C344])" office:value-type="float" office:value="61.470461169486" calcext:value-type="float">
            <text:p>61.470461169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61.3484185596" calcext:value-type="float">
            <text:p>61.3484185596</text:p>
          </table:table-cell>
          <table:table-cell table:formula="of:=AVERAGE([.C303:.C345])" office:value-type="float" office:value="61.4053224342465" calcext:value-type="float">
            <text:p>61.405322434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61.2945889755" calcext:value-type="float">
            <text:p>61.2945889755</text:p>
          </table:table-cell>
          <table:table-cell table:formula="of:=AVERAGE([.C304:.C346])" office:value-type="float" office:value="61.3333194475023" calcext:value-type="float">
            <text:p>61.333319447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61.3362426039" calcext:value-type="float">
            <text:p>61.3362426039</text:p>
          </table:table-cell>
          <table:table-cell table:formula="of:=AVERAGE([.C305:.C347])" office:value-type="float" office:value="61.2610645920396" calcext:value-type="float">
            <text:p>61.26106459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61.3330223446" calcext:value-type="float">
            <text:p>61.3330223446</text:p>
          </table:table-cell>
          <table:table-cell table:formula="of:=AVERAGE([.C306:.C348])" office:value-type="float" office:value="61.1863353689372" calcext:value-type="float">
            <text:p>61.1863353689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61.3490095652" calcext:value-type="float">
            <text:p>61.3490095652</text:p>
          </table:table-cell>
          <table:table-cell table:formula="of:=AVERAGE([.C307:.C349])" office:value-type="float" office:value="61.1124510328349" calcext:value-type="float">
            <text:p>61.112451032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61.3745442196" calcext:value-type="float">
            <text:p>61.3745442196</text:p>
          </table:table-cell>
          <table:table-cell table:formula="of:=AVERAGE([.C308:.C350])" office:value-type="float" office:value="61.0394479894" calcext:value-type="float">
            <text:p>61.0394479894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61.4210502973" calcext:value-type="float">
            <text:p>61.4210502973</text:p>
          </table:table-cell>
          <table:table-cell table:formula="of:=AVERAGE([.C309:.C351])" office:value-type="float" office:value="60.965933511093" calcext:value-type="float">
            <text:p>60.965933511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61.31620921" calcext:value-type="float">
            <text:p>61.31620921</text:p>
          </table:table-cell>
          <table:table-cell table:formula="of:=AVERAGE([.C310:.C352])" office:value-type="float" office:value="60.891129917007" calcext:value-type="float">
            <text:p>60.891129917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61.3438436536" calcext:value-type="float">
            <text:p>61.3438436536</text:p>
          </table:table-cell>
          <table:table-cell table:formula="of:=AVERAGE([.C311:.C353])" office:value-type="float" office:value="60.8218118810954" calcext:value-type="float">
            <text:p>60.821811881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61.424389125" calcext:value-type="float">
            <text:p>61.424389125</text:p>
          </table:table-cell>
          <table:table-cell table:formula="of:=AVERAGE([.C312:.C354])" office:value-type="float" office:value="60.7514989925628" calcext:value-type="float">
            <text:p>60.751498992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61.4287869829" calcext:value-type="float">
            <text:p>61.4287869829</text:p>
          </table:table-cell>
          <table:table-cell table:formula="of:=AVERAGE([.C313:.C355])" office:value-type="float" office:value="60.6799696632139" calcext:value-type="float">
            <text:p>60.679969663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61.3779064829" calcext:value-type="float">
            <text:p>61.3779064829</text:p>
          </table:table-cell>
          <table:table-cell table:formula="of:=AVERAGE([.C314:.C356])" office:value-type="float" office:value="60.6091939340651" calcext:value-type="float">
            <text:p>60.609193934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61.2984003366" calcext:value-type="float">
            <text:p>61.2984003366</text:p>
          </table:table-cell>
          <table:table-cell table:formula="of:=AVERAGE([.C315:.C357])" office:value-type="float" office:value="60.5377742984953" calcext:value-type="float">
            <text:p>60.537774298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61.1477107276" calcext:value-type="float">
            <text:p>61.1477107276</text:p>
          </table:table-cell>
          <table:table-cell table:formula="of:=AVERAGE([.C316:.C358])" office:value-type="float" office:value="60.465478414379" calcext:value-type="float">
            <text:p>60.4654784144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60.8299290941" calcext:value-type="float">
            <text:p>60.8299290941</text:p>
          </table:table-cell>
          <table:table-cell table:formula="of:=AVERAGE([.C317:.C359])" office:value-type="float" office:value="60.3995763275232" calcext:value-type="float">
            <text:p>60.399576327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60.7317412273" calcext:value-type="float">
            <text:p>60.7317412273</text:p>
          </table:table-cell>
          <table:table-cell table:formula="of:=AVERAGE([.C318:.C360])" office:value-type="float" office:value="60.3291111702581" calcext:value-type="float">
            <text:p>60.329111170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60.4240437582" calcext:value-type="float">
            <text:p>60.4240437582</text:p>
          </table:table-cell>
          <table:table-cell table:formula="of:=AVERAGE([.C319:.C361])" office:value-type="float" office:value="60.2630784823139" calcext:value-type="float">
            <text:p>60.263078482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60.2251665331" calcext:value-type="float">
            <text:p>60.2251665331</text:p>
          </table:table-cell>
          <table:table-cell table:formula="of:=AVERAGE([.C320:.C362])" office:value-type="float" office:value="60.1952036891465" calcext:value-type="float">
            <text:p>60.195203689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60.0665466167" calcext:value-type="float">
            <text:p>60.0665466167</text:p>
          </table:table-cell>
          <table:table-cell table:formula="of:=AVERAGE([.C321:.C363])" office:value-type="float" office:value="60.1258273059535" calcext:value-type="float">
            <text:p>60.12582730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59.900783101" calcext:value-type="float">
            <text:p>59.900783101</text:p>
          </table:table-cell>
          <table:table-cell table:formula="of:=AVERAGE([.C322:.C364])" office:value-type="float" office:value="60.0553259245674" calcext:value-type="float">
            <text:p>60.055325924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59.746571691" calcext:value-type="float">
            <text:p>59.746571691</text:p>
          </table:table-cell>
          <table:table-cell table:formula="of:=AVERAGE([.C323:.C365])" office:value-type="float" office:value="59.9838753261372" calcext:value-type="float">
            <text:p>59.983875326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59.357208968" calcext:value-type="float">
            <text:p>59.357208968</text:p>
          </table:table-cell>
          <table:table-cell table:formula="of:=AVERAGE([.C324:.C366])" office:value-type="float" office:value="59.9108627623605" calcext:value-type="float">
            <text:p>59.9108627624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59.297340639" calcext:value-type="float">
            <text:p>59.297340639</text:p>
          </table:table-cell>
          <table:table-cell table:formula="of:=AVERAGE([.C325:.C367])" office:value-type="float" office:value="59.8442508326605" calcext:value-type="float">
            <text:p>59.8442508327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59.182473802" calcext:value-type="float">
            <text:p>59.182473802</text:p>
          </table:table-cell>
          <table:table-cell table:formula="of:=AVERAGE([.C326:.C368])" office:value-type="float" office:value="59.7774463167303" calcext:value-type="float">
            <text:p>59.7774463167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59.0720540683" calcext:value-type="float">
            <text:p>59.0720540683</text:p>
          </table:table-cell>
          <table:table-cell table:formula="of:=AVERAGE([.C327:.C369])" office:value-type="float" office:value="59.7113063993512" calcext:value-type="float">
            <text:p>59.7113063994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8.9846142203" calcext:value-type="float">
            <text:p>58.9846142203</text:p>
          </table:table-cell>
          <table:table-cell table:formula="of:=AVERAGE([.C328:.C370])" office:value-type="float" office:value="59.6425539089233" calcext:value-type="float">
            <text:p>59.6425539089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58.873390549" calcext:value-type="float">
            <text:p>58.873390549</text:p>
          </table:table-cell>
          <table:table-cell table:formula="of:=AVERAGE([.C329:.C371])" office:value-type="float" office:value="59.5702252389489" calcext:value-type="float">
            <text:p>59.5702252389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58.7030163653" calcext:value-type="float">
            <text:p>58.7030163653</text:p>
          </table:table-cell>
          <table:table-cell table:formula="of:=AVERAGE([.C330:.C372])" office:value-type="float" office:value="59.4951096116768" calcext:value-type="float">
            <text:p>59.4951096117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58.7679882656" calcext:value-type="float">
            <text:p>58.7679882656</text:p>
          </table:table-cell>
          <table:table-cell table:formula="of:=AVERAGE([.C331:.C373])" office:value-type="float" office:value="59.4167784096233" calcext:value-type="float">
            <text:p>59.4167784096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58.7414067111" calcext:value-type="float">
            <text:p>58.7414067111</text:p>
          </table:table-cell>
          <table:table-cell table:formula="of:=AVERAGE([.C332:.C374])" office:value-type="float" office:value="59.3334391934814" calcext:value-type="float">
            <text:p>59.333439193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8.6674641163" calcext:value-type="float">
            <text:p>58.6674641163</text:p>
          </table:table-cell>
          <table:table-cell table:formula="of:=AVERAGE([.C333:.C375])" office:value-type="float" office:value="59.2477209677884" calcext:value-type="float">
            <text:p>59.2477209678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58.6500653098" calcext:value-type="float">
            <text:p>58.6500653098</text:p>
          </table:table-cell>
          <table:table-cell table:formula="of:=AVERAGE([.C334:.C376])" office:value-type="float" office:value="59.1545560624" calcext:value-type="float">
            <text:p>59.1545560624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58.6132507831" calcext:value-type="float">
            <text:p>58.6132507831</text:p>
          </table:table-cell>
          <table:table-cell table:formula="of:=AVERAGE([.C335:.C377])" office:value-type="float" office:value="59.0554085652488" calcext:value-type="float">
            <text:p>59.055408565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58.5936333704" calcext:value-type="float">
            <text:p>58.5936333704</text:p>
          </table:table-cell>
          <table:table-cell table:formula="of:=AVERAGE([.C336:.C378])" office:value-type="float" office:value="58.9516025440419" calcext:value-type="float">
            <text:p>58.951602544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58.5735834433" calcext:value-type="float">
            <text:p>58.5735834433</text:p>
          </table:table-cell>
          <table:table-cell table:formula="of:=AVERAGE([.C337:.C379])" office:value-type="float" office:value="58.8453204476651" calcext:value-type="float">
            <text:p>58.8453204477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58.4756760533" calcext:value-type="float">
            <text:p>58.4756760533</text:p>
          </table:table-cell>
          <table:table-cell table:formula="of:=AVERAGE([.C338:.C380])" office:value-type="float" office:value="58.7380732992768" calcext:value-type="float">
            <text:p>58.738073299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58.6623261023" calcext:value-type="float">
            <text:p>58.6623261023</text:p>
          </table:table-cell>
          <table:table-cell table:formula="of:=AVERAGE([.C339:.C381])" office:value-type="float" office:value="58.6276319182047" calcext:value-type="float">
            <text:p>58.6276319182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58.6115140448" calcext:value-type="float">
            <text:p>58.6115140448</text:p>
          </table:table-cell>
          <table:table-cell table:formula="of:=AVERAGE([.C340:.C382])" office:value-type="float" office:value="58.5186080203233" calcext:value-type="float">
            <text:p>58.518608020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58.5878324164" calcext:value-type="float">
            <text:p>58.5878324164</text:p>
          </table:table-cell>
          <table:table-cell table:formula="of:=AVERAGE([.C341:.C383])" office:value-type="float" office:value="58.4095152352977" calcext:value-type="float">
            <text:p>58.409515235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58.5540626768" calcext:value-type="float">
            <text:p>58.5540626768</text:p>
          </table:table-cell>
          <table:table-cell table:formula="of:=AVERAGE([.C342:.C384])" office:value-type="float" office:value="58.3042036232721" calcext:value-type="float">
            <text:p>58.304203623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58.52807509" calcext:value-type="float">
            <text:p>58.52807509</text:p>
          </table:table-cell>
          <table:table-cell table:formula="of:=AVERAGE([.C343:.C385])" office:value-type="float" office:value="58.1999566022954" calcext:value-type="float">
            <text:p>58.1999566023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58.5251373267" calcext:value-type="float">
            <text:p>58.5251373267</text:p>
          </table:table-cell>
          <table:table-cell table:formula="of:=AVERAGE([.C344:.C386])" office:value-type="float" office:value="58.0972341441326" calcext:value-type="float">
            <text:p>58.0972341441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58.5617663769" calcext:value-type="float">
            <text:p>58.5617663769</text:p>
          </table:table-cell>
          <table:table-cell table:formula="of:=AVERAGE([.C345:.C387])" office:value-type="float" office:value="57.9905950645349" calcext:value-type="float">
            <text:p>57.9905950645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58.4758243746" calcext:value-type="float">
            <text:p>58.47582437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58.4505725282" calcext:value-type="float">
            <text:p>58.45057252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58.3798855155" calcext:value-type="float">
            <text:p>58.37988551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58.2228895357" calcext:value-type="float">
            <text:p>58.22288953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58.1190375925" calcext:value-type="float">
            <text:p>58.11903759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58.0063025313" calcext:value-type="float">
            <text:p>58.00630253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57.8374640032" calcext:value-type="float">
            <text:p>57.83746400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57.6303255052" calcext:value-type="float">
            <text:p>57.63032550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57.3377527219" calcext:value-type="float">
            <text:p>57.33775272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57.1610467475" calcext:value-type="float">
            <text:p>57.16104674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56.965128071" calcext:value-type="float">
            <text:p>56.9651280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56.8077763387" calcext:value-type="float">
            <text:p>56.80777633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56.6867729559" calcext:value-type="float">
            <text:p>56.68677295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56.3987313415" calcext:value-type="float">
            <text:p>56.39873134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56.1419014852" calcext:value-type="float">
            <text:p>56.14190148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56.0407514712" calcext:value-type="float">
            <text:p>56.04075147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55.8956444411" calcext:value-type="float">
            <text:p>55.89564444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55.7425446311" calcext:value-type="float">
            <text:p>55.74254463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55.6494809157" calcext:value-type="float">
            <text:p>55.64948091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55.3153026783" calcext:value-type="float">
            <text:p>55.31530267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55.0210357305" calcext:value-type="float">
            <text:p>55.02103573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54.9059698973" calcext:value-type="float">
            <text:p>54.90596989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54.7286939597" calcext:value-type="float">
            <text:p>54.72869395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54.5700165808" calcext:value-type="float">
            <text:p>54.57001658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54.414735" calcext:value-type="float">
            <text:p>54.4147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54.1408828486" calcext:value-type="float">
            <text:p>54.14088284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53.8617447042" calcext:value-type="float">
            <text:p>53.86174470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53.7625821945" calcext:value-type="float">
            <text:p>53.76258219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53.5885016327" calcext:value-type="float">
            <text:p>53.58850163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53.446870486" calcext:value-type="float">
            <text:p>53.4468704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53.349497344" calcext:value-type="float">
            <text:p>53.3494973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53.0769446761" calcext:value-type="float">
            <text:p>53.07694467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52.8479770033" calcext:value-type="float">
            <text:p>52.84797700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52.7393548206" calcext:value-type="float">
            <text:p>52.73935482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52.6525285052" calcext:value-type="float">
            <text:p>52.65252850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52.5513051133" calcext:value-type="float">
            <text:p>52.55130511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52.4746256862" calcext:value-type="float">
            <text:p>52.47462568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52.2909576325" calcext:value-type="float">
            <text:p>52.29095763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52.10756575" calcext:value-type="float">
            <text:p>52.107565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51.9379242007" calcext:value-type="float">
            <text:p>51.93792420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51.6823181943" calcext:value-type="float">
            <text:p>51.68231819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51.5141925902" calcext:value-type="float">
            <text:p>51.51419259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51.3498508743" calcext:value-type="float">
            <text:p>51.34985087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51.1511386502" calcext:value-type="float">
            <text:p>51.15113865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50.9447764577" calcext:value-type="float">
            <text:p>50.94477645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50.7960487254" calcext:value-type="float">
            <text:p>50.79604872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50.6295158475" calcext:value-type="float">
            <text:p>50.62951584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50.4269683085" calcext:value-type="float">
            <text:p>50.42696830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50.283332657" calcext:value-type="float">
            <text:p>50.2833326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50.1004030616" calcext:value-type="float">
            <text:p>50.10040306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49.937656132" calcext:value-type="float">
            <text:p>49.9376561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49.5581347597" calcext:value-type="float">
            <text:p>49.55813475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49.3466867468" calcext:value-type="float">
            <text:p>49.34668674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49.1611240194" calcext:value-type="float">
            <text:p>49.16112401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48.9933337055" calcext:value-type="float">
            <text:p>48.99333370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48.7648893156" calcext:value-type="float">
            <text:p>48.76488931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48.4138523467" calcext:value-type="float">
            <text:p>48.41385234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48.200999301" calcext:value-type="float">
            <text:p>48.2009993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47.9715492727" calcext:value-type="float">
            <text:p>47.97154927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47.7848078742" calcext:value-type="float">
            <text:p>47.78480787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47.5912433059" calcext:value-type="float">
            <text:p>47.59124330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47.4254059933" calcext:value-type="float">
            <text:p>47.42540599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47.0790836617" calcext:value-type="float">
            <text:p>47.07908366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46.9510689533" calcext:value-type="float">
            <text:p>46.95106895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46.7667139435" calcext:value-type="float">
            <text:p>46.76671394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46.5844109288" calcext:value-type="float">
            <text:p>46.58441092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46.4343795128" calcext:value-type="float">
            <text:p>46.43437951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46.228139106" calcext:value-type="float">
            <text:p>46.2281391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45.8330641086" calcext:value-type="float">
            <text:p>45.83306410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45.7248198801" calcext:value-type="float">
            <text:p>45.72481988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45.5873419347" calcext:value-type="float">
            <text:p>45.58734193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45.4725548" calcext:value-type="float">
            <text:p>45.47255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45.3630597708" calcext:value-type="float">
            <text:p>45.36305977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45.287850196" calcext:value-type="float">
            <text:p>45.2878501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45.0966943209" calcext:value-type="float">
            <text:p>45.09669432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44.9675767246" calcext:value-type="float">
            <text:p>44.96757672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44.9057004075" calcext:value-type="float">
            <text:p>44.9057004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44.7810365714" calcext:value-type="float">
            <text:p>44.78103657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44.6660846031" calcext:value-type="float">
            <text:p>44.66608460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44.4939543449" calcext:value-type="float">
            <text:p>44.49395434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44.2529199894" calcext:value-type="float">
            <text:p>44.25291998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44.0749074754" calcext:value-type="float">
            <text:p>44.07490747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43.8537890611" calcext:value-type="float">
            <text:p>43.85378906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43.661445658" calcext:value-type="float">
            <text:p>43.6614456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43.4843020836" calcext:value-type="float">
            <text:p>43.48430208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43.2320493851" calcext:value-type="float">
            <text:p>43.23204938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43.0027983768" calcext:value-type="float">
            <text:p>43.00279837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42.8164466937" calcext:value-type="float">
            <text:p>42.81644669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42.5691417727" calcext:value-type="float">
            <text:p>42.56914177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42.3784325871" calcext:value-type="float">
            <text:p>42.37843258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42.1725022922" calcext:value-type="float">
            <text:p>42.17250229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41.955565912" calcext:value-type="float">
            <text:p>41.9555659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41.7749867113" calcext:value-type="float">
            <text:p>41.77498671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41.6030975211" calcext:value-type="float">
            <text:p>41.60309752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41.3442541225" calcext:value-type="float">
            <text:p>41.34425412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41.1449790684" calcext:value-type="float">
            <text:p>41.14497906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40.9396421678" calcext:value-type="float">
            <text:p>40.93964216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40.7695720599" calcext:value-type="float">
            <text:p>40.76957205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40.5927222465" calcext:value-type="float">
            <text:p>40.5927222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40.3975683944" calcext:value-type="float">
            <text:p>40.39756839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40.1399751084" calcext:value-type="float">
            <text:p>40.13997510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39.9218519267" calcext:value-type="float">
            <text:p>39.92185192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39.6233116831" calcext:value-type="float">
            <text:p>39.62331168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39.353825007" calcext:value-type="float">
            <text:p>39.3538250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38.9612517771" calcext:value-type="float">
            <text:p>38.96125177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38.6383673174" calcext:value-type="float">
            <text:p>38.63836731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38.2751427525" calcext:value-type="float">
            <text:p>38.27514275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37.8470006268" calcext:value-type="float">
            <text:p>37.84700062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37.5018303689" calcext:value-type="float">
            <text:p>37.50183036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37.056944819" calcext:value-type="float">
            <text:p>37.0569448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36.6725544583" calcext:value-type="float">
            <text:p>36.67255445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36.430951273" calcext:value-type="float">
            <text:p>36.4309512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36.1829541438" calcext:value-type="float">
            <text:p>36.18295414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35.8201008177" calcext:value-type="float">
            <text:p>35.82010081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35.5134273818" calcext:value-type="float">
            <text:p>35.51342738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35.2800041351" calcext:value-type="float">
            <text:p>35.28000413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35.0812146429" calcext:value-type="float">
            <text:p>35.08121464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34.9297909387" calcext:value-type="float">
            <text:p>34.92979093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34.7435649608" calcext:value-type="float">
            <text:p>34.74356496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34.3361332202" calcext:value-type="float">
            <text:p>34.33613322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34.1560454271" calcext:value-type="float">
            <text:p>34.15604542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33.9420803507" calcext:value-type="float">
            <text:p>33.94208035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33.748014269" calcext:value-type="float">
            <text:p>33.7480142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33.4729469058" calcext:value-type="float">
            <text:p>33.47294690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32.9880258092" calcext:value-type="float">
            <text:p>32.98802580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32.8574683533" calcext:value-type="float">
            <text:p>32.85746835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32.66243891" calcext:value-type="float">
            <text:p>32.662438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32.4331390597" calcext:value-type="float">
            <text:p>32.43313905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32.2910714951" calcext:value-type="float">
            <text:p>32.29107149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32.1405659353" calcext:value-type="float">
            <text:p>32.14056593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31.9024980432" calcext:value-type="float">
            <text:p>31.90249804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31.7123985898" calcext:value-type="float">
            <text:p>31.71239858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1.4302150262" calcext:value-type="float">
            <text:p>31.43021502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31.0991620595" calcext:value-type="float">
            <text:p>31.09916205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30.9423531994" calcext:value-type="float">
            <text:p>30.94235319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30.6001958716" calcext:value-type="float">
            <text:p>30.60019587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30.3365311627" calcext:value-type="float">
            <text:p>30.33653116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29.9831963263" calcext:value-type="float">
            <text:p>29.98319632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29.7405822665" calcext:value-type="float">
            <text:p>29.74058226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29.5010797042" calcext:value-type="float">
            <text:p>29.50107970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29.1843076241" calcext:value-type="float">
            <text:p>29.18430762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28.861458301" calcext:value-type="float">
            <text:p>28.8614583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28.6347191796" calcext:value-type="float">
            <text:p>28.63471917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28.3967945178" calcext:value-type="float">
            <text:p>28.39679451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28.0634924669" calcext:value-type="float">
            <text:p>28.06349246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27.7061357604" calcext:value-type="float">
            <text:p>27.70613576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27.528148869" calcext:value-type="float">
            <text:p>27.5281488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27.3000940554" calcext:value-type="float">
            <text:p>27.30009405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26.9837597388" calcext:value-type="float">
            <text:p>26.98375973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26.6744436369" calcext:value-type="float">
            <text:p>26.67444363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26.5093940872" calcext:value-type="float">
            <text:p>26.50939408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26.3319635751" calcext:value-type="float">
            <text:p>26.33196357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26.1053132914" calcext:value-type="float">
            <text:p>26.10531329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25.8657508152" calcext:value-type="float">
            <text:p>25.86575081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25.500273295" calcext:value-type="float">
            <text:p>25.5002732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25.3998574832" calcext:value-type="float">
            <text:p>25.39985748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25.1732009832" calcext:value-type="float">
            <text:p>25.17320098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24.9485861926" calcext:value-type="float">
            <text:p>24.94858619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24.7520637584" calcext:value-type="float">
            <text:p>24.75206375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24.3349558704" calcext:value-type="float">
            <text:p>24.33495587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24.2469141381" calcext:value-type="float">
            <text:p>24.24691413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23.9846359281" calcext:value-type="float">
            <text:p>23.98463592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23.6712561815" calcext:value-type="float">
            <text:p>23.67125618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23.4755486733" calcext:value-type="float">
            <text:p>23.47554867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23.0626615937" calcext:value-type="float">
            <text:p>23.06266159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22.932131984" calcext:value-type="float">
            <text:p>22.9321319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22.799875628" calcext:value-type="float">
            <text:p>22.7998756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2.543424866" calcext:value-type="float">
            <text:p>22.5434248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22.2627146611" calcext:value-type="float">
            <text:p>22.26271466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21.8770054502" calcext:value-type="float">
            <text:p>21.87700545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21.529279509" calcext:value-type="float">
            <text:p>21.5292795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21.3582095549" calcext:value-type="float">
            <text:p>21.35820955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20.9807665443" calcext:value-type="float">
            <text:p>20.98076654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20.6771735831" calcext:value-type="float">
            <text:p>20.67717358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20.426293394" calcext:value-type="float">
            <text:p>20.4262933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20.1174963922" calcext:value-type="float">
            <text:p>20.11749639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19.9363291982" calcext:value-type="float">
            <text:p>19.93632919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19.6114938059" calcext:value-type="float">
            <text:p>19.61149380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19.2371450647" calcext:value-type="float">
            <text:p>19.23714506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18.9960705847" calcext:value-type="float">
            <text:p>18.99607058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18.6520374218" calcext:value-type="float">
            <text:p>18.6520374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18.2591840441" calcext:value-type="float">
            <text:p>18.25918404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7.9865705331" calcext:value-type="float">
            <text:p>17.98657053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17.7032582102" calcext:value-type="float">
            <text:p>17.70325821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17.3933511206" calcext:value-type="float">
            <text:p>17.39335112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17.0752026745" calcext:value-type="float">
            <text:p>17.07520267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16.7757734497" calcext:value-type="float">
            <text:p>16.77577344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16.5026202043" calcext:value-type="float">
            <text:p>16.50262020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16.2196653344" calcext:value-type="float">
            <text:p>16.21966533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15.9280171062" calcext:value-type="float">
            <text:p>15.92801710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float" office:value="15.6482268084" calcext:value-type="float">
            <text:p>15.64822680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15.3661172991" calcext:value-type="float">
            <text:p>15.36611729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15.1489379104" calcext:value-type="float">
            <text:p>15.14893791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14.8866314754" calcext:value-type="float">
            <text:p>14.88663147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14.5827951724" calcext:value-type="float">
            <text:p>14.58279517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14.3108276224" calcext:value-type="float">
            <text:p>14.31082762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13.983235248" calcext:value-type="float">
            <text:p>13.9832352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13.7391623377" calcext:value-type="float">
            <text:p>13.73916233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13.4638136054" calcext:value-type="float">
            <text:p>13.46381360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13.2098975945" calcext:value-type="float">
            <text:p>13.20989759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12.9172019802" calcext:value-type="float">
            <text:p>12.91720198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12.6099439791" calcext:value-type="float">
            <text:p>12.60994397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12.3279161512" calcext:value-type="float">
            <text:p>12.32791615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12.1067372483" calcext:value-type="float">
            <text:p>12.10673724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11.8578052083" calcext:value-type="float">
            <text:p>11.85780520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11.5558816514" calcext:value-type="float">
            <text:p>11.55588165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1.2989833333" calcext:value-type="float">
            <text:p>11.29898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11.0837877023" calcext:value-type="float">
            <text:p>11.08378770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10.8351320557" calcext:value-type="float">
            <text:p>10.83513205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10.6152115789" calcext:value-type="float">
            <text:p>10.61521157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10.3576881191" calcext:value-type="float">
            <text:p>10.35768811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10.1551036145" calcext:value-type="float">
            <text:p>10.1551036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10.0068486731" calcext:value-type="float">
            <text:p>10.00684867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9.83178583618" calcext:value-type="float">
            <text:p>9.83178583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9.63534923345" calcext:value-type="float">
            <text:p>9.63534923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9.32820533333" calcext:value-type="float">
            <text:p>9.328205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9.14004012821" calcext:value-type="float">
            <text:p>9.14004012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float" office:value="8.92350886076" calcext:value-type="float">
            <text:p>8.92350886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8.71186763514" calcext:value-type="float">
            <text:p>8.71186763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8.46606118971" calcext:value-type="float">
            <text:p>8.46606118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8.02464678161" calcext:value-type="float">
            <text:p>8.02464678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7.75617714734" calcext:value-type="float">
            <text:p>7.75617714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7.43482669841" calcext:value-type="float">
            <text:p>7.43482669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7.14696685619" calcext:value-type="float">
            <text:p>7.14696685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6.74081495385" calcext:value-type="float">
            <text:p>6.74081495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6.41259898876" calcext:value-type="float">
            <text:p>6.41259898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6.19279848684" calcext:value-type="float">
            <text:p>6.19279848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5.96390986532" calcext:value-type="float">
            <text:p>5.96390986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5.71589371134" calcext:value-type="float">
            <text:p>5.71589371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5.36798166667" calcext:value-type="float">
            <text:p>5.367981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5.12288006116" calcext:value-type="float">
            <text:p>5.12288006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4.89346368771" calcext:value-type="float">
            <text:p>4.8934636877</text:p>
          </table:table-cell>
          <table:table-cell table:number-columns-repeated="7"/>
        </table:table-row>
      </table:table>
      <table:table table:name="gnuplot_Astro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rue 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rue th</text:p>
          </table:table-cell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1.6366556565" calcext:value-type="float">
            <text:p>31.63665565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111616478944" calcext:value-type="float">
            <text:p>-0.111616478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0.1273332305" calcext:value-type="float">
            <text:p>30.1273332305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0.0536072002" calcext:value-type="float">
            <text:p>30.0536072002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-1.11669399065" calcext:value-type="float">
            <text:p>-1.116693990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0.435946125" calcext:value-type="float">
            <text:p>30.435946125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2.0623703423" calcext:value-type="float">
            <text:p>32.062370342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1.14768113232" calcext:value-type="float">
            <text:p>-1.147681132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0.6956709122" calcext:value-type="float">
            <text:p>30.6956709122</text:p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0.7701970453" calcext:value-type="float">
            <text:p>30.7701970453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287743295754" calcext:value-type="float">
            <text:p>0.287743295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0.9425784369" calcext:value-type="float">
            <text:p>30.9425784369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2.5417020603" calcext:value-type="float">
            <text:p>32.541702060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73136596867" calcext:value-type="float">
            <text:p>-1.731365968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1.1259393935" calcext:value-type="float">
            <text:p>31.1259393935</text:p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1.0019592854" calcext:value-type="float">
            <text:p>31.0019592854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office:value-type="float" office:value="-2.47985828127" calcext:value-type="float">
            <text:p>-2.479858281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1.3526030055" calcext:value-type="float">
            <text:p>31.3526030055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2.5880308306" calcext:value-type="float">
            <text:p>32.588030830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.80682752936" calcext:value-type="float">
            <text:p>3.80682752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.5947168635" calcext:value-type="float">
            <text:p>31.5947168635</text:p>
          </table:table-cell>
        </table:table-row>
        <table:table-row table:style-name="ro1">
          <table:table-cell/>
          <table:table-cell office:value-type="float" office:value="2.45" calcext:value-type="float">
            <text:p>2.4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2.5367075295" calcext:value-type="float">
            <text:p>32.5367075295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office:value-type="float" office:value="9.41428738785" calcext:value-type="float">
            <text:p>9.414287387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1.8478154197" calcext:value-type="float">
            <text:p>31.8478154197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2.559290428" calcext:value-type="float">
            <text:p>32.55929042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3.13213496802" calcext:value-type="float">
            <text:p>3.13213496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2.0598907765" calcext:value-type="float">
            <text:p>32.0598907765</text:p>
          </table:table-cell>
        </table:table-row>
        <table:table-row table:style-name="ro1">
          <table:table-cell/>
          <table:table-cell office:value-type="float" office:value="3.15" calcext:value-type="float">
            <text:p>3.1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3.559290428" calcext:value-type="float">
            <text:p>33.559290428</text:p>
          </table:table-cell>
          <table:table-cell office:value-type="string" calcext:value-type="string">
            <text:p>NaN</text:p>
          </table:table-cell>
          <table:table-cell office:value-type="float" office:value="3.15" calcext:value-type="float">
            <text:p>3.15</text:p>
          </table:table-cell>
          <table:table-cell office:value-type="float" office:value="0" calcext:value-type="float">
            <text:p>0</text:p>
          </table:table-cell>
          <table:table-cell office:value-type="float" office:value="4.13213496802" calcext:value-type="float">
            <text:p>4.13213496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2.2341499322" calcext:value-type="float">
            <text:p>32.2341499322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2.7969583945" calcext:value-type="float">
            <text:p>32.796958394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-0.675180838603" calcext:value-type="float">
            <text:p>-0.675180838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2.4449698661" calcext:value-type="float">
            <text:p>32.4449698661</text:p>
          </table:table-cell>
        </table:table-row>
        <table:table-row table:style-name="ro1">
          <table:table-cell/>
          <table:table-cell office:value-type="float" office:value="3.85" calcext:value-type="float">
            <text:p>3.8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2.078251916" calcext:value-type="float">
            <text:p>32.078251916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float" office:value="0.490827044858" calcext:value-type="float">
            <text:p>0.490827044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2.6789433396" calcext:value-type="float">
            <text:p>32.6789433396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3.2356176099" calcext:value-type="float">
            <text:p>33.235617609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-1.82642973467" calcext:value-type="float">
            <text:p>-1.826429734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2.8415042444" calcext:value-type="float">
            <text:p>32.8415042444</text:p>
          </table:table-cell>
        </table:table-row>
        <table:table-row table:style-name="ro1">
          <table:table-cell/>
          <table:table-cell office:value-type="float" office:value="4.55" calcext:value-type="float">
            <text:p>4.5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2.3398200743" calcext:value-type="float">
            <text:p>32.3398200743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0.81352299477" calcext:value-type="float">
            <text:p>0.813522994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2.9960887716" calcext:value-type="float">
            <text:p>32.9960887716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3.4225641287" calcext:value-type="float">
            <text:p>33.422564128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-2.79658281388" calcext:value-type="float">
            <text:p>-2.796582813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3.324862255" calcext:value-type="float">
            <text:p>33.324862255</text:p>
          </table:table-cell>
        </table:table-row>
        <table:table-row table:style-name="ro1">
          <table:table-cell/>
          <table:table-cell office:value-type="float" office:value="5.25" calcext:value-type="float">
            <text:p>5.2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2.7354832944" calcext:value-type="float">
            <text:p>32.7354832944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 office:value-type="float" office:value="-0.105885788335" calcext:value-type="float">
            <text:p>-0.105885788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3.5643546408" calcext:value-type="float">
            <text:p>33.5643546408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3.5062450559" calcext:value-type="float">
            <text:p>33.506245055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-0.281054436378" calcext:value-type="float">
            <text:p>-0.281054436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3.7551143267" calcext:value-type="float">
            <text:p>33.7551143267</text:p>
          </table:table-cell>
        </table:table-row>
        <table:table-row table:style-name="ro1">
          <table:table-cell/>
          <table:table-cell office:value-type="float" office:value="5.95" calcext:value-type="float">
            <text:p>5.9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3.239183881" calcext:value-type="float">
            <text:p>33.239183881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0" calcext:value-type="float">
            <text:p>0</text:p>
          </table:table-cell>
          <table:table-cell office:value-type="float" office:value="-1.04108292245" calcext:value-type="float">
            <text:p>-1.04108292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4.0537044672" calcext:value-type="float">
            <text:p>34.0537044672</text:p>
          </table:table-cell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3.8762960144" calcext:value-type="float">
            <text:p>33.876296014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0.0485963325939" calcext:value-type="float">
            <text:p>0.048596332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4.2418355207" calcext:value-type="float">
            <text:p>34.2418355207</text:p>
          </table:table-cell>
        </table:table-row>
        <table:table-row table:style-name="ro1">
          <table:table-cell/>
          <table:table-cell office:value-type="float" office:value="6.65" calcext:value-type="float">
            <text:p>6.6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3.8579168894" calcext:value-type="float">
            <text:p>33.8579168894</text:p>
          </table:table-cell>
          <table:table-cell/>
          <table:table-cell office:value-type="float" office:value="6.65" calcext:value-type="float">
            <text:p>6.65</text:p>
          </table:table-cell>
          <table:table-cell office:value-type="float" office:value="0" calcext:value-type="float">
            <text:p>0</text:p>
          </table:table-cell>
          <table:table-cell office:value-type="float" office:value="-0.401433064408" calcext:value-type="float">
            <text:p>-0.401433064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4.4971307206" calcext:value-type="float">
            <text:p>34.49713072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4.1894206149" calcext:value-type="float">
            <text:p>34.18942061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0.311029914737" calcext:value-type="float">
            <text:p>-0.311029914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4.6327174524" calcext:value-type="float">
            <text:p>34.6327174524</text:p>
          </table:table-cell>
        </table:table-row>
        <table:table-row table:style-name="ro1">
          <table:table-cell/>
          <table:table-cell office:value-type="float" office:value="7.35" calcext:value-type="float">
            <text:p>7.3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4.0879277787" calcext:value-type="float">
            <text:p>34.0879277787</text:p>
          </table:table-cell>
          <table:table-cell/>
          <table:table-cell office:value-type="float" office:value="7.35" calcext:value-type="float">
            <text:p>7.35</text:p>
          </table:table-cell>
          <table:table-cell office:value-type="float" office:value="0" calcext:value-type="float">
            <text:p>0</text:p>
          </table:table-cell>
          <table:table-cell office:value-type="float" office:value="-0.44039376374" calcext:value-type="float">
            <text:p>-0.440393763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4.7605686229" calcext:value-type="float">
            <text:p>34.7605686229</text:p>
          </table:table-cell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4.4938961357" calcext:value-type="float">
            <text:p>34.493896135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0.572048460942" calcext:value-type="float">
            <text:p>0.572048460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4.8804185479" calcext:value-type="float">
            <text:p>34.8804185479</text:p>
          </table:table-cell>
        </table:table-row>
        <table:table-row table:style-name="ro1">
          <table:table-cell/>
          <table:table-cell office:value-type="float" office:value="8.05" calcext:value-type="float">
            <text:p>8.0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5.2004633085" calcext:value-type="float">
            <text:p>35.2004633085</text:p>
          </table:table-cell>
          <table:table-cell/>
          <table:table-cell office:value-type="float" office:value="8.05" calcext:value-type="float">
            <text:p>8.05</text:p>
          </table:table-cell>
          <table:table-cell office:value-type="float" office:value="0" calcext:value-type="float">
            <text:p>0</text:p>
          </table:table-cell>
          <table:table-cell office:value-type="float" office:value="-2.16291992224" calcext:value-type="float">
            <text:p>-2.162919922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5.0188331356" calcext:value-type="float">
            <text:p>35.0188331356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4.9153596839" calcext:value-type="float">
            <text:p>34.915359683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1.21674300458" calcext:value-type="float">
            <text:p>1.216743004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5.3262906687" calcext:value-type="float">
            <text:p>35.3262906687</text:p>
          </table:table-cell>
        </table:table-row>
        <table:table-row table:style-name="ro1">
          <table:table-cell/>
          <table:table-cell office:value-type="float" office:value="8.75" calcext:value-type="float">
            <text:p>8.7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5.3632571223" calcext:value-type="float">
            <text:p>35.3632571223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0" calcext:value-type="float">
            <text:p>0</text:p>
          </table:table-cell>
          <table:table-cell office:value-type="float" office:value="-0.704261956587" calcext:value-type="float">
            <text:p>-0.704261956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5.5209855804" calcext:value-type="float">
            <text:p>35.5209855804</text:p>
          </table:table-cell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4.9801717698" calcext:value-type="float">
            <text:p>34.980171769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-0.269933241424" calcext:value-type="float">
            <text:p>-0.269933241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5.6958083904" calcext:value-type="float">
            <text:p>35.6958083904</text:p>
          </table:table-cell>
        </table:table-row>
        <table:table-row table:style-name="ro1">
          <table:table-cell/>
          <table:table-cell office:value-type="float" office:value="9.45" calcext:value-type="float">
            <text:p>9.4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6.3387790007" calcext:value-type="float">
            <text:p>36.3387790007</text:p>
          </table:table-cell>
          <table:table-cell/>
          <table:table-cell office:value-type="float" office:value="9.45" calcext:value-type="float">
            <text:p>9.45</text:p>
          </table:table-cell>
          <table:table-cell office:value-type="float" office:value="0" calcext:value-type="float">
            <text:p>0</text:p>
          </table:table-cell>
          <table:table-cell office:value-type="float" office:value="-0.553061550232" calcext:value-type="float">
            <text:p>-0.553061550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5.9197050829" calcext:value-type="float">
            <text:p>35.9197050829</text:p>
          </table:table-cell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6.1790677922" calcext:value-type="float">
            <text:p>36.179067792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0.379089224616" calcext:value-type="float">
            <text:p>0.379089224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6.1390051424" calcext:value-type="float">
            <text:p>36.1390051424</text:p>
          </table:table-cell>
        </table:table-row>
        <table:table-row table:style-name="ro1">
          <table:table-cell/>
          <table:table-cell office:value-type="float" office:value="10.15" calcext:value-type="float">
            <text:p>10.1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6.9305331207" calcext:value-type="float">
            <text:p>36.9305331207</text:p>
          </table:table-cell>
          <table:table-cell/>
          <table:table-cell office:value-type="float" office:value="10.15" calcext:value-type="float">
            <text:p>10.15</text:p>
          </table:table-cell>
          <table:table-cell office:value-type="float" office:value="0" calcext:value-type="float">
            <text:p>0</text:p>
          </table:table-cell>
          <table:table-cell office:value-type="float" office:value="-0.205025716281" calcext:value-type="float">
            <text:p>-0.205025716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6.3744061745" calcext:value-type="float">
            <text:p>36.3744061745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6.6668501611" calcext:value-type="float">
            <text:p>36.666850161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-0.166204470526" calcext:value-type="float">
            <text:p>-0.16620447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6.7190662819" calcext:value-type="float">
            <text:p>36.7190662819</text:p>
          </table:table-cell>
        </table:table-row>
        <table:table-row table:style-name="ro1">
          <table:table-cell/>
          <table:table-cell office:value-type="float" office:value="10.85" calcext:value-type="float">
            <text:p>10.8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7.835266464" calcext:value-type="float">
            <text:p>37.835266464</text:p>
          </table:table-cell>
          <table:table-cell/>
          <table:table-cell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  <table:table-cell office:value-type="float" office:value="0.167564761225" calcext:value-type="float">
            <text:p>0.167564761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6.8874344056" calcext:value-type="float">
            <text:p>36.8874344056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7.6969968064" calcext:value-type="float">
            <text:p>37.6969968064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office:value-type="float" office:value="-0.22832228789" calcext:value-type="float">
            <text:p>-0.228322287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7.2264577335" calcext:value-type="float">
            <text:p>37.2264577335</text:p>
          </table:table-cell>
        </table:table-row>
        <table:table-row table:style-name="ro1">
          <table:table-cell/>
          <table:table-cell office:value-type="float" office:value="11.55" calcext:value-type="float">
            <text:p>11.5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8.1879382847" calcext:value-type="float">
            <text:p>38.1879382847</text:p>
          </table:table-cell>
          <table:table-cell/>
          <table:table-cell office:value-type="float" office:value="11.55" calcext:value-type="float">
            <text:p>11.55</text:p>
          </table:table-cell>
          <table:table-cell office:value-type="float" office:value="0" calcext:value-type="float">
            <text:p>0</text:p>
          </table:table-cell>
          <table:table-cell office:value-type="float" office:value="0.186487441115" calcext:value-type="float">
            <text:p>0.186487441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7.4117757248" calcext:value-type="float">
            <text:p>37.4117757248</text:p>
          </table:table-cell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7.9612184112" calcext:value-type="float">
            <text:p>37.9612184112</text:p>
          </table:table-cell>
          <table:table-cell/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-0.489353640943" calcext:value-type="float">
            <text:p>-0.489353640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7.6352218889" calcext:value-type="float">
            <text:p>37.6352218889</text:p>
          </table:table-cell>
        </table:table-row>
        <table:table-row table:style-name="ro1">
          <table:table-cell/>
          <table:table-cell office:value-type="float" office:value="12.25" calcext:value-type="float">
            <text:p>12.2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8.5654567674" calcext:value-type="float">
            <text:p>38.5654567674</text:p>
          </table:table-cell>
          <table:table-cell/>
          <table:table-cell office:value-type="float" office:value="12.25" calcext:value-type="float">
            <text:p>12.25</text:p>
          </table:table-cell>
          <table:table-cell office:value-type="float" office:value="0" calcext:value-type="float">
            <text:p>0</text:p>
          </table:table-cell>
          <table:table-cell office:value-type="float" office:value="0.332359209944" calcext:value-type="float">
            <text:p>0.332359209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37.7563368999" calcext:value-type="float">
            <text:p>37.7563368999</text:p>
          </table:table-cell>
        </table:table-row>
        <table:table-row table:style-name="ro1">
          <table:table-cell/>
          <table:table-cell office:value-type="float" office:value="12.6" calcext:value-type="float">
            <text:p>12.6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3611070823" calcext:value-type="float">
            <text:p>39.3611070823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office:value-type="float" office:value="-0.613920914652" calcext:value-type="float">
            <text:p>-0.613920914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8.0625301414" calcext:value-type="float">
            <text:p>38.0625301414</text:p>
          </table:table-cell>
        </table:table-row>
        <table:table-row table:style-name="ro1">
          <table:table-cell/>
          <table:table-cell office:value-type="float" office:value="12.95" calcext:value-type="float">
            <text:p>12.9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6316490401" calcext:value-type="float">
            <text:p>39.6316490401</text:p>
          </table:table-cell>
          <table:table-cell/>
          <table:table-cell office:value-type="float" office:value="12.95" calcext:value-type="float">
            <text:p>12.95</text:p>
          </table:table-cell>
          <table:table-cell office:value-type="float" office:value="0" calcext:value-type="float">
            <text:p>0</text:p>
          </table:table-cell>
          <table:table-cell office:value-type="float" office:value="-0.0232664442783" calcext:value-type="float">
            <text:p>-0.023266444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8.3604171414" calcext:value-type="float">
            <text:p>38.3604171414</text:p>
          </table:table-cell>
        </table:table-row>
        <table:table-row table:style-name="ro1">
          <table:table-cell/>
          <table:table-cell office:value-type="float" office:value="13.3" calcext:value-type="float">
            <text:p>13.3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8783712126" calcext:value-type="float">
            <text:p>39.8783712126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office:value-type="float" office:value="-1.40381909317" calcext:value-type="float">
            <text:p>-1.403819093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8.5176708701" calcext:value-type="float">
            <text:p>38.5176708701</text:p>
          </table:table-cell>
        </table:table-row>
        <table:table-row table:style-name="ro1">
          <table:table-cell/>
          <table:table-cell office:value-type="float" office:value="13.65" calcext:value-type="float">
            <text:p>13.6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0.0296037289" calcext:value-type="float">
            <text:p>40.0296037289</text:p>
          </table:table-cell>
          <table:table-cell/>
          <table:table-cell office:value-type="float" office:value="13.65" calcext:value-type="float">
            <text:p>13.65</text:p>
          </table:table-cell>
          <table:table-cell office:value-type="float" office:value="0" calcext:value-type="float">
            <text:p>0</text:p>
          </table:table-cell>
          <table:table-cell office:value-type="float" office:value="-0.0756304306778" calcext:value-type="float">
            <text:p>-0.075630430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8.7945081624" calcext:value-type="float">
            <text:p>38.794508162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2073452325" calcext:value-type="float">
            <text:p>39.20734523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0.204568145239" calcext:value-type="float">
            <text:p>-0.204568145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8.9561046622" calcext:value-type="float">
            <text:p>38.9561046622</text:p>
          </table:table-cell>
        </table:table-row>
        <table:table-row table:style-name="ro1">
          <table:table-cell/>
          <table:table-cell office:value-type="float" office:value="14.35" calcext:value-type="float">
            <text:p>14.3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7704554338" calcext:value-type="float">
            <text:p>39.7704554338</text:p>
          </table:table-cell>
          <table:table-cell/>
          <table:table-cell office:value-type="float" office:value="14.35" calcext:value-type="float">
            <text:p>14.35</text:p>
          </table:table-cell>
          <table:table-cell office:value-type="float" office:value="0" calcext:value-type="float">
            <text:p>0</text:p>
          </table:table-cell>
          <table:table-cell office:value-type="float" office:value="-0.357946880868" calcext:value-type="float">
            <text:p>-0.357946880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9.058797763" calcext:value-type="float">
            <text:p>39.058797763</text:p>
          </table:table-cell>
        </table:table-row>
        <table:table-row table:style-name="ro1">
          <table:table-cell/>
          <table:table-cell office:value-type="float" office:value="14.7" calcext:value-type="float">
            <text:p>14.7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5297548703" calcext:value-type="float">
            <text:p>39.5297548703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office:value-type="float" office:value="0.400189886092" calcext:value-type="float">
            <text:p>0.400189886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9.341786575" calcext:value-type="float">
            <text:p>39.341786575</text:p>
          </table:table-cell>
        </table:table-row>
        <table:table-row table:style-name="ro1">
          <table:table-cell/>
          <table:table-cell office:value-type="float" office:value="15.05" calcext:value-type="float">
            <text:p>15.0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4539760043" calcext:value-type="float">
            <text:p>39.4539760043</text:p>
          </table:table-cell>
          <table:table-cell/>
          <table:table-cell office:value-type="float" office:value="15.05" calcext:value-type="float">
            <text:p>15.05</text:p>
          </table:table-cell>
          <table:table-cell office:value-type="float" office:value="0" calcext:value-type="float">
            <text:p>0</text:p>
          </table:table-cell>
          <table:table-cell office:value-type="float" office:value="-0.922392721957" calcext:value-type="float">
            <text:p>-0.92239272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9.6762966569" calcext:value-type="float">
            <text:p>39.6762966569</text:p>
          </table:table-cell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7026481251" calcext:value-type="float">
            <text:p>39.7026481251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office:value-type="float" office:value="0.545673954093" calcext:value-type="float">
            <text:p>0.545673954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9.7093507956" calcext:value-type="float">
            <text:p>39.7093507956</text:p>
          </table:table-cell>
        </table:table-row>
        <table:table-row table:style-name="ro1">
          <table:table-cell/>
          <table:table-cell office:value-type="float" office:value="15.75" calcext:value-type="float">
            <text:p>15.7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0.0070528232" calcext:value-type="float">
            <text:p>40.0070528232</text:p>
          </table:table-cell>
          <table:table-cell/>
          <table:table-cell office:value-type="float" office:value="15.75" calcext:value-type="float">
            <text:p>15.75</text:p>
          </table:table-cell>
          <table:table-cell office:value-type="float" office:value="0" calcext:value-type="float">
            <text:p>0</text:p>
          </table:table-cell>
          <table:table-cell office:value-type="float" office:value="-0.641664280338" calcext:value-type="float">
            <text:p>-0.641664280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9.8649750951" calcext:value-type="float">
            <text:p>39.8649750951</text:p>
          </table:table-cell>
        </table:table-row>
        <table:table-row table:style-name="ro1">
          <table:table-cell/>
          <table:table-cell office:value-type="float" office:value="16.1" calcext:value-type="float">
            <text:p>16.1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6617643446" calcext:value-type="float">
            <text:p>39.6617643446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0.214485653025" calcext:value-type="float">
            <text:p>0.21448565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0.0500230617" calcext:value-type="float">
            <text:p>40.0500230617</text:p>
          </table:table-cell>
        </table:table-row>
        <table:table-row table:style-name="ro1">
          <table:table-cell/>
          <table:table-cell office:value-type="float" office:value="16.45" calcext:value-type="float">
            <text:p>16.4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5467728749" calcext:value-type="float">
            <text:p>39.5467728749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0" calcext:value-type="float">
            <text:p>0</text:p>
          </table:table-cell>
          <table:table-cell office:value-type="float" office:value="-0.482353774255" calcext:value-type="float">
            <text:p>-0.482353774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40.1335483889" calcext:value-type="float">
            <text:p>40.1335483889</text:p>
          </table:table-cell>
        </table:table-row>
        <table:table-row table:style-name="ro1">
          <table:table-cell/>
          <table:table-cell office:value-type="float" office:value="16.8" calcext:value-type="float">
            <text:p>16.8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3960066134" calcext:value-type="float">
            <text:p>39.3960066134</text:p>
          </table:table-cell>
          <table:table-cell/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office:value-type="float" office:value="-0.180077177291" calcext:value-type="float">
            <text:p>-0.180077177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40.5390189455" calcext:value-type="float">
            <text:p>40.5390189455</text:p>
          </table:table-cell>
        </table:table-row>
        <table:table-row table:style-name="ro1">
          <table:table-cell/>
          <table:table-cell office:value-type="float" office:value="17.15" calcext:value-type="float">
            <text:p>17.1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7504069896" calcext:value-type="float">
            <text:p>39.7504069896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0" calcext:value-type="float">
            <text:p>0</text:p>
          </table:table-cell>
          <table:table-cell office:value-type="float" office:value="0.351630690978" calcext:value-type="float">
            <text:p>0.35163069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40.748975734" calcext:value-type="float">
            <text:p>40.748975734</text:p>
          </table:table-cell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9871617582" calcext:value-type="float">
            <text:p>39.9871617582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-0.205499410414" calcext:value-type="float">
            <text:p>-0.205499410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40.851764621" calcext:value-type="float">
            <text:p>40.851764621</text:p>
          </table:table-cell>
        </table:table-row>
        <table:table-row table:style-name="ro1">
          <table:table-cell/>
          <table:table-cell office:value-type="float" office:value="17.85" calcext:value-type="float">
            <text:p>17.8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0.2238473035" calcext:value-type="float">
            <text:p>40.2238473035</text:p>
          </table:table-cell>
          <table:table-cell/>
          <table:table-cell office:value-type="float" office:value="17.85" calcext:value-type="float">
            <text:p>17.85</text:p>
          </table:table-cell>
          <table:table-cell office:value-type="float" office:value="0" calcext:value-type="float">
            <text:p>0</text:p>
          </table:table-cell>
          <table:table-cell office:value-type="float" office:value="0.623029382731" calcext:value-type="float">
            <text:p>0.623029382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41.0062074601" calcext:value-type="float">
            <text:p>41.0062074601</text:p>
          </table:table-cell>
        </table:table-row>
        <table:table-row table:style-name="ro1">
          <table:table-cell/>
          <table:table-cell office:value-type="float" office:value="18.2" calcext:value-type="float">
            <text:p>18.2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9679373322" calcext:value-type="float">
            <text:p>39.9679373322</text:p>
          </table:table-cell>
          <table:table-cell/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 office:value-type="float" office:value="-0.252297790856" calcext:value-type="float">
            <text:p>-0.252297790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41.32558924" calcext:value-type="float">
            <text:p>41.32558924</text:p>
          </table:table-cell>
        </table:table-row>
        <table:table-row table:style-name="ro1">
          <table:table-cell/>
          <table:table-cell office:value-type="float" office:value="18.55" calcext:value-type="float">
            <text:p>18.5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8473019558" calcext:value-type="float">
            <text:p>39.8473019558</text:p>
          </table:table-cell>
          <table:table-cell/>
          <table:table-cell office:value-type="float" office:value="18.55" calcext:value-type="float">
            <text:p>18.55</text:p>
          </table:table-cell>
          <table:table-cell office:value-type="float" office:value="0" calcext:value-type="float">
            <text:p>0</text:p>
          </table:table-cell>
          <table:table-cell office:value-type="float" office:value="0.300469834633" calcext:value-type="float">
            <text:p>0.3004698346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41.714614171" calcext:value-type="float">
            <text:p>41.714614171</text:p>
          </table:table-cell>
        </table:table-row>
        <table:table-row table:style-name="ro1">
          <table:table-cell/>
          <table:table-cell office:value-type="float" office:value="18.9" calcext:value-type="float">
            <text:p>18.9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7495032677" calcext:value-type="float">
            <text:p>39.7495032677</text:p>
          </table:table-cell>
          <table:table-cell/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office:value-type="float" office:value="0.16579228843" calcext:value-type="float">
            <text:p>0.165792288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41.8517139384" calcext:value-type="float">
            <text:p>41.8517139384</text:p>
          </table:table-cell>
        </table:table-row>
        <table:table-row table:style-name="ro1">
          <table:table-cell/>
          <table:table-cell office:value-type="float" office:value="19.25" calcext:value-type="float">
            <text:p>19.2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0.1987498491" calcext:value-type="float">
            <text:p>40.1987498491</text:p>
          </table:table-cell>
          <table:table-cell/>
          <table:table-cell office:value-type="float" office:value="19.25" calcext:value-type="float">
            <text:p>19.25</text:p>
          </table:table-cell>
          <table:table-cell office:value-type="float" office:value="0" calcext:value-type="float">
            <text:p>0</text:p>
          </table:table-cell>
          <table:table-cell office:value-type="float" office:value="-0.0568244029036" calcext:value-type="float">
            <text:p>-0.056824402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42.0384876579" calcext:value-type="float">
            <text:p>42.0384876579</text:p>
          </table:table-cell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0.8451138041" calcext:value-type="float">
            <text:p>40.8451138041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office:value-type="float" office:value="-0.501411518442" calcext:value-type="float">
            <text:p>-0.501411518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2.2702346802" calcext:value-type="float">
            <text:p>42.2702346802</text:p>
          </table:table-cell>
        </table:table-row>
        <table:table-row table:style-name="ro1">
          <table:table-cell/>
          <table:table-cell office:value-type="float" office:value="19.95" calcext:value-type="float">
            <text:p>19.9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0.5792300947" calcext:value-type="float">
            <text:p>40.5792300947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float" office:value="0" calcext:value-type="float">
            <text:p>0</text:p>
          </table:table-cell>
          <table:table-cell office:value-type="float" office:value="0.16514215994" calcext:value-type="float">
            <text:p>0.165142159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42.3814670886" calcext:value-type="float">
            <text:p>42.3814670886</text:p>
          </table:table-cell>
        </table:table-row>
        <table:table-row table:style-name="ro1">
          <table:table-cell/>
          <table:table-cell office:value-type="float" office:value="20.3" calcext:value-type="float">
            <text:p>20.3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1.1598486751" calcext:value-type="float">
            <text:p>41.1598486751</text:p>
          </table:table-cell>
          <table:table-cell/>
          <table:table-cell office:value-type="float" office:value="20.3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 office:value-type="float" office:value="-0.260167716743" calcext:value-type="float">
            <text:p>-0.260167716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42.7580552906" calcext:value-type="float">
            <text:p>42.7580552906</text:p>
          </table:table-cell>
        </table:table-row>
        <table:table-row table:style-name="ro1">
          <table:table-cell/>
          <table:table-cell office:value-type="float" office:value="20.65" calcext:value-type="float">
            <text:p>20.6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0.8298231918" calcext:value-type="float">
            <text:p>40.8298231918</text:p>
          </table:table-cell>
          <table:table-cell/>
          <table:table-cell office:value-type="float" office:value="20.65" calcext:value-type="float">
            <text:p>20.65</text:p>
          </table:table-cell>
          <table:table-cell office:value-type="float" office:value="0" calcext:value-type="float">
            <text:p>0</text:p>
          </table:table-cell>
          <table:table-cell office:value-type="float" office:value="1.52665194227" calcext:value-type="float">
            <text:p>1.526651942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42.9135837797" calcext:value-type="float">
            <text:p>42.913583779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2.4730242323" calcext:value-type="float">
            <text:p>42.47302423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5.32574131103" calcext:value-type="float">
            <text:p>-5.32574131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42.9150865736" calcext:value-type="float">
            <text:p>42.9150865736</text:p>
          </table:table-cell>
        </table:table-row>
        <table:table-row table:style-name="ro1">
          <table:table-cell/>
          <table:table-cell office:value-type="float" office:value="21.35" calcext:value-type="float">
            <text:p>21.3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0.9413722532" calcext:value-type="float">
            <text:p>40.9413722532</text:p>
          </table:table-cell>
          <table:table-cell/>
          <table:table-cell office:value-type="float" office:value="21.35" calcext:value-type="float">
            <text:p>21.35</text:p>
          </table:table-cell>
          <table:table-cell office:value-type="float" office:value="0" calcext:value-type="float">
            <text:p>0</text:p>
          </table:table-cell>
          <table:table-cell office:value-type="float" office:value="0.331248863814" calcext:value-type="float">
            <text:p>0.331248863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3.1467657424" calcext:value-type="float">
            <text:p>43.1467657424</text:p>
          </table:table-cell>
        </table:table-row>
        <table:table-row table:style-name="ro1">
          <table:table-cell/>
          <table:table-cell office:value-type="float" office:value="21.7" calcext:value-type="float">
            <text:p>21.7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0.7520436504" calcext:value-type="float">
            <text:p>40.7520436504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0" calcext:value-type="float">
            <text:p>0</text:p>
          </table:table-cell>
          <table:table-cell office:value-type="float" office:value="-0.524937797527" calcext:value-type="float">
            <text:p>-0.524937797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43.3718577067" calcext:value-type="float">
            <text:p>43.3718577067</text:p>
          </table:table-cell>
        </table:table-row>
        <table:table-row table:style-name="ro1">
          <table:table-cell/>
          <table:table-cell office:value-type="float" office:value="22.05" calcext:value-type="float">
            <text:p>22.0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0.7253645257" calcext:value-type="float">
            <text:p>40.7253645257</text:p>
          </table:table-cell>
          <table:table-cell/>
          <table:table-cell office:value-type="float" office:value="22.05" calcext:value-type="float">
            <text:p>22.05</text:p>
          </table:table-cell>
          <table:table-cell office:value-type="float" office:value="0" calcext:value-type="float">
            <text:p>0</text:p>
          </table:table-cell>
          <table:table-cell office:value-type="float" office:value="1.02084301824" calcext:value-type="float">
            <text:p>1.020843018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43.5039406113" calcext:value-type="float">
            <text:p>43.5039406113</text:p>
          </table:table-cell>
        </table:table-row>
        <table:table-row table:style-name="ro1">
          <table:table-cell/>
          <table:table-cell office:value-type="float" office:value="22.4" calcext:value-type="float">
            <text:p>22.4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1.2088189372" calcext:value-type="float">
            <text:p>41.2088189372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  <table:table-cell office:value-type="float" office:value="0.183743739874" calcext:value-type="float">
            <text:p>0.1837437399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43.6552278618" calcext:value-type="float">
            <text:p>43.6552278618</text:p>
          </table:table-cell>
        </table:table-row>
        <table:table-row table:style-name="ro1">
          <table:table-cell/>
          <table:table-cell office:value-type="float" office:value="22.75" calcext:value-type="float">
            <text:p>22.7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2.1557252003" calcext:value-type="float">
            <text:p>42.1557252003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0" calcext:value-type="float">
            <text:p>0</text:p>
          </table:table-cell>
          <table:table-cell office:value-type="float" office:value="-0.0830566074411" calcext:value-type="float">
            <text:p>-0.083056607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43.8537131817" calcext:value-type="float">
            <text:p>43.8537131817</text:p>
          </table:table-cell>
        </table:table-row>
        <table:table-row table:style-name="ro1">
          <table:table-cell/>
          <table:table-cell office:value-type="float" office:value="23.1" calcext:value-type="float">
            <text:p>23.1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1.6602508461" calcext:value-type="float">
            <text:p>41.6602508461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float" office:value="0" calcext:value-type="float">
            <text:p>0</text:p>
          </table:table-cell>
          <table:table-cell office:value-type="float" office:value="2.01794123019" calcext:value-type="float">
            <text:p>2.017941230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4.0614542481" calcext:value-type="float">
            <text:p>44.0614542481</text:p>
          </table:table-cell>
        </table:table-row>
        <table:table-row table:style-name="ro1">
          <table:table-cell table:number-columns-repeated="9"/>
          <table:table-cell office:value-type="float" office:value="161" calcext:value-type="float">
            <text:p>161</text:p>
          </table:table-cell>
          <table:table-cell office:value-type="float" office:value="44.1272135749" calcext:value-type="float">
            <text:p>44.1272135749</text:p>
          </table:table-cell>
        </table:table-row>
        <table:table-row table:style-name="ro1">
          <table:table-cell table:number-columns-repeated="9"/>
          <table:table-cell office:value-type="float" office:value="162" calcext:value-type="float">
            <text:p>162</text:p>
          </table:table-cell>
          <table:table-cell office:value-type="float" office:value="44.4002020893" calcext:value-type="float">
            <text:p>44.4002020893</text:p>
          </table:table-cell>
        </table:table-row>
        <table:table-row table:style-name="ro1">
          <table:table-cell table:number-columns-repeated="9"/>
          <table:table-cell office:value-type="float" office:value="163" calcext:value-type="float">
            <text:p>163</text:p>
          </table:table-cell>
          <table:table-cell office:value-type="float" office:value="44.6612403837" calcext:value-type="float">
            <text:p>44.6612403837</text:p>
          </table:table-cell>
        </table:table-row>
        <table:table-row table:style-name="ro1">
          <table:table-cell table:number-columns-repeated="9"/>
          <table:table-cell office:value-type="float" office:value="164" calcext:value-type="float">
            <text:p>164</text:p>
          </table:table-cell>
          <table:table-cell office:value-type="float" office:value="44.9517562903" calcext:value-type="float">
            <text:p>44.9517562903</text:p>
          </table:table-cell>
        </table:table-row>
        <table:table-row table:style-name="ro1">
          <table:table-cell table:number-columns-repeated="9"/>
          <table:table-cell office:value-type="float" office:value="165" calcext:value-type="float">
            <text:p>165</text:p>
          </table:table-cell>
          <table:table-cell office:value-type="float" office:value="45.1548110809" calcext:value-type="float">
            <text:p>45.1548110809</text:p>
          </table:table-cell>
        </table:table-row>
        <table:table-row table:style-name="ro1">
          <table:table-cell table:number-columns-repeated="9"/>
          <table:table-cell office:value-type="float" office:value="166" calcext:value-type="float">
            <text:p>166</text:p>
          </table:table-cell>
          <table:table-cell office:value-type="float" office:value="45.3349798212" calcext:value-type="float">
            <text:p>45.3349798212</text:p>
          </table:table-cell>
        </table:table-row>
        <table:table-row table:style-name="ro1">
          <table:table-cell table:number-columns-repeated="9"/>
          <table:table-cell office:value-type="float" office:value="167" calcext:value-type="float">
            <text:p>167</text:p>
          </table:table-cell>
          <table:table-cell office:value-type="float" office:value="45.4488570931" calcext:value-type="float">
            <text:p>45.4488570931</text:p>
          </table:table-cell>
        </table:table-row>
        <table:table-row table:style-name="ro1">
          <table:table-cell table:number-columns-repeated="9"/>
          <table:table-cell office:value-type="float" office:value="168" calcext:value-type="float">
            <text:p>168</text:p>
          </table:table-cell>
          <table:table-cell office:value-type="float" office:value="45.8018622143" calcext:value-type="float">
            <text:p>45.8018622143</text:p>
          </table:table-cell>
        </table:table-row>
        <table:table-row table:style-name="ro1">
          <table:table-cell table:number-columns-repeated="9"/>
          <table:table-cell office:value-type="float" office:value="169" calcext:value-type="float">
            <text:p>169</text:p>
          </table:table-cell>
          <table:table-cell office:value-type="float" office:value="46.0673742516" calcext:value-type="float">
            <text:p>46.0673742516</text:p>
          </table:table-cell>
        </table:table-row>
        <table:table-row table:style-name="ro1">
          <table:table-cell table:number-columns-repeated="9"/>
          <table:table-cell office:value-type="float" office:value="170" calcext:value-type="float">
            <text:p>170</text:p>
          </table:table-cell>
          <table:table-cell office:value-type="float" office:value="46.2833185338" calcext:value-type="float">
            <text:p>46.2833185338</text:p>
          </table:table-cell>
        </table:table-row>
        <table:table-row table:style-name="ro1">
          <table:table-cell table:number-columns-repeated="9"/>
          <table:table-cell office:value-type="float" office:value="171" calcext:value-type="float">
            <text:p>171</text:p>
          </table:table-cell>
          <table:table-cell office:value-type="float" office:value="46.475665356" calcext:value-type="float">
            <text:p>46.475665356</text:p>
          </table:table-cell>
        </table:table-row>
        <table:table-row table:style-name="ro1">
          <table:table-cell table:number-columns-repeated="9"/>
          <table:table-cell office:value-type="float" office:value="172" calcext:value-type="float">
            <text:p>172</text:p>
          </table:table-cell>
          <table:table-cell office:value-type="float" office:value="46.6600890829" calcext:value-type="float">
            <text:p>46.6600890829</text:p>
          </table:table-cell>
        </table:table-row>
        <table:table-row table:style-name="ro1">
          <table:table-cell table:number-columns-repeated="9"/>
          <table:table-cell office:value-type="float" office:value="173" calcext:value-type="float">
            <text:p>173</text:p>
          </table:table-cell>
          <table:table-cell office:value-type="float" office:value="46.7472772476" calcext:value-type="float">
            <text:p>46.7472772476</text:p>
          </table:table-cell>
        </table:table-row>
        <table:table-row table:style-name="ro1">
          <table:table-cell table:number-columns-repeated="9"/>
          <table:table-cell office:value-type="float" office:value="174" calcext:value-type="float">
            <text:p>174</text:p>
          </table:table-cell>
          <table:table-cell office:value-type="float" office:value="47.0243406395" calcext:value-type="float">
            <text:p>47.0243406395</text:p>
          </table:table-cell>
        </table:table-row>
        <table:table-row table:style-name="ro1">
          <table:table-cell table:number-columns-repeated="9"/>
          <table:table-cell office:value-type="float" office:value="175" calcext:value-type="float">
            <text:p>175</text:p>
          </table:table-cell>
          <table:table-cell office:value-type="float" office:value="47.1852989397" calcext:value-type="float">
            <text:p>47.1852989397</text:p>
          </table:table-cell>
        </table:table-row>
        <table:table-row table:style-name="ro1">
          <table:table-cell table:number-columns-repeated="9"/>
          <table:table-cell office:value-type="float" office:value="176" calcext:value-type="float">
            <text:p>176</text:p>
          </table:table-cell>
          <table:table-cell office:value-type="float" office:value="47.3893503308" calcext:value-type="float">
            <text:p>47.3893503308</text:p>
          </table:table-cell>
        </table:table-row>
        <table:table-row table:style-name="ro1">
          <table:table-cell table:number-columns-repeated="9"/>
          <table:table-cell office:value-type="float" office:value="177" calcext:value-type="float">
            <text:p>177</text:p>
          </table:table-cell>
          <table:table-cell office:value-type="float" office:value="47.6329092015" calcext:value-type="float">
            <text:p>47.6329092015</text:p>
          </table:table-cell>
        </table:table-row>
        <table:table-row table:style-name="ro1">
          <table:table-cell table:number-columns-repeated="9"/>
          <table:table-cell office:value-type="float" office:value="178" calcext:value-type="float">
            <text:p>178</text:p>
          </table:table-cell>
          <table:table-cell office:value-type="float" office:value="47.6858048876" calcext:value-type="float">
            <text:p>47.6858048876</text:p>
          </table:table-cell>
        </table:table-row>
        <table:table-row table:style-name="ro1">
          <table:table-cell table:number-columns-repeated="9"/>
          <table:table-cell office:value-type="float" office:value="179" calcext:value-type="float">
            <text:p>179</text:p>
          </table:table-cell>
          <table:table-cell office:value-type="float" office:value="47.9374056272" calcext:value-type="float">
            <text:p>47.9374056272</text:p>
          </table:table-cell>
        </table:table-row>
        <table:table-row table:style-name="ro1">
          <table:table-cell table:number-columns-repeated="9"/>
          <table:table-cell office:value-type="float" office:value="180" calcext:value-type="float">
            <text:p>180</text:p>
          </table:table-cell>
          <table:table-cell office:value-type="float" office:value="48.124861453" calcext:value-type="float">
            <text:p>48.124861453</text:p>
          </table:table-cell>
        </table:table-row>
        <table:table-row table:style-name="ro1">
          <table:table-cell table:number-columns-repeated="9"/>
          <table:table-cell office:value-type="float" office:value="181" calcext:value-type="float">
            <text:p>181</text:p>
          </table:table-cell>
          <table:table-cell office:value-type="float" office:value="48.4120359576" calcext:value-type="float">
            <text:p>48.4120359576</text:p>
          </table:table-cell>
        </table:table-row>
        <table:table-row table:style-name="ro1">
          <table:table-cell table:number-columns-repeated="9"/>
          <table:table-cell office:value-type="float" office:value="182" calcext:value-type="float">
            <text:p>182</text:p>
          </table:table-cell>
          <table:table-cell office:value-type="float" office:value="48.7132694952" calcext:value-type="float">
            <text:p>48.7132694952</text:p>
          </table:table-cell>
        </table:table-row>
        <table:table-row table:style-name="ro1">
          <table:table-cell table:number-columns-repeated="9"/>
          <table:table-cell office:value-type="float" office:value="183" calcext:value-type="float">
            <text:p>183</text:p>
          </table:table-cell>
          <table:table-cell office:value-type="float" office:value="48.8088480197" calcext:value-type="float">
            <text:p>48.8088480197</text:p>
          </table:table-cell>
        </table:table-row>
        <table:table-row table:style-name="ro1">
          <table:table-cell table:number-columns-repeated="9"/>
          <table:table-cell office:value-type="float" office:value="184" calcext:value-type="float">
            <text:p>184</text:p>
          </table:table-cell>
          <table:table-cell office:value-type="float" office:value="49.0063987831" calcext:value-type="float">
            <text:p>49.0063987831</text:p>
          </table:table-cell>
        </table:table-row>
        <table:table-row table:style-name="ro1">
          <table:table-cell table:number-columns-repeated="9"/>
          <table:table-cell office:value-type="float" office:value="185" calcext:value-type="float">
            <text:p>185</text:p>
          </table:table-cell>
          <table:table-cell office:value-type="float" office:value="49.215225854" calcext:value-type="float">
            <text:p>49.215225854</text:p>
          </table:table-cell>
        </table:table-row>
        <table:table-row table:style-name="ro1">
          <table:table-cell table:number-columns-repeated="9"/>
          <table:table-cell office:value-type="float" office:value="186" calcext:value-type="float">
            <text:p>186</text:p>
          </table:table-cell>
          <table:table-cell office:value-type="float" office:value="49.3440232616" calcext:value-type="float">
            <text:p>49.3440232616</text:p>
          </table:table-cell>
        </table:table-row>
        <table:table-row table:style-name="ro1">
          <table:table-cell table:number-columns-repeated="9"/>
          <table:table-cell office:value-type="float" office:value="187" calcext:value-type="float">
            <text:p>187</text:p>
          </table:table-cell>
          <table:table-cell office:value-type="float" office:value="49.5607695617" calcext:value-type="float">
            <text:p>49.5607695617</text:p>
          </table:table-cell>
        </table:table-row>
        <table:table-row table:style-name="ro1">
          <table:table-cell table:number-columns-repeated="9"/>
          <table:table-cell office:value-type="float" office:value="188" calcext:value-type="float">
            <text:p>188</text:p>
          </table:table-cell>
          <table:table-cell office:value-type="float" office:value="49.7587791642" calcext:value-type="float">
            <text:p>49.7587791642</text:p>
          </table:table-cell>
        </table:table-row>
        <table:table-row table:style-name="ro1">
          <table:table-cell table:number-columns-repeated="9"/>
          <table:table-cell office:value-type="float" office:value="189" calcext:value-type="float">
            <text:p>189</text:p>
          </table:table-cell>
          <table:table-cell office:value-type="float" office:value="49.8891774633" calcext:value-type="float">
            <text:p>49.8891774633</text:p>
          </table:table-cell>
        </table:table-row>
        <table:table-row table:style-name="ro1">
          <table:table-cell table:number-columns-repeated="9"/>
          <table:table-cell office:value-type="float" office:value="190" calcext:value-type="float">
            <text:p>190</text:p>
          </table:table-cell>
          <table:table-cell office:value-type="float" office:value="50.0703645005" calcext:value-type="float">
            <text:p>50.0703645005</text:p>
          </table:table-cell>
        </table:table-row>
        <table:table-row table:style-name="ro1">
          <table:table-cell table:number-columns-repeated="9"/>
          <table:table-cell office:value-type="float" office:value="191" calcext:value-type="float">
            <text:p>191</text:p>
          </table:table-cell>
          <table:table-cell office:value-type="float" office:value="50.2764232851" calcext:value-type="float">
            <text:p>50.2764232851</text:p>
          </table:table-cell>
        </table:table-row>
        <table:table-row table:style-name="ro1">
          <table:table-cell table:number-columns-repeated="9"/>
          <table:table-cell office:value-type="float" office:value="192" calcext:value-type="float">
            <text:p>192</text:p>
          </table:table-cell>
          <table:table-cell office:value-type="float" office:value="50.3894696261" calcext:value-type="float">
            <text:p>50.3894696261</text:p>
          </table:table-cell>
        </table:table-row>
        <table:table-row table:style-name="ro1">
          <table:table-cell table:number-columns-repeated="9"/>
          <table:table-cell office:value-type="float" office:value="193" calcext:value-type="float">
            <text:p>193</text:p>
          </table:table-cell>
          <table:table-cell office:value-type="float" office:value="50.5844971949" calcext:value-type="float">
            <text:p>50.5844971949</text:p>
          </table:table-cell>
        </table:table-row>
        <table:table-row table:style-name="ro1">
          <table:table-cell table:number-columns-repeated="9"/>
          <table:table-cell office:value-type="float" office:value="194" calcext:value-type="float">
            <text:p>194</text:p>
          </table:table-cell>
          <table:table-cell office:value-type="float" office:value="50.7557309473" calcext:value-type="float">
            <text:p>50.7557309473</text:p>
          </table:table-cell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office:value-type="float" office:value="51.0363388232" calcext:value-type="float">
            <text:p>51.0363388232</text:p>
          </table:table-cell>
        </table:table-row>
        <table:table-row table:style-name="ro1">
          <table:table-cell table:number-columns-repeated="9"/>
          <table:table-cell office:value-type="float" office:value="196" calcext:value-type="float">
            <text:p>196</text:p>
          </table:table-cell>
          <table:table-cell office:value-type="float" office:value="51.0419239481" calcext:value-type="float">
            <text:p>51.0419239481</text:p>
          </table:table-cell>
        </table:table-row>
        <table:table-row table:style-name="ro1">
          <table:table-cell table:number-columns-repeated="9"/>
          <table:table-cell office:value-type="float" office:value="197" calcext:value-type="float">
            <text:p>197</text:p>
          </table:table-cell>
          <table:table-cell office:value-type="float" office:value="51.0630931897" calcext:value-type="float">
            <text:p>51.0630931897</text:p>
          </table:table-cell>
        </table:table-row>
        <table:table-row table:style-name="ro1">
          <table:table-cell table:number-columns-repeated="9"/>
          <table:table-cell office:value-type="float" office:value="198" calcext:value-type="float">
            <text:p>198</text:p>
          </table:table-cell>
          <table:table-cell office:value-type="float" office:value="51.2528477388" calcext:value-type="float">
            <text:p>51.2528477388</text:p>
          </table:table-cell>
        </table:table-row>
        <table:table-row table:style-name="ro1">
          <table:table-cell table:number-columns-repeated="9"/>
          <table:table-cell office:value-type="float" office:value="199" calcext:value-type="float">
            <text:p>199</text:p>
          </table:table-cell>
          <table:table-cell office:value-type="float" office:value="51.4053191166" calcext:value-type="float">
            <text:p>51.4053191166</text:p>
          </table:table-cell>
        </table:table-row>
        <table:table-row table:style-name="ro1">
          <table:table-cell table:number-columns-repeated="9"/>
          <table:table-cell office:value-type="float" office:value="200" calcext:value-type="float">
            <text:p>200</text:p>
          </table:table-cell>
          <table:table-cell office:value-type="float" office:value="51.5306236212" calcext:value-type="float">
            <text:p>51.5306236212</text:p>
          </table:table-cell>
        </table:table-row>
        <table:table-row table:style-name="ro1">
          <table:table-cell table:number-columns-repeated="9"/>
          <table:table-cell office:value-type="float" office:value="201" calcext:value-type="float">
            <text:p>201</text:p>
          </table:table-cell>
          <table:table-cell office:value-type="float" office:value="51.8271864289" calcext:value-type="float">
            <text:p>51.8271864289</text:p>
          </table:table-cell>
        </table:table-row>
        <table:table-row table:style-name="ro1">
          <table:table-cell table:number-columns-repeated="9"/>
          <table:table-cell office:value-type="float" office:value="202" calcext:value-type="float">
            <text:p>202</text:p>
          </table:table-cell>
          <table:table-cell office:value-type="float" office:value="51.8666170602" calcext:value-type="float">
            <text:p>51.8666170602</text:p>
          </table:table-cell>
        </table:table-row>
        <table:table-row table:style-name="ro1">
          <table:table-cell table:number-columns-repeated="9"/>
          <table:table-cell office:value-type="float" office:value="203" calcext:value-type="float">
            <text:p>203</text:p>
          </table:table-cell>
          <table:table-cell office:value-type="float" office:value="51.9416637466" calcext:value-type="float">
            <text:p>51.9416637466</text:p>
          </table:table-cell>
        </table:table-row>
        <table:table-row table:style-name="ro1">
          <table:table-cell table:number-columns-repeated="9"/>
          <table:table-cell office:value-type="float" office:value="204" calcext:value-type="float">
            <text:p>204</text:p>
          </table:table-cell>
          <table:table-cell office:value-type="float" office:value="52.0573677047" calcext:value-type="float">
            <text:p>52.0573677047</text:p>
          </table:table-cell>
        </table:table-row>
        <table:table-row table:style-name="ro1">
          <table:table-cell table:number-columns-repeated="9"/>
          <table:table-cell office:value-type="float" office:value="205" calcext:value-type="float">
            <text:p>205</text:p>
          </table:table-cell>
          <table:table-cell office:value-type="float" office:value="52.2241913906" calcext:value-type="float">
            <text:p>52.2241913906</text:p>
          </table:table-cell>
        </table:table-row>
        <table:table-row table:style-name="ro1">
          <table:table-cell table:number-columns-repeated="9"/>
          <table:table-cell office:value-type="float" office:value="206" calcext:value-type="float">
            <text:p>206</text:p>
          </table:table-cell>
          <table:table-cell office:value-type="float" office:value="52.3882984415" calcext:value-type="float">
            <text:p>52.3882984415</text:p>
          </table:table-cell>
        </table:table-row>
        <table:table-row table:style-name="ro1">
          <table:table-cell table:number-columns-repeated="9"/>
          <table:table-cell office:value-type="float" office:value="207" calcext:value-type="float">
            <text:p>207</text:p>
          </table:table-cell>
          <table:table-cell office:value-type="float" office:value="52.7134606253" calcext:value-type="float">
            <text:p>52.7134606253</text:p>
          </table:table-cell>
        </table:table-row>
        <table:table-row table:style-name="ro1">
          <table:table-cell table:number-columns-repeated="9"/>
          <table:table-cell office:value-type="float" office:value="208" calcext:value-type="float">
            <text:p>208</text:p>
          </table:table-cell>
          <table:table-cell office:value-type="float" office:value="52.80687143" calcext:value-type="float">
            <text:p>52.80687143</text:p>
          </table:table-cell>
        </table:table-row>
        <table:table-row table:style-name="ro1">
          <table:table-cell table:number-columns-repeated="9"/>
          <table:table-cell office:value-type="float" office:value="209" calcext:value-type="float">
            <text:p>209</text:p>
          </table:table-cell>
          <table:table-cell office:value-type="float" office:value="52.8423368512" calcext:value-type="float">
            <text:p>52.8423368512</text:p>
          </table:table-cell>
        </table:table-row>
        <table:table-row table:style-name="ro1">
          <table:table-cell table:number-columns-repeated="9"/>
          <table:table-cell office:value-type="float" office:value="210" calcext:value-type="float">
            <text:p>210</text:p>
          </table:table-cell>
          <table:table-cell office:value-type="float" office:value="53.0768530905" calcext:value-type="float">
            <text:p>53.0768530905</text:p>
          </table:table-cell>
        </table:table-row>
        <table:table-row table:style-name="ro1">
          <table:table-cell table:number-columns-repeated="9"/>
          <table:table-cell office:value-type="float" office:value="211" calcext:value-type="float">
            <text:p>211</text:p>
          </table:table-cell>
          <table:table-cell office:value-type="float" office:value="53.2333833495" calcext:value-type="float">
            <text:p>53.2333833495</text:p>
          </table:table-cell>
        </table:table-row>
        <table:table-row table:style-name="ro1">
          <table:table-cell table:number-columns-repeated="9"/>
          <table:table-cell office:value-type="float" office:value="212" calcext:value-type="float">
            <text:p>212</text:p>
          </table:table-cell>
          <table:table-cell office:value-type="float" office:value="53.4149900197" calcext:value-type="float">
            <text:p>53.4149900197</text:p>
          </table:table-cell>
        </table:table-row>
        <table:table-row table:style-name="ro1">
          <table:table-cell table:number-columns-repeated="9"/>
          <table:table-cell office:value-type="float" office:value="213" calcext:value-type="float">
            <text:p>213</text:p>
          </table:table-cell>
          <table:table-cell office:value-type="float" office:value="53.8405004256" calcext:value-type="float">
            <text:p>53.8405004256</text:p>
          </table:table-cell>
        </table:table-row>
        <table:table-row table:style-name="ro1">
          <table:table-cell table:number-columns-repeated="9"/>
          <table:table-cell office:value-type="float" office:value="214" calcext:value-type="float">
            <text:p>214</text:p>
          </table:table-cell>
          <table:table-cell office:value-type="float" office:value="53.8432294502" calcext:value-type="float">
            <text:p>53.8432294502</text:p>
          </table:table-cell>
        </table:table-row>
        <table:table-row table:style-name="ro1">
          <table:table-cell table:number-columns-repeated="9"/>
          <table:table-cell office:value-type="float" office:value="215" calcext:value-type="float">
            <text:p>215</text:p>
          </table:table-cell>
          <table:table-cell office:value-type="float" office:value="53.8635867513" calcext:value-type="float">
            <text:p>53.8635867513</text:p>
          </table:table-cell>
        </table:table-row>
        <table:table-row table:style-name="ro1">
          <table:table-cell table:number-columns-repeated="9"/>
          <table:table-cell office:value-type="float" office:value="216" calcext:value-type="float">
            <text:p>216</text:p>
          </table:table-cell>
          <table:table-cell office:value-type="float" office:value="54.0289160966" calcext:value-type="float">
            <text:p>54.0289160966</text:p>
          </table:table-cell>
        </table:table-row>
        <table:table-row table:style-name="ro1">
          <table:table-cell table:number-columns-repeated="9"/>
          <table:table-cell office:value-type="float" office:value="217" calcext:value-type="float">
            <text:p>217</text:p>
          </table:table-cell>
          <table:table-cell office:value-type="float" office:value="54.3664917073" calcext:value-type="float">
            <text:p>54.3664917073</text:p>
          </table:table-cell>
        </table:table-row>
        <table:table-row table:style-name="ro1">
          <table:table-cell table:number-columns-repeated="9"/>
          <table:table-cell office:value-type="float" office:value="218" calcext:value-type="float">
            <text:p>218</text:p>
          </table:table-cell>
          <table:table-cell office:value-type="float" office:value="54.5406688456" calcext:value-type="float">
            <text:p>54.5406688456</text:p>
          </table:table-cell>
        </table:table-row>
        <table:table-row table:style-name="ro1">
          <table:table-cell table:number-columns-repeated="9"/>
          <table:table-cell office:value-type="float" office:value="219" calcext:value-type="float">
            <text:p>219</text:p>
          </table:table-cell>
          <table:table-cell office:value-type="float" office:value="54.9344174254" calcext:value-type="float">
            <text:p>54.9344174254</text:p>
          </table:table-cell>
        </table:table-row>
        <table:table-row table:style-name="ro1">
          <table:table-cell table:number-columns-repeated="9"/>
          <table:table-cell office:value-type="float" office:value="220" calcext:value-type="float">
            <text:p>220</text:p>
          </table:table-cell>
          <table:table-cell office:value-type="float" office:value="54.9536775873" calcext:value-type="float">
            <text:p>54.9536775873</text:p>
          </table:table-cell>
        </table:table-row>
        <table:table-row table:style-name="ro1">
          <table:table-cell table:number-columns-repeated="9"/>
          <table:table-cell office:value-type="float" office:value="221" calcext:value-type="float">
            <text:p>221</text:p>
          </table:table-cell>
          <table:table-cell office:value-type="float" office:value="55.0994498015" calcext:value-type="float">
            <text:p>55.0994498015</text:p>
          </table:table-cell>
        </table:table-row>
        <table:table-row table:style-name="ro1">
          <table:table-cell table:number-columns-repeated="9"/>
          <table:table-cell office:value-type="float" office:value="222" calcext:value-type="float">
            <text:p>222</text:p>
          </table:table-cell>
          <table:table-cell office:value-type="float" office:value="55.1693380952" calcext:value-type="float">
            <text:p>55.1693380952</text:p>
          </table:table-cell>
        </table:table-row>
        <table:table-row table:style-name="ro1">
          <table:table-cell table:number-columns-repeated="9"/>
          <table:table-cell office:value-type="float" office:value="223" calcext:value-type="float">
            <text:p>223</text:p>
          </table:table-cell>
          <table:table-cell office:value-type="float" office:value="55.4819202942" calcext:value-type="float">
            <text:p>55.4819202942</text:p>
          </table:table-cell>
        </table:table-row>
        <table:table-row table:style-name="ro1">
          <table:table-cell table:number-columns-repeated="9"/>
          <table:table-cell office:value-type="float" office:value="224" calcext:value-type="float">
            <text:p>224</text:p>
          </table:table-cell>
          <table:table-cell office:value-type="float" office:value="55.6471206366" calcext:value-type="float">
            <text:p>55.6471206366</text:p>
          </table:table-cell>
        </table:table-row>
        <table:table-row table:style-name="ro1">
          <table:table-cell table:number-columns-repeated="9"/>
          <table:table-cell office:value-type="float" office:value="225" calcext:value-type="float">
            <text:p>225</text:p>
          </table:table-cell>
          <table:table-cell office:value-type="float" office:value="55.9179801806" calcext:value-type="float">
            <text:p>55.9179801806</text:p>
          </table:table-cell>
        </table:table-row>
        <table:table-row table:style-name="ro1">
          <table:table-cell table:number-columns-repeated="9"/>
          <table:table-cell office:value-type="float" office:value="226" calcext:value-type="float">
            <text:p>226</text:p>
          </table:table-cell>
          <table:table-cell office:value-type="float" office:value="56.1433785198" calcext:value-type="float">
            <text:p>56.1433785198</text:p>
          </table:table-cell>
        </table:table-row>
        <table:table-row table:style-name="ro1">
          <table:table-cell table:number-columns-repeated="9"/>
          <table:table-cell office:value-type="float" office:value="227" calcext:value-type="float">
            <text:p>227</text:p>
          </table:table-cell>
          <table:table-cell office:value-type="float" office:value="56.1804762492" calcext:value-type="float">
            <text:p>56.1804762492</text:p>
          </table:table-cell>
        </table:table-row>
        <table:table-row table:style-name="ro1">
          <table:table-cell table:number-columns-repeated="9"/>
          <table:table-cell office:value-type="float" office:value="228" calcext:value-type="float">
            <text:p>228</text:p>
          </table:table-cell>
          <table:table-cell office:value-type="float" office:value="56.2277973998" calcext:value-type="float">
            <text:p>56.2277973998</text:p>
          </table:table-cell>
        </table:table-row>
        <table:table-row table:style-name="ro1">
          <table:table-cell table:number-columns-repeated="9"/>
          <table:table-cell office:value-type="float" office:value="229" calcext:value-type="float">
            <text:p>229</text:p>
          </table:table-cell>
          <table:table-cell office:value-type="float" office:value="56.4618082846" calcext:value-type="float">
            <text:p>56.4618082846</text:p>
          </table:table-cell>
        </table:table-row>
        <table:table-row table:style-name="ro1">
          <table:table-cell table:number-columns-repeated="9"/>
          <table:table-cell office:value-type="float" office:value="230" calcext:value-type="float">
            <text:p>230</text:p>
          </table:table-cell>
          <table:table-cell office:value-type="float" office:value="56.5441641539" calcext:value-type="float">
            <text:p>56.5441641539</text:p>
          </table:table-cell>
        </table:table-row>
        <table:table-row table:style-name="ro1">
          <table:table-cell table:number-columns-repeated="9"/>
          <table:table-cell office:value-type="float" office:value="231" calcext:value-type="float">
            <text:p>231</text:p>
          </table:table-cell>
          <table:table-cell office:value-type="float" office:value="56.6917540613" calcext:value-type="float">
            <text:p>56.6917540613</text:p>
          </table:table-cell>
        </table:table-row>
        <table:table-row table:style-name="ro1">
          <table:table-cell table:number-columns-repeated="9"/>
          <table:table-cell office:value-type="float" office:value="232" calcext:value-type="float">
            <text:p>232</text:p>
          </table:table-cell>
          <table:table-cell office:value-type="float" office:value="56.7095514234" calcext:value-type="float">
            <text:p>56.7095514234</text:p>
          </table:table-cell>
        </table:table-row>
        <table:table-row table:style-name="ro1">
          <table:table-cell table:number-columns-repeated="9"/>
          <table:table-cell office:value-type="float" office:value="233" calcext:value-type="float">
            <text:p>233</text:p>
          </table:table-cell>
          <table:table-cell office:value-type="float" office:value="56.7471814465" calcext:value-type="float">
            <text:p>56.7471814465</text:p>
          </table:table-cell>
        </table:table-row>
        <table:table-row table:style-name="ro1">
          <table:table-cell table:number-columns-repeated="9"/>
          <table:table-cell office:value-type="float" office:value="234" calcext:value-type="float">
            <text:p>234</text:p>
          </table:table-cell>
          <table:table-cell office:value-type="float" office:value="56.7885732926" calcext:value-type="float">
            <text:p>56.7885732926</text:p>
          </table:table-cell>
        </table:table-row>
        <table:table-row table:style-name="ro1">
          <table:table-cell table:number-columns-repeated="9"/>
          <table:table-cell office:value-type="float" office:value="235" calcext:value-type="float">
            <text:p>235</text:p>
          </table:table-cell>
          <table:table-cell office:value-type="float" office:value="56.9435550369" calcext:value-type="float">
            <text:p>56.9435550369</text:p>
          </table:table-cell>
        </table:table-row>
        <table:table-row table:style-name="ro1">
          <table:table-cell table:number-columns-repeated="9"/>
          <table:table-cell office:value-type="float" office:value="236" calcext:value-type="float">
            <text:p>236</text:p>
          </table:table-cell>
          <table:table-cell office:value-type="float" office:value="57.0030927276" calcext:value-type="float">
            <text:p>57.0030927276</text:p>
          </table:table-cell>
        </table:table-row>
        <table:table-row table:style-name="ro1">
          <table:table-cell table:number-columns-repeated="9"/>
          <table:table-cell office:value-type="float" office:value="237" calcext:value-type="float">
            <text:p>237</text:p>
          </table:table-cell>
          <table:table-cell office:value-type="float" office:value="57.0919314029" calcext:value-type="float">
            <text:p>57.0919314029</text:p>
          </table:table-cell>
        </table:table-row>
        <table:table-row table:style-name="ro1">
          <table:table-cell table:number-columns-repeated="9"/>
          <table:table-cell office:value-type="float" office:value="238" calcext:value-type="float">
            <text:p>238</text:p>
          </table:table-cell>
          <table:table-cell office:value-type="float" office:value="57.2291364152" calcext:value-type="float">
            <text:p>57.2291364152</text:p>
          </table:table-cell>
        </table:table-row>
        <table:table-row table:style-name="ro1">
          <table:table-cell table:number-columns-repeated="9"/>
          <table:table-cell office:value-type="float" office:value="239" calcext:value-type="float">
            <text:p>239</text:p>
          </table:table-cell>
          <table:table-cell office:value-type="float" office:value="57.2922674766" calcext:value-type="float">
            <text:p>57.2922674766</text:p>
          </table:table-cell>
        </table:table-row>
        <table:table-row table:style-name="ro1">
          <table:table-cell table:number-columns-repeated="9"/>
          <table:table-cell office:value-type="float" office:value="240" calcext:value-type="float">
            <text:p>240</text:p>
          </table:table-cell>
          <table:table-cell office:value-type="float" office:value="57.3619043672" calcext:value-type="float">
            <text:p>57.3619043672</text:p>
          </table:table-cell>
        </table:table-row>
        <table:table-row table:style-name="ro1">
          <table:table-cell table:number-columns-repeated="9"/>
          <table:table-cell office:value-type="float" office:value="241" calcext:value-type="float">
            <text:p>241</text:p>
          </table:table-cell>
          <table:table-cell office:value-type="float" office:value="57.5867588946" calcext:value-type="float">
            <text:p>57.5867588946</text:p>
          </table:table-cell>
        </table:table-row>
        <table:table-row table:style-name="ro1">
          <table:table-cell table:number-columns-repeated="9"/>
          <table:table-cell office:value-type="float" office:value="242" calcext:value-type="float">
            <text:p>242</text:p>
          </table:table-cell>
          <table:table-cell office:value-type="float" office:value="57.6149251409" calcext:value-type="float">
            <text:p>57.6149251409</text:p>
          </table:table-cell>
        </table:table-row>
        <table:table-row table:style-name="ro1">
          <table:table-cell table:number-columns-repeated="9"/>
          <table:table-cell office:value-type="float" office:value="243" calcext:value-type="float">
            <text:p>243</text:p>
          </table:table-cell>
          <table:table-cell office:value-type="float" office:value="57.7483600925" calcext:value-type="float">
            <text:p>57.7483600925</text:p>
          </table:table-cell>
        </table:table-row>
        <table:table-row table:style-name="ro1">
          <table:table-cell table:number-columns-repeated="9"/>
          <table:table-cell office:value-type="float" office:value="244" calcext:value-type="float">
            <text:p>244</text:p>
          </table:table-cell>
          <table:table-cell office:value-type="float" office:value="57.7751959569" calcext:value-type="float">
            <text:p>57.7751959569</text:p>
          </table:table-cell>
        </table:table-row>
        <table:table-row table:style-name="ro1">
          <table:table-cell table:number-columns-repeated="9"/>
          <table:table-cell office:value-type="float" office:value="245" calcext:value-type="float">
            <text:p>245</text:p>
          </table:table-cell>
          <table:table-cell office:value-type="float" office:value="57.9396571641" calcext:value-type="float">
            <text:p>57.9396571641</text:p>
          </table:table-cell>
        </table:table-row>
        <table:table-row table:style-name="ro1">
          <table:table-cell table:number-columns-repeated="9"/>
          <table:table-cell office:value-type="float" office:value="246" calcext:value-type="float">
            <text:p>246</text:p>
          </table:table-cell>
          <table:table-cell office:value-type="float" office:value="58.0831468534" calcext:value-type="float">
            <text:p>58.0831468534</text:p>
          </table:table-cell>
        </table:table-row>
        <table:table-row table:style-name="ro1">
          <table:table-cell table:number-columns-repeated="9"/>
          <table:table-cell office:value-type="float" office:value="247" calcext:value-type="float">
            <text:p>247</text:p>
          </table:table-cell>
          <table:table-cell office:value-type="float" office:value="58.2310724953" calcext:value-type="float">
            <text:p>58.2310724953</text:p>
          </table:table-cell>
        </table:table-row>
        <table:table-row table:style-name="ro1">
          <table:table-cell table:number-columns-repeated="9"/>
          <table:table-cell office:value-type="float" office:value="248" calcext:value-type="float">
            <text:p>248</text:p>
          </table:table-cell>
          <table:table-cell office:value-type="float" office:value="58.2736728875" calcext:value-type="float">
            <text:p>58.2736728875</text:p>
          </table:table-cell>
        </table:table-row>
        <table:table-row table:style-name="ro1">
          <table:table-cell table:number-columns-repeated="9"/>
          <table:table-cell office:value-type="float" office:value="249" calcext:value-type="float">
            <text:p>249</text:p>
          </table:table-cell>
          <table:table-cell office:value-type="float" office:value="58.4411060679" calcext:value-type="float">
            <text:p>58.4411060679</text:p>
          </table:table-cell>
        </table:table-row>
        <table:table-row table:style-name="ro1">
          <table:table-cell table:number-columns-repeated="9"/>
          <table:table-cell office:value-type="float" office:value="250" calcext:value-type="float">
            <text:p>250</text:p>
          </table:table-cell>
          <table:table-cell office:value-type="float" office:value="58.5397828686" calcext:value-type="float">
            <text:p>58.5397828686</text:p>
          </table:table-cell>
        </table:table-row>
        <table:table-row table:style-name="ro1">
          <table:table-cell table:number-columns-repeated="9"/>
          <table:table-cell office:value-type="float" office:value="251" calcext:value-type="float">
            <text:p>251</text:p>
          </table:table-cell>
          <table:table-cell office:value-type="float" office:value="58.6910536192" calcext:value-type="float">
            <text:p>58.6910536192</text:p>
          </table:table-cell>
        </table:table-row>
        <table:table-row table:style-name="ro1">
          <table:table-cell table:number-columns-repeated="9"/>
          <table:table-cell office:value-type="float" office:value="252" calcext:value-type="float">
            <text:p>252</text:p>
          </table:table-cell>
          <table:table-cell office:value-type="float" office:value="58.9001852851" calcext:value-type="float">
            <text:p>58.9001852851</text:p>
          </table:table-cell>
        </table:table-row>
        <table:table-row table:style-name="ro1">
          <table:table-cell table:number-columns-repeated="9"/>
          <table:table-cell office:value-type="float" office:value="253" calcext:value-type="float">
            <text:p>253</text:p>
          </table:table-cell>
          <table:table-cell office:value-type="float" office:value="59.1042884851" calcext:value-type="float">
            <text:p>59.1042884851</text:p>
          </table:table-cell>
        </table:table-row>
        <table:table-row table:style-name="ro1">
          <table:table-cell table:number-columns-repeated="9"/>
          <table:table-cell office:value-type="float" office:value="254" calcext:value-type="float">
            <text:p>254</text:p>
          </table:table-cell>
          <table:table-cell office:value-type="float" office:value="59.2119002043" calcext:value-type="float">
            <text:p>59.2119002043</text:p>
          </table:table-cell>
        </table:table-row>
        <table:table-row table:style-name="ro1">
          <table:table-cell table:number-columns-repeated="9"/>
          <table:table-cell office:value-type="float" office:value="255" calcext:value-type="float">
            <text:p>255</text:p>
          </table:table-cell>
          <table:table-cell office:value-type="float" office:value="59.2504650451" calcext:value-type="float">
            <text:p>59.2504650451</text:p>
          </table:table-cell>
        </table:table-row>
        <table:table-row table:style-name="ro1">
          <table:table-cell table:number-columns-repeated="9"/>
          <table:table-cell office:value-type="float" office:value="256" calcext:value-type="float">
            <text:p>256</text:p>
          </table:table-cell>
          <table:table-cell office:value-type="float" office:value="59.3226798076" calcext:value-type="float">
            <text:p>59.3226798076</text:p>
          </table:table-cell>
        </table:table-row>
        <table:table-row table:style-name="ro1">
          <table:table-cell table:number-columns-repeated="9"/>
          <table:table-cell office:value-type="float" office:value="257" calcext:value-type="float">
            <text:p>257</text:p>
          </table:table-cell>
          <table:table-cell office:value-type="float" office:value="59.4108600657" calcext:value-type="float">
            <text:p>59.4108600657</text:p>
          </table:table-cell>
        </table:table-row>
        <table:table-row table:style-name="ro1">
          <table:table-cell table:number-columns-repeated="9"/>
          <table:table-cell office:value-type="float" office:value="258" calcext:value-type="float">
            <text:p>258</text:p>
          </table:table-cell>
          <table:table-cell office:value-type="float" office:value="59.6888480425" calcext:value-type="float">
            <text:p>59.6888480425</text:p>
          </table:table-cell>
        </table:table-row>
        <table:table-row table:style-name="ro1">
          <table:table-cell table:number-columns-repeated="9"/>
          <table:table-cell office:value-type="float" office:value="259" calcext:value-type="float">
            <text:p>259</text:p>
          </table:table-cell>
          <table:table-cell office:value-type="float" office:value="59.9211484278" calcext:value-type="float">
            <text:p>59.9211484278</text:p>
          </table:table-cell>
        </table:table-row>
        <table:table-row table:style-name="ro1">
          <table:table-cell table:number-columns-repeated="9"/>
          <table:table-cell office:value-type="float" office:value="260" calcext:value-type="float">
            <text:p>260</text:p>
          </table:table-cell>
          <table:table-cell office:value-type="float" office:value="60.1214636821" calcext:value-type="float">
            <text:p>60.1214636821</text:p>
          </table:table-cell>
        </table:table-row>
        <table:table-row table:style-name="ro1">
          <table:table-cell table:number-columns-repeated="9"/>
          <table:table-cell office:value-type="float" office:value="261" calcext:value-type="float">
            <text:p>261</text:p>
          </table:table-cell>
          <table:table-cell office:value-type="float" office:value="60.1741504451" calcext:value-type="float">
            <text:p>60.1741504451</text:p>
          </table:table-cell>
        </table:table-row>
        <table:table-row table:style-name="ro1">
          <table:table-cell table:number-columns-repeated="9"/>
          <table:table-cell office:value-type="float" office:value="262" calcext:value-type="float">
            <text:p>262</text:p>
          </table:table-cell>
          <table:table-cell office:value-type="float" office:value="60.2046392481" calcext:value-type="float">
            <text:p>60.2046392481</text:p>
          </table:table-cell>
        </table:table-row>
        <table:table-row table:style-name="ro1">
          <table:table-cell table:number-columns-repeated="9"/>
          <table:table-cell office:value-type="float" office:value="263" calcext:value-type="float">
            <text:p>263</text:p>
          </table:table-cell>
          <table:table-cell office:value-type="float" office:value="60.2690741728" calcext:value-type="float">
            <text:p>60.2690741728</text:p>
          </table:table-cell>
        </table:table-row>
        <table:table-row table:style-name="ro1">
          <table:table-cell table:number-columns-repeated="9"/>
          <table:table-cell office:value-type="float" office:value="264" calcext:value-type="float">
            <text:p>264</text:p>
          </table:table-cell>
          <table:table-cell office:value-type="float" office:value="60.3482521124" calcext:value-type="float">
            <text:p>60.3482521124</text:p>
          </table:table-cell>
        </table:table-row>
        <table:table-row table:style-name="ro1">
          <table:table-cell table:number-columns-repeated="9"/>
          <table:table-cell office:value-type="float" office:value="265" calcext:value-type="float">
            <text:p>265</text:p>
          </table:table-cell>
          <table:table-cell office:value-type="float" office:value="60.4812382514" calcext:value-type="float">
            <text:p>60.4812382514</text:p>
          </table:table-cell>
        </table:table-row>
        <table:table-row table:style-name="ro1">
          <table:table-cell table:number-columns-repeated="9"/>
          <table:table-cell office:value-type="float" office:value="266" calcext:value-type="float">
            <text:p>266</text:p>
          </table:table-cell>
          <table:table-cell office:value-type="float" office:value="60.5397984761" calcext:value-type="float">
            <text:p>60.5397984761</text:p>
          </table:table-cell>
        </table:table-row>
        <table:table-row table:style-name="ro1">
          <table:table-cell table:number-columns-repeated="9"/>
          <table:table-cell office:value-type="float" office:value="267" calcext:value-type="float">
            <text:p>267</text:p>
          </table:table-cell>
          <table:table-cell office:value-type="float" office:value="60.6107005314" calcext:value-type="float">
            <text:p>60.6107005314</text:p>
          </table:table-cell>
        </table:table-row>
        <table:table-row table:style-name="ro1">
          <table:table-cell table:number-columns-repeated="9"/>
          <table:table-cell office:value-type="float" office:value="268" calcext:value-type="float">
            <text:p>268</text:p>
          </table:table-cell>
          <table:table-cell office:value-type="float" office:value="60.6381232561" calcext:value-type="float">
            <text:p>60.6381232561</text:p>
          </table:table-cell>
        </table:table-row>
        <table:table-row table:style-name="ro1">
          <table:table-cell table:number-columns-repeated="9"/>
          <table:table-cell office:value-type="float" office:value="269" calcext:value-type="float">
            <text:p>269</text:p>
          </table:table-cell>
          <table:table-cell office:value-type="float" office:value="60.6544749989" calcext:value-type="float">
            <text:p>60.6544749989</text:p>
          </table:table-cell>
        </table:table-row>
        <table:table-row table:style-name="ro1">
          <table:table-cell table:number-columns-repeated="9"/>
          <table:table-cell office:value-type="float" office:value="270" calcext:value-type="float">
            <text:p>270</text:p>
          </table:table-cell>
          <table:table-cell office:value-type="float" office:value="60.7396076585" calcext:value-type="float">
            <text:p>60.7396076585</text:p>
          </table:table-cell>
        </table:table-row>
        <table:table-row table:style-name="ro1">
          <table:table-cell table:number-columns-repeated="9"/>
          <table:table-cell office:value-type="float" office:value="271" calcext:value-type="float">
            <text:p>271</text:p>
          </table:table-cell>
          <table:table-cell office:value-type="float" office:value="60.8645831453" calcext:value-type="float">
            <text:p>60.8645831453</text:p>
          </table:table-cell>
        </table:table-row>
        <table:table-row table:style-name="ro1">
          <table:table-cell table:number-columns-repeated="9"/>
          <table:table-cell office:value-type="float" office:value="272" calcext:value-type="float">
            <text:p>272</text:p>
          </table:table-cell>
          <table:table-cell office:value-type="float" office:value="60.9699903853" calcext:value-type="float">
            <text:p>60.9699903853</text:p>
          </table:table-cell>
        </table:table-row>
        <table:table-row table:style-name="ro1">
          <table:table-cell table:number-columns-repeated="9"/>
          <table:table-cell office:value-type="float" office:value="273" calcext:value-type="float">
            <text:p>273</text:p>
          </table:table-cell>
          <table:table-cell office:value-type="float" office:value="60.9968208791" calcext:value-type="float">
            <text:p>60.9968208791</text:p>
          </table:table-cell>
        </table:table-row>
        <table:table-row table:style-name="ro1">
          <table:table-cell table:number-columns-repeated="9"/>
          <table:table-cell office:value-type="float" office:value="274" calcext:value-type="float">
            <text:p>274</text:p>
          </table:table-cell>
          <table:table-cell office:value-type="float" office:value="61.1405925868" calcext:value-type="float">
            <text:p>61.1405925868</text:p>
          </table:table-cell>
        </table:table-row>
        <table:table-row table:style-name="ro1">
          <table:table-cell table:number-columns-repeated="9"/>
          <table:table-cell office:value-type="float" office:value="275" calcext:value-type="float">
            <text:p>275</text:p>
          </table:table-cell>
          <table:table-cell office:value-type="float" office:value="61.347879008" calcext:value-type="float">
            <text:p>61.347879008</text:p>
          </table:table-cell>
        </table:table-row>
        <table:table-row table:style-name="ro1">
          <table:table-cell table:number-columns-repeated="9"/>
          <table:table-cell office:value-type="float" office:value="276" calcext:value-type="float">
            <text:p>276</text:p>
          </table:table-cell>
          <table:table-cell office:value-type="float" office:value="61.5453890656" calcext:value-type="float">
            <text:p>61.5453890656</text:p>
          </table:table-cell>
        </table:table-row>
        <table:table-row table:style-name="ro1">
          <table:table-cell table:number-columns-repeated="9"/>
          <table:table-cell office:value-type="float" office:value="277" calcext:value-type="float">
            <text:p>277</text:p>
          </table:table-cell>
          <table:table-cell office:value-type="float" office:value="61.6173849988" calcext:value-type="float">
            <text:p>61.6173849988</text:p>
          </table:table-cell>
        </table:table-row>
        <table:table-row table:style-name="ro1">
          <table:table-cell table:number-columns-repeated="9"/>
          <table:table-cell office:value-type="float" office:value="278" calcext:value-type="float">
            <text:p>278</text:p>
          </table:table-cell>
          <table:table-cell office:value-type="float" office:value="61.712217564" calcext:value-type="float">
            <text:p>61.712217564</text:p>
          </table:table-cell>
        </table:table-row>
        <table:table-row table:style-name="ro1">
          <table:table-cell table:number-columns-repeated="9"/>
          <table:table-cell office:value-type="float" office:value="279" calcext:value-type="float">
            <text:p>279</text:p>
          </table:table-cell>
          <table:table-cell office:value-type="float" office:value="61.7573628012" calcext:value-type="float">
            <text:p>61.7573628012</text:p>
          </table:table-cell>
        </table:table-row>
        <table:table-row table:style-name="ro1">
          <table:table-cell table:number-columns-repeated="9"/>
          <table:table-cell office:value-type="float" office:value="280" calcext:value-type="float">
            <text:p>280</text:p>
          </table:table-cell>
          <table:table-cell office:value-type="float" office:value="61.8977729459" calcext:value-type="float">
            <text:p>61.8977729459</text:p>
          </table:table-cell>
        </table:table-row>
        <table:table-row table:style-name="ro1">
          <table:table-cell table:number-columns-repeated="9"/>
          <table:table-cell office:value-type="float" office:value="281" calcext:value-type="float">
            <text:p>281</text:p>
          </table:table-cell>
          <table:table-cell office:value-type="float" office:value="61.9232192528" calcext:value-type="float">
            <text:p>61.9232192528</text:p>
          </table:table-cell>
        </table:table-row>
        <table:table-row table:style-name="ro1">
          <table:table-cell table:number-columns-repeated="9"/>
          <table:table-cell office:value-type="float" office:value="282" calcext:value-type="float">
            <text:p>282</text:p>
          </table:table-cell>
          <table:table-cell office:value-type="float" office:value="61.9924154491" calcext:value-type="float">
            <text:p>61.9924154491</text:p>
          </table:table-cell>
        </table:table-row>
        <table:table-row table:style-name="ro1">
          <table:table-cell table:number-columns-repeated="9"/>
          <table:table-cell office:value-type="float" office:value="283" calcext:value-type="float">
            <text:p>283</text:p>
          </table:table-cell>
          <table:table-cell office:value-type="float" office:value="62.0054071833" calcext:value-type="float">
            <text:p>62.0054071833</text:p>
          </table:table-cell>
        </table:table-row>
        <table:table-row table:style-name="ro1">
          <table:table-cell table:number-columns-repeated="9"/>
          <table:table-cell office:value-type="float" office:value="284" calcext:value-type="float">
            <text:p>284</text:p>
          </table:table-cell>
          <table:table-cell office:value-type="float" office:value="62.1587743159" calcext:value-type="float">
            <text:p>62.1587743159</text:p>
          </table:table-cell>
        </table:table-row>
        <table:table-row table:style-name="ro1">
          <table:table-cell table:number-columns-repeated="9"/>
          <table:table-cell office:value-type="float" office:value="285" calcext:value-type="float">
            <text:p>285</text:p>
          </table:table-cell>
          <table:table-cell office:value-type="float" office:value="62.2756449195" calcext:value-type="float">
            <text:p>62.2756449195</text:p>
          </table:table-cell>
        </table:table-row>
        <table:table-row table:style-name="ro1">
          <table:table-cell table:number-columns-repeated="9"/>
          <table:table-cell office:value-type="float" office:value="286" calcext:value-type="float">
            <text:p>286</text:p>
          </table:table-cell>
          <table:table-cell office:value-type="float" office:value="62.3474655475" calcext:value-type="float">
            <text:p>62.3474655475</text:p>
          </table:table-cell>
        </table:table-row>
        <table:table-row table:style-name="ro1">
          <table:table-cell table:number-columns-repeated="9"/>
          <table:table-cell office:value-type="float" office:value="287" calcext:value-type="float">
            <text:p>287</text:p>
          </table:table-cell>
          <table:table-cell office:value-type="float" office:value="62.448357822" calcext:value-type="float">
            <text:p>62.448357822</text:p>
          </table:table-cell>
        </table:table-row>
        <table:table-row table:style-name="ro1">
          <table:table-cell table:number-columns-repeated="9"/>
          <table:table-cell office:value-type="float" office:value="288" calcext:value-type="float">
            <text:p>288</text:p>
          </table:table-cell>
          <table:table-cell office:value-type="float" office:value="62.5163990674" calcext:value-type="float">
            <text:p>62.5163990674</text:p>
          </table:table-cell>
        </table:table-row>
        <table:table-row table:style-name="ro1">
          <table:table-cell table:number-columns-repeated="9"/>
          <table:table-cell office:value-type="float" office:value="289" calcext:value-type="float">
            <text:p>289</text:p>
          </table:table-cell>
          <table:table-cell office:value-type="float" office:value="62.5993104723" calcext:value-type="float">
            <text:p>62.5993104723</text:p>
          </table:table-cell>
        </table:table-row>
        <table:table-row table:style-name="ro1">
          <table:table-cell table:number-columns-repeated="9"/>
          <table:table-cell office:value-type="float" office:value="290" calcext:value-type="float">
            <text:p>290</text:p>
          </table:table-cell>
          <table:table-cell office:value-type="float" office:value="62.7424634616" calcext:value-type="float">
            <text:p>62.7424634616</text:p>
          </table:table-cell>
        </table:table-row>
        <table:table-row table:style-name="ro1">
          <table:table-cell table:number-columns-repeated="9"/>
          <table:table-cell office:value-type="float" office:value="291" calcext:value-type="float">
            <text:p>291</text:p>
          </table:table-cell>
          <table:table-cell office:value-type="float" office:value="62.8266351421" calcext:value-type="float">
            <text:p>62.8266351421</text:p>
          </table:table-cell>
        </table:table-row>
        <table:table-row table:style-name="ro1">
          <table:table-cell table:number-columns-repeated="9"/>
          <table:table-cell office:value-type="float" office:value="292" calcext:value-type="float">
            <text:p>292</text:p>
          </table:table-cell>
          <table:table-cell office:value-type="float" office:value="62.872181385" calcext:value-type="float">
            <text:p>62.872181385</text:p>
          </table:table-cell>
        </table:table-row>
        <table:table-row table:style-name="ro1">
          <table:table-cell table:number-columns-repeated="9"/>
          <table:table-cell office:value-type="float" office:value="293" calcext:value-type="float">
            <text:p>293</text:p>
          </table:table-cell>
          <table:table-cell office:value-type="float" office:value="62.9130831458" calcext:value-type="float">
            <text:p>62.9130831458</text:p>
          </table:table-cell>
        </table:table-row>
        <table:table-row table:style-name="ro1">
          <table:table-cell table:number-columns-repeated="9"/>
          <table:table-cell office:value-type="float" office:value="294" calcext:value-type="float">
            <text:p>294</text:p>
          </table:table-cell>
          <table:table-cell office:value-type="float" office:value="62.9545852403" calcext:value-type="float">
            <text:p>62.9545852403</text:p>
          </table:table-cell>
        </table:table-row>
        <table:table-row table:style-name="ro1">
          <table:table-cell table:number-columns-repeated="9"/>
          <table:table-cell office:value-type="float" office:value="295" calcext:value-type="float">
            <text:p>295</text:p>
          </table:table-cell>
          <table:table-cell office:value-type="float" office:value="63.0607386151" calcext:value-type="float">
            <text:p>63.0607386151</text:p>
          </table:table-cell>
        </table:table-row>
        <table:table-row table:style-name="ro1">
          <table:table-cell table:number-columns-repeated="9"/>
          <table:table-cell office:value-type="float" office:value="296" calcext:value-type="float">
            <text:p>296</text:p>
          </table:table-cell>
          <table:table-cell office:value-type="float" office:value="63.1093918922" calcext:value-type="float">
            <text:p>63.1093918922</text:p>
          </table:table-cell>
        </table:table-row>
        <table:table-row table:style-name="ro1">
          <table:table-cell table:number-columns-repeated="9"/>
          <table:table-cell office:value-type="float" office:value="297" calcext:value-type="float">
            <text:p>297</text:p>
          </table:table-cell>
          <table:table-cell office:value-type="float" office:value="63.2115339013" calcext:value-type="float">
            <text:p>63.2115339013</text:p>
          </table:table-cell>
        </table:table-row>
        <table:table-row table:style-name="ro1">
          <table:table-cell table:number-columns-repeated="9"/>
          <table:table-cell office:value-type="float" office:value="298" calcext:value-type="float">
            <text:p>298</text:p>
          </table:table-cell>
          <table:table-cell office:value-type="float" office:value="63.2910190626" calcext:value-type="float">
            <text:p>63.2910190626</text:p>
          </table:table-cell>
        </table:table-row>
        <table:table-row table:style-name="ro1">
          <table:table-cell table:number-columns-repeated="9"/>
          <table:table-cell office:value-type="float" office:value="299" calcext:value-type="float">
            <text:p>299</text:p>
          </table:table-cell>
          <table:table-cell office:value-type="float" office:value="63.4019621495" calcext:value-type="float">
            <text:p>63.4019621495</text:p>
          </table:table-cell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office:value-type="float" office:value="63.43951959" calcext:value-type="float">
            <text:p>63.43951959</text:p>
          </table:table-cell>
        </table:table-row>
        <table:table-row table:style-name="ro1">
          <table:table-cell table:number-columns-repeated="9"/>
          <table:table-cell office:value-type="float" office:value="301" calcext:value-type="float">
            <text:p>301</text:p>
          </table:table-cell>
          <table:table-cell office:value-type="float" office:value="63.5573277445" calcext:value-type="float">
            <text:p>63.5573277445</text:p>
          </table:table-cell>
        </table:table-row>
        <table:table-row table:style-name="ro1">
          <table:table-cell table:number-columns-repeated="9"/>
          <table:table-cell office:value-type="float" office:value="302" calcext:value-type="float">
            <text:p>302</text:p>
          </table:table-cell>
          <table:table-cell office:value-type="float" office:value="63.7557549502" calcext:value-type="float">
            <text:p>63.7557549502</text:p>
          </table:table-cell>
        </table:table-row>
        <table:table-row table:style-name="ro1">
          <table:table-cell table:number-columns-repeated="9"/>
          <table:table-cell office:value-type="float" office:value="303" calcext:value-type="float">
            <text:p>303</text:p>
          </table:table-cell>
          <table:table-cell office:value-type="float" office:value="63.7588863825" calcext:value-type="float">
            <text:p>63.7588863825</text:p>
          </table:table-cell>
        </table:table-row>
        <table:table-row table:style-name="ro1">
          <table:table-cell table:number-columns-repeated="9"/>
          <table:table-cell office:value-type="float" office:value="304" calcext:value-type="float">
            <text:p>304</text:p>
          </table:table-cell>
          <table:table-cell office:value-type="float" office:value="63.9583668981" calcext:value-type="float">
            <text:p>63.9583668981</text:p>
          </table:table-cell>
        </table:table-row>
        <table:table-row table:style-name="ro1">
          <table:table-cell table:number-columns-repeated="9"/>
          <table:table-cell office:value-type="float" office:value="305" calcext:value-type="float">
            <text:p>305</text:p>
          </table:table-cell>
          <table:table-cell office:value-type="float" office:value="64.1211206623" calcext:value-type="float">
            <text:p>64.1211206623</text:p>
          </table:table-cell>
        </table:table-row>
        <table:table-row table:style-name="ro1">
          <table:table-cell table:number-columns-repeated="9"/>
          <table:table-cell office:value-type="float" office:value="306" calcext:value-type="float">
            <text:p>306</text:p>
          </table:table-cell>
          <table:table-cell office:value-type="float" office:value="64.3174966804" calcext:value-type="float">
            <text:p>64.3174966804</text:p>
          </table:table-cell>
        </table:table-row>
        <table:table-row table:style-name="ro1">
          <table:table-cell table:number-columns-repeated="9"/>
          <table:table-cell office:value-type="float" office:value="307" calcext:value-type="float">
            <text:p>307</text:p>
          </table:table-cell>
          <table:table-cell office:value-type="float" office:value="64.5064674487" calcext:value-type="float">
            <text:p>64.5064674487</text:p>
          </table:table-cell>
        </table:table-row>
        <table:table-row table:style-name="ro1">
          <table:table-cell table:number-columns-repeated="9"/>
          <table:table-cell office:value-type="float" office:value="308" calcext:value-type="float">
            <text:p>308</text:p>
          </table:table-cell>
          <table:table-cell office:value-type="float" office:value="64.7000541376" calcext:value-type="float">
            <text:p>64.7000541376</text:p>
          </table:table-cell>
        </table:table-row>
        <table:table-row table:style-name="ro1">
          <table:table-cell table:number-columns-repeated="9"/>
          <table:table-cell office:value-type="float" office:value="309" calcext:value-type="float">
            <text:p>309</text:p>
          </table:table-cell>
          <table:table-cell office:value-type="float" office:value="64.9794652765" calcext:value-type="float">
            <text:p>64.9794652765</text:p>
          </table:table-cell>
        </table:table-row>
        <table:table-row table:style-name="ro1">
          <table:table-cell table:number-columns-repeated="9"/>
          <table:table-cell office:value-type="float" office:value="310" calcext:value-type="float">
            <text:p>310</text:p>
          </table:table-cell>
          <table:table-cell office:value-type="float" office:value="65.1444939848" calcext:value-type="float">
            <text:p>65.1444939848</text:p>
          </table:table-cell>
        </table:table-row>
        <table:table-row table:style-name="ro1">
          <table:table-cell table:number-columns-repeated="9"/>
          <table:table-cell office:value-type="float" office:value="311" calcext:value-type="float">
            <text:p>311</text:p>
          </table:table-cell>
          <table:table-cell office:value-type="float" office:value="65.3177083691" calcext:value-type="float">
            <text:p>65.3177083691</text:p>
          </table:table-cell>
        </table:table-row>
        <table:table-row table:style-name="ro1">
          <table:table-cell table:number-columns-repeated="9"/>
          <table:table-cell office:value-type="float" office:value="312" calcext:value-type="float">
            <text:p>312</text:p>
          </table:table-cell>
          <table:table-cell office:value-type="float" office:value="65.5332262758" calcext:value-type="float">
            <text:p>65.5332262758</text:p>
          </table:table-cell>
        </table:table-row>
        <table:table-row table:style-name="ro1">
          <table:table-cell table:number-columns-repeated="9"/>
          <table:table-cell office:value-type="float" office:value="313" calcext:value-type="float">
            <text:p>313</text:p>
          </table:table-cell>
          <table:table-cell office:value-type="float" office:value="65.6494559124" calcext:value-type="float">
            <text:p>65.6494559124</text:p>
          </table:table-cell>
        </table:table-row>
        <table:table-row table:style-name="ro1">
          <table:table-cell table:number-columns-repeated="9"/>
          <table:table-cell office:value-type="float" office:value="314" calcext:value-type="float">
            <text:p>314</text:p>
          </table:table-cell>
          <table:table-cell office:value-type="float" office:value="65.8652464007" calcext:value-type="float">
            <text:p>65.8652464007</text:p>
          </table:table-cell>
        </table:table-row>
        <table:table-row table:style-name="ro1">
          <table:table-cell table:number-columns-repeated="9"/>
          <table:table-cell office:value-type="float" office:value="315" calcext:value-type="float">
            <text:p>315</text:p>
          </table:table-cell>
          <table:table-cell office:value-type="float" office:value="66.0524220283" calcext:value-type="float">
            <text:p>66.0524220283</text:p>
          </table:table-cell>
        </table:table-row>
        <table:table-row table:style-name="ro1">
          <table:table-cell table:number-columns-repeated="9"/>
          <table:table-cell office:value-type="float" office:value="316" calcext:value-type="float">
            <text:p>316</text:p>
          </table:table-cell>
          <table:table-cell office:value-type="float" office:value="66.3295159947" calcext:value-type="float">
            <text:p>66.3295159947</text:p>
          </table:table-cell>
        </table:table-row>
        <table:table-row table:style-name="ro1">
          <table:table-cell table:number-columns-repeated="9"/>
          <table:table-cell office:value-type="float" office:value="317" calcext:value-type="float">
            <text:p>317</text:p>
          </table:table-cell>
          <table:table-cell office:value-type="float" office:value="66.5076981355" calcext:value-type="float">
            <text:p>66.5076981355</text:p>
          </table:table-cell>
        </table:table-row>
        <table:table-row table:style-name="ro1">
          <table:table-cell table:number-columns-repeated="9"/>
          <table:table-cell office:value-type="float" office:value="318" calcext:value-type="float">
            <text:p>318</text:p>
          </table:table-cell>
          <table:table-cell office:value-type="float" office:value="66.622111685" calcext:value-type="float">
            <text:p>66.622111685</text:p>
          </table:table-cell>
        </table:table-row>
        <table:table-row table:style-name="ro1">
          <table:table-cell table:number-columns-repeated="9"/>
          <table:table-cell office:value-type="float" office:value="319" calcext:value-type="float">
            <text:p>319</text:p>
          </table:table-cell>
          <table:table-cell office:value-type="float" office:value="66.7010081731" calcext:value-type="float">
            <text:p>66.7010081731</text:p>
          </table:table-cell>
        </table:table-row>
        <table:table-row table:style-name="ro1">
          <table:table-cell table:number-columns-repeated="9"/>
          <table:table-cell office:value-type="float" office:value="320" calcext:value-type="float">
            <text:p>320</text:p>
          </table:table-cell>
          <table:table-cell office:value-type="float" office:value="66.8435768478" calcext:value-type="float">
            <text:p>66.8435768478</text:p>
          </table:table-cell>
        </table:table-row>
        <table:table-row table:style-name="ro1">
          <table:table-cell table:number-columns-repeated="9"/>
          <table:table-cell office:value-type="float" office:value="321" calcext:value-type="float">
            <text:p>321</text:p>
          </table:table-cell>
          <table:table-cell office:value-type="float" office:value="67.0468354514" calcext:value-type="float">
            <text:p>67.0468354514</text:p>
          </table:table-cell>
        </table:table-row>
        <table:table-row table:style-name="ro1">
          <table:table-cell table:number-columns-repeated="9"/>
          <table:table-cell office:value-type="float" office:value="322" calcext:value-type="float">
            <text:p>322</text:p>
          </table:table-cell>
          <table:table-cell office:value-type="float" office:value="67.3068702669" calcext:value-type="float">
            <text:p>67.3068702669</text:p>
          </table:table-cell>
        </table:table-row>
        <table:table-row table:style-name="ro1">
          <table:table-cell table:number-columns-repeated="9"/>
          <table:table-cell office:value-type="float" office:value="323" calcext:value-type="float">
            <text:p>323</text:p>
          </table:table-cell>
          <table:table-cell office:value-type="float" office:value="67.3650771427" calcext:value-type="float">
            <text:p>67.3650771427</text:p>
          </table:table-cell>
        </table:table-row>
        <table:table-row table:style-name="ro1">
          <table:table-cell table:number-columns-repeated="9"/>
          <table:table-cell office:value-type="float" office:value="324" calcext:value-type="float">
            <text:p>324</text:p>
          </table:table-cell>
          <table:table-cell office:value-type="float" office:value="67.3812071417" calcext:value-type="float">
            <text:p>67.3812071417</text:p>
          </table:table-cell>
        </table:table-row>
        <table:table-row table:style-name="ro1">
          <table:table-cell table:number-columns-repeated="9"/>
          <table:table-cell office:value-type="float" office:value="325" calcext:value-type="float">
            <text:p>325</text:p>
          </table:table-cell>
          <table:table-cell office:value-type="float" office:value="67.4738321231" calcext:value-type="float">
            <text:p>67.4738321231</text:p>
          </table:table-cell>
        </table:table-row>
        <table:table-row table:style-name="ro1">
          <table:table-cell table:number-columns-repeated="9"/>
          <table:table-cell office:value-type="float" office:value="326" calcext:value-type="float">
            <text:p>326</text:p>
          </table:table-cell>
          <table:table-cell office:value-type="float" office:value="67.5428488146" calcext:value-type="float">
            <text:p>67.5428488146</text:p>
          </table:table-cell>
        </table:table-row>
        <table:table-row table:style-name="ro1">
          <table:table-cell table:number-columns-repeated="9"/>
          <table:table-cell office:value-type="float" office:value="327" calcext:value-type="float">
            <text:p>327</text:p>
          </table:table-cell>
          <table:table-cell office:value-type="float" office:value="67.736928595" calcext:value-type="float">
            <text:p>67.736928595</text:p>
          </table:table-cell>
        </table:table-row>
        <table:table-row table:style-name="ro1">
          <table:table-cell table:number-columns-repeated="9"/>
          <table:table-cell office:value-type="float" office:value="328" calcext:value-type="float">
            <text:p>328</text:p>
          </table:table-cell>
          <table:table-cell office:value-type="float" office:value="68.049304776" calcext:value-type="float">
            <text:p>68.049304776</text:p>
          </table:table-cell>
        </table:table-row>
        <table:table-row table:style-name="ro1">
          <table:table-cell table:number-columns-repeated="9"/>
          <table:table-cell office:value-type="float" office:value="329" calcext:value-type="float">
            <text:p>329</text:p>
          </table:table-cell>
          <table:table-cell office:value-type="float" office:value="68.0545625538" calcext:value-type="float">
            <text:p>68.0545625538</text:p>
          </table:table-cell>
        </table:table-row>
        <table:table-row table:style-name="ro1">
          <table:table-cell table:number-columns-repeated="9"/>
          <table:table-cell office:value-type="float" office:value="330" calcext:value-type="float">
            <text:p>330</text:p>
          </table:table-cell>
          <table:table-cell office:value-type="float" office:value="68.2370845848" calcext:value-type="float">
            <text:p>68.2370845848</text:p>
          </table:table-cell>
        </table:table-row>
        <table:table-row table:style-name="ro1">
          <table:table-cell table:number-columns-repeated="9"/>
          <table:table-cell office:value-type="float" office:value="331" calcext:value-type="float">
            <text:p>331</text:p>
          </table:table-cell>
          <table:table-cell office:value-type="float" office:value="68.3859467425" calcext:value-type="float">
            <text:p>68.3859467425</text:p>
          </table:table-cell>
        </table:table-row>
        <table:table-row table:style-name="ro1">
          <table:table-cell table:number-columns-repeated="9"/>
          <table:table-cell office:value-type="float" office:value="332" calcext:value-type="float">
            <text:p>332</text:p>
          </table:table-cell>
          <table:table-cell office:value-type="float" office:value="68.5015180614" calcext:value-type="float">
            <text:p>68.5015180614</text:p>
          </table:table-cell>
        </table:table-row>
        <table:table-row table:style-name="ro1">
          <table:table-cell table:number-columns-repeated="9"/>
          <table:table-cell office:value-type="float" office:value="333" calcext:value-type="float">
            <text:p>333</text:p>
          </table:table-cell>
          <table:table-cell office:value-type="float" office:value="68.5964662168" calcext:value-type="float">
            <text:p>68.5964662168</text:p>
          </table:table-cell>
        </table:table-row>
        <table:table-row table:style-name="ro1">
          <table:table-cell table:number-columns-repeated="9"/>
          <table:table-cell office:value-type="float" office:value="334" calcext:value-type="float">
            <text:p>334</text:p>
          </table:table-cell>
          <table:table-cell office:value-type="float" office:value="68.7970671409" calcext:value-type="float">
            <text:p>68.7970671409</text:p>
          </table:table-cell>
        </table:table-row>
        <table:table-row table:style-name="ro1">
          <table:table-cell table:number-columns-repeated="9"/>
          <table:table-cell office:value-type="float" office:value="335" calcext:value-type="float">
            <text:p>335</text:p>
          </table:table-cell>
          <table:table-cell office:value-type="float" office:value="68.8290000011" calcext:value-type="float">
            <text:p>68.8290000011</text:p>
          </table:table-cell>
        </table:table-row>
        <table:table-row table:style-name="ro1">
          <table:table-cell table:number-columns-repeated="9"/>
          <table:table-cell office:value-type="float" office:value="336" calcext:value-type="float">
            <text:p>336</text:p>
          </table:table-cell>
          <table:table-cell office:value-type="float" office:value="68.9383512849" calcext:value-type="float">
            <text:p>68.9383512849</text:p>
          </table:table-cell>
        </table:table-row>
        <table:table-row table:style-name="ro1">
          <table:table-cell table:number-columns-repeated="9"/>
          <table:table-cell office:value-type="float" office:value="337" calcext:value-type="float">
            <text:p>337</text:p>
          </table:table-cell>
          <table:table-cell office:value-type="float" office:value="69.0911287795" calcext:value-type="float">
            <text:p>69.0911287795</text:p>
          </table:table-cell>
        </table:table-row>
        <table:table-row table:style-name="ro1">
          <table:table-cell table:number-columns-repeated="9"/>
          <table:table-cell office:value-type="float" office:value="338" calcext:value-type="float">
            <text:p>338</text:p>
          </table:table-cell>
          <table:table-cell office:value-type="float" office:value="69.1750361703" calcext:value-type="float">
            <text:p>69.1750361703</text:p>
          </table:table-cell>
        </table:table-row>
        <table:table-row table:style-name="ro1">
          <table:table-cell table:number-columns-repeated="9"/>
          <table:table-cell office:value-type="float" office:value="339" calcext:value-type="float">
            <text:p>339</text:p>
          </table:table-cell>
          <table:table-cell office:value-type="float" office:value="69.2589693404" calcext:value-type="float">
            <text:p>69.2589693404</text:p>
          </table:table-cell>
        </table:table-row>
        <table:table-row table:style-name="ro1">
          <table:table-cell table:number-columns-repeated="9"/>
          <table:table-cell office:value-type="float" office:value="340" calcext:value-type="float">
            <text:p>340</text:p>
          </table:table-cell>
          <table:table-cell office:value-type="float" office:value="69.4506265175" calcext:value-type="float">
            <text:p>69.4506265175</text:p>
          </table:table-cell>
        </table:table-row>
        <table:table-row table:style-name="ro1">
          <table:table-cell table:number-columns-repeated="9"/>
          <table:table-cell office:value-type="float" office:value="341" calcext:value-type="float">
            <text:p>341</text:p>
          </table:table-cell>
          <table:table-cell office:value-type="float" office:value="69.5343885355" calcext:value-type="float">
            <text:p>69.5343885355</text:p>
          </table:table-cell>
        </table:table-row>
        <table:table-row table:style-name="ro1">
          <table:table-cell table:number-columns-repeated="9"/>
          <table:table-cell office:value-type="float" office:value="342" calcext:value-type="float">
            <text:p>342</text:p>
          </table:table-cell>
          <table:table-cell office:value-type="float" office:value="69.6529574271" calcext:value-type="float">
            <text:p>69.6529574271</text:p>
          </table:table-cell>
        </table:table-row>
        <table:table-row table:style-name="ro1">
          <table:table-cell table:number-columns-repeated="9"/>
          <table:table-cell office:value-type="float" office:value="343" calcext:value-type="float">
            <text:p>343</text:p>
          </table:table-cell>
          <table:table-cell office:value-type="float" office:value="69.8434261942" calcext:value-type="float">
            <text:p>69.8434261942</text:p>
          </table:table-cell>
        </table:table-row>
        <table:table-row table:style-name="ro1">
          <table:table-cell table:number-columns-repeated="9"/>
          <table:table-cell office:value-type="float" office:value="344" calcext:value-type="float">
            <text:p>344</text:p>
          </table:table-cell>
          <table:table-cell office:value-type="float" office:value="69.9450540023" calcext:value-type="float">
            <text:p>69.9450540023</text:p>
          </table:table-cell>
        </table:table-row>
        <table:table-row table:style-name="ro1">
          <table:table-cell table:number-columns-repeated="9"/>
          <table:table-cell office:value-type="float" office:value="345" calcext:value-type="float">
            <text:p>345</text:p>
          </table:table-cell>
          <table:table-cell office:value-type="float" office:value="70.0601951782" calcext:value-type="float">
            <text:p>70.0601951782</text:p>
          </table:table-cell>
        </table:table-row>
        <table:table-row table:style-name="ro1">
          <table:table-cell table:number-columns-repeated="9"/>
          <table:table-cell office:value-type="float" office:value="346" calcext:value-type="float">
            <text:p>346</text:p>
          </table:table-cell>
          <table:table-cell office:value-type="float" office:value="70.168846971" calcext:value-type="float">
            <text:p>70.168846971</text:p>
          </table:table-cell>
        </table:table-row>
        <table:table-row table:style-name="ro1">
          <table:table-cell table:number-columns-repeated="9"/>
          <table:table-cell office:value-type="float" office:value="347" calcext:value-type="float">
            <text:p>347</text:p>
          </table:table-cell>
          <table:table-cell office:value-type="float" office:value="70.4363415599" calcext:value-type="float">
            <text:p>70.4363415599</text:p>
          </table:table-cell>
        </table:table-row>
        <table:table-row table:style-name="ro1">
          <table:table-cell table:number-columns-repeated="9"/>
          <table:table-cell office:value-type="float" office:value="348" calcext:value-type="float">
            <text:p>348</text:p>
          </table:table-cell>
          <table:table-cell office:value-type="float" office:value="70.4440713874" calcext:value-type="float">
            <text:p>70.4440713874</text:p>
          </table:table-cell>
        </table:table-row>
        <table:table-row table:style-name="ro1">
          <table:table-cell table:number-columns-repeated="9"/>
          <table:table-cell office:value-type="float" office:value="349" calcext:value-type="float">
            <text:p>349</text:p>
          </table:table-cell>
          <table:table-cell office:value-type="float" office:value="70.5181066759" calcext:value-type="float">
            <text:p>70.5181066759</text:p>
          </table:table-cell>
        </table:table-row>
        <table:table-row table:style-name="ro1">
          <table:table-cell table:number-columns-repeated="9"/>
          <table:table-cell office:value-type="float" office:value="350" calcext:value-type="float">
            <text:p>350</text:p>
          </table:table-cell>
          <table:table-cell office:value-type="float" office:value="70.711853458" calcext:value-type="float">
            <text:p>70.711853458</text:p>
          </table:table-cell>
        </table:table-row>
        <table:table-row table:style-name="ro1">
          <table:table-cell table:number-columns-repeated="9"/>
          <table:table-cell office:value-type="float" office:value="351" calcext:value-type="float">
            <text:p>351</text:p>
          </table:table-cell>
          <table:table-cell office:value-type="float" office:value="70.7973414312" calcext:value-type="float">
            <text:p>70.7973414312</text:p>
          </table:table-cell>
        </table:table-row>
        <table:table-row table:style-name="ro1">
          <table:table-cell table:number-columns-repeated="9"/>
          <table:table-cell office:value-type="float" office:value="352" calcext:value-type="float">
            <text:p>352</text:p>
          </table:table-cell>
          <table:table-cell office:value-type="float" office:value="70.8695299173" calcext:value-type="float">
            <text:p>70.8695299173</text:p>
          </table:table-cell>
        </table:table-row>
        <table:table-row table:style-name="ro1">
          <table:table-cell table:number-columns-repeated="9"/>
          <table:table-cell office:value-type="float" office:value="353" calcext:value-type="float">
            <text:p>353</text:p>
          </table:table-cell>
          <table:table-cell office:value-type="float" office:value="70.9029650306" calcext:value-type="float">
            <text:p>70.9029650306</text:p>
          </table:table-cell>
        </table:table-row>
        <table:table-row table:style-name="ro1">
          <table:table-cell table:number-columns-repeated="9"/>
          <table:table-cell office:value-type="float" office:value="354" calcext:value-type="float">
            <text:p>354</text:p>
          </table:table-cell>
          <table:table-cell office:value-type="float" office:value="71.1462424075" calcext:value-type="float">
            <text:p>71.1462424075</text:p>
          </table:table-cell>
        </table:table-row>
        <table:table-row table:style-name="ro1">
          <table:table-cell table:number-columns-repeated="9"/>
          <table:table-cell office:value-type="float" office:value="355" calcext:value-type="float">
            <text:p>355</text:p>
          </table:table-cell>
          <table:table-cell office:value-type="float" office:value="71.165260515" calcext:value-type="float">
            <text:p>71.165260515</text:p>
          </table:table-cell>
        </table:table-row>
        <table:table-row table:style-name="ro1">
          <table:table-cell table:number-columns-repeated="9"/>
          <table:table-cell office:value-type="float" office:value="356" calcext:value-type="float">
            <text:p>356</text:p>
          </table:table-cell>
          <table:table-cell office:value-type="float" office:value="71.2217955698" calcext:value-type="float">
            <text:p>71.2217955698</text:p>
          </table:table-cell>
        </table:table-row>
        <table:table-row table:style-name="ro1">
          <table:table-cell table:number-columns-repeated="9"/>
          <table:table-cell office:value-type="float" office:value="357" calcext:value-type="float">
            <text:p>357</text:p>
          </table:table-cell>
          <table:table-cell office:value-type="float" office:value="71.2309668476" calcext:value-type="float">
            <text:p>71.2309668476</text:p>
          </table:table-cell>
        </table:table-row>
        <table:table-row table:style-name="ro1">
          <table:table-cell table:number-columns-repeated="9"/>
          <table:table-cell office:value-type="float" office:value="358" calcext:value-type="float">
            <text:p>358</text:p>
          </table:table-cell>
          <table:table-cell office:value-type="float" office:value="71.3229450315" calcext:value-type="float">
            <text:p>71.3229450315</text:p>
          </table:table-cell>
        </table:table-row>
        <table:table-row table:style-name="ro1">
          <table:table-cell table:number-columns-repeated="9"/>
          <table:table-cell office:value-type="float" office:value="359" calcext:value-type="float">
            <text:p>359</text:p>
          </table:table-cell>
          <table:table-cell office:value-type="float" office:value="71.3796170325" calcext:value-type="float">
            <text:p>71.3796170325</text:p>
          </table:table-cell>
        </table:table-row>
        <table:table-row table:style-name="ro1">
          <table:table-cell table:number-columns-repeated="9"/>
          <table:table-cell office:value-type="float" office:value="360" calcext:value-type="float">
            <text:p>360</text:p>
          </table:table-cell>
          <table:table-cell office:value-type="float" office:value="71.380066864" calcext:value-type="float">
            <text:p>71.380066864</text:p>
          </table:table-cell>
        </table:table-row>
        <table:table-row table:style-name="ro1">
          <table:table-cell table:number-columns-repeated="9"/>
          <table:table-cell office:value-type="float" office:value="361" calcext:value-type="float">
            <text:p>361</text:p>
          </table:table-cell>
          <table:table-cell office:value-type="float" office:value="71.390112534" calcext:value-type="float">
            <text:p>71.390112534</text:p>
          </table:table-cell>
        </table:table-row>
        <table:table-row table:style-name="ro1">
          <table:table-cell table:number-columns-repeated="9"/>
          <table:table-cell office:value-type="float" office:value="362" calcext:value-type="float">
            <text:p>362</text:p>
          </table:table-cell>
          <table:table-cell office:value-type="float" office:value="71.4519032248" calcext:value-type="float">
            <text:p>71.4519032248</text:p>
          </table:table-cell>
        </table:table-row>
        <table:table-row table:style-name="ro1">
          <table:table-cell table:number-columns-repeated="9"/>
          <table:table-cell office:value-type="float" office:value="363" calcext:value-type="float">
            <text:p>363</text:p>
          </table:table-cell>
          <table:table-cell office:value-type="float" office:value="71.5137612379" calcext:value-type="float">
            <text:p>71.5137612379</text:p>
          </table:table-cell>
        </table:table-row>
        <table:table-row table:style-name="ro1">
          <table:table-cell table:number-columns-repeated="9"/>
          <table:table-cell office:value-type="float" office:value="364" calcext:value-type="float">
            <text:p>364</text:p>
          </table:table-cell>
          <table:table-cell office:value-type="float" office:value="71.5349564273" calcext:value-type="float">
            <text:p>71.5349564273</text:p>
          </table:table-cell>
        </table:table-row>
        <table:table-row table:style-name="ro1">
          <table:table-cell table:number-columns-repeated="9"/>
          <table:table-cell office:value-type="float" office:value="365" calcext:value-type="float">
            <text:p>365</text:p>
          </table:table-cell>
          <table:table-cell office:value-type="float" office:value="71.5961723481" calcext:value-type="float">
            <text:p>71.5961723481</text:p>
          </table:table-cell>
        </table:table-row>
        <table:table-row table:style-name="ro1">
          <table:table-cell table:number-columns-repeated="9"/>
          <table:table-cell office:value-type="float" office:value="366" calcext:value-type="float">
            <text:p>366</text:p>
          </table:table-cell>
          <table:table-cell office:value-type="float" office:value="71.6516158349" calcext:value-type="float">
            <text:p>71.6516158349</text:p>
          </table:table-cell>
        </table:table-row>
        <table:table-row table:style-name="ro1">
          <table:table-cell table:number-columns-repeated="9"/>
          <table:table-cell office:value-type="float" office:value="367" calcext:value-type="float">
            <text:p>367</text:p>
          </table:table-cell>
          <table:table-cell office:value-type="float" office:value="71.6910720298" calcext:value-type="float">
            <text:p>71.6910720298</text:p>
          </table:table-cell>
        </table:table-row>
        <table:table-row table:style-name="ro1">
          <table:table-cell table:number-columns-repeated="9"/>
          <table:table-cell office:value-type="float" office:value="368" calcext:value-type="float">
            <text:p>368</text:p>
          </table:table-cell>
          <table:table-cell office:value-type="float" office:value="71.7531175632" calcext:value-type="float">
            <text:p>71.7531175632</text:p>
          </table:table-cell>
        </table:table-row>
        <table:table-row table:style-name="ro1">
          <table:table-cell table:number-columns-repeated="9"/>
          <table:table-cell office:value-type="float" office:value="369" calcext:value-type="float">
            <text:p>369</text:p>
          </table:table-cell>
          <table:table-cell office:value-type="float" office:value="71.8439789379" calcext:value-type="float">
            <text:p>71.8439789379</text:p>
          </table:table-cell>
        </table:table-row>
        <table:table-row table:style-name="ro1">
          <table:table-cell table:number-columns-repeated="9"/>
          <table:table-cell office:value-type="float" office:value="370" calcext:value-type="float">
            <text:p>370</text:p>
          </table:table-cell>
          <table:table-cell office:value-type="float" office:value="71.9068267366" calcext:value-type="float">
            <text:p>71.9068267366</text:p>
          </table:table-cell>
        </table:table-row>
        <table:table-row table:style-name="ro1">
          <table:table-cell table:number-columns-repeated="9"/>
          <table:table-cell office:value-type="float" office:value="371" calcext:value-type="float">
            <text:p>371</text:p>
          </table:table-cell>
          <table:table-cell office:value-type="float" office:value="72.0077300842" calcext:value-type="float">
            <text:p>72.0077300842</text:p>
          </table:table-cell>
        </table:table-row>
        <table:table-row table:style-name="ro1">
          <table:table-cell table:number-columns-repeated="9"/>
          <table:table-cell office:value-type="float" office:value="372" calcext:value-type="float">
            <text:p>372</text:p>
          </table:table-cell>
          <table:table-cell office:value-type="float" office:value="72.0243196641" calcext:value-type="float">
            <text:p>72.0243196641</text:p>
          </table:table-cell>
        </table:table-row>
        <table:table-row table:style-name="ro1">
          <table:table-cell table:number-columns-repeated="9"/>
          <table:table-cell office:value-type="float" office:value="373" calcext:value-type="float">
            <text:p>373</text:p>
          </table:table-cell>
          <table:table-cell office:value-type="float" office:value="72.1002707892" calcext:value-type="float">
            <text:p>72.1002707892</text:p>
          </table:table-cell>
        </table:table-row>
        <table:table-row table:style-name="ro1">
          <table:table-cell table:number-columns-repeated="9"/>
          <table:table-cell office:value-type="float" office:value="374" calcext:value-type="float">
            <text:p>374</text:p>
          </table:table-cell>
          <table:table-cell office:value-type="float" office:value="72.1092451792" calcext:value-type="float">
            <text:p>72.1092451792</text:p>
          </table:table-cell>
        </table:table-row>
      </table:table>
      <table:table table:name="subpx_data" table:style-name="ta1">
        <table:shapes>
          <draw:frame draw:z-index="0" draw:style-name="gr1" draw:text-style-name="P1" svg:width="17.264cm" svg:height="10.439cm" svg:x="11.949cm" svg:y="1.541cm">
            <draw:object draw:notify-on-update-of-ranges="subpx_data.B3:subpx_data.B69 subpx_data.C3:subpx_data.C6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7.118cm" svg:height="9.153cm" svg:x="11.958cm" svg:y="12.416cm">
            <draw:object draw:notify-on-update-of-ranges="subpx_data.B3:subpx_data.B69 subpx_data.D3:subpx_data.D6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時間</text:p>
          </table:table-cell>
          <table:table-cell office:value-type="string" calcext:value-type="string">
            <text:p>ぶれ幅</text:p>
          </table:table-cell>
          <table:table-cell office:value-type="string" calcext:value-type="string">
            <text:p>角度</text:p>
          </table:table-cell>
          <table:table-cell office:value-type="string" calcext:value-type="string">
            <text:p>速度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4.4973788113" calcext:value-type="float">
            <text:p>34.4973788113</text:p>
          </table:table-cell>
          <table:table-cell office:value-type="float" office:value="-0.325327276882" calcext:value-type="float">
            <text:p>-0.3253272769</text:p>
          </table:table-cell>
          <table:table-cell table:formula="of:=[.C3]*0.01052/0.1" office:value-type="float" office:value="3.62912425094876" calcext:value-type="float">
            <text:p>3.629124250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2.7108707327" calcext:value-type="float">
            <text:p>32.7108707327</text:p>
          </table:table-cell>
          <table:table-cell office:value-type="float" office:value="-2.14897739359" calcext:value-type="float">
            <text:p>-2.1489773936</text:p>
          </table:table-cell>
          <table:table-cell table:formula="of:=[.C4]*0.01052/0.1" office:value-type="float" office:value="3.44118360108004" calcext:value-type="float">
            <text:p>3.44118360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4.8477342276" calcext:value-type="float">
            <text:p>34.8477342276</text:p>
          </table:table-cell>
          <table:table-cell office:value-type="float" office:value="-0.972234615665" calcext:value-type="float">
            <text:p>-0.9722346157</text:p>
          </table:table-cell>
          <table:table-cell table:formula="of:=[.C5]*0.01052/0.1" office:value-type="float" office:value="3.66598164074352" calcext:value-type="float">
            <text:p>3.665981640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3.1878466305" calcext:value-type="float">
            <text:p>33.1878466305</text:p>
          </table:table-cell>
          <table:table-cell office:value-type="float" office:value="-0.0280438722267" calcext:value-type="float">
            <text:p>-0.0280438722</text:p>
          </table:table-cell>
          <table:table-cell table:formula="of:=[.C6]*0.01052/0.1" office:value-type="float" office:value="3.4913614655286" calcext:value-type="float">
            <text:p>3.491361465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5.1620323056" calcext:value-type="float">
            <text:p>35.1620323056</text:p>
          </table:table-cell>
          <table:table-cell office:value-type="float" office:value="-1.42085562381" calcext:value-type="float">
            <text:p>-1.4208556238</text:p>
          </table:table-cell>
          <table:table-cell table:formula="of:=[.C7]*0.01052/0.1" office:value-type="float" office:value="3.69904579854912" calcext:value-type="float">
            <text:p>3.699045798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4.0657285331" calcext:value-type="float">
            <text:p>34.0657285331</text:p>
          </table:table-cell>
          <table:table-cell office:value-type="float" office:value="-3.08404307764" calcext:value-type="float">
            <text:p>-3.0840430776</text:p>
          </table:table-cell>
          <table:table-cell table:formula="of:=[.C8]*0.01052/0.1" office:value-type="float" office:value="3.58371464168212" calcext:value-type="float">
            <text:p>3.58371464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5.3389039873" calcext:value-type="float">
            <text:p>35.3389039873</text:p>
          </table:table-cell>
          <table:table-cell office:value-type="float" office:value="3.55516181937" calcext:value-type="float">
            <text:p>3.5551618194</text:p>
          </table:table-cell>
          <table:table-cell table:formula="of:=[.C9]*0.01052/0.1" office:value-type="float" office:value="3.71765269946396" calcext:value-type="float">
            <text:p>3.717652699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.9906144258" calcext:value-type="float">
            <text:p>34.9906144258</text:p>
          </table:table-cell>
          <table:table-cell office:value-type="float" office:value="-4.02037120257" calcext:value-type="float">
            <text:p>-4.0203712026</text:p>
          </table:table-cell>
          <table:table-cell table:formula="of:=[.C10]*0.01052/0.1" office:value-type="float" office:value="3.68101263759416" calcext:value-type="float">
            <text:p>3.681012637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5.5320202501" calcext:value-type="float">
            <text:p>35.5320202501</text:p>
          </table:table-cell>
          <table:table-cell office:value-type="float" office:value="5.51592842265" calcext:value-type="float">
            <text:p>5.5159284227</text:p>
          </table:table-cell>
          <table:table-cell table:formula="of:=[.C11]*0.01052/0.1" office:value-type="float" office:value="3.73796853031052" calcext:value-type="float">
            <text:p>3.737968530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5.2270793251" calcext:value-type="float">
            <text:p>35.2270793251</text:p>
          </table:table-cell>
          <table:table-cell office:value-type="float" office:value="-4.74764700505" calcext:value-type="float">
            <text:p>-4.7476470051</text:p>
          </table:table-cell>
          <table:table-cell table:formula="of:=[.C12]*0.01052/0.1" office:value-type="float" office:value="3.70588874500052" calcext:value-type="float">
            <text:p>3.70588874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6.2048857508" calcext:value-type="float">
            <text:p>36.2048857508</text:p>
          </table:table-cell>
          <table:table-cell office:value-type="float" office:value="-0.485145957986" calcext:value-type="float">
            <text:p>-0.485145958</text:p>
          </table:table-cell>
          <table:table-cell table:formula="of:=[.C13]*0.01052/0.1" office:value-type="float" office:value="3.80875398098416" calcext:value-type="float">
            <text:p>3.80875398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4.7901238252" calcext:value-type="float">
            <text:p>34.7901238252</text:p>
          </table:table-cell>
          <table:table-cell office:value-type="float" office:value="1.1783803737" calcext:value-type="float">
            <text:p>1.1783803737</text:p>
          </table:table-cell>
          <table:table-cell table:formula="of:=[.C14]*0.01052/0.1" office:value-type="float" office:value="3.65992102641104" calcext:value-type="float">
            <text:p>3.659921026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6.3695655821" calcext:value-type="float">
            <text:p>36.3695655821</text:p>
          </table:table-cell>
          <table:table-cell office:value-type="float" office:value="-1.17091980726" calcext:value-type="float">
            <text:p>-1.1709198073</text:p>
          </table:table-cell>
          <table:table-cell table:formula="of:=[.C15]*0.01052/0.1" office:value-type="float" office:value="3.82607829923692" calcext:value-type="float">
            <text:p>3.826078299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5.4873312021" calcext:value-type="float">
            <text:p>35.4873312021</text:p>
          </table:table-cell>
          <table:table-cell office:value-type="float" office:value="1.14420353541" calcext:value-type="float">
            <text:p>1.1442035354</text:p>
          </table:table-cell>
          <table:table-cell table:formula="of:=[.C16]*0.01052/0.1" office:value-type="float" office:value="3.73326724246092" calcext:value-type="float">
            <text:p>3.73326724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6.7736948819" calcext:value-type="float">
            <text:p>36.7736948819</text:p>
          </table:table-cell>
          <table:table-cell office:value-type="float" office:value="-1.98272198495" calcext:value-type="float">
            <text:p>-1.982721985</text:p>
          </table:table-cell>
          <table:table-cell table:formula="of:=[.C17]*0.01052/0.1" office:value-type="float" office:value="3.86859270157588" calcext:value-type="float">
            <text:p>3.868592701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6.0561956544" calcext:value-type="float">
            <text:p>36.0561956544</text:p>
          </table:table-cell>
          <table:table-cell office:value-type="float" office:value="-0.0636789271689" calcext:value-type="float">
            <text:p>-0.0636789272</text:p>
          </table:table-cell>
          <table:table-cell table:formula="of:=[.C18]*0.01052/0.1" office:value-type="float" office:value="3.79311178284288" calcext:value-type="float">
            <text:p>3.793111782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6.8498611928" calcext:value-type="float">
            <text:p>36.8498611928</text:p>
          </table:table-cell>
          <table:table-cell office:value-type="float" office:value="-0.181650254769" calcext:value-type="float">
            <text:p>-0.1816502548</text:p>
          </table:table-cell>
          <table:table-cell table:formula="of:=[.C19]*0.01052/0.1" office:value-type="float" office:value="3.87660539748256" calcext:value-type="float">
            <text:p>3.876605397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6.3037963645" calcext:value-type="float">
            <text:p>36.3037963645</text:p>
          </table:table-cell>
          <table:table-cell office:value-type="float" office:value="-1.04068823291" calcext:value-type="float">
            <text:p>-1.0406882329</text:p>
          </table:table-cell>
          <table:table-cell table:formula="of:=[.C20]*0.01052/0.1" office:value-type="float" office:value="3.8191593775454" calcext:value-type="float">
            <text:p>3.819159377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7.3599485188" calcext:value-type="float">
            <text:p>37.3599485188</text:p>
          </table:table-cell>
          <table:table-cell office:value-type="float" office:value="-0.413825531558" calcext:value-type="float">
            <text:p>-0.4138255316</text:p>
          </table:table-cell>
          <table:table-cell table:formula="of:=[.C21]*0.01052/0.1" office:value-type="float" office:value="3.93026658417776" calcext:value-type="float">
            <text:p>3.930266584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6.8165401018" calcext:value-type="float">
            <text:p>36.8165401018</text:p>
          </table:table-cell>
          <table:table-cell office:value-type="float" office:value="-0.457421799706" calcext:value-type="float">
            <text:p>-0.4574217997</text:p>
          </table:table-cell>
          <table:table-cell table:formula="of:=[.C22]*0.01052/0.1" office:value-type="float" office:value="3.87310001870936" calcext:value-type="float">
            <text:p>3.873100018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7.5007411884" calcext:value-type="float">
            <text:p>37.5007411884</text:p>
          </table:table-cell>
          <table:table-cell office:value-type="float" office:value="-0.537410798248" calcext:value-type="float">
            <text:p>-0.5374107982</text:p>
          </table:table-cell>
          <table:table-cell table:formula="of:=[.C23]*0.01052/0.1" office:value-type="float" office:value="3.94507797301968" calcext:value-type="float">
            <text:p>3.94507797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7.6312793861" calcext:value-type="float">
            <text:p>37.6312793861</text:p>
          </table:table-cell>
          <table:table-cell office:value-type="float" office:value="-0.494088515772" calcext:value-type="float">
            <text:p>-0.4940885158</text:p>
          </table:table-cell>
          <table:table-cell table:formula="of:=[.C24]*0.01052/0.1" office:value-type="float" office:value="3.95881059141772" calcext:value-type="float">
            <text:p>3.958810591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7.9676145879" calcext:value-type="float">
            <text:p>37.9676145879</text:p>
          </table:table-cell>
          <table:table-cell office:value-type="float" office:value="0.322661619668" calcext:value-type="float">
            <text:p>0.3226616197</text:p>
          </table:table-cell>
          <table:table-cell table:formula="of:=[.C25]*0.01052/0.1" office:value-type="float" office:value="3.99419305464708" calcext:value-type="float">
            <text:p>3.994193054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8.9349212456" calcext:value-type="float">
            <text:p>38.9349212456</text:p>
          </table:table-cell>
          <table:table-cell office:value-type="float" office:value="-3.04031168876" calcext:value-type="float">
            <text:p>-3.0403116888</text:p>
          </table:table-cell>
          <table:table-cell table:formula="of:=[.C26]*0.01052/0.1" office:value-type="float" office:value="4.09595371503712" calcext:value-type="float">
            <text:p>4.095953715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8.6763863461" calcext:value-type="float">
            <text:p>38.6763863461</text:p>
          </table:table-cell>
          <table:table-cell office:value-type="float" office:value="0.692435096032" calcext:value-type="float">
            <text:p>0.692435096</text:p>
          </table:table-cell>
          <table:table-cell table:formula="of:=[.C27]*0.01052/0.1" office:value-type="float" office:value="4.06875584360972" calcext:value-type="float">
            <text:p>4.068755843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9.2186331013" calcext:value-type="float">
            <text:p>39.2186331013</text:p>
          </table:table-cell>
          <table:table-cell office:value-type="float" office:value="-1.78463180913" calcext:value-type="float">
            <text:p>-1.7846318091</text:p>
          </table:table-cell>
          <table:table-cell table:formula="of:=[.C28]*0.01052/0.1" office:value-type="float" office:value="4.12580020225676" calcext:value-type="float">
            <text:p>4.125800202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4587359465" calcext:value-type="float">
            <text:p>38.4587359465</text:p>
          </table:table-cell>
          <table:table-cell office:value-type="float" office:value="-0.477109462793" calcext:value-type="float">
            <text:p>-0.4771094628</text:p>
          </table:table-cell>
          <table:table-cell table:formula="of:=[.C29]*0.01052/0.1" office:value-type="float" office:value="4.0458590215718" calcext:value-type="float">
            <text:p>4.045859021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8891598167" calcext:value-type="float">
            <text:p>39.8891598167</text:p>
          </table:table-cell>
          <table:table-cell office:value-type="float" office:value="-0.269273397909" calcext:value-type="float">
            <text:p>-0.2692733979</text:p>
          </table:table-cell>
          <table:table-cell table:formula="of:=[.C30]*0.01052/0.1" office:value-type="float" office:value="4.19633961271684" calcext:value-type="float">
            <text:p>4.196339612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9.7157517971" calcext:value-type="float">
            <text:p>39.7157517971</text:p>
          </table:table-cell>
          <table:table-cell office:value-type="float" office:value="0.690017285666" calcext:value-type="float">
            <text:p>0.6900172857</text:p>
          </table:table-cell>
          <table:table-cell table:formula="of:=[.C31]*0.01052/0.1" office:value-type="float" office:value="4.17809708905492" calcext:value-type="float">
            <text:p>4.178097089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0.8283409426" calcext:value-type="float">
            <text:p>40.8283409426</text:p>
          </table:table-cell>
          <table:table-cell office:value-type="float" office:value="-0.023217368945" calcext:value-type="float">
            <text:p>-0.0232173689</text:p>
          </table:table-cell>
          <table:table-cell table:formula="of:=[.C32]*0.01052/0.1" office:value-type="float" office:value="4.29514146716152" calcext:value-type="float">
            <text:p>4.295141467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.2245771315" calcext:value-type="float">
            <text:p>41.2245771315</text:p>
          </table:table-cell>
          <table:table-cell office:value-type="float" office:value="0.172831976153" calcext:value-type="float">
            <text:p>0.1728319762</text:p>
          </table:table-cell>
          <table:table-cell table:formula="of:=[.C33]*0.01052/0.1" office:value-type="float" office:value="4.3368255142338" calcext:value-type="float">
            <text:p>4.33682551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1.6717234233" calcext:value-type="float">
            <text:p>41.6717234233</text:p>
          </table:table-cell>
          <table:table-cell office:value-type="float" office:value="0.536239676073" calcext:value-type="float">
            <text:p>0.5362396761</text:p>
          </table:table-cell>
          <table:table-cell table:formula="of:=[.C34]*0.01052/0.1" office:value-type="float" office:value="4.38386530413116" calcext:value-type="float">
            <text:p>4.38386530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1.7857398134" calcext:value-type="float">
            <text:p>41.7857398134</text:p>
          </table:table-cell>
          <table:table-cell office:value-type="float" office:value="0.246946985491" calcext:value-type="float">
            <text:p>0.2469469855</text:p>
          </table:table-cell>
          <table:table-cell table:formula="of:=[.C35]*0.01052/0.1" office:value-type="float" office:value="4.39585982836968" calcext:value-type="float">
            <text:p>4.395859828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1.8830069311" calcext:value-type="float">
            <text:p>41.8830069311</text:p>
          </table:table-cell>
          <table:table-cell office:value-type="float" office:value="0.798567387591" calcext:value-type="float">
            <text:p>0.7985673876</text:p>
          </table:table-cell>
          <table:table-cell table:formula="of:=[.C36]*0.01052/0.1" office:value-type="float" office:value="4.40609232915172" calcext:value-type="float">
            <text:p>4.406092329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1.8066472251" calcext:value-type="float">
            <text:p>41.8066472251</text:p>
          </table:table-cell>
          <table:table-cell office:value-type="float" office:value="-0.0766081797963" calcext:value-type="float">
            <text:p>-0.0766081798</text:p>
          </table:table-cell>
          <table:table-cell table:formula="of:=[.C37]*0.01052/0.1" office:value-type="float" office:value="4.39805928808052" calcext:value-type="float">
            <text:p>4.398059288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2.0923130613" calcext:value-type="float">
            <text:p>42.0923130613</text:p>
          </table:table-cell>
          <table:table-cell office:value-type="float" office:value="0.684886556033" calcext:value-type="float">
            <text:p>0.684886556</text:p>
          </table:table-cell>
          <table:table-cell table:formula="of:=[.C38]*0.01052/0.1" office:value-type="float" office:value="4.42811133404876" calcext:value-type="float">
            <text:p>4.42811133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2.615122866" calcext:value-type="float">
            <text:p>42.615122866</text:p>
          </table:table-cell>
          <table:table-cell office:value-type="float" office:value="-0.185170466712" calcext:value-type="float">
            <text:p>-0.1851704667</text:p>
          </table:table-cell>
          <table:table-cell table:formula="of:=[.C39]*0.01052/0.1" office:value-type="float" office:value="4.4831109255032" calcext:value-type="float">
            <text:p>4.483110925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2.4702521439" calcext:value-type="float">
            <text:p>42.4702521439</text:p>
          </table:table-cell>
          <table:table-cell office:value-type="float" office:value="0.422467140262" calcext:value-type="float">
            <text:p>0.4224671403</text:p>
          </table:table-cell>
          <table:table-cell table:formula="of:=[.C40]*0.01052/0.1" office:value-type="float" office:value="4.46787052553828" calcext:value-type="float">
            <text:p>4.467870525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3.4231607807" calcext:value-type="float">
            <text:p>43.4231607807</text:p>
          </table:table-cell>
          <table:table-cell office:value-type="float" office:value="-0.39708139305" calcext:value-type="float">
            <text:p>-0.3970813931</text:p>
          </table:table-cell>
          <table:table-cell table:formula="of:=[.C41]*0.01052/0.1" office:value-type="float" office:value="4.56811651412964" calcext:value-type="float">
            <text:p>4.568116514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3.3250535313" calcext:value-type="float">
            <text:p>43.3250535313</text:p>
          </table:table-cell>
          <table:table-cell office:value-type="float" office:value="-0.0652463003435" calcext:value-type="float">
            <text:p>-0.0652463003</text:p>
          </table:table-cell>
          <table:table-cell table:formula="of:=[.C42]*0.01052/0.1" office:value-type="float" office:value="4.55779563149276" calcext:value-type="float">
            <text:p>4.557795631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2.8049763822" calcext:value-type="float">
            <text:p>42.8049763822</text:p>
          </table:table-cell>
          <table:table-cell office:value-type="float" office:value="0.0468931532691" calcext:value-type="float">
            <text:p>0.0468931533</text:p>
          </table:table-cell>
          <table:table-cell table:formula="of:=[.C43]*0.01052/0.1" office:value-type="float" office:value="4.50308351540744" calcext:value-type="float">
            <text:p>4.5030835154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3.4893388242" calcext:value-type="float">
            <text:p>43.4893388242</text:p>
          </table:table-cell>
          <table:table-cell office:value-type="float" office:value="-0.464613756871" calcext:value-type="float">
            <text:p>-0.4646137569</text:p>
          </table:table-cell>
          <table:table-cell table:formula="of:=[.C44]*0.01052/0.1" office:value-type="float" office:value="4.57507844430584" calcext:value-type="float">
            <text:p>4.5750784443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3.3103916442" calcext:value-type="float">
            <text:p>43.3103916442</text:p>
          </table:table-cell>
          <table:table-cell office:value-type="float" office:value="0.58042811657" calcext:value-type="float">
            <text:p>0.5804281166</text:p>
          </table:table-cell>
          <table:table-cell table:formula="of:=[.C45]*0.01052/0.1" office:value-type="float" office:value="4.55625320096984" calcext:value-type="float">
            <text:p>4.55625320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3.2135321161" calcext:value-type="float">
            <text:p>43.2135321161</text:p>
          </table:table-cell>
          <table:table-cell office:value-type="float" office:value="-0.314546006984" calcext:value-type="float">
            <text:p>-0.314546007</text:p>
          </table:table-cell>
          <table:table-cell table:formula="of:=[.C46]*0.01052/0.1" office:value-type="float" office:value="4.54606357861372" calcext:value-type="float">
            <text:p>4.546063578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42.9517392434" calcext:value-type="float">
            <text:p>42.9517392434</text:p>
          </table:table-cell>
          <table:table-cell office:value-type="float" office:value="0.980414008811" calcext:value-type="float">
            <text:p>0.9804140088</text:p>
          </table:table-cell>
          <table:table-cell table:formula="of:=[.C47]*0.01052/0.1" office:value-type="float" office:value="4.51852296840568" calcext:value-type="float">
            <text:p>4.518522968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3.8328309474" calcext:value-type="float">
            <text:p>43.8328309474</text:p>
          </table:table-cell>
          <table:table-cell office:value-type="float" office:value="-0.389797777311" calcext:value-type="float">
            <text:p>-0.3897977773</text:p>
          </table:table-cell>
          <table:table-cell table:formula="of:=[.C48]*0.01052/0.1" office:value-type="float" office:value="4.61121381566648" calcext:value-type="float">
            <text:p>4.6112138157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43.1257817285" calcext:value-type="float">
            <text:p>43.1257817285</text:p>
          </table:table-cell>
          <table:table-cell office:value-type="float" office:value="0.476214612618" calcext:value-type="float">
            <text:p>0.4762146126</text:p>
          </table:table-cell>
          <table:table-cell table:formula="of:=[.C49]*0.01052/0.1" office:value-type="float" office:value="4.5368322378382" calcext:value-type="float">
            <text:p>4.5368322378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3.3752307718" calcext:value-type="float">
            <text:p>43.3752307718</text:p>
          </table:table-cell>
          <table:table-cell office:value-type="float" office:value="-0.0789955628017" calcext:value-type="float">
            <text:p>-0.0789955628</text:p>
          </table:table-cell>
          <table:table-cell table:formula="of:=[.C50]*0.01052/0.1" office:value-type="float" office:value="4.56307427719336" calcext:value-type="float">
            <text:p>4.563074277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3.1349373041" calcext:value-type="float">
            <text:p>43.1349373041</text:p>
          </table:table-cell>
          <table:table-cell office:value-type="float" office:value="0.133906086769" calcext:value-type="float">
            <text:p>0.1339060868</text:p>
          </table:table-cell>
          <table:table-cell table:formula="of:=[.C51]*0.01052/0.1" office:value-type="float" office:value="4.53779540439132" calcext:value-type="float">
            <text:p>4.5377954044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43.7464706953" calcext:value-type="float">
            <text:p>43.7464706953</text:p>
          </table:table-cell>
          <table:table-cell office:value-type="float" office:value="0.198883619131" calcext:value-type="float">
            <text:p>0.1988836191</text:p>
          </table:table-cell>
          <table:table-cell table:formula="of:=[.C52]*0.01052/0.1" office:value-type="float" office:value="4.60212871714556" calcext:value-type="float">
            <text:p>4.602128717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3.8140884761" calcext:value-type="float">
            <text:p>43.8140884761</text:p>
          </table:table-cell>
          <table:table-cell office:value-type="float" office:value="-0.0409469759691" calcext:value-type="float">
            <text:p>-0.040946976</text:p>
          </table:table-cell>
          <table:table-cell table:formula="of:=[.C53]*0.01052/0.1" office:value-type="float" office:value="4.60924210768572" calcext:value-type="float">
            <text:p>4.6092421077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4.1359854091" calcext:value-type="float">
            <text:p>44.1359854091</text:p>
          </table:table-cell>
          <table:table-cell office:value-type="float" office:value="0.305786543964" calcext:value-type="float">
            <text:p>0.305786544</text:p>
          </table:table-cell>
          <table:table-cell table:formula="of:=[.C54]*0.01052/0.1" office:value-type="float" office:value="4.64310566503732" calcext:value-type="float">
            <text:p>4.64310566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44.0320478888" calcext:value-type="float">
            <text:p>44.0320478888</text:p>
          </table:table-cell>
          <table:table-cell office:value-type="float" office:value="-0.405893561771" calcext:value-type="float">
            <text:p>-0.4058935618</text:p>
          </table:table-cell>
          <table:table-cell table:formula="of:=[.C55]*0.01052/0.1" office:value-type="float" office:value="4.63217143790176" calcext:value-type="float">
            <text:p>4.6321714379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43.5858103593" calcext:value-type="float">
            <text:p>43.5858103593</text:p>
          </table:table-cell>
          <table:table-cell office:value-type="float" office:value="0.2140180907" calcext:value-type="float">
            <text:p>0.2140180907</text:p>
          </table:table-cell>
          <table:table-cell table:formula="of:=[.C56]*0.01052/0.1" office:value-type="float" office:value="4.58522724979836" calcext:value-type="float">
            <text:p>4.5852272498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3.2520611857" calcext:value-type="float">
            <text:p>43.2520611857</text:p>
          </table:table-cell>
          <table:table-cell office:value-type="float" office:value="-0.103445542844" calcext:value-type="float">
            <text:p>-0.1034455428</text:p>
          </table:table-cell>
          <table:table-cell table:formula="of:=[.C57]*0.01052/0.1" office:value-type="float" office:value="4.55011683673564" calcext:value-type="float">
            <text:p>4.550116836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43.9368892367" calcext:value-type="float">
            <text:p>43.9368892367</text:p>
          </table:table-cell>
          <table:table-cell office:value-type="float" office:value="0.217891161604" calcext:value-type="float">
            <text:p>0.2178911616</text:p>
          </table:table-cell>
          <table:table-cell table:formula="of:=[.C58]*0.01052/0.1" office:value-type="float" office:value="4.62216074770084" calcext:value-type="float">
            <text:p>4.622160747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5.2504311578" calcext:value-type="float">
            <text:p>45.2504311578</text:p>
          </table:table-cell>
          <table:table-cell office:value-type="float" office:value="-1.49049134769" calcext:value-type="float">
            <text:p>-1.4904913477</text:p>
          </table:table-cell>
          <table:table-cell table:formula="of:=[.C59]*0.01052/0.1" office:value-type="float" office:value="4.76034535780056" calcext:value-type="float">
            <text:p>4.7603453578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44.7967739417" calcext:value-type="float">
            <text:p>44.7967739417</text:p>
          </table:table-cell>
          <table:table-cell office:value-type="float" office:value="0.261157573119" calcext:value-type="float">
            <text:p>0.2611575731</text:p>
          </table:table-cell>
          <table:table-cell table:formula="of:=[.C60]*0.01052/0.1" office:value-type="float" office:value="4.71262061866684" calcext:value-type="float">
            <text:p>4.712620618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45.207454002" calcext:value-type="float">
            <text:p>45.207454002</text:p>
          </table:table-cell>
          <table:table-cell office:value-type="float" office:value="-0.106682199474" calcext:value-type="float">
            <text:p>-0.1066821995</text:p>
          </table:table-cell>
          <table:table-cell table:formula="of:=[.C61]*0.01052/0.1" office:value-type="float" office:value="4.7558241610104" calcext:value-type="float">
            <text:p>4.75582416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44.6636799564" calcext:value-type="float">
            <text:p>44.6636799564</text:p>
          </table:table-cell>
          <table:table-cell office:value-type="float" office:value="1.77430075615" calcext:value-type="float">
            <text:p>1.7743007562</text:p>
          </table:table-cell>
          <table:table-cell table:formula="of:=[.C62]*0.01052/0.1" office:value-type="float" office:value="4.69861913141328" calcext:value-type="float">
            <text:p>4.698619131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6.3648864147" calcext:value-type="float">
            <text:p>46.3648864147</text:p>
          </table:table-cell>
          <table:table-cell office:value-type="float" office:value="-3.18252022295" calcext:value-type="float">
            <text:p>-3.182520223</text:p>
          </table:table-cell>
          <table:table-cell table:formula="of:=[.C63]*0.01052/0.1" office:value-type="float" office:value="4.87758605082644" calcext:value-type="float">
            <text:p>4.877586050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44.9949096809" calcext:value-type="float">
            <text:p>44.9949096809</text:p>
          </table:table-cell>
          <table:table-cell office:value-type="float" office:value="0.477135536747" calcext:value-type="float">
            <text:p>0.4771355367</text:p>
          </table:table-cell>
          <table:table-cell table:formula="of:=[.C64]*0.01052/0.1" office:value-type="float" office:value="4.73346449843068" calcext:value-type="float">
            <text:p>4.7334644984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44.3722503937" calcext:value-type="float">
            <text:p>44.3722503937</text:p>
          </table:table-cell>
          <table:table-cell office:value-type="float" office:value="-0.591698358917" calcext:value-type="float">
            <text:p>-0.5916983589</text:p>
          </table:table-cell>
          <table:table-cell table:formula="of:=[.C65]*0.01052/0.1" office:value-type="float" office:value="4.66796074141724" calcext:value-type="float">
            <text:p>4.6679607414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43.9114674227" calcext:value-type="float">
            <text:p>43.9114674227</text:p>
          </table:table-cell>
          <table:table-cell office:value-type="float" office:value="4.17152613717" calcext:value-type="float">
            <text:p>4.1715261372</text:p>
          </table:table-cell>
          <table:table-cell table:formula="of:=[.C66]*0.01052/0.1" office:value-type="float" office:value="4.61948637286804" calcext:value-type="float">
            <text:p>4.619486372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44.9821596185" calcext:value-type="float">
            <text:p>44.9821596185</text:p>
          </table:table-cell>
          <table:table-cell office:value-type="float" office:value="0.470955433866" calcext:value-type="float">
            <text:p>0.4709554339</text:p>
          </table:table-cell>
          <table:table-cell table:formula="of:=[.C67]*0.01052/0.1" office:value-type="float" office:value="4.7321231918662" calcext:value-type="float">
            <text:p>4.732123191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5.7915914195" calcext:value-type="float">
            <text:p>45.7915914195</text:p>
          </table:table-cell>
          <table:table-cell office:value-type="float" office:value="0.107824463251" calcext:value-type="float">
            <text:p>0.1078244633</text:p>
          </table:table-cell>
          <table:table-cell table:formula="of:=[.C68]*0.01052/0.1" office:value-type="float" office:value="4.8172754173314" calcext:value-type="float">
            <text:p>4.8172754173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45.5233862874" calcext:value-type="float">
            <text:p>45.5233862874</text:p>
          </table:table-cell>
          <table:table-cell office:value-type="float" office:value="9.58854003593" calcext:value-type="float">
            <text:p>9.5885400359</text:p>
          </table:table-cell>
          <table:table-cell table:formula="of:=[.C69]*0.01052/0.1" office:value-type="float" office:value="4.78906023743448" calcext:value-type="float">
            <text:p>4.7890602374</text:p>
          </table:table-cell>
        </table:table-row>
      </table:table>
      <table:table table:name="result" table:style-name="ta1">
        <table:shapes>
          <draw:frame draw:z-index="0" draw:style-name="gr1" draw:text-style-name="P1" svg:width="15.999cm" svg:height="8.999cm" svg:x="16.336cm" svg:y="8.973cm">
            <draw:object draw:notify-on-update-of-ranges="result.H50:result.H76 result.B50:result.B7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5.703cm" svg:y="12.453cm">
            <draw:object draw:notify-on-update-of-ranges="result.H50:result.H76 result.E50:result.E7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シャクルトンクレータのサイズ</text:p>
          </table:table-cell>
          <table:table-cell table:number-columns-repeated="5"/>
          <table:table-cell office:value-type="string" calcext:value-type="string">
            <text:p>模型サイズ</text:p>
          </table:table-cell>
          <table:table-cell table:number-columns-repeated="2"/>
          <table:table-cell office:value-type="string" calcext:value-type="string">
            <text:p>200枚撮影</text:p>
          </table:table-cell>
          <table:table-cell/>
        </table:table-row>
        <table:table-row table:style-name="ro1">
          <table:table-cell office:value-type="string" calcext:value-type="string">
            <text:p>調布画像</text:p>
          </table:table-cell>
          <table:table-cell office:value-type="string" calcext:value-type="string">
            <text:p>475-480px</text:p>
          </table:table-cell>
          <table:table-cell office:value-type="string" calcext:value-type="string">
            <text:p>462とかもあり，測り方が難しい</text:p>
          </table:table-cell>
          <table:table-cell table:number-columns-repeated="3"/>
          <table:table-cell office:value-type="string" calcext:value-type="string">
            <text:p>ジオラマ</text:p>
          </table:table-cell>
          <table:table-cell office:value-type="string" calcext:value-type="string">
            <text:p>150x50cm</text:p>
          </table:table-cell>
          <table:table-cell table:number-columns-repeated="2"/>
          <table:table-cell office:value-type="string" calcext:value-type="string">
            <text:p>開始時刻</text:p>
          </table:table-cell>
          <table:table-cell table:style-name="ce13" office:value-type="string" calcext:value-type="string">
            <text:p>16:14:12s</text:p>
          </table:table-cell>
        </table:table-row>
        <table:table-row table:style-name="ro1">
          <table:table-cell office:value-type="string" calcext:value-type="string">
            <text:p>DEM</text:p>
          </table:table-cell>
          <table:table-cell office:value-type="string" calcext:value-type="string">
            <text:p>160px</text:p>
          </table:table-cell>
          <table:table-cell office:value-type="string" calcext:value-type="string">
            <text:p>ほぼ円形で直径は一定だった</text:p>
          </table:table-cell>
          <table:table-cell table:number-columns-repeated="3"/>
          <table:table-cell office:value-type="string" calcext:value-type="string">
            <text:p>DEM</text:p>
          </table:table-cell>
          <table:table-cell office:value-type="string" calcext:value-type="string">
            <text:p>4800x1600px</text:p>
          </table:table-cell>
          <table:table-cell office:value-type="string" calcext:value-type="string">
            <text:p>QGISでのtifのサイズ</text:p>
          </table:table-cell>
          <table:table-cell/>
          <table:table-cell office:value-type="string" calcext:value-type="string">
            <text:p>終了時刻</text:p>
          </table:table-cell>
          <table:table-cell table:style-name="ce13" office:value-type="string" calcext:value-type="string">
            <text:p>16:15:22s</text:p>
          </table:table-cell>
        </table:table-row>
        <table:table-row table:style-name="ro1">
          <table:table-cell office:value-type="string" calcext:value-type="string">
            <text:p>ジオラマ</text:p>
          </table:table-cell>
          <table:table-cell office:value-type="string" calcext:value-type="string">
            <text:p>5cm</text:p>
          </table:table-cell>
          <table:table-cell office:value-type="string" calcext:value-type="string">
            <text:p>160/32</text:p>
          </table:table-cell>
          <table:table-cell table:number-columns-repeated="3"/>
          <table:table-cell office:value-type="string" calcext:value-type="string">
            <text:p>ジオラマDEM</text:p>
          </table:table-cell>
          <table:table-cell office:value-type="string" calcext:value-type="string">
            <text:p>32px/cm</text:p>
          </table:table-cell>
          <table:table-cell office:value-type="string" calcext:value-type="string">
            <text:p>QGIS</text:p>
          </table:table-cell>
          <table:table-cell/>
          <table:table-cell office:value-type="string" calcext:value-type="string">
            <text:p>撮影時間</text:p>
          </table:table-cell>
          <table:table-cell office:value-type="string" calcext:value-type="string">
            <text:p>70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EM</text:p>
          </table:table-cell>
          <table:table-cell office:value-type="string" calcext:value-type="string">
            <text:p>600x200km</text:p>
          </table:table-cell>
          <table:table-cell table:number-columns-repeated="2"/>
          <table:table-cell office:value-type="string" calcext:value-type="string">
            <text:p>計測周期</text:p>
          </table:table-cell>
          <table:table-cell office:value-type="string" calcext:value-type="string">
            <text:p>70/200=0.35s</text:p>
          </table:table-cell>
        </table:table-row>
        <table:table-row table:style-name="ro1">
          <table:table-cell office:value-type="string" calcext:value-type="string">
            <text:p>調布画像のスケールファクタ：95px/cm</text:p>
          </table:table-cell>
          <table:table-cell table:number-columns-repeated="3"/>
          <table:table-cell table:formula="of:=1/95" office:value-type="float" office:value="0.0105263157894737" calcext:value-type="float">
            <text:p>0.0105263158</text:p>
          </table:table-cell>
          <table:table-cell office:value-type="string" calcext:value-type="string">
            <text:p>cm/px</text:p>
          </table:table-cell>
          <table:table-cell/>
          <table:table-cell office:value-type="string" calcext:value-type="string">
            <text:p>4km/cm</text:p>
          </table:table-cell>
          <table:table-cell table:number-columns-repeated="2"/>
          <table:table-cell office:value-type="string" calcext:value-type="string">
            <text:p>fps</text:p>
          </table:table-cell>
          <table:table-cell office:value-type="string" calcext:value-type="string">
            <text:p>5?</text:p>
          </table:table-cell>
        </table:table-row>
        <table:table-row table:style-name="ro1">
          <table:table-cell office:value-type="string" calcext:value-type="string">
            <text:p>ぶれの理論値：5cm/s x 0.1s x 95px/cm = 47.5p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画像番号</text:p>
          </table:table-cell>
          <table:table-cell office:value-type="string" calcext:value-type="string">
            <text:p>ぶれ</text:p>
          </table:table-cell>
          <table:table-cell office:value-type="string" calcext:value-type="string">
            <text:p>ぶれ２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速度cm/s</text:p>
          </table:table-cell>
          <table:table-cell office:value-type="string" calcext:value-type="string">
            <text:p>誤差％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style-name="ce6" office:value-type="string" calcext:value-type="string">
            <text:p>キャリブレーション後のシャクルトンクレータのサイズ</text:p>
          </table:table-cell>
          <table:table-cell table:style-name="ce6" table:number-columns-repeated="2"/>
          <table:table-cell table:style-name="ce9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table:number-columns-repeated="2"/>
          <table:table-cell table:style-name="ce4" office:value-type="string" calcext:value-type="string">
            <text:p>調布画像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px/cm</text:p>
          </table:table-cell>
          <table:table-cell table:style-name="ce7"/>
          <table:table-cell table:style-name="ce10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"/>
          <table:table-cell table:style-name="ce4" office:value-type="string" calcext:value-type="string">
            <text:p>ジオラマ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m</text:p>
          </table:table-cell>
          <table:table-cell table:style-name="ce7"/>
          <table:table-cell table:style-name="ce10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table:number-columns-repeated="2"/>
          <table:table-cell table:style-name="ce4" office:value-type="string" calcext:value-type="string">
            <text:p>スケール因子</text:p>
          </table:table-cell>
          <table:table-cell table:style-name="ce7" table:formula="of:=[.H11]/[.H12]" office:value-type="float" office:value="84.8" calcext:value-type="float">
            <text:p>84.8</text:p>
          </table:table-cell>
          <table:table-cell table:style-name="ce7" office:value-type="string" calcext:value-type="string">
            <text:p>px/cm</text:p>
          </table:table-cell>
          <table:table-cell table:style-name="ce7"/>
          <table:table-cell table:style-name="ce10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table:number-columns-repeated="2"/>
          <table:table-cell table:style-name="ce5"/>
          <table:table-cell table:style-name="ce8" table:formula="of:=[.H12]/[.H11]" office:value-type="float" office:value="0.0117924528301887" calcext:value-type="float">
            <text:p>0.0117924528</text:p>
          </table:table-cell>
          <table:table-cell table:style-name="ce8" office:value-type="string" calcext:value-type="string">
            <text:p>cm/px</text:p>
          </table:table-cell>
          <table:table-cell table:style-name="ce8"/>
          <table:table-cell table:style-name="ce11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table:number-columns-repeated="2"/>
          <table:table-cell office:value-type="string" calcext:value-type="string">
            <text:p>１計測周期あたりDEM上で何px進むのか？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.45" calcext:value-type="float">
            <text:p>2.45</text:p>
          </table:table-cell>
          <table:table-cell table:number-columns-repeated="2"/>
          <table:table-cell office:value-type="string" calcext:value-type="string">
            <text:p>5cm/s x 0.35s x 32px/cm=</text:p>
          </table:table-cell>
          <table:table-cell/>
          <table:table-cell table:formula="of:=5*0.35*32" office:value-type="float" office:value="56" calcext:value-type="float">
            <text:p>56</text:p>
          </table:table-cell>
          <table:table-cell office:value-type="string" calcext:value-type="string">
            <text:p>px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number-columns-repeated="2"/>
          <table:table-cell office:value-type="string" calcext:value-type="string">
            <text:p>img20-img66まで47枚</text:p>
          </table:table-cell>
          <table:table-cell/>
          <table:table-cell table:formula="of:=56*47" office:value-type="float" office:value="2632" calcext:value-type="float">
            <text:p>2632</text:p>
          </table:table-cell>
          <table:table-cell office:value-type="string" calcext:value-type="string">
            <text:p>px合計で進んだ（等速区間）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.15" calcext:value-type="float">
            <text:p>3.15</text:p>
          </table:table-cell>
          <table:table-cell table:number-columns-repeated="2"/>
          <table:table-cell office:value-type="string" calcext:value-type="string">
            <text:p>5fpsなら32pxで1504px進む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3.85" calcext:value-type="float">
            <text:p>3.8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.55" calcext:value-type="float">
            <text:p>4.5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.25" calcext:value-type="float">
            <text:p>5.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5.95" calcext:value-type="float">
            <text:p>5.95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.3" calcext:value-type="float">
            <text:p>6.3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.65" calcext:value-type="float">
            <text:p>6.65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7.35" calcext:value-type="float">
            <text:p>7.35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7.7" calcext:value-type="float">
            <text:p>7.7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8.05" calcext:value-type="float">
            <text:p>8.05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8.4" calcext:value-type="float">
            <text:p>8.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8.75" calcext:value-type="float">
            <text:p>8.7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9.1" calcext:value-type="float">
            <text:p>9.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9.45" calcext:value-type="float">
            <text:p>9.45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0.15" calcext:value-type="float">
            <text:p>10.15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0.85" calcext:value-type="float">
            <text:p>10.85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1.2" calcext:value-type="float">
            <text:p>11.2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1.55" calcext:value-type="float">
            <text:p>11.55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2.25" calcext:value-type="float">
            <text:p>12.2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2.6" calcext:value-type="float">
            <text:p>12.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2.95" calcext:value-type="float">
            <text:p>12.95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3.65" calcext:value-type="float">
            <text:p>13.65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3.5" calcext:value-type="float">
            <text:p>43.5</text:p>
          </table:table-cell>
          <table:table-cell office:value-type="float" office:value="14" calcext:value-type="float">
            <text:p>14</text:p>
          </table:table-cell>
          <table:table-cell table:style-name="ce2" table:formula="of:=[.B50]*0.01052/0.1" office:value-type="float" office:value="4.6288" calcext:value-type="float">
            <text:p>4.6288</text:p>
          </table:table-cell>
          <table:table-cell table:formula="of:=(5-[.E50])" office:value-type="float" office:value="0.3712" calcext:value-type="float">
            <text:p>0.3712</text:p>
          </table:table-cell>
          <table:table-cell/>
          <table:table-cell table:formula="of:=[.D50]-1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14.35" calcext:value-type="float">
            <text:p>14.35</text:p>
          </table:table-cell>
          <table:table-cell table:formula="of:=[.B51]*0.01052/0.1" office:value-type="float" office:value="4.734" calcext:value-type="float">
            <text:p>4.734</text:p>
          </table:table-cell>
          <table:table-cell table:formula="of:=(5-[.E51])" office:value-type="float" office:value="0.266" calcext:value-type="float">
            <text:p>0.266</text:p>
          </table:table-cell>
          <table:table-cell/>
          <table:table-cell table:formula="of:=[.D51]-14" office:value-type="float" office:value="0.35" calcext:value-type="float">
            <text:p>0.3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3.5" calcext:value-type="float">
            <text:p>43.5</text:p>
          </table:table-cell>
          <table:table-cell office:value-type="float" office:value="14.7" calcext:value-type="float">
            <text:p>14.7</text:p>
          </table:table-cell>
          <table:table-cell table:formula="of:=[.B52]*0.01052/0.1" office:value-type="float" office:value="4.6288" calcext:value-type="float">
            <text:p>4.6288</text:p>
          </table:table-cell>
          <table:table-cell table:formula="of:=(5-[.E52])" office:value-type="float" office:value="0.3712" calcext:value-type="float">
            <text:p>0.3712</text:p>
          </table:table-cell>
          <table:table-cell/>
          <table:table-cell table:formula="of:=[.D52]-14" office:value-type="float" office:value="0.699999999999999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3.5" calcext:value-type="float">
            <text:p>43.5</text:p>
          </table:table-cell>
          <table:table-cell office:value-type="float" office:value="15.05" calcext:value-type="float">
            <text:p>15.05</text:p>
          </table:table-cell>
          <table:table-cell table:formula="of:=[.B53]*0.01052/0.1" office:value-type="float" office:value="4.5236" calcext:value-type="float">
            <text:p>4.5236</text:p>
          </table:table-cell>
          <table:table-cell table:formula="of:=(5-[.E53])" office:value-type="float" office:value="0.476399999999999" calcext:value-type="float">
            <text:p>0.4764</text:p>
          </table:table-cell>
          <table:table-cell/>
          <table:table-cell table:formula="of:=[.D53]-14"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44.5" calcext:value-type="float">
            <text:p>44.5</text:p>
          </table:table-cell>
          <table:table-cell office:value-type="float" office:value="15.4" calcext:value-type="float">
            <text:p>15.4</text:p>
          </table:table-cell>
          <table:table-cell table:formula="of:=[.B54]*0.01052/0.1" office:value-type="float" office:value="4.6288" calcext:value-type="float">
            <text:p>4.6288</text:p>
          </table:table-cell>
          <table:table-cell table:formula="of:=(5-[.E54])" office:value-type="float" office:value="0.3712" calcext:value-type="float">
            <text:p>0.3712</text:p>
          </table:table-cell>
          <table:table-cell/>
          <table:table-cell table:formula="of:=[.D54]-14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4.5" calcext:value-type="float">
            <text:p>44.5</text:p>
          </table:table-cell>
          <table:table-cell office:value-type="float" office:value="15.75" calcext:value-type="float">
            <text:p>15.75</text:p>
          </table:table-cell>
          <table:table-cell table:formula="of:=[.B55]*0.01052/0.1" office:value-type="float" office:value="4.734" calcext:value-type="float">
            <text:p>4.734</text:p>
          </table:table-cell>
          <table:table-cell table:formula="of:=(5-[.E55])" office:value-type="float" office:value="0.266" calcext:value-type="float">
            <text:p>0.266</text:p>
          </table:table-cell>
          <table:table-cell/>
          <table:table-cell table:formula="of:=[.D55]-14" office:value-type="float" office:value="1.75" calcext:value-type="float">
            <text:p>1.7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3.5" calcext:value-type="float">
            <text:p>43.5</text:p>
          </table:table-cell>
          <table:table-cell office:value-type="float" office:value="16.1" calcext:value-type="float">
            <text:p>16.1</text:p>
          </table:table-cell>
          <table:table-cell table:formula="of:=[.B56]*0.01052/0.1" office:value-type="float" office:value="4.6288" calcext:value-type="float">
            <text:p>4.6288</text:p>
          </table:table-cell>
          <table:table-cell table:formula="of:=(5-[.E56])" office:value-type="float" office:value="0.3712" calcext:value-type="float">
            <text:p>0.3712</text:p>
          </table:table-cell>
          <table:table-cell/>
          <table:table-cell table:formula="of:=[.D56]-14" office:value-type="float" office:value="2.1" calcext:value-type="float">
            <text:p>2.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43.5" calcext:value-type="float">
            <text:p>43.5</text:p>
          </table:table-cell>
          <table:table-cell office:value-type="float" office:value="16.45" calcext:value-type="float">
            <text:p>16.45</text:p>
          </table:table-cell>
          <table:table-cell table:formula="of:=[.B57]*0.01052/0.1" office:value-type="float" office:value="4.6288" calcext:value-type="float">
            <text:p>4.6288</text:p>
          </table:table-cell>
          <table:table-cell table:formula="of:=(5-[.E57])" office:value-type="float" office:value="0.3712" calcext:value-type="float">
            <text:p>0.3712</text:p>
          </table:table-cell>
          <table:table-cell/>
          <table:table-cell table:formula="of:=[.D57]-14" office:value-type="float" office:value="2.45" calcext:value-type="float">
            <text:p>2.4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44.5" calcext:value-type="float">
            <text:p>44.5</text:p>
          </table:table-cell>
          <table:table-cell office:value-type="float" office:value="16.8" calcext:value-type="float">
            <text:p>16.8</text:p>
          </table:table-cell>
          <table:table-cell table:formula="of:=[.B58]*0.01052/0.1" office:value-type="float" office:value="4.6288" calcext:value-type="float">
            <text:p>4.6288</text:p>
          </table:table-cell>
          <table:table-cell table:formula="of:=(5-[.E58])" office:value-type="float" office:value="0.3712" calcext:value-type="float">
            <text:p>0.3712</text:p>
          </table:table-cell>
          <table:table-cell/>
          <table:table-cell table:formula="of:=[.D58]-14" office:value-type="float" office:value="2.8" calcext:value-type="float">
            <text:p>2.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4.5" calcext:value-type="float">
            <text:p>44.5</text:p>
          </table:table-cell>
          <table:table-cell office:value-type="float" office:value="17.15" calcext:value-type="float">
            <text:p>17.15</text:p>
          </table:table-cell>
          <table:table-cell table:formula="of:=[.B59]*0.01052/0.1" office:value-type="float" office:value="4.734" calcext:value-type="float">
            <text:p>4.734</text:p>
          </table:table-cell>
          <table:table-cell table:formula="of:=(5-[.E59])" office:value-type="float" office:value="0.266" calcext:value-type="float">
            <text:p>0.266</text:p>
          </table:table-cell>
          <table:table-cell/>
          <table:table-cell table:formula="of:=[.D59]-14" office:value-type="float" office:value="3.15" calcext:value-type="float">
            <text:p>3.1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4.5" calcext:value-type="float">
            <text:p>44.5</text:p>
          </table:table-cell>
          <table:table-cell office:value-type="float" office:value="17.5" calcext:value-type="float">
            <text:p>17.5</text:p>
          </table:table-cell>
          <table:table-cell table:formula="of:=[.B60]*0.01052/0.1" office:value-type="float" office:value="4.734" calcext:value-type="float">
            <text:p>4.734</text:p>
          </table:table-cell>
          <table:table-cell table:formula="of:=(5-[.E60])" office:value-type="float" office:value="0.266" calcext:value-type="float">
            <text:p>0.266</text:p>
          </table:table-cell>
          <table:table-cell/>
          <table:table-cell table:formula="of:=[.D60]-14"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4.5" calcext:value-type="float">
            <text:p>44.5</text:p>
          </table:table-cell>
          <table:table-cell office:value-type="float" office:value="17.85" calcext:value-type="float">
            <text:p>17.85</text:p>
          </table:table-cell>
          <table:table-cell table:formula="of:=[.B61]*0.01052/0.1" office:value-type="float" office:value="4.734" calcext:value-type="float">
            <text:p>4.734</text:p>
          </table:table-cell>
          <table:table-cell table:formula="of:=(5-[.E61])" office:value-type="float" office:value="0.266" calcext:value-type="float">
            <text:p>0.266</text:p>
          </table:table-cell>
          <table:table-cell/>
          <table:table-cell table:formula="of:=[.D61]-14" office:value-type="float" office:value="3.85" calcext:value-type="float">
            <text:p>3.8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18.2" calcext:value-type="float">
            <text:p>18.2</text:p>
          </table:table-cell>
          <table:table-cell table:formula="of:=[.B62]*0.01052/0.1" office:value-type="float" office:value="4.734" calcext:value-type="float">
            <text:p>4.734</text:p>
          </table:table-cell>
          <table:table-cell table:formula="of:=(5-[.E62])" office:value-type="float" office:value="0.266" calcext:value-type="float">
            <text:p>0.266</text:p>
          </table:table-cell>
          <table:table-cell/>
          <table:table-cell table:formula="of:=[.D62]-14" office:value-type="float" office:value="4.2" calcext:value-type="float">
            <text:p>4.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44.5" calcext:value-type="float">
            <text:p>44.5</text:p>
          </table:table-cell>
          <table:table-cell office:value-type="float" office:value="18.55" calcext:value-type="float">
            <text:p>18.55</text:p>
          </table:table-cell>
          <table:table-cell table:formula="of:=[.B63]*0.01052/0.1" office:value-type="float" office:value="4.734" calcext:value-type="float">
            <text:p>4.734</text:p>
          </table:table-cell>
          <table:table-cell table:formula="of:=(5-[.E63])" office:value-type="float" office:value="0.266" calcext:value-type="float">
            <text:p>0.266</text:p>
          </table:table-cell>
          <table:table-cell/>
          <table:table-cell table:formula="of:=[.D63]-14" office:value-type="float" office:value="4.55" calcext:value-type="float">
            <text:p>4.5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43.5" calcext:value-type="float">
            <text:p>43.5</text:p>
          </table:table-cell>
          <table:table-cell office:value-type="float" office:value="18.9" calcext:value-type="float">
            <text:p>18.9</text:p>
          </table:table-cell>
          <table:table-cell table:formula="of:=[.B64]*0.01052/0.1" office:value-type="float" office:value="4.5236" calcext:value-type="float">
            <text:p>4.5236</text:p>
          </table:table-cell>
          <table:table-cell table:formula="of:=(5-[.E64])" office:value-type="float" office:value="0.476399999999999" calcext:value-type="float">
            <text:p>0.4764</text:p>
          </table:table-cell>
          <table:table-cell/>
          <table:table-cell table:formula="of:=[.D64]-14" office:value-type="float" office:value="4.9" calcext:value-type="float">
            <text:p>4.9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44.5" calcext:value-type="float">
            <text:p>44.5</text:p>
          </table:table-cell>
          <table:table-cell office:value-type="float" office:value="19.25" calcext:value-type="float">
            <text:p>19.25</text:p>
          </table:table-cell>
          <table:table-cell table:formula="of:=[.B65]*0.01052/0.1" office:value-type="float" office:value="4.6288" calcext:value-type="float">
            <text:p>4.6288</text:p>
          </table:table-cell>
          <table:table-cell table:formula="of:=(5-[.E65])" office:value-type="float" office:value="0.3712" calcext:value-type="float">
            <text:p>0.3712</text:p>
          </table:table-cell>
          <table:table-cell/>
          <table:table-cell table:formula="of:=[.D65]-14" office:value-type="float" office:value="5.25" calcext:value-type="float">
            <text:p>5.2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19.6" calcext:value-type="float">
            <text:p>19.6</text:p>
          </table:table-cell>
          <table:table-cell table:formula="of:=[.B66]*0.01052/0.1" office:value-type="float" office:value="4.734" calcext:value-type="float">
            <text:p>4.734</text:p>
          </table:table-cell>
          <table:table-cell table:formula="of:=(5-[.E66])" office:value-type="float" office:value="0.266" calcext:value-type="float">
            <text:p>0.266</text:p>
          </table:table-cell>
          <table:table-cell/>
          <table:table-cell table:formula="of:=[.D66]-14" office:value-type="float" office:value="5.6" calcext:value-type="float">
            <text:p>5.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19.95" calcext:value-type="float">
            <text:p>19.95</text:p>
          </table:table-cell>
          <table:table-cell table:formula="of:=[.B67]*0.01052/0.1" office:value-type="float" office:value="4.734" calcext:value-type="float">
            <text:p>4.734</text:p>
          </table:table-cell>
          <table:table-cell table:formula="of:=(5-[.E67])" office:value-type="float" office:value="0.266" calcext:value-type="float">
            <text:p>0.266</text:p>
          </table:table-cell>
          <table:table-cell/>
          <table:table-cell table:formula="of:=[.D67]-14" office:value-type="float" office:value="5.95" calcext:value-type="float">
            <text:p>5.9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45.5" calcext:value-type="float">
            <text:p>45.5</text:p>
          </table:table-cell>
          <table:table-cell office:value-type="float" office:value="20.3" calcext:value-type="float">
            <text:p>20.3</text:p>
          </table:table-cell>
          <table:table-cell table:formula="of:=[.B68]*0.01052/0.1" office:value-type="float" office:value="4.8392" calcext:value-type="float">
            <text:p>4.8392</text:p>
          </table:table-cell>
          <table:table-cell table:formula="of:=(5-[.E68])" office:value-type="float" office:value="0.160799999999999" calcext:value-type="float">
            <text:p>0.1608</text:p>
          </table:table-cell>
          <table:table-cell/>
          <table:table-cell table:formula="of:=[.D68]-14" office:value-type="float" office:value="6.3" calcext:value-type="float">
            <text:p>6.3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20.65" calcext:value-type="float">
            <text:p>20.65</text:p>
          </table:table-cell>
          <table:table-cell table:formula="of:=[.B69]*0.01052/0.1" office:value-type="float" office:value="4.734" calcext:value-type="float">
            <text:p>4.734</text:p>
          </table:table-cell>
          <table:table-cell table:formula="of:=(5-[.E69])" office:value-type="float" office:value="0.266" calcext:value-type="float">
            <text:p>0.266</text:p>
          </table:table-cell>
          <table:table-cell/>
          <table:table-cell table:formula="of:=[.D69]-14" office:value-type="float" office:value="6.65" calcext:value-type="float">
            <text:p>6.6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46.5" calcext:value-type="float">
            <text:p>46.5</text:p>
          </table:table-cell>
          <table:table-cell office:value-type="float" office:value="21" calcext:value-type="float">
            <text:p>21</text:p>
          </table:table-cell>
          <table:table-cell table:formula="of:=[.B70]*0.01052/0.1" office:value-type="float" office:value="4.9444" calcext:value-type="float">
            <text:p>4.9444</text:p>
          </table:table-cell>
          <table:table-cell table:formula="of:=(5-[.E70])" office:value-type="float" office:value="0.0555999999999992" calcext:value-type="float">
            <text:p>0.0556</text:p>
          </table:table-cell>
          <table:table-cell/>
          <table:table-cell table:formula="of:=[.D70]-14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21.35" calcext:value-type="float">
            <text:p>21.35</text:p>
          </table:table-cell>
          <table:table-cell table:formula="of:=[.B71]*0.01052/0.1" office:value-type="float" office:value="4.734" calcext:value-type="float">
            <text:p>4.734</text:p>
          </table:table-cell>
          <table:table-cell table:formula="of:=(5-[.E71])" office:value-type="float" office:value="0.266" calcext:value-type="float">
            <text:p>0.266</text:p>
          </table:table-cell>
          <table:table-cell/>
          <table:table-cell table:formula="of:=[.D71]-14" office:value-type="float" office:value="7.35" calcext:value-type="float">
            <text:p>7.3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21.7" calcext:value-type="float">
            <text:p>21.7</text:p>
          </table:table-cell>
          <table:table-cell table:formula="of:=[.B72]*0.01052/0.1" office:value-type="float" office:value="4.734" calcext:value-type="float">
            <text:p>4.734</text:p>
          </table:table-cell>
          <table:table-cell table:formula="of:=(5-[.E72])" office:value-type="float" office:value="0.266" calcext:value-type="float">
            <text:p>0.266</text:p>
          </table:table-cell>
          <table:table-cell/>
          <table:table-cell table:formula="of:=[.D72]-14" office:value-type="float" office:value="7.7" calcext:value-type="float">
            <text:p>7.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22.05" calcext:value-type="float">
            <text:p>22.05</text:p>
          </table:table-cell>
          <table:table-cell table:formula="of:=[.B73]*0.01052/0.1" office:value-type="float" office:value="4.734" calcext:value-type="float">
            <text:p>4.734</text:p>
          </table:table-cell>
          <table:table-cell table:formula="of:=(5-[.E73])" office:value-type="float" office:value="0.266" calcext:value-type="float">
            <text:p>0.266</text:p>
          </table:table-cell>
          <table:table-cell/>
          <table:table-cell table:formula="of:=[.D73]-14" office:value-type="float" office:value="8.05" calcext:value-type="float">
            <text:p>8.0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45.5" calcext:value-type="float">
            <text:p>45.5</text:p>
          </table:table-cell>
          <table:table-cell office:value-type="float" office:value="22.4" calcext:value-type="float">
            <text:p>22.4</text:p>
          </table:table-cell>
          <table:table-cell table:formula="of:=[.B74]*0.01052/0.1" office:value-type="float" office:value="4.8392" calcext:value-type="float">
            <text:p>4.8392</text:p>
          </table:table-cell>
          <table:table-cell table:formula="of:=(5-[.E74])" office:value-type="float" office:value="0.160799999999999" calcext:value-type="float">
            <text:p>0.1608</text:p>
          </table:table-cell>
          <table:table-cell/>
          <table:table-cell table:formula="of:=[.D74]-14" office:value-type="float" office:value="8.4" calcext:value-type="float">
            <text:p>8.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46.5" calcext:value-type="float">
            <text:p>46.5</text:p>
          </table:table-cell>
          <table:table-cell office:value-type="float" office:value="22.75" calcext:value-type="float">
            <text:p>22.75</text:p>
          </table:table-cell>
          <table:table-cell table:formula="of:=[.B75]*0.01052/0.1" office:value-type="float" office:value="4.8392" calcext:value-type="float">
            <text:p>4.8392</text:p>
          </table:table-cell>
          <table:table-cell table:formula="of:=(5-[.E75])" office:value-type="float" office:value="0.160799999999999" calcext:value-type="float">
            <text:p>0.1608</text:p>
          </table:table-cell>
          <table:table-cell/>
          <table:table-cell table:formula="of:=[.D75]-14" office:value-type="float" office:value="8.75" calcext:value-type="float">
            <text:p>8.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46.5" calcext:value-type="float">
            <text:p>46.5</text:p>
          </table:table-cell>
          <table:table-cell office:value-type="float" office:value="23.1" calcext:value-type="float">
            <text:p>23.1</text:p>
          </table:table-cell>
          <table:table-cell table:formula="of:=[.B76]*0.01052/0.1" office:value-type="float" office:value="4.9444" calcext:value-type="float">
            <text:p>4.9444</text:p>
          </table:table-cell>
          <table:table-cell table:formula="of:=(5-[.E76])" office:value-type="float" office:value="0.0555999999999992" calcext:value-type="float">
            <text:p>0.0556</text:p>
          </table:table-cell>
          <table:table-cell/>
          <table:table-cell table:formula="of:=[.D76]-14" office:value-type="float" office:value="9.1" calcext:value-type="float">
            <text:p>9.1</text:p>
          </table:table-cell>
          <table:table-cell table:number-columns-repeated="4"/>
        </table:table-row>
      </table:table>
      <table:table table:name="For_gnuplot（宇科連）" table:style-name="ta1">
        <table:table-column table:style-name="co1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e(s)</text:p>
          </table:table-cell>
          <table:table-cell office:value-type="string" calcext:value-type="string">
            <text:p>truth(px)</text:p>
          </table:table-cell>
          <table:table-cell office:value-type="string" calcext:value-type="string">
            <text:p>blur(px)</text:p>
          </table:table-cell>
          <table:table-cell office:value-type="string" calcext:value-type="string">
            <text:p>error(px)</text:p>
          </table:table-cell>
          <table:table-cell/>
          <table:table-cell office:value-type="string" calcext:value-type="string">
            <text:p>time(s)</text:p>
          </table:table-cell>
          <table:table-cell office:value-type="string" calcext:value-type="string">
            <text:p>truth(cm/s)</text:p>
          </table:table-cell>
          <table:table-cell office:value-type="string" calcext:value-type="string">
            <text:p>velocity(cm/s)</text:p>
          </table:table-cell>
          <table:table-cell office:value-type="string" calcext:value-type="string">
            <text:p>error(cm/s)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7.5" calcext:value-type="float">
            <text:p>47.5</text:p>
          </table:table-cell>
          <table:table-cell office:value-type="float" office:value="44" calcext:value-type="float">
            <text:p>44</text:p>
          </table:table-cell>
          <table:table-cell table:formula="of:=[.D7]-[.C7]" office:value-type="float" office:value="-3.5" calcext:value-type="float">
            <text:p>-3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  <table:table-cell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8]-[.C8]" office:value-type="float" office:value="-2.5" calcext:value-type="float">
            <text:p>-2.5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699999999999999" calcext:value-type="float">
            <text:p>0.7</text:p>
          </table:table-cell>
          <table:table-cell office:value-type="float" office:value="47.5" calcext:value-type="float">
            <text:p>47.5</text:p>
          </table:table-cell>
          <table:table-cell office:value-type="float" office:value="44" calcext:value-type="float">
            <text:p>44</text:p>
          </table:table-cell>
          <table:table-cell table:formula="of:=[.D9]-[.C9]" office:value-type="float" office:value="-3.5" calcext:value-type="float">
            <text:p>-3.5</text:p>
          </table:table-cell>
          <table:table-cell/>
          <table:table-cell office:value-type="float" office:value="0.699999999999999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  <table:table-cell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47.5" calcext:value-type="float">
            <text:p>47.5</text:p>
          </table:table-cell>
          <table:table-cell office:value-type="float" office:value="43" calcext:value-type="float">
            <text:p>43</text:p>
          </table:table-cell>
          <table:table-cell table:formula="of:=[.D10]-[.C10]" office:value-type="float" office:value="-4.5" calcext:value-type="float">
            <text:p>-4.5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5" calcext:value-type="float">
            <text:p>5</text:p>
          </table:table-cell>
          <table:table-cell office:value-type="float" office:value="4.515" calcext:value-type="float">
            <text:p>4.515</text:p>
          </table:table-cell>
          <table:table-cell office:value-type="float" office:value="0.485" calcext:value-type="float">
            <text:p>0.48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47.5" calcext:value-type="float">
            <text:p>47.5</text:p>
          </table:table-cell>
          <table:table-cell office:value-type="float" office:value="44" calcext:value-type="float">
            <text:p>44</text:p>
          </table:table-cell>
          <table:table-cell table:formula="of:=[.D11]-[.C11]" office:value-type="float" office:value="-3.5" calcext:value-type="float">
            <text:p>-3.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  <table:table-cell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12]-[.C12]" office:value-type="float" office:value="-2.5" calcext:value-type="float">
            <text:p>-2.5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office:value-type="float" office:value="47.5" calcext:value-type="float">
            <text:p>47.5</text:p>
          </table:table-cell>
          <table:table-cell office:value-type="float" office:value="44" calcext:value-type="float">
            <text:p>44</text:p>
          </table:table-cell>
          <table:table-cell table:formula="of:=[.D13]-[.C13]" office:value-type="float" office:value="-3.5" calcext:value-type="float">
            <text:p>-3.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  <table:table-cell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.45" calcext:value-type="float">
            <text:p>2.45</text:p>
          </table:table-cell>
          <table:table-cell office:value-type="float" office:value="47.5" calcext:value-type="float">
            <text:p>47.5</text:p>
          </table:table-cell>
          <table:table-cell office:value-type="float" office:value="44" calcext:value-type="float">
            <text:p>44</text:p>
          </table:table-cell>
          <table:table-cell table:formula="of:=[.D14]-[.C14]" office:value-type="float" office:value="-3.5" calcext:value-type="float">
            <text:p>-3.5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  <table:table-cell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office:value-type="float" office:value="47.5" calcext:value-type="float">
            <text:p>47.5</text:p>
          </table:table-cell>
          <table:table-cell office:value-type="float" office:value="44" calcext:value-type="float">
            <text:p>44</text:p>
          </table:table-cell>
          <table:table-cell table:formula="of:=[.D15]-[.C15]" office:value-type="float" office:value="-3.5" calcext:value-type="float">
            <text:p>-3.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  <table:table-cell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.15" calcext:value-type="float">
            <text:p>3.1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16]-[.C16]" office:value-type="float" office:value="-2.5" calcext:value-type="float">
            <text:p>-2.5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17]-[.C17]" office:value-type="float" office:value="-2.5" calcext:value-type="float">
            <text:p>-2.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.85" calcext:value-type="float">
            <text:p>3.8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18]-[.C18]" office:value-type="float" office:value="-2.5" calcext:value-type="float">
            <text:p>-2.5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19]-[.C19]" office:value-type="float" office:value="-2.5" calcext:value-type="float">
            <text:p>-2.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.55" calcext:value-type="float">
            <text:p>4.5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20]-[.C20]" office:value-type="float" office:value="-2.5" calcext:value-type="float">
            <text:p>-2.5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float" office:value="47.5" calcext:value-type="float">
            <text:p>47.5</text:p>
          </table:table-cell>
          <table:table-cell office:value-type="float" office:value="43" calcext:value-type="float">
            <text:p>43</text:p>
          </table:table-cell>
          <table:table-cell table:formula="of:=[.D21]-[.C21]" office:value-type="float" office:value="-4.5" calcext:value-type="float">
            <text:p>-4.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4.515" calcext:value-type="float">
            <text:p>4.515</text:p>
          </table:table-cell>
          <table:table-cell office:value-type="float" office:value="0.485" calcext:value-type="float">
            <text:p>0.48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.25" calcext:value-type="float">
            <text:p>5.25</text:p>
          </table:table-cell>
          <table:table-cell office:value-type="float" office:value="47.5" calcext:value-type="float">
            <text:p>47.5</text:p>
          </table:table-cell>
          <table:table-cell office:value-type="float" office:value="44" calcext:value-type="float">
            <text:p>44</text:p>
          </table:table-cell>
          <table:table-cell table:formula="of:=[.D22]-[.C22]" office:value-type="float" office:value="-3.5" calcext:value-type="float">
            <text:p>-3.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  <table:table-cell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23]-[.C23]" office:value-type="float" office:value="-2.5" calcext:value-type="float">
            <text:p>-2.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.95" calcext:value-type="float">
            <text:p>5.9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24]-[.C24]" office:value-type="float" office:value="-2.5" calcext:value-type="float">
            <text:p>-2.5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47.5" calcext:value-type="float">
            <text:p>47.5</text:p>
          </table:table-cell>
          <table:table-cell office:value-type="float" office:value="46" calcext:value-type="float">
            <text:p>46</text:p>
          </table:table-cell>
          <table:table-cell table:formula="of:=[.D25]-[.C25]" office:value-type="float" office:value="-1.5" calcext:value-type="float">
            <text:p>-1.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office:value-type="float" office:value="4.83" calcext:value-type="float">
            <text:p>4.83</text:p>
          </table:table-cell>
          <table:table-cell office:value-type="float" office:value="0.17" calcext:value-type="float">
            <text:p>0.1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.65" calcext:value-type="float">
            <text:p>6.6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26]-[.C26]" office:value-type="float" office:value="-2.5" calcext:value-type="float">
            <text:p>-2.5</text:p>
          </table:table-cell>
          <table:table-cell/>
          <table:table-cell office:value-type="float" office:value="6.65" calcext:value-type="float">
            <text:p>6.65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7.5" calcext:value-type="float">
            <text:p>47.5</text:p>
          </table:table-cell>
          <table:table-cell office:value-type="float" office:value="47" calcext:value-type="float">
            <text:p>47</text:p>
          </table:table-cell>
          <table:table-cell table:formula="of:=[.D27]-[.C27]" office:value-type="float" office:value="-0.5" calcext:value-type="float">
            <text:p>-0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.935" calcext:value-type="float">
            <text:p>4.935</text:p>
          </table:table-cell>
          <table:table-cell office:value-type="float" office:value="0.0649999999999995" calcext:value-type="float">
            <text:p>0.06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.35" calcext:value-type="float">
            <text:p>7.3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28]-[.C28]" office:value-type="float" office:value="-2.5" calcext:value-type="float">
            <text:p>-2.5</text:p>
          </table:table-cell>
          <table:table-cell/>
          <table:table-cell office:value-type="float" office:value="7.35" calcext:value-type="float">
            <text:p>7.35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29]-[.C29]" office:value-type="float" office:value="-2.5" calcext:value-type="float">
            <text:p>-2.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.05" calcext:value-type="float">
            <text:p>8.0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30]-[.C30]" office:value-type="float" office:value="-2.5" calcext:value-type="float">
            <text:p>-2.5</text:p>
          </table:table-cell>
          <table:table-cell/>
          <table:table-cell office:value-type="float" office:value="8.05" calcext:value-type="float">
            <text:p>8.05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office:value-type="float" office:value="47.5" calcext:value-type="float">
            <text:p>47.5</text:p>
          </table:table-cell>
          <table:table-cell office:value-type="float" office:value="46" calcext:value-type="float">
            <text:p>46</text:p>
          </table:table-cell>
          <table:table-cell table:formula="of:=[.D31]-[.C31]" office:value-type="float" office:value="-1.5" calcext:value-type="float">
            <text:p>-1.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4.83" calcext:value-type="float">
            <text:p>4.83</text:p>
          </table:table-cell>
          <table:table-cell office:value-type="float" office:value="0.17" calcext:value-type="float">
            <text:p>0.1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.75" calcext:value-type="float">
            <text:p>8.75</text:p>
          </table:table-cell>
          <table:table-cell office:value-type="float" office:value="47.5" calcext:value-type="float">
            <text:p>47.5</text:p>
          </table:table-cell>
          <table:table-cell office:value-type="float" office:value="46" calcext:value-type="float">
            <text:p>46</text:p>
          </table:table-cell>
          <table:table-cell table:formula="of:=[.D32]-[.C32]" office:value-type="float" office:value="-1.5" calcext:value-type="float">
            <text:p>-1.5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5" calcext:value-type="float">
            <text:p>5</text:p>
          </table:table-cell>
          <table:table-cell office:value-type="float" office:value="4.83" calcext:value-type="float">
            <text:p>4.83</text:p>
          </table:table-cell>
          <table:table-cell office:value-type="float" office:value="0.17" calcext:value-type="float">
            <text:p>0.1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office:value-type="float" office:value="47.5" calcext:value-type="float">
            <text:p>47.5</text:p>
          </table:table-cell>
          <table:table-cell office:value-type="float" office:value="47" calcext:value-type="float">
            <text:p>47</text:p>
          </table:table-cell>
          <table:table-cell table:formula="of:=[.D33]-[.C33]" office:value-type="float" office:value="-0.5" calcext:value-type="float">
            <text:p>-0.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5" calcext:value-type="float">
            <text:p>5</text:p>
          </table:table-cell>
          <table:table-cell office:value-type="float" office:value="4.935" calcext:value-type="float">
            <text:p>4.935</text:p>
          </table:table-cell>
          <table:table-cell office:value-type="float" office:value="0.0649999999999995" calcext:value-type="float">
            <text:p>0.065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1" table:target-range-address="calib_data.H21:calib_data.K67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2" table:target-range-address="inclination.H146:inclination.I15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result.A10:result.D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00/00/00</text:date>, <text:time style:data-style-name="N2" text:time-value="15:31:38.68535627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09:03:32.440084808</meta:creation-date>
    <dc:date>2016-08-31T15:33:37.599108621</dc:date>
    <meta:editing-duration>PT12H44M24S</meta:editing-duration>
    <meta:editing-cycles>50</meta:editing-cycles>
    <meta:generator>LibreOffice/4.2.8.2$Linux_X86_64 LibreOffice_project/420m0$Build-2</meta:generator>
    <meta:document-statistic meta:table-count="7" meta:cell-count="445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4.483cm" svg:y="4.201cm" style:legend-expansion="high" chart:style-name="ch2"/>
        <chart:plot-area chart:style-name="ch3" table:cell-range-address="result.H50:result.H76 result.B50:result.B76" svg:x="0.32cm" svg:y="0.18cm" svg:width="13.843cm" svg:height="8.64cm">
          <chartooo:coordinate-region svg:x="0.941cm" svg:y="0.38cm" svg:width="13.03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.B50:result.B76" chart:class="chart:scatter">
            <chart:domain table:cell-range-address="result.H50:result.H76"/>
            <chart:data-point chart:repeated="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.H50:result.H76</svg:desc>
                </draw:g>
              </table:table-cell>
              <table:table-cell office:value-type="float" office:value="44">
                <text:p>44</text:p>
                <draw:g>
                  <svg:desc>result.B50:result.B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5">
                <text:p>1.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">
                <text:p>2.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5">
                <text:p>2.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">
                <text:p>2.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">
                <text:p>3.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">
                <text:p>3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5">
                <text:p>3.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">
                <text:p>4.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5">
                <text:p>4.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">
                <text:p>4.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5">
                <text:p>5.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">
                <text:p>5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95">
                <text:p>5.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">
                <text:p>6.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5">
                <text:p>6.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35">
                <text:p>7.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">
                <text:p>7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5">
                <text:p>8.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">
                <text:p>8.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">
                <text:p>8.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1">
                <text:p>9.1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result.H50:result.H76 result.E50:result.E76" svg:x="0.32cm" svg:y="0.18cm" svg:width="15.36cm" svg:height="8.64cm">
          <chartooo:coordinate-region svg:x="1.047cm" svg:y="0.379cm" svg:width="14.44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.E50:result.E76" chart:class="chart:scatter">
            <chart:domain table:cell-range-address="result.H50:result.H76"/>
            <chart:data-point chart:repeated="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.H50:result.H76</svg:desc>
                </draw:g>
              </table:table-cell>
              <table:table-cell office:value-type="float" office:value="4.6288">
                <text:p>4.6288</text:p>
                <draw:g>
                  <svg:desc>result.E50:result.E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4.6288">
                <text:p>4.6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5">
                <text:p>1.05</text:p>
              </table:table-cell>
              <table:table-cell office:value-type="float" office:value="4.5236">
                <text:p>4.5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4.6288">
                <text:p>4.6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">
                <text:p>2.1</text:p>
              </table:table-cell>
              <table:table-cell office:value-type="float" office:value="4.6288">
                <text:p>4.6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5">
                <text:p>2.45</text:p>
              </table:table-cell>
              <table:table-cell office:value-type="float" office:value="4.6288">
                <text:p>4.6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">
                <text:p>2.8</text:p>
              </table:table-cell>
              <table:table-cell office:value-type="float" office:value="4.6288">
                <text:p>4.6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">
                <text:p>3.15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">
                <text:p>3.5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5">
                <text:p>3.85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">
                <text:p>4.2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5">
                <text:p>4.55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">
                <text:p>4.9</text:p>
              </table:table-cell>
              <table:table-cell office:value-type="float" office:value="4.5236">
                <text:p>4.5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5">
                <text:p>5.25</text:p>
              </table:table-cell>
              <table:table-cell office:value-type="float" office:value="4.6288">
                <text:p>4.6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">
                <text:p>5.6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95">
                <text:p>5.95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">
                <text:p>6.3</text:p>
              </table:table-cell>
              <table:table-cell office:value-type="float" office:value="4.8392">
                <text:p>4.8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5">
                <text:p>6.65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4.9444">
                <text:p>4.9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35">
                <text:p>7.35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">
                <text:p>7.7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5">
                <text:p>8.05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">
                <text:p>8.4</text:p>
              </table:table-cell>
              <table:table-cell office:value-type="float" office:value="4.8392">
                <text:p>4.83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">
                <text:p>8.75</text:p>
              </table:table-cell>
              <table:table-cell office:value-type="float" office:value="4.8392">
                <text:p>4.83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1">
                <text:p>9.1</text:p>
              </table:table-cell>
              <table:table-cell office:value-type="float" office:value="4.9444">
                <text:p>4.9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5" chart:maximum="8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265cm" svg:height="10.44cm" xlink:href=".." xlink:type="simple" chart:class="chart:scatter" chart:style-name="ch1">
        <chart:legend chart:legend-position="end" svg:x="15.748cm" svg:y="4.921cm" style:legend-expansion="high" chart:style-name="ch2"/>
        <chart:plot-area chart:style-name="ch3" table:cell-range-address="subpx_data.B3:subpx_data.C69" svg:x="0.73cm" svg:y="0.26cm" svg:width="15.056cm" svg:height="10.023cm">
          <chartooo:coordinate-region svg:x="1.351cm" svg:y="0.459cm" svg:width="14.435cm" svg:height="9.1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ubpx_data.C3:subpx_data.C69" chart:class="chart:scatter">
            <chart:domain table:cell-range-address="subpx_data.B3:subpx_data.B69"/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bpx_data.B3:subpx_data.B69</svg:desc>
                </draw:g>
              </table:table-cell>
              <table:table-cell office:value-type="float" office:value="34.4973788113">
                <text:p>34.4973788113</text:p>
                <draw:g>
                  <svg:desc>subpx_data.C3:subpx_data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2.7108707327">
                <text:p>32.7108707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4.8477342276">
                <text:p>34.8477342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3.1878466305">
                <text:p>33.1878466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5.1620323056">
                <text:p>35.1620323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4.0657285331">
                <text:p>34.0657285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35.3389039873">
                <text:p>35.3389039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34.9906144258">
                <text:p>34.9906144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35.5320202501">
                <text:p>35.53202025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5.2270793251">
                <text:p>35.2270793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6.2048857508">
                <text:p>36.2048857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34.7901238252">
                <text:p>34.7901238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36.3695655821">
                <text:p>36.3695655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35.4873312021">
                <text:p>35.4873312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.7736948819">
                <text:p>36.77369488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36.0561956544">
                <text:p>36.0561956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36.8498611928">
                <text:p>36.84986119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6.3037963645">
                <text:p>36.3037963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37.3599485188">
                <text:p>37.35994851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36.8165401018">
                <text:p>36.8165401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37.5007411884">
                <text:p>37.50074118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37.6312793861">
                <text:p>37.63127938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37.9676145879">
                <text:p>37.96761458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8.9349212456">
                <text:p>38.9349212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38.6763863461">
                <text:p>38.67638634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39.2186331013">
                <text:p>39.21863310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38.4587359465">
                <text:p>38.45873594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39.8891598167">
                <text:p>39.88915981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39.7157517971">
                <text:p>39.71575179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40.8283409426">
                <text:p>40.82834094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41.2245771315">
                <text:p>41.22457713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41.6717234233">
                <text:p>41.67172342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41.7857398134">
                <text:p>41.78573981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41.8830069311">
                <text:p>41.88300693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41.8066472251">
                <text:p>41.80664722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42.0923130613">
                <text:p>42.0923130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42.615122866">
                <text:p>42.6151228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42.4702521439">
                <text:p>42.47025214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43.4231607807">
                <text:p>43.42316078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43.3250535313">
                <text:p>43.32505353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42.8049763822">
                <text:p>42.80497638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43.4893388242">
                <text:p>43.48933882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43.3103916442">
                <text:p>43.3103916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43.2135321161">
                <text:p>43.21353211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42.9517392434">
                <text:p>42.95173924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43.8328309474">
                <text:p>43.83283094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43.1257817285">
                <text:p>43.12578172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43.3752307718">
                <text:p>43.37523077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43.1349373041">
                <text:p>43.1349373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43.7464706953">
                <text:p>43.74647069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43.8140884761">
                <text:p>43.81408847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44.1359854091">
                <text:p>44.13598540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44.0320478888">
                <text:p>44.03204788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43.5858103593">
                <text:p>43.58581035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43.2520611857">
                <text:p>43.25206118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43.9368892367">
                <text:p>43.9368892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45.2504311578">
                <text:p>45.25043115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44.7967739417">
                <text:p>44.79677394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45.207454002">
                <text:p>45.207454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44.6636799564">
                <text:p>44.66367995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46.3648864147">
                <text:p>46.3648864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44.9949096809">
                <text:p>44.99490968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44.3722503937">
                <text:p>44.37225039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43.9114674227">
                <text:p>43.91146742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44.9821596185">
                <text:p>44.98215961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45.7915914195">
                <text:p>45.7915914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45.5233862874">
                <text:p>45.5233862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7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19cm" svg:height="9.154cm" xlink:href=".." xlink:type="simple" chart:class="chart:scatter" chart:style-name="ch1">
        <chart:title svg:x="7.986cm" svg:y="0.319cm" chart:style-name="ch2">
          <text:p>theta</text:p>
        </chart:title>
        <chart:legend chart:legend-position="end" svg:x="15.602cm" svg:y="4.278cm" style:legend-expansion="high" chart:style-name="ch3"/>
        <chart:plot-area chart:style-name="ch4" table:cell-range-address="subpx_data.B3:subpx_data.B69 subpx_data.D3:subpx_data.D69" svg:x="0.619cm" svg:y="1.01cm" svg:width="15.207cm" svg:height="7.638cm">
          <chartooo:coordinate-region svg:x="1.24cm" svg:y="1.209cm" svg:width="14.586cm" svg:height="7.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ubpx_data.D3:subpx_data.D69" chart:class="chart:scatter">
            <chart:domain table:cell-range-address="subpx_data.B3:subpx_data.B69"/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bpx_data.B3:subpx_data.B69</svg:desc>
                </draw:g>
              </table:table-cell>
              <table:table-cell office:value-type="float" office:value="-0.325327276882">
                <text:p>-0.325327276882</text:p>
                <draw:g>
                  <svg:desc>subpx_data.D3:subpx_data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-2.14897739359">
                <text:p>-2.14897739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-0.972234615665">
                <text:p>-0.972234615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-0.0280438722267">
                <text:p>-0.0280438722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-1.42085562381">
                <text:p>-1.42085562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3.08404307764">
                <text:p>-3.08404307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3.55516181937">
                <text:p>3.55516181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-4.02037120257">
                <text:p>-4.020371202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.51592842265">
                <text:p>5.51592842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4.74764700505">
                <text:p>-4.747647005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-0.485145957986">
                <text:p>-0.485145957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.1783803737">
                <text:p>1.1783803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-1.17091980726">
                <text:p>-1.170919807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.14420353541">
                <text:p>1.144203535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-1.98272198495">
                <text:p>-1.982721984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-0.0636789271689">
                <text:p>-0.06367892716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-0.181650254769">
                <text:p>-0.181650254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-1.04068823291">
                <text:p>-1.04068823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-0.413825531558">
                <text:p>-0.413825531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-0.457421799706">
                <text:p>-0.457421799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-0.537410798248">
                <text:p>-0.5374107982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-0.494088515772">
                <text:p>-0.494088515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0.322661619668">
                <text:p>0.3226616196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-3.04031168876">
                <text:p>-3.04031168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.692435096032">
                <text:p>0.692435096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-1.78463180913">
                <text:p>-1.784631809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-0.477109462793">
                <text:p>-0.477109462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-0.269273397909">
                <text:p>-0.2692733979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0.690017285666">
                <text:p>0.6900172856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-0.023217368945">
                <text:p>-0.0232173689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172831976153">
                <text:p>0.172831976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0.536239676073">
                <text:p>0.5362396760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0.246946985491">
                <text:p>0.2469469854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0.798567387591">
                <text:p>0.7985673875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-0.0766081797963">
                <text:p>-0.07660817979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684886556033">
                <text:p>0.6848865560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-0.185170466712">
                <text:p>-0.1851704667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0.422467140262">
                <text:p>0.4224671402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-0.39708139305">
                <text:p>-0.39708139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-0.0652463003435">
                <text:p>-0.06524630034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0468931532691">
                <text:p>0.0468931532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-0.464613756871">
                <text:p>-0.4646137568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0.58042811657">
                <text:p>0.580428116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-0.314546006984">
                <text:p>-0.3145460069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0.980414008811">
                <text:p>0.9804140088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-0.389797777311">
                <text:p>-0.3897977773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0.476214612618">
                <text:p>0.4762146126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-0.0789955628017">
                <text:p>-0.07899556280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0.133906086769">
                <text:p>0.1339060867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0.198883619131">
                <text:p>0.1988836191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-0.0409469759691">
                <text:p>-0.04094697596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0.305786543964">
                <text:p>0.3057865439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-0.405893561771">
                <text:p>-0.4058935617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0.2140180907">
                <text:p>0.21401809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-0.103445542844">
                <text:p>-0.1034455428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0.217891161604">
                <text:p>0.2178911616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-1.49049134769">
                <text:p>-1.490491347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0.261157573119">
                <text:p>0.2611575731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-0.106682199474">
                <text:p>-0.1066821994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1.77430075615">
                <text:p>1.774300756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-3.18252022295">
                <text:p>-3.18252022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0.477135536747">
                <text:p>0.4771355367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-0.591698358917">
                <text:p>-0.5916983589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4.17152613717">
                <text:p>4.171526137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0.470955433866">
                <text:p>0.4709554338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0.107824463251">
                <text:p>0.1078244632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9.58854003593">
                <text:p>9.588540035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3cm" svg:y="4.201cm" style:legend-expansion="high" chart:style-name="ch2"/>
        <chart:plot-area chart:style-name="ch3" table:cell-range-address="inclination.B101:inclination.C365" svg:x="0.32cm" svg:y="0.18cm" svg:width="13.843cm" svg:height="8.64cm">
          <chartooo:coordinate-region svg:x="0.941cm" svg:y="0.379cm" svg:width="12.94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clination.C101:inclination.C365" chart:class="chart:scatter">
            <chart:domain table:cell-range-address="inclination.B101:inclination.B365"/>
            <chart:data-point chart:repeated="2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nclination.B101:inclination.B365</svg:desc>
                </draw:g>
              </table:table-cell>
              <table:table-cell office:value-type="float" office:value="77.0463850739">
                <text:p>77.0463850739</text:p>
                <draw:g>
                  <svg:desc>inclination.C101:inclination.C3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7.034622757">
                <text:p>77.034622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7.0186885141">
                <text:p>77.0186885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6.9800434789">
                <text:p>76.9800434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6.9098031901">
                <text:p>76.9098031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6.8215655845">
                <text:p>76.8215655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6.7312052077">
                <text:p>76.73120520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6.6929614331">
                <text:p>76.6929614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6.6418071373">
                <text:p>76.6418071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6.5602086866">
                <text:p>76.5602086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6.4930970176">
                <text:p>76.4930970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6.4475578803">
                <text:p>76.44755788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6.3956707089">
                <text:p>76.39567070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6.3432517817">
                <text:p>76.34325178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6.2937722359">
                <text:p>76.2937722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6.2365232359">
                <text:p>76.23652323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6.1830215563">
                <text:p>76.18302155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6.1370350599">
                <text:p>76.13703505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6.0810330423">
                <text:p>76.0810330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5.960023652">
                <text:p>75.960023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5.9319365121">
                <text:p>75.93193651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5.8140231373">
                <text:p>75.8140231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5.7824838063">
                <text:p>75.78248380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5.7531433345">
                <text:p>75.7531433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5.7272334261">
                <text:p>75.72723342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5.6999834296">
                <text:p>75.69998342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5.6258843552">
                <text:p>75.62588435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5.6928928833">
                <text:p>75.69289288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5.6374553099">
                <text:p>75.63745530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5.6369109894">
                <text:p>75.63691098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5.6180217641">
                <text:p>75.6180217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5.5667809049">
                <text:p>75.56678090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5.5197952993">
                <text:p>75.5197952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5.4705422606">
                <text:p>75.47054226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5.1695554206">
                <text:p>75.16955542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5.5216536135">
                <text:p>75.52165361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5.2766263768">
                <text:p>75.27662637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5.2499462641">
                <text:p>75.24994626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5.2424370986">
                <text:p>75.24243709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5.2303435352">
                <text:p>75.23034353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5.2062954824">
                <text:p>75.20629548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4.996127301">
                <text:p>74.9961273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5.2505319202">
                <text:p>75.25053192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5.0632217254">
                <text:p>75.06322172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5.0645853451">
                <text:p>75.06458534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5.0741211725">
                <text:p>75.07412117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5.0764317852">
                <text:p>75.07643178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5.0958315458">
                <text:p>75.09583154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5.0015118581">
                <text:p>75.00151185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5.0220989497">
                <text:p>75.02209894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5.15051805">
                <text:p>75.15051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4.9991147993">
                <text:p>74.99911479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4.9512702817">
                <text:p>74.95127028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4.8698440599">
                <text:p>74.86984405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4.762187338">
                <text:p>74.7621873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4.6535379437">
                <text:p>74.65353794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4.348642392">
                <text:p>74.3486423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4.5558474162">
                <text:p>74.5558474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4.3015993204">
                <text:p>74.30159932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4.2382225458">
                <text:p>74.2382225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4.1439496972">
                <text:p>74.14394969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4.0064647324">
                <text:p>74.00646473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3.8714339331">
                <text:p>73.87143393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3.6068261567">
                <text:p>73.60682615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3.8593497213">
                <text:p>73.85934972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3.7217706068">
                <text:p>73.72177060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3.5731764613">
                <text:p>73.57317646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3.4956746725">
                <text:p>73.49567467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3.4362226303">
                <text:p>73.43622263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3.3848502254">
                <text:p>73.38485022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3.1340588886">
                <text:p>73.13405888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.3915000176">
                <text:p>73.39150001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.3925346455">
                <text:p>73.3925346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.3416514514">
                <text:p>73.34165145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3.3217042676">
                <text:p>73.32170426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3.3273834049">
                <text:p>73.32738340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3.3213977641">
                <text:p>73.32139776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3.1459616809">
                <text:p>73.14596168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3.2794758452">
                <text:p>73.27947584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3.4382624006">
                <text:p>73.4382624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3.487910814">
                <text:p>73.4879108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3.4069625018">
                <text:p>73.40696250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3.4472344718">
                <text:p>73.44723447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3.5278079261">
                <text:p>73.52780792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3.619286912">
                <text:p>73.6192869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3.5750300185">
                <text:p>73.57503001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3.8195348228">
                <text:p>73.81953482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4.0401090346">
                <text:p>74.04010903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4.21431285">
                <text:p>74.214312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4.2604028537">
                <text:p>74.26040285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4.345421331">
                <text:p>74.3454213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4.4382346021">
                <text:p>74.43823460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4.5390895563">
                <text:p>74.53908955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4.6362750915">
                <text:p>74.63627509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4.6098599021">
                <text:p>74.60985990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4.8771825868">
                <text:p>74.87718258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4.9039167041">
                <text:p>74.90391670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4.949137007">
                <text:p>74.9491370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5.0486507817">
                <text:p>75.04865078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5.1474887606">
                <text:p>75.14748876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5.2236939155">
                <text:p>75.22369391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5.279746743">
                <text:p>75.2797467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5.1909850186">
                <text:p>75.19098501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5.2793608029">
                <text:p>75.27936080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5.4210860642">
                <text:p>75.42108606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5.2839207465">
                <text:p>75.28392074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5.247443007">
                <text:p>75.2474430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5.213381588">
                <text:p>75.2133815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5.194010662">
                <text:p>75.1940106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5.1827098592">
                <text:p>75.18270985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4.9785761857">
                <text:p>74.97857618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5.1728937249">
                <text:p>75.17289372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5.3312860353">
                <text:p>75.33128603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5.4601449164">
                <text:p>75.46014491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5.5518654075">
                <text:p>75.55186540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5.5700383592">
                <text:p>75.57003835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5.4994225235">
                <text:p>75.49942252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5.4967381788">
                <text:p>75.49673817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5.4620378952">
                <text:p>75.46203789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5.5104235604">
                <text:p>75.51042356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5.4563107153">
                <text:p>75.45631071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5.6036952396">
                <text:p>75.60369523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5.0492445749">
                <text:p>75.04924457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4.6764436818">
                <text:p>74.67644368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4.6380018419">
                <text:p>74.63800184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4.4087833549">
                <text:p>74.40878335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4.2132804773">
                <text:p>74.21328047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3.8619629615">
                <text:p>73.86196296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3.4435761707">
                <text:p>73.44357617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3.0542123322">
                <text:p>73.05421233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2.6927164263">
                <text:p>72.69271642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2.525458776">
                <text:p>72.5254587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2.3829666638">
                <text:p>72.38296666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2.0644455439">
                <text:p>72.06444554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1.8176078028">
                <text:p>71.81760780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1.6129996197">
                <text:p>71.61299961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1.2315116795">
                <text:p>71.23151167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1.0586544862">
                <text:p>71.05865448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0.9236536299">
                <text:p>70.92365362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0.7013751382">
                <text:p>70.70137513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0.443950669">
                <text:p>70.4439506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0.2698738944">
                <text:p>70.26987389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9.9760272429">
                <text:p>69.97602724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9.8690867238">
                <text:p>69.86908672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69.8293310419">
                <text:p>69.82933104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9.6652944679">
                <text:p>69.66529446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9.48998">
                <text:p>69.489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9.3979730211">
                <text:p>69.39797302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9.2866514718">
                <text:p>69.28665147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9.0650393261">
                <text:p>69.06503932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8.9924736781">
                <text:p>68.99247367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9.0099863045">
                <text:p>69.00998630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8.8979851993">
                <text:p>68.89798519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8.7017380387">
                <text:p>68.70173803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8.5966240211">
                <text:p>68.59662402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8.5076767535">
                <text:p>68.50767675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8.3101370557">
                <text:p>68.31013705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8.3612104059">
                <text:p>68.36121040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8.3833068091">
                <text:p>68.38330680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8.4723051406">
                <text:p>68.47230514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8.4047536125">
                <text:p>68.4047536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8.4234976873">
                <text:p>68.42349768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8.3518266585">
                <text:p>68.35182665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8.2057480987">
                <text:p>68.20574809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8.21469946">
                <text:p>68.214699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8.1714777219">
                <text:p>68.17147772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8.1017092541">
                <text:p>68.10170925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8.0047657394">
                <text:p>68.00476573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7.75704775">
                <text:p>67.757047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7.6638099789">
                <text:p>67.66380997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7.584600743">
                <text:p>67.5846007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7.4180127883">
                <text:p>67.41801278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7.3557949511">
                <text:p>67.35579495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7.2182895729">
                <text:p>67.21828957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7.1407014774">
                <text:p>67.1407014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7.092810108">
                <text:p>67.0928101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7.0836486517">
                <text:p>67.08364865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6.9548918967">
                <text:p>66.95489189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6.8487181584">
                <text:p>66.84871815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6.8313182571">
                <text:p>66.83131825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66.7498596498">
                <text:p>66.74985964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66.6140471242">
                <text:p>66.61404712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66.3532087211">
                <text:p>66.35320872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65.8646234365">
                <text:p>65.86462343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65.6079426556">
                <text:p>65.60794265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65.3423720656">
                <text:p>65.34237206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65.2243880235">
                <text:p>65.22438802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64.7231549789">
                <text:p>64.72315497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64.4096092033">
                <text:p>64.40960920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64.2641040404">
                <text:p>64.26410404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64.0606072719">
                <text:p>64.06060727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63.9473154586">
                <text:p>63.94731545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63.6278676014">
                <text:p>63.62786760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63.3896098732">
                <text:p>63.38960987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63.2020173854">
                <text:p>63.20201738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62.9740581712">
                <text:p>62.97405817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62.9464421364">
                <text:p>62.94644213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62.9409421246">
                <text:p>62.94094212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62.8354678649">
                <text:p>62.83546786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2.7161634648">
                <text:p>62.71616346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62.6246657817">
                <text:p>62.62466578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62.5475373063">
                <text:p>62.54753730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62.453337398">
                <text:p>62.4533373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62.4042994239">
                <text:p>62.40429942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62.3958303954">
                <text:p>62.39583039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62.2490805207">
                <text:p>62.24908052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62.123745088">
                <text:p>62.1237450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62.0345131162">
                <text:p>62.03451311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61.919570911">
                <text:p>61.9195709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61.7486638098">
                <text:p>61.74866380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61.764860918">
                <text:p>61.7648609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61.7432252783">
                <text:p>61.74322527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61.6934216632">
                <text:p>61.69342166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61.6842951126">
                <text:p>61.68429511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61.7023563874">
                <text:p>61.70235638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61.4073731781">
                <text:p>61.40737317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61.5056778157">
                <text:p>61.50567781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61.5017316839">
                <text:p>61.50173168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61.530130151">
                <text:p>61.5301301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61.5710168937">
                <text:p>61.57101689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61.5856220764">
                <text:p>61.58562207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61.6004508225">
                <text:p>61.60045082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61.6646775691">
                <text:p>61.66467756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61.426079354">
                <text:p>61.4260793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61.3484185596">
                <text:p>61.34841855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61.2945889755">
                <text:p>61.29458897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61.3362426039">
                <text:p>61.33624260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61.3330223446">
                <text:p>61.33302234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61.3490095652">
                <text:p>61.34900956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61.3745442196">
                <text:p>61.37454421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61.4210502973">
                <text:p>61.42105029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61.31620921">
                <text:p>61.316209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61.3438436536">
                <text:p>61.34384365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61.424389125">
                <text:p>61.4243891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61.4287869829">
                <text:p>61.42878698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61.3779064829">
                <text:p>61.37790648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61.2984003366">
                <text:p>61.29840033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61.1477107276">
                <text:p>61.14771072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60.8299290941">
                <text:p>60.82992909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60.7317412273">
                <text:p>60.73174122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60.4240437582">
                <text:p>60.42404375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60.2251665331">
                <text:p>60.22516653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60.0665466167">
                <text:p>60.06654661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9.900783101">
                <text:p>59.9007831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9.746571691">
                <text:p>59.7465716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9.357208968">
                <text:p>59.3572089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9.297340639">
                <text:p>59.2973406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9.182473802">
                <text:p>59.1824738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9.0720540683">
                <text:p>59.07205406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8.9846142203">
                <text:p>58.98461422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8.873390549">
                <text:p>58.8733905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8.7030163653">
                <text:p>58.70301636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8.7679882656">
                <text:p>58.76798826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8.7414067111">
                <text:p>58.74140671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8.6674641163">
                <text:p>58.66746411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8.6500653098">
                <text:p>58.65006530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8.6132507831">
                <text:p>58.61325078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8.5936333704">
                <text:p>58.59363337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8.5735834433">
                <text:p>58.57358344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8.4756760533">
                <text:p>58.47567605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8.6623261023">
                <text:p>58.66232610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8.6115140448">
                <text:p>58.61151404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8.5878324164">
                <text:p>58.58783241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8.5540626768">
                <text:p>58.55406267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8.52807509">
                <text:p>58.528075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5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79cm" svg:height="9cm" xlink:href=".." xlink:type="simple" chart:class="chart:scatter" chart:style-name="ch1">
        <chart:title svg:x="10.198cm" svg:y="0.315cm" chart:style-name="ch2">
          <text:p>全区間のプロット</text:p>
        </chart:title>
        <chart:legend chart:legend-position="end" svg:x="22.273cm" svg:y="4.201cm" style:legend-expansion="high" chart:style-name="ch3"/>
        <chart:plot-area chart:style-name="ch4" table:cell-range-address="inclination.B1:inclination.C599" svg:x="0.475cm" svg:y="1.248cm" svg:width="21.323cm" svg:height="7.572cm">
          <chartooo:coordinate-region svg:x="0.807cm" svg:y="1.448cm" svg:width="20.711cm" svg:height="6.7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clination.C1:inclination.C599" chart:class="chart:scatter">
            <chart:domain table:cell-range-address="inclination.B1:inclination.B599"/>
            <chart:data-point chart:repeated="5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9">
                <text:p>-99</text:p>
                <draw:g>
                  <svg:desc>inclination.B1:inclination.B599</svg:desc>
                </draw:g>
              </table:table-cell>
              <table:table-cell office:value-type="float" office:value="71.5564661329">
                <text:p>71.5564661329</text:p>
                <draw:g>
                  <svg:desc>inclination.C1:inclination.C5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8">
                <text:p>-98</text:p>
              </table:table-cell>
              <table:table-cell office:value-type="float" office:value="71.6175467727">
                <text:p>71.6175467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7">
                <text:p>-97</text:p>
              </table:table-cell>
              <table:table-cell office:value-type="float" office:value="71.7408116862">
                <text:p>71.7408116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6">
                <text:p>-96</text:p>
              </table:table-cell>
              <table:table-cell office:value-type="float" office:value="71.7587788797">
                <text:p>71.7587788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5">
                <text:p>-95</text:p>
              </table:table-cell>
              <table:table-cell office:value-type="float" office:value="71.9010776014">
                <text:p>71.9010776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4">
                <text:p>-94</text:p>
              </table:table-cell>
              <table:table-cell office:value-type="float" office:value="71.9953411294">
                <text:p>71.9953411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3">
                <text:p>-93</text:p>
              </table:table-cell>
              <table:table-cell office:value-type="float" office:value="72.0941825315">
                <text:p>72.0941825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2">
                <text:p>-92</text:p>
              </table:table-cell>
              <table:table-cell office:value-type="float" office:value="72.1791120804">
                <text:p>72.1791120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1">
                <text:p>-91</text:p>
              </table:table-cell>
              <table:table-cell office:value-type="float" office:value="72.276684901">
                <text:p>72.276684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0">
                <text:p>-90</text:p>
              </table:table-cell>
              <table:table-cell office:value-type="float" office:value="72.4441123294">
                <text:p>72.44411232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9">
                <text:p>-89</text:p>
              </table:table-cell>
              <table:table-cell office:value-type="float" office:value="72.4299099484">
                <text:p>72.4299099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">
                <text:p>-88</text:p>
              </table:table-cell>
              <table:table-cell office:value-type="float" office:value="72.6567584091">
                <text:p>72.6567584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7">
                <text:p>-87</text:p>
              </table:table-cell>
              <table:table-cell office:value-type="float" office:value="72.7647979091">
                <text:p>72.7647979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6">
                <text:p>-86</text:p>
              </table:table-cell>
              <table:table-cell office:value-type="float" office:value="72.8804922133">
                <text:p>72.88049221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5">
                <text:p>-85</text:p>
              </table:table-cell>
              <table:table-cell office:value-type="float" office:value="73.007723521">
                <text:p>73.007723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4">
                <text:p>-84</text:p>
              </table:table-cell>
              <table:table-cell office:value-type="float" office:value="73.2636328917">
                <text:p>73.2636328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3">
                <text:p>-83</text:p>
              </table:table-cell>
              <table:table-cell office:value-type="float" office:value="73.3520154871">
                <text:p>73.35201548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2">
                <text:p>-82</text:p>
              </table:table-cell>
              <table:table-cell office:value-type="float" office:value="73.4124639349">
                <text:p>73.41246393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1">
                <text:p>-81</text:p>
              </table:table-cell>
              <table:table-cell office:value-type="float" office:value="73.634276972">
                <text:p>73.634276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0">
                <text:p>-80</text:p>
              </table:table-cell>
              <table:table-cell office:value-type="float" office:value="73.7341274615">
                <text:p>73.7341274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9">
                <text:p>-79</text:p>
              </table:table-cell>
              <table:table-cell office:value-type="float" office:value="73.8271509615">
                <text:p>73.82715096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8">
                <text:p>-78</text:p>
              </table:table-cell>
              <table:table-cell office:value-type="float" office:value="73.9158791888">
                <text:p>73.9158791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7">
                <text:p>-77</text:p>
              </table:table-cell>
              <table:table-cell office:value-type="float" office:value="74.0147460868">
                <text:p>74.01474608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6">
                <text:p>-76</text:p>
              </table:table-cell>
              <table:table-cell office:value-type="float" office:value="74.1470660775">
                <text:p>74.14706607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5">
                <text:p>-75</text:p>
              </table:table-cell>
              <table:table-cell office:value-type="float" office:value="74.1590994185">
                <text:p>74.1590994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4">
                <text:p>-74</text:p>
              </table:table-cell>
              <table:table-cell office:value-type="float" office:value="74.3280661049">
                <text:p>74.32806610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3">
                <text:p>-73</text:p>
              </table:table-cell>
              <table:table-cell office:value-type="float" office:value="74.4059358601">
                <text:p>74.40593586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2">
                <text:p>-72</text:p>
              </table:table-cell>
              <table:table-cell office:value-type="float" office:value="74.4823546538">
                <text:p>74.48235465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1">
                <text:p>-71</text:p>
              </table:table-cell>
              <table:table-cell office:value-type="float" office:value="74.5739093916">
                <text:p>74.57390939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0">
                <text:p>-70</text:p>
              </table:table-cell>
              <table:table-cell office:value-type="float" office:value="74.6631643497">
                <text:p>74.66316434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9">
                <text:p>-69</text:p>
              </table:table-cell>
              <table:table-cell office:value-type="float" office:value="74.7939972622">
                <text:p>74.79399726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8">
                <text:p>-68</text:p>
              </table:table-cell>
              <table:table-cell office:value-type="float" office:value="74.7944247209">
                <text:p>74.79442472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7">
                <text:p>-67</text:p>
              </table:table-cell>
              <table:table-cell office:value-type="float" office:value="74.9774884685">
                <text:p>74.97748846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6">
                <text:p>-66</text:p>
              </table:table-cell>
              <table:table-cell office:value-type="float" office:value="75.1125385455">
                <text:p>75.1125385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5">
                <text:p>-65</text:p>
              </table:table-cell>
              <table:table-cell office:value-type="float" office:value="75.2599379021">
                <text:p>75.25993790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4">
                <text:p>-64</text:p>
              </table:table-cell>
              <table:table-cell office:value-type="float" office:value="75.4170866993">
                <text:p>75.41708669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">
                <text:p>-63</text:p>
              </table:table-cell>
              <table:table-cell office:value-type="float" office:value="75.5763455105">
                <text:p>75.5763455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2">
                <text:p>-62</text:p>
              </table:table-cell>
              <table:table-cell office:value-type="float" office:value="75.7920192512">
                <text:p>75.79201925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1">
                <text:p>-61</text:p>
              </table:table-cell>
              <table:table-cell office:value-type="float" office:value="75.8752177344">
                <text:p>75.87521773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0">
                <text:p>-60</text:p>
              </table:table-cell>
              <table:table-cell office:value-type="float" office:value="76.0394450559">
                <text:p>76.03944505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9">
                <text:p>-59</text:p>
              </table:table-cell>
              <table:table-cell office:value-type="float" office:value="76.0826565594">
                <text:p>76.08265655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8">
                <text:p>-58</text:p>
              </table:table-cell>
              <table:table-cell office:value-type="float" office:value="76.0857007657">
                <text:p>76.08570076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7">
                <text:p>-57</text:p>
              </table:table-cell>
              <table:table-cell office:value-type="float" office:value="76.0655425629">
                <text:p>76.06554256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6">
                <text:p>-56</text:p>
              </table:table-cell>
              <table:table-cell office:value-type="float" office:value="76.0209840979">
                <text:p>76.02098409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5">
                <text:p>-55</text:p>
              </table:table-cell>
              <table:table-cell office:value-type="float" office:value="76.0459998031">
                <text:p>76.0459998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4">
                <text:p>-54</text:p>
              </table:table-cell>
              <table:table-cell office:value-type="float" office:value="75.9296859698">
                <text:p>75.92968596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3">
                <text:p>-53</text:p>
              </table:table-cell>
              <table:table-cell office:value-type="float" office:value="75.6546458397">
                <text:p>75.65464583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2">
                <text:p>-52</text:p>
              </table:table-cell>
              <table:table-cell office:value-type="float" office:value="75.7503966643">
                <text:p>75.75039666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1">
                <text:p>-51</text:p>
              </table:table-cell>
              <table:table-cell office:value-type="float" office:value="75.692284514">
                <text:p>75.6922845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0">
                <text:p>-50</text:p>
              </table:table-cell>
              <table:table-cell office:value-type="float" office:value="75.6250331678">
                <text:p>75.62503316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9">
                <text:p>-49</text:p>
              </table:table-cell>
              <table:table-cell office:value-type="float" office:value="75.5825203252">
                <text:p>75.58252032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8">
                <text:p>-48</text:p>
              </table:table-cell>
              <table:table-cell office:value-type="float" office:value="75.5519258916">
                <text:p>75.55192589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7">
                <text:p>-47</text:p>
              </table:table-cell>
              <table:table-cell office:value-type="float" office:value="75.7360408947">
                <text:p>75.73604089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6">
                <text:p>-46</text:p>
              </table:table-cell>
              <table:table-cell office:value-type="float" office:value="75.2373701015">
                <text:p>75.23737010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5">
                <text:p>-45</text:p>
              </table:table-cell>
              <table:table-cell office:value-type="float" office:value="75.4528969441">
                <text:p>75.4528969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4">
                <text:p>-44</text:p>
              </table:table-cell>
              <table:table-cell office:value-type="float" office:value="75.4250807273">
                <text:p>75.42508072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3">
                <text:p>-43</text:p>
              </table:table-cell>
              <table:table-cell office:value-type="float" office:value="75.3857042133">
                <text:p>75.38570421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2">
                <text:p>-42</text:p>
              </table:table-cell>
              <table:table-cell office:value-type="float" office:value="75.3501887063">
                <text:p>75.3501887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1">
                <text:p>-41</text:p>
              </table:table-cell>
              <table:table-cell office:value-type="float" office:value="75.3140662448">
                <text:p>75.31406624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0">
                <text:p>-40</text:p>
              </table:table-cell>
              <table:table-cell office:value-type="float" office:value="75.2974642168">
                <text:p>75.2974642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9">
                <text:p>-39</text:p>
              </table:table-cell>
              <table:table-cell office:value-type="float" office:value="75.4666026193">
                <text:p>75.46660261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8">
                <text:p>-38</text:p>
              </table:table-cell>
              <table:table-cell office:value-type="float" office:value="75.1722543146">
                <text:p>75.17225431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7">
                <text:p>-37</text:p>
              </table:table-cell>
              <table:table-cell office:value-type="float" office:value="75.3627330559">
                <text:p>75.36273305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6">
                <text:p>-36</text:p>
              </table:table-cell>
              <table:table-cell office:value-type="float" office:value="75.3979077168">
                <text:p>75.39790771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5">
                <text:p>-35</text:p>
              </table:table-cell>
              <table:table-cell office:value-type="float" office:value="75.4506923182">
                <text:p>75.45069231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4">
                <text:p>-34</text:p>
              </table:table-cell>
              <table:table-cell office:value-type="float" office:value="75.5289246713">
                <text:p>75.52892467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3">
                <text:p>-33</text:p>
              </table:table-cell>
              <table:table-cell office:value-type="float" office:value="75.6408363636">
                <text:p>75.64083636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2">
                <text:p>-32</text:p>
              </table:table-cell>
              <table:table-cell office:value-type="float" office:value="75.9336574746">
                <text:p>75.93365747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1">
                <text:p>-31</text:p>
              </table:table-cell>
              <table:table-cell office:value-type="float" office:value="75.8110967477">
                <text:p>75.81109674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0">
                <text:p>-30</text:p>
              </table:table-cell>
              <table:table-cell office:value-type="float" office:value="76.0873319615">
                <text:p>76.08733196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9">
                <text:p>-29</text:p>
              </table:table-cell>
              <table:table-cell office:value-type="float" office:value="76.1765815594">
                <text:p>76.17658155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8">
                <text:p>-28</text:p>
              </table:table-cell>
              <table:table-cell office:value-type="float" office:value="76.2541007622">
                <text:p>76.25410076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7">
                <text:p>-27</text:p>
              </table:table-cell>
              <table:table-cell office:value-type="float" office:value="76.3385956049">
                <text:p>76.33859560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6">
                <text:p>-26</text:p>
              </table:table-cell>
              <table:table-cell office:value-type="float" office:value="76.4401145979">
                <text:p>76.44011459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5">
                <text:p>-25</text:p>
              </table:table-cell>
              <table:table-cell office:value-type="float" office:value="76.655407836">
                <text:p>76.6554078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4">
                <text:p>-24</text:p>
              </table:table-cell>
              <table:table-cell office:value-type="float" office:value="76.6299178886">
                <text:p>76.62991788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3">
                <text:p>-23</text:p>
              </table:table-cell>
              <table:table-cell office:value-type="float" office:value="76.828082479">
                <text:p>76.8280824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2">
                <text:p>-22</text:p>
              </table:table-cell>
              <table:table-cell office:value-type="float" office:value="76.9258768916">
                <text:p>76.9258768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1">
                <text:p>-21</text:p>
              </table:table-cell>
              <table:table-cell office:value-type="float" office:value="77.0290867273">
                <text:p>77.02908672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0">
                <text:p>-20</text:p>
              </table:table-cell>
              <table:table-cell office:value-type="float" office:value="77.1297027168">
                <text:p>77.12970271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9">
                <text:p>-19</text:p>
              </table:table-cell>
              <table:table-cell office:value-type="float" office:value="77.2240027063">
                <text:p>77.22400270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8">
                <text:p>-18</text:p>
              </table:table-cell>
              <table:table-cell office:value-type="float" office:value="77.334591514">
                <text:p>77.3345915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7">
                <text:p>-17</text:p>
              </table:table-cell>
              <table:table-cell office:value-type="float" office:value="77.5059747995">
                <text:p>77.50597479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6">
                <text:p>-16</text:p>
              </table:table-cell>
              <table:table-cell office:value-type="float" office:value="77.6702098147">
                <text:p>77.67020981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5">
                <text:p>-15</text:p>
              </table:table-cell>
              <table:table-cell office:value-type="float" office:value="77.7177980035">
                <text:p>77.71779800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4">
                <text:p>-14</text:p>
              </table:table-cell>
              <table:table-cell office:value-type="float" office:value="77.6899704091">
                <text:p>77.68997040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3">
                <text:p>-13</text:p>
              </table:table-cell>
              <table:table-cell office:value-type="float" office:value="77.6144753881">
                <text:p>77.61447538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2">
                <text:p>-12</text:p>
              </table:table-cell>
              <table:table-cell office:value-type="float" office:value="77.5279278951">
                <text:p>77.52792789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">
                <text:p>-11</text:p>
              </table:table-cell>
              <table:table-cell office:value-type="float" office:value="77.4568240524">
                <text:p>77.45682405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0">
                <text:p>-10</text:p>
              </table:table-cell>
              <table:table-cell office:value-type="float" office:value="77.4091927622">
                <text:p>77.40919276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">
                <text:p>-9</text:p>
              </table:table-cell>
              <table:table-cell office:value-type="float" office:value="77.3584139091">
                <text:p>77.35841390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">
                <text:p>-8</text:p>
              </table:table-cell>
              <table:table-cell office:value-type="float" office:value="77.2996780385">
                <text:p>77.29967803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">
                <text:p>-7</text:p>
              </table:table-cell>
              <table:table-cell office:value-type="float" office:value="77.2565865">
                <text:p>77.25658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">
                <text:p>-6</text:p>
              </table:table-cell>
              <table:table-cell office:value-type="float" office:value="77.2083906119">
                <text:p>77.20839061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">
                <text:p>-5</text:p>
              </table:table-cell>
              <table:table-cell office:value-type="float" office:value="77.1532705385">
                <text:p>77.15327053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">
                <text:p>-4</text:p>
              </table:table-cell>
              <table:table-cell office:value-type="float" office:value="77.1122743287">
                <text:p>77.11227432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">
                <text:p>-3</text:p>
              </table:table-cell>
              <table:table-cell office:value-type="float" office:value="77.0939659615">
                <text:p>77.09396596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">
                <text:p>-2</text:p>
              </table:table-cell>
              <table:table-cell office:value-type="float" office:value="77.093438296">
                <text:p>77.093438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">
                <text:p>-1</text:p>
              </table:table-cell>
              <table:table-cell office:value-type="float" office:value="77.0880227238">
                <text:p>77.08802272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77.0624982007">
                <text:p>77.06249820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77.0463850739">
                <text:p>77.04638507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77.034622757">
                <text:p>77.0346227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  <table:table-cell office:value-type="float" office:value="77.0186885141">
                <text:p>77.01868851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76.9800434789">
                <text:p>76.98004347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">
                <text:p>5</text:p>
              </table:table-cell>
              <table:table-cell office:value-type="float" office:value="76.9098031901">
                <text:p>76.90980319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">
                <text:p>6</text:p>
              </table:table-cell>
              <table:table-cell office:value-type="float" office:value="76.8215655845">
                <text:p>76.82156558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">
                <text:p>7</text:p>
              </table:table-cell>
              <table:table-cell office:value-type="float" office:value="76.7312052077">
                <text:p>76.73120520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">
                <text:p>8</text:p>
              </table:table-cell>
              <table:table-cell office:value-type="float" office:value="76.6929614331">
                <text:p>76.69296143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76.6418071373">
                <text:p>76.64180713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76.5602086866">
                <text:p>76.56020868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76.4930970176">
                <text:p>76.49309701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76.4475578803">
                <text:p>76.44755788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76.3956707089">
                <text:p>76.39567070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">
                <text:p>14</text:p>
              </table:table-cell>
              <table:table-cell office:value-type="float" office:value="76.3432517817">
                <text:p>76.34325178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">
                <text:p>15</text:p>
              </table:table-cell>
              <table:table-cell office:value-type="float" office:value="76.2937722359">
                <text:p>76.29377223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">
                <text:p>16</text:p>
              </table:table-cell>
              <table:table-cell office:value-type="float" office:value="76.2365232359">
                <text:p>76.23652323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">
                <text:p>17</text:p>
              </table:table-cell>
              <table:table-cell office:value-type="float" office:value="76.1830215563">
                <text:p>76.18302155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">
                <text:p>18</text:p>
              </table:table-cell>
              <table:table-cell office:value-type="float" office:value="76.1370350599">
                <text:p>76.13703505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">
                <text:p>19</text:p>
              </table:table-cell>
              <table:table-cell office:value-type="float" office:value="76.0810330423">
                <text:p>76.08103304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75.960023652">
                <text:p>75.9600236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">
                <text:p>21</text:p>
              </table:table-cell>
              <table:table-cell office:value-type="float" office:value="75.9319365121">
                <text:p>75.93193651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">
                <text:p>22</text:p>
              </table:table-cell>
              <table:table-cell office:value-type="float" office:value="75.8140231373">
                <text:p>75.81402313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">
                <text:p>23</text:p>
              </table:table-cell>
              <table:table-cell office:value-type="float" office:value="75.7824838063">
                <text:p>75.78248380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">
                <text:p>24</text:p>
              </table:table-cell>
              <table:table-cell office:value-type="float" office:value="75.7531433345">
                <text:p>75.75314333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75.7272334261">
                <text:p>75.72723342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">
                <text:p>26</text:p>
              </table:table-cell>
              <table:table-cell office:value-type="float" office:value="75.6999834296">
                <text:p>75.69998342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75.6258843552">
                <text:p>75.62588435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">
                <text:p>28</text:p>
              </table:table-cell>
              <table:table-cell office:value-type="float" office:value="75.6928928833">
                <text:p>75.69289288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">
                <text:p>29</text:p>
              </table:table-cell>
              <table:table-cell office:value-type="float" office:value="75.6374553099">
                <text:p>75.63745530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75.6369109894">
                <text:p>75.63691098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">
                <text:p>31</text:p>
              </table:table-cell>
              <table:table-cell office:value-type="float" office:value="75.6180217641">
                <text:p>75.61802176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">
                <text:p>32</text:p>
              </table:table-cell>
              <table:table-cell office:value-type="float" office:value="75.5667809049">
                <text:p>75.56678090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">
                <text:p>33</text:p>
              </table:table-cell>
              <table:table-cell office:value-type="float" office:value="75.5197952993">
                <text:p>75.51979529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">
                <text:p>34</text:p>
              </table:table-cell>
              <table:table-cell office:value-type="float" office:value="75.4705422606">
                <text:p>75.47054226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">
                <text:p>35</text:p>
              </table:table-cell>
              <table:table-cell office:value-type="float" office:value="75.1695554206">
                <text:p>75.16955542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">
                <text:p>36</text:p>
              </table:table-cell>
              <table:table-cell office:value-type="float" office:value="75.5216536135">
                <text:p>75.52165361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">
                <text:p>37</text:p>
              </table:table-cell>
              <table:table-cell office:value-type="float" office:value="75.2766263768">
                <text:p>75.27662637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">
                <text:p>38</text:p>
              </table:table-cell>
              <table:table-cell office:value-type="float" office:value="75.2499462641">
                <text:p>75.24994626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">
                <text:p>39</text:p>
              </table:table-cell>
              <table:table-cell office:value-type="float" office:value="75.2424370986">
                <text:p>75.24243709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">
                <text:p>40</text:p>
              </table:table-cell>
              <table:table-cell office:value-type="float" office:value="75.2303435352">
                <text:p>75.23034353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">
                <text:p>41</text:p>
              </table:table-cell>
              <table:table-cell office:value-type="float" office:value="75.2062954824">
                <text:p>75.20629548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">
                <text:p>42</text:p>
              </table:table-cell>
              <table:table-cell office:value-type="float" office:value="74.996127301">
                <text:p>74.9961273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">
                <text:p>43</text:p>
              </table:table-cell>
              <table:table-cell office:value-type="float" office:value="75.2505319202">
                <text:p>75.25053192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">
                <text:p>44</text:p>
              </table:table-cell>
              <table:table-cell office:value-type="float" office:value="75.0632217254">
                <text:p>75.06322172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">
                <text:p>45</text:p>
              </table:table-cell>
              <table:table-cell office:value-type="float" office:value="75.0645853451">
                <text:p>75.06458534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">
                <text:p>46</text:p>
              </table:table-cell>
              <table:table-cell office:value-type="float" office:value="75.0741211725">
                <text:p>75.07412117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">
                <text:p>47</text:p>
              </table:table-cell>
              <table:table-cell office:value-type="float" office:value="75.0764317852">
                <text:p>75.07643178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8">
                <text:p>48</text:p>
              </table:table-cell>
              <table:table-cell office:value-type="float" office:value="75.0958315458">
                <text:p>75.09583154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">
                <text:p>49</text:p>
              </table:table-cell>
              <table:table-cell office:value-type="float" office:value="75.0015118581">
                <text:p>75.00151185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">
                <text:p>50</text:p>
              </table:table-cell>
              <table:table-cell office:value-type="float" office:value="75.0220989497">
                <text:p>75.02209894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">
                <text:p>51</text:p>
              </table:table-cell>
              <table:table-cell office:value-type="float" office:value="75.15051805">
                <text:p>75.150518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">
                <text:p>52</text:p>
              </table:table-cell>
              <table:table-cell office:value-type="float" office:value="74.9991147993">
                <text:p>74.99911479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">
                <text:p>53</text:p>
              </table:table-cell>
              <table:table-cell office:value-type="float" office:value="74.9512702817">
                <text:p>74.95127028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">
                <text:p>54</text:p>
              </table:table-cell>
              <table:table-cell office:value-type="float" office:value="74.8698440599">
                <text:p>74.86984405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">
                <text:p>55</text:p>
              </table:table-cell>
              <table:table-cell office:value-type="float" office:value="74.762187338">
                <text:p>74.7621873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">
                <text:p>56</text:p>
              </table:table-cell>
              <table:table-cell office:value-type="float" office:value="74.6535379437">
                <text:p>74.65353794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7">
                <text:p>57</text:p>
              </table:table-cell>
              <table:table-cell office:value-type="float" office:value="74.348642392">
                <text:p>74.3486423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8">
                <text:p>58</text:p>
              </table:table-cell>
              <table:table-cell office:value-type="float" office:value="74.5558474162">
                <text:p>74.55584741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9">
                <text:p>59</text:p>
              </table:table-cell>
              <table:table-cell office:value-type="float" office:value="74.3015993204">
                <text:p>74.30159932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0">
                <text:p>60</text:p>
              </table:table-cell>
              <table:table-cell office:value-type="float" office:value="74.2382225458">
                <text:p>74.23822254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1">
                <text:p>61</text:p>
              </table:table-cell>
              <table:table-cell office:value-type="float" office:value="74.1439496972">
                <text:p>74.14394969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2">
                <text:p>62</text:p>
              </table:table-cell>
              <table:table-cell office:value-type="float" office:value="74.0064647324">
                <text:p>74.00646473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3">
                <text:p>63</text:p>
              </table:table-cell>
              <table:table-cell office:value-type="float" office:value="73.8714339331">
                <text:p>73.87143393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4">
                <text:p>64</text:p>
              </table:table-cell>
              <table:table-cell office:value-type="float" office:value="73.6068261567">
                <text:p>73.60682615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">
                <text:p>65</text:p>
              </table:table-cell>
              <table:table-cell office:value-type="float" office:value="73.8593497213">
                <text:p>73.85934972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">
                <text:p>66</text:p>
              </table:table-cell>
              <table:table-cell office:value-type="float" office:value="73.7217706068">
                <text:p>73.72177060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7">
                <text:p>67</text:p>
              </table:table-cell>
              <table:table-cell office:value-type="float" office:value="73.5731764613">
                <text:p>73.57317646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73.4956746725">
                <text:p>73.49567467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9">
                <text:p>69</text:p>
              </table:table-cell>
              <table:table-cell office:value-type="float" office:value="73.4362226303">
                <text:p>73.43622263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0">
                <text:p>70</text:p>
              </table:table-cell>
              <table:table-cell office:value-type="float" office:value="73.3848502254">
                <text:p>73.38485022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">
                <text:p>71</text:p>
              </table:table-cell>
              <table:table-cell office:value-type="float" office:value="73.1340588886">
                <text:p>73.13405888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">
                <text:p>72</text:p>
              </table:table-cell>
              <table:table-cell office:value-type="float" office:value="73.3915000176">
                <text:p>73.39150001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">
                <text:p>73</text:p>
              </table:table-cell>
              <table:table-cell office:value-type="float" office:value="73.3925346455">
                <text:p>73.39253464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">
                <text:p>74</text:p>
              </table:table-cell>
              <table:table-cell office:value-type="float" office:value="73.3416514514">
                <text:p>73.34165145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">
                <text:p>75</text:p>
              </table:table-cell>
              <table:table-cell office:value-type="float" office:value="73.3217042676">
                <text:p>73.32170426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">
                <text:p>76</text:p>
              </table:table-cell>
              <table:table-cell office:value-type="float" office:value="73.3273834049">
                <text:p>73.32738340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">
                <text:p>77</text:p>
              </table:table-cell>
              <table:table-cell office:value-type="float" office:value="73.3213977641">
                <text:p>73.3213977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">
                <text:p>78</text:p>
              </table:table-cell>
              <table:table-cell office:value-type="float" office:value="73.1459616809">
                <text:p>73.14596168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">
                <text:p>79</text:p>
              </table:table-cell>
              <table:table-cell office:value-type="float" office:value="73.2794758452">
                <text:p>73.27947584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73.4382624006">
                <text:p>73.43826240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">
                <text:p>81</text:p>
              </table:table-cell>
              <table:table-cell office:value-type="float" office:value="73.487910814">
                <text:p>73.4879108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2">
                <text:p>82</text:p>
              </table:table-cell>
              <table:table-cell office:value-type="float" office:value="73.4069625018">
                <text:p>73.40696250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3">
                <text:p>83</text:p>
              </table:table-cell>
              <table:table-cell office:value-type="float" office:value="73.4472344718">
                <text:p>73.44723447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4">
                <text:p>84</text:p>
              </table:table-cell>
              <table:table-cell office:value-type="float" office:value="73.5278079261">
                <text:p>73.52780792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5">
                <text:p>85</text:p>
              </table:table-cell>
              <table:table-cell office:value-type="float" office:value="73.619286912">
                <text:p>73.6192869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6">
                <text:p>86</text:p>
              </table:table-cell>
              <table:table-cell office:value-type="float" office:value="73.5750300185">
                <text:p>73.57503001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7">
                <text:p>87</text:p>
              </table:table-cell>
              <table:table-cell office:value-type="float" office:value="73.8195348228">
                <text:p>73.81953482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8">
                <text:p>88</text:p>
              </table:table-cell>
              <table:table-cell office:value-type="float" office:value="74.0401090346">
                <text:p>74.04010903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9">
                <text:p>89</text:p>
              </table:table-cell>
              <table:table-cell office:value-type="float" office:value="74.21431285">
                <text:p>74.214312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0">
                <text:p>90</text:p>
              </table:table-cell>
              <table:table-cell office:value-type="float" office:value="74.2604028537">
                <text:p>74.26040285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1">
                <text:p>91</text:p>
              </table:table-cell>
              <table:table-cell office:value-type="float" office:value="74.345421331">
                <text:p>74.3454213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2">
                <text:p>92</text:p>
              </table:table-cell>
              <table:table-cell office:value-type="float" office:value="74.4382346021">
                <text:p>74.43823460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3">
                <text:p>93</text:p>
              </table:table-cell>
              <table:table-cell office:value-type="float" office:value="74.5390895563">
                <text:p>74.53908955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4">
                <text:p>94</text:p>
              </table:table-cell>
              <table:table-cell office:value-type="float" office:value="74.6362750915">
                <text:p>74.63627509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5">
                <text:p>95</text:p>
              </table:table-cell>
              <table:table-cell office:value-type="float" office:value="74.6098599021">
                <text:p>74.60985990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">
                <text:p>96</text:p>
              </table:table-cell>
              <table:table-cell office:value-type="float" office:value="74.8771825868">
                <text:p>74.87718258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">
                <text:p>97</text:p>
              </table:table-cell>
              <table:table-cell office:value-type="float" office:value="74.9039167041">
                <text:p>74.90391670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">
                <text:p>98</text:p>
              </table:table-cell>
              <table:table-cell office:value-type="float" office:value="74.949137007">
                <text:p>74.9491370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">
                <text:p>99</text:p>
              </table:table-cell>
              <table:table-cell office:value-type="float" office:value="75.0486507817">
                <text:p>75.04865078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75.1474887606">
                <text:p>75.14748876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">
                <text:p>101</text:p>
              </table:table-cell>
              <table:table-cell office:value-type="float" office:value="75.2236939155">
                <text:p>75.22369391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2">
                <text:p>102</text:p>
              </table:table-cell>
              <table:table-cell office:value-type="float" office:value="75.279746743">
                <text:p>75.2797467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3">
                <text:p>103</text:p>
              </table:table-cell>
              <table:table-cell office:value-type="float" office:value="75.1909850186">
                <text:p>75.19098501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4">
                <text:p>104</text:p>
              </table:table-cell>
              <table:table-cell office:value-type="float" office:value="75.2793608029">
                <text:p>75.27936080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5">
                <text:p>105</text:p>
              </table:table-cell>
              <table:table-cell office:value-type="float" office:value="75.4210860642">
                <text:p>75.42108606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6">
                <text:p>106</text:p>
              </table:table-cell>
              <table:table-cell office:value-type="float" office:value="75.2839207465">
                <text:p>75.28392074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7">
                <text:p>107</text:p>
              </table:table-cell>
              <table:table-cell office:value-type="float" office:value="75.247443007">
                <text:p>75.2474430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8">
                <text:p>108</text:p>
              </table:table-cell>
              <table:table-cell office:value-type="float" office:value="75.213381588">
                <text:p>75.2133815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9">
                <text:p>109</text:p>
              </table:table-cell>
              <table:table-cell office:value-type="float" office:value="75.194010662">
                <text:p>75.1940106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0">
                <text:p>110</text:p>
              </table:table-cell>
              <table:table-cell office:value-type="float" office:value="75.1827098592">
                <text:p>75.18270985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1">
                <text:p>111</text:p>
              </table:table-cell>
              <table:table-cell office:value-type="float" office:value="74.9785761857">
                <text:p>74.97857618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2">
                <text:p>112</text:p>
              </table:table-cell>
              <table:table-cell office:value-type="float" office:value="75.1728937249">
                <text:p>75.17289372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3">
                <text:p>113</text:p>
              </table:table-cell>
              <table:table-cell office:value-type="float" office:value="75.3312860353">
                <text:p>75.33128603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4">
                <text:p>114</text:p>
              </table:table-cell>
              <table:table-cell office:value-type="float" office:value="75.4601449164">
                <text:p>75.46014491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5">
                <text:p>115</text:p>
              </table:table-cell>
              <table:table-cell office:value-type="float" office:value="75.5518654075">
                <text:p>75.55186540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6">
                <text:p>116</text:p>
              </table:table-cell>
              <table:table-cell office:value-type="float" office:value="75.5700383592">
                <text:p>75.57003835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7">
                <text:p>117</text:p>
              </table:table-cell>
              <table:table-cell office:value-type="float" office:value="75.4994225235">
                <text:p>75.49942252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8">
                <text:p>118</text:p>
              </table:table-cell>
              <table:table-cell office:value-type="float" office:value="75.4967381788">
                <text:p>75.49673817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9">
                <text:p>119</text:p>
              </table:table-cell>
              <table:table-cell office:value-type="float" office:value="75.4620378952">
                <text:p>75.46203789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0">
                <text:p>120</text:p>
              </table:table-cell>
              <table:table-cell office:value-type="float" office:value="75.5104235604">
                <text:p>75.51042356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">
                <text:p>121</text:p>
              </table:table-cell>
              <table:table-cell office:value-type="float" office:value="75.4563107153">
                <text:p>75.45631071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2">
                <text:p>122</text:p>
              </table:table-cell>
              <table:table-cell office:value-type="float" office:value="75.6036952396">
                <text:p>75.60369523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3">
                <text:p>123</text:p>
              </table:table-cell>
              <table:table-cell office:value-type="float" office:value="75.0492445749">
                <text:p>75.04924457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4">
                <text:p>124</text:p>
              </table:table-cell>
              <table:table-cell office:value-type="float" office:value="74.6764436818">
                <text:p>74.67644368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5">
                <text:p>125</text:p>
              </table:table-cell>
              <table:table-cell office:value-type="float" office:value="74.6380018419">
                <text:p>74.63800184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6">
                <text:p>126</text:p>
              </table:table-cell>
              <table:table-cell office:value-type="float" office:value="74.4087833549">
                <text:p>74.40878335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7">
                <text:p>127</text:p>
              </table:table-cell>
              <table:table-cell office:value-type="float" office:value="74.2132804773">
                <text:p>74.21328047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8">
                <text:p>128</text:p>
              </table:table-cell>
              <table:table-cell office:value-type="float" office:value="73.8619629615">
                <text:p>73.86196296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9">
                <text:p>129</text:p>
              </table:table-cell>
              <table:table-cell office:value-type="float" office:value="73.4435761707">
                <text:p>73.44357617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0">
                <text:p>130</text:p>
              </table:table-cell>
              <table:table-cell office:value-type="float" office:value="73.0542123322">
                <text:p>73.05421233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1">
                <text:p>131</text:p>
              </table:table-cell>
              <table:table-cell office:value-type="float" office:value="72.6927164263">
                <text:p>72.69271642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2">
                <text:p>132</text:p>
              </table:table-cell>
              <table:table-cell office:value-type="float" office:value="72.525458776">
                <text:p>72.5254587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3">
                <text:p>133</text:p>
              </table:table-cell>
              <table:table-cell office:value-type="float" office:value="72.3829666638">
                <text:p>72.38296666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4">
                <text:p>134</text:p>
              </table:table-cell>
              <table:table-cell office:value-type="float" office:value="72.0644455439">
                <text:p>72.06444554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5">
                <text:p>135</text:p>
              </table:table-cell>
              <table:table-cell office:value-type="float" office:value="71.8176078028">
                <text:p>71.81760780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6">
                <text:p>136</text:p>
              </table:table-cell>
              <table:table-cell office:value-type="float" office:value="71.6129996197">
                <text:p>71.61299961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7">
                <text:p>137</text:p>
              </table:table-cell>
              <table:table-cell office:value-type="float" office:value="71.2315116795">
                <text:p>71.23151167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8">
                <text:p>138</text:p>
              </table:table-cell>
              <table:table-cell office:value-type="float" office:value="71.0586544862">
                <text:p>71.05865448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9">
                <text:p>139</text:p>
              </table:table-cell>
              <table:table-cell office:value-type="float" office:value="70.9236536299">
                <text:p>70.92365362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0">
                <text:p>140</text:p>
              </table:table-cell>
              <table:table-cell office:value-type="float" office:value="70.7013751382">
                <text:p>70.70137513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1">
                <text:p>141</text:p>
              </table:table-cell>
              <table:table-cell office:value-type="float" office:value="70.443950669">
                <text:p>70.4439506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2">
                <text:p>142</text:p>
              </table:table-cell>
              <table:table-cell office:value-type="float" office:value="70.2698738944">
                <text:p>70.26987389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3">
                <text:p>143</text:p>
              </table:table-cell>
              <table:table-cell office:value-type="float" office:value="69.9760272429">
                <text:p>69.97602724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4">
                <text:p>144</text:p>
              </table:table-cell>
              <table:table-cell office:value-type="float" office:value="69.8690867238">
                <text:p>69.86908672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5">
                <text:p>145</text:p>
              </table:table-cell>
              <table:table-cell office:value-type="float" office:value="69.8293310419">
                <text:p>69.82933104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6">
                <text:p>146</text:p>
              </table:table-cell>
              <table:table-cell office:value-type="float" office:value="69.6652944679">
                <text:p>69.66529446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">
                <text:p>147</text:p>
              </table:table-cell>
              <table:table-cell office:value-type="float" office:value="69.48998">
                <text:p>69.489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8">
                <text:p>148</text:p>
              </table:table-cell>
              <table:table-cell office:value-type="float" office:value="69.3979730211">
                <text:p>69.39797302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9">
                <text:p>149</text:p>
              </table:table-cell>
              <table:table-cell office:value-type="float" office:value="69.2866514718">
                <text:p>69.28665147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0">
                <text:p>150</text:p>
              </table:table-cell>
              <table:table-cell office:value-type="float" office:value="69.0650393261">
                <text:p>69.06503932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1">
                <text:p>151</text:p>
              </table:table-cell>
              <table:table-cell office:value-type="float" office:value="68.9924736781">
                <text:p>68.99247367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2">
                <text:p>152</text:p>
              </table:table-cell>
              <table:table-cell office:value-type="float" office:value="69.0099863045">
                <text:p>69.00998630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3">
                <text:p>153</text:p>
              </table:table-cell>
              <table:table-cell office:value-type="float" office:value="68.8979851993">
                <text:p>68.89798519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4">
                <text:p>154</text:p>
              </table:table-cell>
              <table:table-cell office:value-type="float" office:value="68.7017380387">
                <text:p>68.70173803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5">
                <text:p>155</text:p>
              </table:table-cell>
              <table:table-cell office:value-type="float" office:value="68.5966240211">
                <text:p>68.59662402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6">
                <text:p>156</text:p>
              </table:table-cell>
              <table:table-cell office:value-type="float" office:value="68.5076767535">
                <text:p>68.50767675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7">
                <text:p>157</text:p>
              </table:table-cell>
              <table:table-cell office:value-type="float" office:value="68.3101370557">
                <text:p>68.31013705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8">
                <text:p>158</text:p>
              </table:table-cell>
              <table:table-cell office:value-type="float" office:value="68.3612104059">
                <text:p>68.36121040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9">
                <text:p>159</text:p>
              </table:table-cell>
              <table:table-cell office:value-type="float" office:value="68.3833068091">
                <text:p>68.38330680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0">
                <text:p>160</text:p>
              </table:table-cell>
              <table:table-cell office:value-type="float" office:value="68.4723051406">
                <text:p>68.47230514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1">
                <text:p>161</text:p>
              </table:table-cell>
              <table:table-cell office:value-type="float" office:value="68.4047536125">
                <text:p>68.40475361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2">
                <text:p>162</text:p>
              </table:table-cell>
              <table:table-cell office:value-type="float" office:value="68.4234976873">
                <text:p>68.42349768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3">
                <text:p>163</text:p>
              </table:table-cell>
              <table:table-cell office:value-type="float" office:value="68.3518266585">
                <text:p>68.35182665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4">
                <text:p>164</text:p>
              </table:table-cell>
              <table:table-cell office:value-type="float" office:value="68.2057480987">
                <text:p>68.20574809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5">
                <text:p>165</text:p>
              </table:table-cell>
              <table:table-cell office:value-type="float" office:value="68.21469946">
                <text:p>68.214699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6">
                <text:p>166</text:p>
              </table:table-cell>
              <table:table-cell office:value-type="float" office:value="68.1714777219">
                <text:p>68.17147772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7">
                <text:p>167</text:p>
              </table:table-cell>
              <table:table-cell office:value-type="float" office:value="68.1017092541">
                <text:p>68.10170925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8">
                <text:p>168</text:p>
              </table:table-cell>
              <table:table-cell office:value-type="float" office:value="68.0047657394">
                <text:p>68.00476573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9">
                <text:p>169</text:p>
              </table:table-cell>
              <table:table-cell office:value-type="float" office:value="67.75704775">
                <text:p>67.757047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0">
                <text:p>170</text:p>
              </table:table-cell>
              <table:table-cell office:value-type="float" office:value="67.6638099789">
                <text:p>67.66380997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1">
                <text:p>171</text:p>
              </table:table-cell>
              <table:table-cell office:value-type="float" office:value="67.584600743">
                <text:p>67.5846007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2">
                <text:p>172</text:p>
              </table:table-cell>
              <table:table-cell office:value-type="float" office:value="67.4180127883">
                <text:p>67.41801278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3">
                <text:p>173</text:p>
              </table:table-cell>
              <table:table-cell office:value-type="float" office:value="67.3557949511">
                <text:p>67.35579495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4">
                <text:p>174</text:p>
              </table:table-cell>
              <table:table-cell office:value-type="float" office:value="67.2182895729">
                <text:p>67.21828957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5">
                <text:p>175</text:p>
              </table:table-cell>
              <table:table-cell office:value-type="float" office:value="67.1407014774">
                <text:p>67.14070147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6">
                <text:p>176</text:p>
              </table:table-cell>
              <table:table-cell office:value-type="float" office:value="67.092810108">
                <text:p>67.0928101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7">
                <text:p>177</text:p>
              </table:table-cell>
              <table:table-cell office:value-type="float" office:value="67.0836486517">
                <text:p>67.08364865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8">
                <text:p>178</text:p>
              </table:table-cell>
              <table:table-cell office:value-type="float" office:value="66.9548918967">
                <text:p>66.95489189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9">
                <text:p>179</text:p>
              </table:table-cell>
              <table:table-cell office:value-type="float" office:value="66.8487181584">
                <text:p>66.84871815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0">
                <text:p>180</text:p>
              </table:table-cell>
              <table:table-cell office:value-type="float" office:value="66.8313182571">
                <text:p>66.83131825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1">
                <text:p>181</text:p>
              </table:table-cell>
              <table:table-cell office:value-type="float" office:value="66.7498596498">
                <text:p>66.74985964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2">
                <text:p>182</text:p>
              </table:table-cell>
              <table:table-cell office:value-type="float" office:value="66.6140471242">
                <text:p>66.61404712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3">
                <text:p>183</text:p>
              </table:table-cell>
              <table:table-cell office:value-type="float" office:value="66.3532087211">
                <text:p>66.35320872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4">
                <text:p>184</text:p>
              </table:table-cell>
              <table:table-cell office:value-type="float" office:value="65.8646234365">
                <text:p>65.86462343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5">
                <text:p>185</text:p>
              </table:table-cell>
              <table:table-cell office:value-type="float" office:value="65.6079426556">
                <text:p>65.60794265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6">
                <text:p>186</text:p>
              </table:table-cell>
              <table:table-cell office:value-type="float" office:value="65.3423720656">
                <text:p>65.34237206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7">
                <text:p>187</text:p>
              </table:table-cell>
              <table:table-cell office:value-type="float" office:value="65.2243880235">
                <text:p>65.22438802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8">
                <text:p>188</text:p>
              </table:table-cell>
              <table:table-cell office:value-type="float" office:value="64.7231549789">
                <text:p>64.72315497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9">
                <text:p>189</text:p>
              </table:table-cell>
              <table:table-cell office:value-type="float" office:value="64.4096092033">
                <text:p>64.40960920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0">
                <text:p>190</text:p>
              </table:table-cell>
              <table:table-cell office:value-type="float" office:value="64.2641040404">
                <text:p>64.26410404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1">
                <text:p>191</text:p>
              </table:table-cell>
              <table:table-cell office:value-type="float" office:value="64.0606072719">
                <text:p>64.06060727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2">
                <text:p>192</text:p>
              </table:table-cell>
              <table:table-cell office:value-type="float" office:value="63.9473154586">
                <text:p>63.94731545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3">
                <text:p>193</text:p>
              </table:table-cell>
              <table:table-cell office:value-type="float" office:value="63.6278676014">
                <text:p>63.62786760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4">
                <text:p>194</text:p>
              </table:table-cell>
              <table:table-cell office:value-type="float" office:value="63.3896098732">
                <text:p>63.38960987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5">
                <text:p>195</text:p>
              </table:table-cell>
              <table:table-cell office:value-type="float" office:value="63.2020173854">
                <text:p>63.20201738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6">
                <text:p>196</text:p>
              </table:table-cell>
              <table:table-cell office:value-type="float" office:value="62.9740581712">
                <text:p>62.97405817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7">
                <text:p>197</text:p>
              </table:table-cell>
              <table:table-cell office:value-type="float" office:value="62.9464421364">
                <text:p>62.94644213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8">
                <text:p>198</text:p>
              </table:table-cell>
              <table:table-cell office:value-type="float" office:value="62.9409421246">
                <text:p>62.94094212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9">
                <text:p>199</text:p>
              </table:table-cell>
              <table:table-cell office:value-type="float" office:value="62.8354678649">
                <text:p>62.83546786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0">
                <text:p>200</text:p>
              </table:table-cell>
              <table:table-cell office:value-type="float" office:value="62.7161634648">
                <text:p>62.71616346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1">
                <text:p>201</text:p>
              </table:table-cell>
              <table:table-cell office:value-type="float" office:value="62.6246657817">
                <text:p>62.62466578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2">
                <text:p>202</text:p>
              </table:table-cell>
              <table:table-cell office:value-type="float" office:value="62.5475373063">
                <text:p>62.54753730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3">
                <text:p>203</text:p>
              </table:table-cell>
              <table:table-cell office:value-type="float" office:value="62.453337398">
                <text:p>62.4533373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4">
                <text:p>204</text:p>
              </table:table-cell>
              <table:table-cell office:value-type="float" office:value="62.4042994239">
                <text:p>62.40429942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5">
                <text:p>205</text:p>
              </table:table-cell>
              <table:table-cell office:value-type="float" office:value="62.3958303954">
                <text:p>62.39583039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6">
                <text:p>206</text:p>
              </table:table-cell>
              <table:table-cell office:value-type="float" office:value="62.2490805207">
                <text:p>62.24908052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7">
                <text:p>207</text:p>
              </table:table-cell>
              <table:table-cell office:value-type="float" office:value="62.123745088">
                <text:p>62.1237450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8">
                <text:p>208</text:p>
              </table:table-cell>
              <table:table-cell office:value-type="float" office:value="62.0345131162">
                <text:p>62.03451311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9">
                <text:p>209</text:p>
              </table:table-cell>
              <table:table-cell office:value-type="float" office:value="61.919570911">
                <text:p>61.9195709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0">
                <text:p>210</text:p>
              </table:table-cell>
              <table:table-cell office:value-type="float" office:value="61.7486638098">
                <text:p>61.74866380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1">
                <text:p>211</text:p>
              </table:table-cell>
              <table:table-cell office:value-type="float" office:value="61.764860918">
                <text:p>61.7648609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2">
                <text:p>212</text:p>
              </table:table-cell>
              <table:table-cell office:value-type="float" office:value="61.7432252783">
                <text:p>61.74322527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3">
                <text:p>213</text:p>
              </table:table-cell>
              <table:table-cell office:value-type="float" office:value="61.6934216632">
                <text:p>61.69342166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4">
                <text:p>214</text:p>
              </table:table-cell>
              <table:table-cell office:value-type="float" office:value="61.6842951126">
                <text:p>61.68429511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5">
                <text:p>215</text:p>
              </table:table-cell>
              <table:table-cell office:value-type="float" office:value="61.7023563874">
                <text:p>61.70235638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6">
                <text:p>216</text:p>
              </table:table-cell>
              <table:table-cell office:value-type="float" office:value="61.4073731781">
                <text:p>61.40737317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7">
                <text:p>217</text:p>
              </table:table-cell>
              <table:table-cell office:value-type="float" office:value="61.5056778157">
                <text:p>61.50567781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8">
                <text:p>218</text:p>
              </table:table-cell>
              <table:table-cell office:value-type="float" office:value="61.5017316839">
                <text:p>61.50173168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9">
                <text:p>219</text:p>
              </table:table-cell>
              <table:table-cell office:value-type="float" office:value="61.530130151">
                <text:p>61.5301301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0">
                <text:p>220</text:p>
              </table:table-cell>
              <table:table-cell office:value-type="float" office:value="61.5710168937">
                <text:p>61.57101689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1">
                <text:p>221</text:p>
              </table:table-cell>
              <table:table-cell office:value-type="float" office:value="61.5856220764">
                <text:p>61.58562207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2">
                <text:p>222</text:p>
              </table:table-cell>
              <table:table-cell office:value-type="float" office:value="61.6004508225">
                <text:p>61.60045082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3">
                <text:p>223</text:p>
              </table:table-cell>
              <table:table-cell office:value-type="float" office:value="61.6646775691">
                <text:p>61.66467756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4">
                <text:p>224</text:p>
              </table:table-cell>
              <table:table-cell office:value-type="float" office:value="61.426079354">
                <text:p>61.4260793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5">
                <text:p>225</text:p>
              </table:table-cell>
              <table:table-cell office:value-type="float" office:value="61.3484185596">
                <text:p>61.34841855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6">
                <text:p>226</text:p>
              </table:table-cell>
              <table:table-cell office:value-type="float" office:value="61.2945889755">
                <text:p>61.29458897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7">
                <text:p>227</text:p>
              </table:table-cell>
              <table:table-cell office:value-type="float" office:value="61.3362426039">
                <text:p>61.33624260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8">
                <text:p>228</text:p>
              </table:table-cell>
              <table:table-cell office:value-type="float" office:value="61.3330223446">
                <text:p>61.33302234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9">
                <text:p>229</text:p>
              </table:table-cell>
              <table:table-cell office:value-type="float" office:value="61.3490095652">
                <text:p>61.34900956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0">
                <text:p>230</text:p>
              </table:table-cell>
              <table:table-cell office:value-type="float" office:value="61.3745442196">
                <text:p>61.37454421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1">
                <text:p>231</text:p>
              </table:table-cell>
              <table:table-cell office:value-type="float" office:value="61.4210502973">
                <text:p>61.42105029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2">
                <text:p>232</text:p>
              </table:table-cell>
              <table:table-cell office:value-type="float" office:value="61.31620921">
                <text:p>61.316209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3">
                <text:p>233</text:p>
              </table:table-cell>
              <table:table-cell office:value-type="float" office:value="61.3438436536">
                <text:p>61.34384365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4">
                <text:p>234</text:p>
              </table:table-cell>
              <table:table-cell office:value-type="float" office:value="61.424389125">
                <text:p>61.4243891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5">
                <text:p>235</text:p>
              </table:table-cell>
              <table:table-cell office:value-type="float" office:value="61.4287869829">
                <text:p>61.42878698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6">
                <text:p>236</text:p>
              </table:table-cell>
              <table:table-cell office:value-type="float" office:value="61.3779064829">
                <text:p>61.37790648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7">
                <text:p>237</text:p>
              </table:table-cell>
              <table:table-cell office:value-type="float" office:value="61.2984003366">
                <text:p>61.29840033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8">
                <text:p>238</text:p>
              </table:table-cell>
              <table:table-cell office:value-type="float" office:value="61.1477107276">
                <text:p>61.14771072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9">
                <text:p>239</text:p>
              </table:table-cell>
              <table:table-cell office:value-type="float" office:value="60.8299290941">
                <text:p>60.82992909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0">
                <text:p>240</text:p>
              </table:table-cell>
              <table:table-cell office:value-type="float" office:value="60.7317412273">
                <text:p>60.73174122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1">
                <text:p>241</text:p>
              </table:table-cell>
              <table:table-cell office:value-type="float" office:value="60.4240437582">
                <text:p>60.42404375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2">
                <text:p>242</text:p>
              </table:table-cell>
              <table:table-cell office:value-type="float" office:value="60.2251665331">
                <text:p>60.22516653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3">
                <text:p>243</text:p>
              </table:table-cell>
              <table:table-cell office:value-type="float" office:value="60.0665466167">
                <text:p>60.06654661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4">
                <text:p>244</text:p>
              </table:table-cell>
              <table:table-cell office:value-type="float" office:value="59.900783101">
                <text:p>59.9007831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5">
                <text:p>245</text:p>
              </table:table-cell>
              <table:table-cell office:value-type="float" office:value="59.746571691">
                <text:p>59.7465716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6">
                <text:p>246</text:p>
              </table:table-cell>
              <table:table-cell office:value-type="float" office:value="59.357208968">
                <text:p>59.3572089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7">
                <text:p>247</text:p>
              </table:table-cell>
              <table:table-cell office:value-type="float" office:value="59.297340639">
                <text:p>59.2973406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8">
                <text:p>248</text:p>
              </table:table-cell>
              <table:table-cell office:value-type="float" office:value="59.182473802">
                <text:p>59.1824738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9">
                <text:p>249</text:p>
              </table:table-cell>
              <table:table-cell office:value-type="float" office:value="59.0720540683">
                <text:p>59.07205406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0">
                <text:p>250</text:p>
              </table:table-cell>
              <table:table-cell office:value-type="float" office:value="58.9846142203">
                <text:p>58.98461422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51">
                <text:p>251</text:p>
              </table:table-cell>
              <table:table-cell office:value-type="float" office:value="58.873390549">
                <text:p>58.8733905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2">
                <text:p>252</text:p>
              </table:table-cell>
              <table:table-cell office:value-type="float" office:value="58.7030163653">
                <text:p>58.70301636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3">
                <text:p>253</text:p>
              </table:table-cell>
              <table:table-cell office:value-type="float" office:value="58.7679882656">
                <text:p>58.76798826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4">
                <text:p>254</text:p>
              </table:table-cell>
              <table:table-cell office:value-type="float" office:value="58.7414067111">
                <text:p>58.74140671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5">
                <text:p>255</text:p>
              </table:table-cell>
              <table:table-cell office:value-type="float" office:value="58.6674641163">
                <text:p>58.66746411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6">
                <text:p>256</text:p>
              </table:table-cell>
              <table:table-cell office:value-type="float" office:value="58.6500653098">
                <text:p>58.65006530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7">
                <text:p>257</text:p>
              </table:table-cell>
              <table:table-cell office:value-type="float" office:value="58.6132507831">
                <text:p>58.613250783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8">
                <text:p>258</text:p>
              </table:table-cell>
              <table:table-cell office:value-type="float" office:value="58.5936333704">
                <text:p>58.59363337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9">
                <text:p>259</text:p>
              </table:table-cell>
              <table:table-cell office:value-type="float" office:value="58.5735834433">
                <text:p>58.57358344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60">
                <text:p>260</text:p>
              </table:table-cell>
              <table:table-cell office:value-type="float" office:value="58.4756760533">
                <text:p>58.47567605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1">
                <text:p>261</text:p>
              </table:table-cell>
              <table:table-cell office:value-type="float" office:value="58.6623261023">
                <text:p>58.66232610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62">
                <text:p>262</text:p>
              </table:table-cell>
              <table:table-cell office:value-type="float" office:value="58.6115140448">
                <text:p>58.61151404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63">
                <text:p>263</text:p>
              </table:table-cell>
              <table:table-cell office:value-type="float" office:value="58.5878324164">
                <text:p>58.58783241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4">
                <text:p>264</text:p>
              </table:table-cell>
              <table:table-cell office:value-type="float" office:value="58.5540626768">
                <text:p>58.55406267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5">
                <text:p>265</text:p>
              </table:table-cell>
              <table:table-cell office:value-type="float" office:value="58.52807509">
                <text:p>58.528075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6">
                <text:p>266</text:p>
              </table:table-cell>
              <table:table-cell office:value-type="float" office:value="58.5251373267">
                <text:p>58.52513732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7">
                <text:p>267</text:p>
              </table:table-cell>
              <table:table-cell office:value-type="float" office:value="58.5617663769">
                <text:p>58.56176637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8">
                <text:p>268</text:p>
              </table:table-cell>
              <table:table-cell office:value-type="float" office:value="58.4758243746">
                <text:p>58.47582437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9">
                <text:p>269</text:p>
              </table:table-cell>
              <table:table-cell office:value-type="float" office:value="58.4505725282">
                <text:p>58.45057252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70">
                <text:p>270</text:p>
              </table:table-cell>
              <table:table-cell office:value-type="float" office:value="58.3798855155">
                <text:p>58.37988551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1">
                <text:p>271</text:p>
              </table:table-cell>
              <table:table-cell office:value-type="float" office:value="58.2228895357">
                <text:p>58.22288953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72">
                <text:p>272</text:p>
              </table:table-cell>
              <table:table-cell office:value-type="float" office:value="58.1190375925">
                <text:p>58.11903759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73">
                <text:p>273</text:p>
              </table:table-cell>
              <table:table-cell office:value-type="float" office:value="58.0063025313">
                <text:p>58.00630253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74">
                <text:p>274</text:p>
              </table:table-cell>
              <table:table-cell office:value-type="float" office:value="57.8374640032">
                <text:p>57.83746400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75">
                <text:p>275</text:p>
              </table:table-cell>
              <table:table-cell office:value-type="float" office:value="57.6303255052">
                <text:p>57.63032550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6">
                <text:p>276</text:p>
              </table:table-cell>
              <table:table-cell office:value-type="float" office:value="57.3377527219">
                <text:p>57.33775272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77">
                <text:p>277</text:p>
              </table:table-cell>
              <table:table-cell office:value-type="float" office:value="57.1610467475">
                <text:p>57.16104674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8">
                <text:p>278</text:p>
              </table:table-cell>
              <table:table-cell office:value-type="float" office:value="56.965128071">
                <text:p>56.9651280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79">
                <text:p>279</text:p>
              </table:table-cell>
              <table:table-cell office:value-type="float" office:value="56.8077763387">
                <text:p>56.80777633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0">
                <text:p>280</text:p>
              </table:table-cell>
              <table:table-cell office:value-type="float" office:value="56.6867729559">
                <text:p>56.68677295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1">
                <text:p>281</text:p>
              </table:table-cell>
              <table:table-cell office:value-type="float" office:value="56.3987313415">
                <text:p>56.39873134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2">
                <text:p>282</text:p>
              </table:table-cell>
              <table:table-cell office:value-type="float" office:value="56.1419014852">
                <text:p>56.14190148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3">
                <text:p>283</text:p>
              </table:table-cell>
              <table:table-cell office:value-type="float" office:value="56.0407514712">
                <text:p>56.04075147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4">
                <text:p>284</text:p>
              </table:table-cell>
              <table:table-cell office:value-type="float" office:value="55.8956444411">
                <text:p>55.89564444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5">
                <text:p>285</text:p>
              </table:table-cell>
              <table:table-cell office:value-type="float" office:value="55.7425446311">
                <text:p>55.74254463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6">
                <text:p>286</text:p>
              </table:table-cell>
              <table:table-cell office:value-type="float" office:value="55.6494809157">
                <text:p>55.64948091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7">
                <text:p>287</text:p>
              </table:table-cell>
              <table:table-cell office:value-type="float" office:value="55.3153026783">
                <text:p>55.315302678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8">
                <text:p>288</text:p>
              </table:table-cell>
              <table:table-cell office:value-type="float" office:value="55.0210357305">
                <text:p>55.02103573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9">
                <text:p>289</text:p>
              </table:table-cell>
              <table:table-cell office:value-type="float" office:value="54.9059698973">
                <text:p>54.905969897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90">
                <text:p>290</text:p>
              </table:table-cell>
              <table:table-cell office:value-type="float" office:value="54.7286939597">
                <text:p>54.72869395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91">
                <text:p>291</text:p>
              </table:table-cell>
              <table:table-cell office:value-type="float" office:value="54.5700165808">
                <text:p>54.57001658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92">
                <text:p>292</text:p>
              </table:table-cell>
              <table:table-cell office:value-type="float" office:value="54.414735">
                <text:p>54.4147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3">
                <text:p>293</text:p>
              </table:table-cell>
              <table:table-cell office:value-type="float" office:value="54.1408828486">
                <text:p>54.14088284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94">
                <text:p>294</text:p>
              </table:table-cell>
              <table:table-cell office:value-type="float" office:value="53.8617447042">
                <text:p>53.86174470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5">
                <text:p>295</text:p>
              </table:table-cell>
              <table:table-cell office:value-type="float" office:value="53.7625821945">
                <text:p>53.76258219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6">
                <text:p>296</text:p>
              </table:table-cell>
              <table:table-cell office:value-type="float" office:value="53.5885016327">
                <text:p>53.58850163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7">
                <text:p>297</text:p>
              </table:table-cell>
              <table:table-cell office:value-type="float" office:value="53.446870486">
                <text:p>53.4468704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8">
                <text:p>298</text:p>
              </table:table-cell>
              <table:table-cell office:value-type="float" office:value="53.349497344">
                <text:p>53.3494973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9">
                <text:p>299</text:p>
              </table:table-cell>
              <table:table-cell office:value-type="float" office:value="53.0769446761">
                <text:p>53.076944676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0">
                <text:p>300</text:p>
              </table:table-cell>
              <table:table-cell office:value-type="float" office:value="52.8479770033">
                <text:p>52.84797700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01">
                <text:p>301</text:p>
              </table:table-cell>
              <table:table-cell office:value-type="float" office:value="52.7393548206">
                <text:p>52.73935482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2">
                <text:p>302</text:p>
              </table:table-cell>
              <table:table-cell office:value-type="float" office:value="52.6525285052">
                <text:p>52.65252850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03">
                <text:p>303</text:p>
              </table:table-cell>
              <table:table-cell office:value-type="float" office:value="52.5513051133">
                <text:p>52.55130511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04">
                <text:p>304</text:p>
              </table:table-cell>
              <table:table-cell office:value-type="float" office:value="52.4746256862">
                <text:p>52.47462568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05">
                <text:p>305</text:p>
              </table:table-cell>
              <table:table-cell office:value-type="float" office:value="52.2909576325">
                <text:p>52.29095763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6">
                <text:p>306</text:p>
              </table:table-cell>
              <table:table-cell office:value-type="float" office:value="52.10756575">
                <text:p>52.107565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7">
                <text:p>307</text:p>
              </table:table-cell>
              <table:table-cell office:value-type="float" office:value="51.9379242007">
                <text:p>51.93792420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8">
                <text:p>308</text:p>
              </table:table-cell>
              <table:table-cell office:value-type="float" office:value="51.6823181943">
                <text:p>51.68231819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9">
                <text:p>309</text:p>
              </table:table-cell>
              <table:table-cell office:value-type="float" office:value="51.5141925902">
                <text:p>51.51419259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10">
                <text:p>310</text:p>
              </table:table-cell>
              <table:table-cell office:value-type="float" office:value="51.3498508743">
                <text:p>51.34985087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11">
                <text:p>311</text:p>
              </table:table-cell>
              <table:table-cell office:value-type="float" office:value="51.1511386502">
                <text:p>51.15113865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12">
                <text:p>312</text:p>
              </table:table-cell>
              <table:table-cell office:value-type="float" office:value="50.9447764577">
                <text:p>50.94477645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13">
                <text:p>313</text:p>
              </table:table-cell>
              <table:table-cell office:value-type="float" office:value="50.7960487254">
                <text:p>50.79604872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14">
                <text:p>314</text:p>
              </table:table-cell>
              <table:table-cell office:value-type="float" office:value="50.6295158475">
                <text:p>50.62951584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15">
                <text:p>315</text:p>
              </table:table-cell>
              <table:table-cell office:value-type="float" office:value="50.4269683085">
                <text:p>50.42696830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16">
                <text:p>316</text:p>
              </table:table-cell>
              <table:table-cell office:value-type="float" office:value="50.283332657">
                <text:p>50.28333265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17">
                <text:p>317</text:p>
              </table:table-cell>
              <table:table-cell office:value-type="float" office:value="50.1004030616">
                <text:p>50.10040306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18">
                <text:p>318</text:p>
              </table:table-cell>
              <table:table-cell office:value-type="float" office:value="49.937656132">
                <text:p>49.9376561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19">
                <text:p>319</text:p>
              </table:table-cell>
              <table:table-cell office:value-type="float" office:value="49.5581347597">
                <text:p>49.55813475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20">
                <text:p>320</text:p>
              </table:table-cell>
              <table:table-cell office:value-type="float" office:value="49.3466867468">
                <text:p>49.34668674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21">
                <text:p>321</text:p>
              </table:table-cell>
              <table:table-cell office:value-type="float" office:value="49.1611240194">
                <text:p>49.16112401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22">
                <text:p>322</text:p>
              </table:table-cell>
              <table:table-cell office:value-type="float" office:value="48.9933337055">
                <text:p>48.99333370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23">
                <text:p>323</text:p>
              </table:table-cell>
              <table:table-cell office:value-type="float" office:value="48.7648893156">
                <text:p>48.76488931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24">
                <text:p>324</text:p>
              </table:table-cell>
              <table:table-cell office:value-type="float" office:value="48.4138523467">
                <text:p>48.41385234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25">
                <text:p>325</text:p>
              </table:table-cell>
              <table:table-cell office:value-type="float" office:value="48.200999301">
                <text:p>48.2009993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26">
                <text:p>326</text:p>
              </table:table-cell>
              <table:table-cell office:value-type="float" office:value="47.9715492727">
                <text:p>47.97154927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27">
                <text:p>327</text:p>
              </table:table-cell>
              <table:table-cell office:value-type="float" office:value="47.7848078742">
                <text:p>47.78480787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28">
                <text:p>328</text:p>
              </table:table-cell>
              <table:table-cell office:value-type="float" office:value="47.5912433059">
                <text:p>47.591243305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29">
                <text:p>329</text:p>
              </table:table-cell>
              <table:table-cell office:value-type="float" office:value="47.4254059933">
                <text:p>47.42540599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30">
                <text:p>330</text:p>
              </table:table-cell>
              <table:table-cell office:value-type="float" office:value="47.0790836617">
                <text:p>47.07908366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1">
                <text:p>331</text:p>
              </table:table-cell>
              <table:table-cell office:value-type="float" office:value="46.9510689533">
                <text:p>46.95106895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32">
                <text:p>332</text:p>
              </table:table-cell>
              <table:table-cell office:value-type="float" office:value="46.7667139435">
                <text:p>46.76671394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33">
                <text:p>333</text:p>
              </table:table-cell>
              <table:table-cell office:value-type="float" office:value="46.5844109288">
                <text:p>46.58441092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34">
                <text:p>334</text:p>
              </table:table-cell>
              <table:table-cell office:value-type="float" office:value="46.4343795128">
                <text:p>46.43437951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35">
                <text:p>335</text:p>
              </table:table-cell>
              <table:table-cell office:value-type="float" office:value="46.228139106">
                <text:p>46.2281391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36">
                <text:p>336</text:p>
              </table:table-cell>
              <table:table-cell office:value-type="float" office:value="45.8330641086">
                <text:p>45.83306410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37">
                <text:p>337</text:p>
              </table:table-cell>
              <table:table-cell office:value-type="float" office:value="45.7248198801">
                <text:p>45.72481988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38">
                <text:p>338</text:p>
              </table:table-cell>
              <table:table-cell office:value-type="float" office:value="45.5873419347">
                <text:p>45.58734193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39">
                <text:p>339</text:p>
              </table:table-cell>
              <table:table-cell office:value-type="float" office:value="45.4725548">
                <text:p>45.47255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40">
                <text:p>340</text:p>
              </table:table-cell>
              <table:table-cell office:value-type="float" office:value="45.3630597708">
                <text:p>45.36305977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1">
                <text:p>341</text:p>
              </table:table-cell>
              <table:table-cell office:value-type="float" office:value="45.287850196">
                <text:p>45.2878501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42">
                <text:p>342</text:p>
              </table:table-cell>
              <table:table-cell office:value-type="float" office:value="45.0966943209">
                <text:p>45.09669432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43">
                <text:p>343</text:p>
              </table:table-cell>
              <table:table-cell office:value-type="float" office:value="44.9675767246">
                <text:p>44.96757672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44">
                <text:p>344</text:p>
              </table:table-cell>
              <table:table-cell office:value-type="float" office:value="44.9057004075">
                <text:p>44.90570040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45">
                <text:p>345</text:p>
              </table:table-cell>
              <table:table-cell office:value-type="float" office:value="44.7810365714">
                <text:p>44.78103657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46">
                <text:p>346</text:p>
              </table:table-cell>
              <table:table-cell office:value-type="float" office:value="44.6660846031">
                <text:p>44.66608460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47">
                <text:p>347</text:p>
              </table:table-cell>
              <table:table-cell office:value-type="float" office:value="44.4939543449">
                <text:p>44.49395434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48">
                <text:p>348</text:p>
              </table:table-cell>
              <table:table-cell office:value-type="float" office:value="44.2529199894">
                <text:p>44.25291998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49">
                <text:p>349</text:p>
              </table:table-cell>
              <table:table-cell office:value-type="float" office:value="44.0749074754">
                <text:p>44.07490747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50">
                <text:p>350</text:p>
              </table:table-cell>
              <table:table-cell office:value-type="float" office:value="43.8537890611">
                <text:p>43.85378906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51">
                <text:p>351</text:p>
              </table:table-cell>
              <table:table-cell office:value-type="float" office:value="43.661445658">
                <text:p>43.6614456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52">
                <text:p>352</text:p>
              </table:table-cell>
              <table:table-cell office:value-type="float" office:value="43.4843020836">
                <text:p>43.48430208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53">
                <text:p>353</text:p>
              </table:table-cell>
              <table:table-cell office:value-type="float" office:value="43.2320493851">
                <text:p>43.23204938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54">
                <text:p>354</text:p>
              </table:table-cell>
              <table:table-cell office:value-type="float" office:value="43.0027983768">
                <text:p>43.00279837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55">
                <text:p>355</text:p>
              </table:table-cell>
              <table:table-cell office:value-type="float" office:value="42.8164466937">
                <text:p>42.81644669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56">
                <text:p>356</text:p>
              </table:table-cell>
              <table:table-cell office:value-type="float" office:value="42.5691417727">
                <text:p>42.56914177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57">
                <text:p>357</text:p>
              </table:table-cell>
              <table:table-cell office:value-type="float" office:value="42.3784325871">
                <text:p>42.37843258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58">
                <text:p>358</text:p>
              </table:table-cell>
              <table:table-cell office:value-type="float" office:value="42.1725022922">
                <text:p>42.17250229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59">
                <text:p>359</text:p>
              </table:table-cell>
              <table:table-cell office:value-type="float" office:value="41.955565912">
                <text:p>41.9555659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60">
                <text:p>360</text:p>
              </table:table-cell>
              <table:table-cell office:value-type="float" office:value="41.7749867113">
                <text:p>41.77498671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61">
                <text:p>361</text:p>
              </table:table-cell>
              <table:table-cell office:value-type="float" office:value="41.6030975211">
                <text:p>41.60309752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62">
                <text:p>362</text:p>
              </table:table-cell>
              <table:table-cell office:value-type="float" office:value="41.3442541225">
                <text:p>41.34425412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63">
                <text:p>363</text:p>
              </table:table-cell>
              <table:table-cell office:value-type="float" office:value="41.1449790684">
                <text:p>41.144979068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64">
                <text:p>364</text:p>
              </table:table-cell>
              <table:table-cell office:value-type="float" office:value="40.9396421678">
                <text:p>40.939642167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65">
                <text:p>365</text:p>
              </table:table-cell>
              <table:table-cell office:value-type="float" office:value="40.7695720599">
                <text:p>40.76957205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66">
                <text:p>366</text:p>
              </table:table-cell>
              <table:table-cell office:value-type="float" office:value="40.5927222465">
                <text:p>40.59272224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67">
                <text:p>367</text:p>
              </table:table-cell>
              <table:table-cell office:value-type="float" office:value="40.3975683944">
                <text:p>40.39756839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68">
                <text:p>368</text:p>
              </table:table-cell>
              <table:table-cell office:value-type="float" office:value="40.1399751084">
                <text:p>40.13997510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69">
                <text:p>369</text:p>
              </table:table-cell>
              <table:table-cell office:value-type="float" office:value="39.9218519267">
                <text:p>39.92185192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70">
                <text:p>370</text:p>
              </table:table-cell>
              <table:table-cell office:value-type="float" office:value="39.6233116831">
                <text:p>39.62331168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71">
                <text:p>371</text:p>
              </table:table-cell>
              <table:table-cell office:value-type="float" office:value="39.353825007">
                <text:p>39.35382500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72">
                <text:p>372</text:p>
              </table:table-cell>
              <table:table-cell office:value-type="float" office:value="38.9612517771">
                <text:p>38.96125177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73">
                <text:p>373</text:p>
              </table:table-cell>
              <table:table-cell office:value-type="float" office:value="38.6383673174">
                <text:p>38.63836731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74">
                <text:p>374</text:p>
              </table:table-cell>
              <table:table-cell office:value-type="float" office:value="38.2751427525">
                <text:p>38.27514275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75">
                <text:p>375</text:p>
              </table:table-cell>
              <table:table-cell office:value-type="float" office:value="37.8470006268">
                <text:p>37.84700062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76">
                <text:p>376</text:p>
              </table:table-cell>
              <table:table-cell office:value-type="float" office:value="37.5018303689">
                <text:p>37.50183036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77">
                <text:p>377</text:p>
              </table:table-cell>
              <table:table-cell office:value-type="float" office:value="37.056944819">
                <text:p>37.0569448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78">
                <text:p>378</text:p>
              </table:table-cell>
              <table:table-cell office:value-type="float" office:value="36.6725544583">
                <text:p>36.672554458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79">
                <text:p>379</text:p>
              </table:table-cell>
              <table:table-cell office:value-type="float" office:value="36.430951273">
                <text:p>36.4309512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80">
                <text:p>380</text:p>
              </table:table-cell>
              <table:table-cell office:value-type="float" office:value="36.1829541438">
                <text:p>36.18295414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81">
                <text:p>381</text:p>
              </table:table-cell>
              <table:table-cell office:value-type="float" office:value="35.8201008177">
                <text:p>35.82010081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82">
                <text:p>382</text:p>
              </table:table-cell>
              <table:table-cell office:value-type="float" office:value="35.5134273818">
                <text:p>35.51342738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83">
                <text:p>383</text:p>
              </table:table-cell>
              <table:table-cell office:value-type="float" office:value="35.2800041351">
                <text:p>35.280004135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84">
                <text:p>384</text:p>
              </table:table-cell>
              <table:table-cell office:value-type="float" office:value="35.0812146429">
                <text:p>35.08121464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85">
                <text:p>385</text:p>
              </table:table-cell>
              <table:table-cell office:value-type="float" office:value="34.9297909387">
                <text:p>34.92979093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86">
                <text:p>386</text:p>
              </table:table-cell>
              <table:table-cell office:value-type="float" office:value="34.7435649608">
                <text:p>34.74356496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87">
                <text:p>387</text:p>
              </table:table-cell>
              <table:table-cell office:value-type="float" office:value="34.3361332202">
                <text:p>34.33613322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88">
                <text:p>388</text:p>
              </table:table-cell>
              <table:table-cell office:value-type="float" office:value="34.1560454271">
                <text:p>34.15604542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89">
                <text:p>389</text:p>
              </table:table-cell>
              <table:table-cell office:value-type="float" office:value="33.9420803507">
                <text:p>33.942080350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90">
                <text:p>390</text:p>
              </table:table-cell>
              <table:table-cell office:value-type="float" office:value="33.748014269">
                <text:p>33.7480142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91">
                <text:p>391</text:p>
              </table:table-cell>
              <table:table-cell office:value-type="float" office:value="33.4729469058">
                <text:p>33.47294690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92">
                <text:p>392</text:p>
              </table:table-cell>
              <table:table-cell office:value-type="float" office:value="32.9880258092">
                <text:p>32.98802580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93">
                <text:p>393</text:p>
              </table:table-cell>
              <table:table-cell office:value-type="float" office:value="32.8574683533">
                <text:p>32.85746835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94">
                <text:p>394</text:p>
              </table:table-cell>
              <table:table-cell office:value-type="float" office:value="32.66243891">
                <text:p>32.662438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95">
                <text:p>395</text:p>
              </table:table-cell>
              <table:table-cell office:value-type="float" office:value="32.4331390597">
                <text:p>32.43313905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96">
                <text:p>396</text:p>
              </table:table-cell>
              <table:table-cell office:value-type="float" office:value="32.2910714951">
                <text:p>32.291071495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97">
                <text:p>397</text:p>
              </table:table-cell>
              <table:table-cell office:value-type="float" office:value="32.1405659353">
                <text:p>32.14056593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98">
                <text:p>398</text:p>
              </table:table-cell>
              <table:table-cell office:value-type="float" office:value="31.9024980432">
                <text:p>31.90249804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99">
                <text:p>399</text:p>
              </table:table-cell>
              <table:table-cell office:value-type="float" office:value="31.7123985898">
                <text:p>31.71239858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00">
                <text:p>400</text:p>
              </table:table-cell>
              <table:table-cell office:value-type="float" office:value="31.4302150262">
                <text:p>31.430215026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01">
                <text:p>401</text:p>
              </table:table-cell>
              <table:table-cell office:value-type="float" office:value="31.0991620595">
                <text:p>31.09916205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02">
                <text:p>402</text:p>
              </table:table-cell>
              <table:table-cell office:value-type="float" office:value="30.9423531994">
                <text:p>30.942353199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3">
                <text:p>403</text:p>
              </table:table-cell>
              <table:table-cell office:value-type="float" office:value="30.6001958716">
                <text:p>30.60019587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4">
                <text:p>404</text:p>
              </table:table-cell>
              <table:table-cell office:value-type="float" office:value="30.3365311627">
                <text:p>30.336531162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05">
                <text:p>405</text:p>
              </table:table-cell>
              <table:table-cell office:value-type="float" office:value="29.9831963263">
                <text:p>29.98319632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06">
                <text:p>406</text:p>
              </table:table-cell>
              <table:table-cell office:value-type="float" office:value="29.7405822665">
                <text:p>29.74058226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07">
                <text:p>407</text:p>
              </table:table-cell>
              <table:table-cell office:value-type="float" office:value="29.5010797042">
                <text:p>29.501079704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08">
                <text:p>408</text:p>
              </table:table-cell>
              <table:table-cell office:value-type="float" office:value="29.1843076241">
                <text:p>29.18430762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09">
                <text:p>409</text:p>
              </table:table-cell>
              <table:table-cell office:value-type="float" office:value="28.861458301">
                <text:p>28.86145830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10">
                <text:p>410</text:p>
              </table:table-cell>
              <table:table-cell office:value-type="float" office:value="28.6347191796">
                <text:p>28.63471917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11">
                <text:p>411</text:p>
              </table:table-cell>
              <table:table-cell office:value-type="float" office:value="28.3967945178">
                <text:p>28.396794517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12">
                <text:p>412</text:p>
              </table:table-cell>
              <table:table-cell office:value-type="float" office:value="28.0634924669">
                <text:p>28.063492466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13">
                <text:p>413</text:p>
              </table:table-cell>
              <table:table-cell office:value-type="float" office:value="27.7061357604">
                <text:p>27.706135760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14">
                <text:p>414</text:p>
              </table:table-cell>
              <table:table-cell office:value-type="float" office:value="27.528148869">
                <text:p>27.5281488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15">
                <text:p>415</text:p>
              </table:table-cell>
              <table:table-cell office:value-type="float" office:value="27.3000940554">
                <text:p>27.30009405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16">
                <text:p>416</text:p>
              </table:table-cell>
              <table:table-cell office:value-type="float" office:value="26.9837597388">
                <text:p>26.983759738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17">
                <text:p>417</text:p>
              </table:table-cell>
              <table:table-cell office:value-type="float" office:value="26.6744436369">
                <text:p>26.674443636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18">
                <text:p>418</text:p>
              </table:table-cell>
              <table:table-cell office:value-type="float" office:value="26.5093940872">
                <text:p>26.509394087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19">
                <text:p>419</text:p>
              </table:table-cell>
              <table:table-cell office:value-type="float" office:value="26.3319635751">
                <text:p>26.33196357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20">
                <text:p>420</text:p>
              </table:table-cell>
              <table:table-cell office:value-type="float" office:value="26.1053132914">
                <text:p>26.10531329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21">
                <text:p>421</text:p>
              </table:table-cell>
              <table:table-cell office:value-type="float" office:value="25.8657508152">
                <text:p>25.86575081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22">
                <text:p>422</text:p>
              </table:table-cell>
              <table:table-cell office:value-type="float" office:value="25.500273295">
                <text:p>25.5002732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23">
                <text:p>423</text:p>
              </table:table-cell>
              <table:table-cell office:value-type="float" office:value="25.3998574832">
                <text:p>25.399857483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24">
                <text:p>424</text:p>
              </table:table-cell>
              <table:table-cell office:value-type="float" office:value="25.1732009832">
                <text:p>25.17320098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25">
                <text:p>425</text:p>
              </table:table-cell>
              <table:table-cell office:value-type="float" office:value="24.9485861926">
                <text:p>24.94858619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26">
                <text:p>426</text:p>
              </table:table-cell>
              <table:table-cell office:value-type="float" office:value="24.7520637584">
                <text:p>24.75206375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27">
                <text:p>427</text:p>
              </table:table-cell>
              <table:table-cell office:value-type="float" office:value="24.3349558704">
                <text:p>24.33495587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28">
                <text:p>428</text:p>
              </table:table-cell>
              <table:table-cell office:value-type="float" office:value="24.2469141381">
                <text:p>24.24691413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29">
                <text:p>429</text:p>
              </table:table-cell>
              <table:table-cell office:value-type="float" office:value="23.9846359281">
                <text:p>23.984635928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30">
                <text:p>430</text:p>
              </table:table-cell>
              <table:table-cell office:value-type="float" office:value="23.6712561815">
                <text:p>23.67125618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31">
                <text:p>431</text:p>
              </table:table-cell>
              <table:table-cell office:value-type="float" office:value="23.4755486733">
                <text:p>23.47554867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32">
                <text:p>432</text:p>
              </table:table-cell>
              <table:table-cell office:value-type="float" office:value="23.0626615937">
                <text:p>23.062661593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33">
                <text:p>433</text:p>
              </table:table-cell>
              <table:table-cell office:value-type="float" office:value="22.932131984">
                <text:p>22.9321319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34">
                <text:p>434</text:p>
              </table:table-cell>
              <table:table-cell office:value-type="float" office:value="22.799875628">
                <text:p>22.7998756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35">
                <text:p>435</text:p>
              </table:table-cell>
              <table:table-cell office:value-type="float" office:value="22.543424866">
                <text:p>22.54342486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36">
                <text:p>436</text:p>
              </table:table-cell>
              <table:table-cell office:value-type="float" office:value="22.2627146611">
                <text:p>22.26271466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37">
                <text:p>437</text:p>
              </table:table-cell>
              <table:table-cell office:value-type="float" office:value="21.8770054502">
                <text:p>21.877005450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38">
                <text:p>438</text:p>
              </table:table-cell>
              <table:table-cell office:value-type="float" office:value="21.529279509">
                <text:p>21.52927950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39">
                <text:p>439</text:p>
              </table:table-cell>
              <table:table-cell office:value-type="float" office:value="21.3582095549">
                <text:p>21.35820955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40">
                <text:p>440</text:p>
              </table:table-cell>
              <table:table-cell office:value-type="float" office:value="20.9807665443">
                <text:p>20.98076654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41">
                <text:p>441</text:p>
              </table:table-cell>
              <table:table-cell office:value-type="float" office:value="20.6771735831">
                <text:p>20.677173583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42">
                <text:p>442</text:p>
              </table:table-cell>
              <table:table-cell office:value-type="float" office:value="20.426293394">
                <text:p>20.42629339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43">
                <text:p>443</text:p>
              </table:table-cell>
              <table:table-cell office:value-type="float" office:value="20.1174963922">
                <text:p>20.11749639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44">
                <text:p>444</text:p>
              </table:table-cell>
              <table:table-cell office:value-type="float" office:value="19.9363291982">
                <text:p>19.936329198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45">
                <text:p>445</text:p>
              </table:table-cell>
              <table:table-cell office:value-type="float" office:value="19.6114938059">
                <text:p>19.611493805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46">
                <text:p>446</text:p>
              </table:table-cell>
              <table:table-cell office:value-type="float" office:value="19.2371450647">
                <text:p>19.237145064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47">
                <text:p>447</text:p>
              </table:table-cell>
              <table:table-cell office:value-type="float" office:value="18.9960705847">
                <text:p>18.99607058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48">
                <text:p>448</text:p>
              </table:table-cell>
              <table:table-cell office:value-type="float" office:value="18.6520374218">
                <text:p>18.652037421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49">
                <text:p>449</text:p>
              </table:table-cell>
              <table:table-cell office:value-type="float" office:value="18.2591840441">
                <text:p>18.25918404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50">
                <text:p>450</text:p>
              </table:table-cell>
              <table:table-cell office:value-type="float" office:value="17.9865705331">
                <text:p>17.986570533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51">
                <text:p>451</text:p>
              </table:table-cell>
              <table:table-cell office:value-type="float" office:value="17.7032582102">
                <text:p>17.703258210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52">
                <text:p>452</text:p>
              </table:table-cell>
              <table:table-cell office:value-type="float" office:value="17.3933511206">
                <text:p>17.393351120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53">
                <text:p>453</text:p>
              </table:table-cell>
              <table:table-cell office:value-type="float" office:value="17.0752026745">
                <text:p>17.075202674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54">
                <text:p>454</text:p>
              </table:table-cell>
              <table:table-cell office:value-type="float" office:value="16.7757734497">
                <text:p>16.775773449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55">
                <text:p>455</text:p>
              </table:table-cell>
              <table:table-cell office:value-type="float" office:value="16.5026202043">
                <text:p>16.502620204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56">
                <text:p>456</text:p>
              </table:table-cell>
              <table:table-cell office:value-type="float" office:value="16.2196653344">
                <text:p>16.21966533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57">
                <text:p>457</text:p>
              </table:table-cell>
              <table:table-cell office:value-type="float" office:value="15.9280171062">
                <text:p>15.928017106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58">
                <text:p>458</text:p>
              </table:table-cell>
              <table:table-cell office:value-type="float" office:value="15.6482268084">
                <text:p>15.64822680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59">
                <text:p>459</text:p>
              </table:table-cell>
              <table:table-cell office:value-type="float" office:value="15.3661172991">
                <text:p>15.366117299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60">
                <text:p>460</text:p>
              </table:table-cell>
              <table:table-cell office:value-type="float" office:value="15.1489379104">
                <text:p>15.148937910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61">
                <text:p>461</text:p>
              </table:table-cell>
              <table:table-cell office:value-type="float" office:value="14.8866314754">
                <text:p>14.886631475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62">
                <text:p>462</text:p>
              </table:table-cell>
              <table:table-cell office:value-type="float" office:value="14.5827951724">
                <text:p>14.58279517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3">
                <text:p>463</text:p>
              </table:table-cell>
              <table:table-cell office:value-type="float" office:value="14.3108276224">
                <text:p>14.310827622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64">
                <text:p>464</text:p>
              </table:table-cell>
              <table:table-cell office:value-type="float" office:value="13.983235248">
                <text:p>13.98323524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65">
                <text:p>465</text:p>
              </table:table-cell>
              <table:table-cell office:value-type="float" office:value="13.7391623377">
                <text:p>13.739162337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66">
                <text:p>466</text:p>
              </table:table-cell>
              <table:table-cell office:value-type="float" office:value="13.4638136054">
                <text:p>13.46381360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67">
                <text:p>467</text:p>
              </table:table-cell>
              <table:table-cell office:value-type="float" office:value="13.2098975945">
                <text:p>13.209897594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68">
                <text:p>468</text:p>
              </table:table-cell>
              <table:table-cell office:value-type="float" office:value="12.9172019802">
                <text:p>12.917201980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69">
                <text:p>469</text:p>
              </table:table-cell>
              <table:table-cell office:value-type="float" office:value="12.6099439791">
                <text:p>12.60994397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70">
                <text:p>470</text:p>
              </table:table-cell>
              <table:table-cell office:value-type="float" office:value="12.3279161512">
                <text:p>12.327916151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71">
                <text:p>471</text:p>
              </table:table-cell>
              <table:table-cell office:value-type="float" office:value="12.1067372483">
                <text:p>12.106737248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72">
                <text:p>472</text:p>
              </table:table-cell>
              <table:table-cell office:value-type="float" office:value="11.8578052083">
                <text:p>11.857805208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73">
                <text:p>473</text:p>
              </table:table-cell>
              <table:table-cell office:value-type="float" office:value="11.5558816514">
                <text:p>11.555881651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74">
                <text:p>474</text:p>
              </table:table-cell>
              <table:table-cell office:value-type="float" office:value="11.2989833333">
                <text:p>11.298983333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75">
                <text:p>475</text:p>
              </table:table-cell>
              <table:table-cell office:value-type="float" office:value="11.0837877023">
                <text:p>11.08378770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76">
                <text:p>476</text:p>
              </table:table-cell>
              <table:table-cell office:value-type="float" office:value="10.8351320557">
                <text:p>10.835132055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77">
                <text:p>477</text:p>
              </table:table-cell>
              <table:table-cell office:value-type="float" office:value="10.6152115789">
                <text:p>10.615211578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78">
                <text:p>478</text:p>
              </table:table-cell>
              <table:table-cell office:value-type="float" office:value="10.3576881191">
                <text:p>10.35768811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79">
                <text:p>479</text:p>
              </table:table-cell>
              <table:table-cell office:value-type="float" office:value="10.1551036145">
                <text:p>10.155103614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80">
                <text:p>480</text:p>
              </table:table-cell>
              <table:table-cell office:value-type="float" office:value="10.0068486731">
                <text:p>10.006848673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81">
                <text:p>481</text:p>
              </table:table-cell>
              <table:table-cell office:value-type="float" office:value="9.83178583618">
                <text:p>9.831785836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82">
                <text:p>482</text:p>
              </table:table-cell>
              <table:table-cell office:value-type="float" office:value="9.63534923345">
                <text:p>9.635349233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83">
                <text:p>483</text:p>
              </table:table-cell>
              <table:table-cell office:value-type="float" office:value="9.32820533333">
                <text:p>9.328205333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84">
                <text:p>484</text:p>
              </table:table-cell>
              <table:table-cell office:value-type="float" office:value="9.14004012821">
                <text:p>9.1400401282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85">
                <text:p>485</text:p>
              </table:table-cell>
              <table:table-cell office:value-type="float" office:value="8.92350886076">
                <text:p>8.923508860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86">
                <text:p>486</text:p>
              </table:table-cell>
              <table:table-cell office:value-type="float" office:value="8.71186763514">
                <text:p>8.711867635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87">
                <text:p>487</text:p>
              </table:table-cell>
              <table:table-cell office:value-type="float" office:value="8.46606118971">
                <text:p>8.4660611897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88">
                <text:p>488</text:p>
              </table:table-cell>
              <table:table-cell office:value-type="float" office:value="8.02464678161">
                <text:p>8.0246467816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89">
                <text:p>489</text:p>
              </table:table-cell>
              <table:table-cell office:value-type="float" office:value="7.75617714734">
                <text:p>7.7561771473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90">
                <text:p>490</text:p>
              </table:table-cell>
              <table:table-cell office:value-type="float" office:value="7.43482669841">
                <text:p>7.4348266984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91">
                <text:p>491</text:p>
              </table:table-cell>
              <table:table-cell office:value-type="float" office:value="7.14696685619">
                <text:p>7.146966856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92">
                <text:p>492</text:p>
              </table:table-cell>
              <table:table-cell office:value-type="float" office:value="6.74081495385">
                <text:p>6.740814953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93">
                <text:p>493</text:p>
              </table:table-cell>
              <table:table-cell office:value-type="float" office:value="6.41259898876">
                <text:p>6.4125989887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94">
                <text:p>494</text:p>
              </table:table-cell>
              <table:table-cell office:value-type="float" office:value="6.19279848684">
                <text:p>6.192798486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95">
                <text:p>495</text:p>
              </table:table-cell>
              <table:table-cell office:value-type="float" office:value="5.96390986532">
                <text:p>5.9639098653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96">
                <text:p>496</text:p>
              </table:table-cell>
              <table:table-cell office:value-type="float" office:value="5.71589371134">
                <text:p>5.7158937113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97">
                <text:p>497</text:p>
              </table:table-cell>
              <table:table-cell office:value-type="float" office:value="5.36798166667">
                <text:p>5.3679816666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98">
                <text:p>498</text:p>
              </table:table-cell>
              <table:table-cell office:value-type="float" office:value="5.12288006116">
                <text:p>5.1228800611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99">
                <text:p>499</text:p>
              </table:table-cell>
              <table:table-cell office:value-type="float" office:value="4.89346368771">
                <text:p>4.893463687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80" chart:maximum="4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scatter" chart:style-name="ch1">
        <chart:legend svg:x="9.72cm" svg:y="4.701cm" style:legend-expansion="custom" chartooo:width="1.307cm" chartooo:height="0.598cm" style:legend-expansion-aspect-ratio="2.18561872909699" chart:style-name="ch2"/>
        <chart:plot-area chart:style-name="ch3" table:cell-range-address="inclination.B94:inclination.B374 calib_data.J6:calib_data.J6 inclination.C95:inclination.C375" chart:data-source-has-labels="row" svg:x="1.379cm" svg:y="0.301cm" svg:width="12.619cm" svg:height="8.844cm">
          <chartooo:coordinate-region svg:x="2cm" svg:y="0.5cm" svg:width="11.998cm" svg:height="7.998cm"/>
          <chart:axis chart:dimension="x" chart:name="primary-x" chart:style-name="ch4">
            <chart:title svg:x="6.691cm" svg:y="9.345cm" chart:style-name="ch5">
              <text:p>Position (km)</text:p>
            </chart:title>
          </chart:axis>
          <chart:axis chart:dimension="y" chart:name="primary-y" chart:style-name="ch6">
            <chart:title svg:x="0.519cm" svg:y="5.614cm" chart:style-name="ch7">
              <text:p>Height (km)</text:p>
            </chart:title>
            <chart:grid chart:style-name="ch8" chart:class="major"/>
          </chart:axis>
          <chart:series chart:style-name="ch9" chart:values-cell-range-address="inclination.C95:inclination.C375" chart:label-cell-address="calib_data.J6:calib_data.J6" chart:class="chart:scatter">
            <chart:domain table:cell-range-address="inclination.B94:inclination.B374"/>
            <chart:data-point chart:repeated="2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Geometry Data</text:p>
                <draw:g>
                  <svg:desc>calib_data.J6:calib_data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">
                <text:p>-6</text:p>
                <draw:g>
                  <svg:desc>inclination.B94:inclination.B374</svg:desc>
                </draw:g>
              </table:table-cell>
              <table:table-cell office:value-type="float" office:value="77.1532705385">
                <text:p>77.1532705385</text:p>
                <draw:g>
                  <svg:desc>inclination.C95:inclination.C3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77.1122743287">
                <text:p>77.1122743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77.0939659615">
                <text:p>77.0939659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77.093438296">
                <text:p>77.093438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77.0880227238">
                <text:p>77.0880227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77.0624982007">
                <text:p>77.0624982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7.0463850739">
                <text:p>77.0463850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7.034622757">
                <text:p>77.034622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7.0186885141">
                <text:p>77.0186885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6.9800434789">
                <text:p>76.9800434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6.9098031901">
                <text:p>76.9098031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6.8215655845">
                <text:p>76.82156558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6.7312052077">
                <text:p>76.7312052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6.6929614331">
                <text:p>76.69296143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76.6418071373">
                <text:p>76.6418071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76.5602086866">
                <text:p>76.56020868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76.4930970176">
                <text:p>76.4930970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76.4475578803">
                <text:p>76.44755788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76.3956707089">
                <text:p>76.39567070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76.3432517817">
                <text:p>76.34325178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76.2937722359">
                <text:p>76.2937722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76.2365232359">
                <text:p>76.23652323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76.1830215563">
                <text:p>76.18302155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76.1370350599">
                <text:p>76.13703505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76.0810330423">
                <text:p>76.08103304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75.960023652">
                <text:p>75.9600236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75.9319365121">
                <text:p>75.9319365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75.8140231373">
                <text:p>75.8140231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75.7824838063">
                <text:p>75.78248380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75.7531433345">
                <text:p>75.7531433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75.7272334261">
                <text:p>75.72723342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75.6999834296">
                <text:p>75.6999834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75.6258843552">
                <text:p>75.6258843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">
                <text:p>27</text:p>
              </table:table-cell>
              <table:table-cell office:value-type="float" office:value="75.6928928833">
                <text:p>75.69289288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75.6374553099">
                <text:p>75.63745530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75.6369109894">
                <text:p>75.63691098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75.6180217641">
                <text:p>75.6180217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75.5667809049">
                <text:p>75.56678090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75.5197952993">
                <text:p>75.51979529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75.4705422606">
                <text:p>75.47054226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75.1695554206">
                <text:p>75.16955542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75.5216536135">
                <text:p>75.5216536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75.2766263768">
                <text:p>75.27662637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75.2499462641">
                <text:p>75.24994626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75.2424370986">
                <text:p>75.24243709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75.2303435352">
                <text:p>75.2303435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75.2062954824">
                <text:p>75.20629548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74.996127301">
                <text:p>74.996127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75.2505319202">
                <text:p>75.25053192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75.0632217254">
                <text:p>75.06322172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">
                <text:p>44</text:p>
              </table:table-cell>
              <table:table-cell office:value-type="float" office:value="75.0645853451">
                <text:p>75.06458534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75.0741211725">
                <text:p>75.0741211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">
                <text:p>46</text:p>
              </table:table-cell>
              <table:table-cell office:value-type="float" office:value="75.0764317852">
                <text:p>75.07643178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75.0958315458">
                <text:p>75.09583154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75.0015118581">
                <text:p>75.00151185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75.0220989497">
                <text:p>75.02209894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75.15051805">
                <text:p>75.150518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74.9991147993">
                <text:p>74.99911479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">
                <text:p>52</text:p>
              </table:table-cell>
              <table:table-cell office:value-type="float" office:value="74.9512702817">
                <text:p>74.95127028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74.8698440599">
                <text:p>74.86984405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">
                <text:p>54</text:p>
              </table:table-cell>
              <table:table-cell office:value-type="float" office:value="74.762187338">
                <text:p>74.7621873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">
                <text:p>55</text:p>
              </table:table-cell>
              <table:table-cell office:value-type="float" office:value="74.6535379437">
                <text:p>74.65353794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">
                <text:p>56</text:p>
              </table:table-cell>
              <table:table-cell office:value-type="float" office:value="74.348642392">
                <text:p>74.3486423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74.5558474162">
                <text:p>74.5558474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">
                <text:p>58</text:p>
              </table:table-cell>
              <table:table-cell office:value-type="float" office:value="74.3015993204">
                <text:p>74.30159932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">
                <text:p>59</text:p>
              </table:table-cell>
              <table:table-cell office:value-type="float" office:value="74.2382225458">
                <text:p>74.23822254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">
                <text:p>60</text:p>
              </table:table-cell>
              <table:table-cell office:value-type="float" office:value="74.1439496972">
                <text:p>74.14394969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">
                <text:p>61</text:p>
              </table:table-cell>
              <table:table-cell office:value-type="float" office:value="74.0064647324">
                <text:p>74.00646473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">
                <text:p>62</text:p>
              </table:table-cell>
              <table:table-cell office:value-type="float" office:value="73.8714339331">
                <text:p>73.87143393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3">
                <text:p>63</text:p>
              </table:table-cell>
              <table:table-cell office:value-type="float" office:value="73.6068261567">
                <text:p>73.6068261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">
                <text:p>64</text:p>
              </table:table-cell>
              <table:table-cell office:value-type="float" office:value="73.8593497213">
                <text:p>73.85934972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">
                <text:p>65</text:p>
              </table:table-cell>
              <table:table-cell office:value-type="float" office:value="73.7217706068">
                <text:p>73.72177060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73.5731764613">
                <text:p>73.57317646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7">
                <text:p>67</text:p>
              </table:table-cell>
              <table:table-cell office:value-type="float" office:value="73.4956746725">
                <text:p>73.49567467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">
                <text:p>68</text:p>
              </table:table-cell>
              <table:table-cell office:value-type="float" office:value="73.4362226303">
                <text:p>73.43622263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73.3848502254">
                <text:p>73.38485022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73.1340588886">
                <text:p>73.13405888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1">
                <text:p>71</text:p>
              </table:table-cell>
              <table:table-cell office:value-type="float" office:value="73.3915000176">
                <text:p>73.39150001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">
                <text:p>72</text:p>
              </table:table-cell>
              <table:table-cell office:value-type="float" office:value="73.3925346455">
                <text:p>73.3925346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73.3416514514">
                <text:p>73.34165145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">
                <text:p>74</text:p>
              </table:table-cell>
              <table:table-cell office:value-type="float" office:value="73.3217042676">
                <text:p>73.32170426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">
                <text:p>75</text:p>
              </table:table-cell>
              <table:table-cell office:value-type="float" office:value="73.3273834049">
                <text:p>73.32738340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6">
                <text:p>76</text:p>
              </table:table-cell>
              <table:table-cell office:value-type="float" office:value="73.3213977641">
                <text:p>73.32139776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73.1459616809">
                <text:p>73.14596168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">
                <text:p>78</text:p>
              </table:table-cell>
              <table:table-cell office:value-type="float" office:value="73.2794758452">
                <text:p>73.27947584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73.4382624006">
                <text:p>73.43826240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73.487910814">
                <text:p>73.4879108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">
                <text:p>81</text:p>
              </table:table-cell>
              <table:table-cell office:value-type="float" office:value="73.4069625018">
                <text:p>73.40696250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">
                <text:p>82</text:p>
              </table:table-cell>
              <table:table-cell office:value-type="float" office:value="73.4472344718">
                <text:p>73.44723447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3">
                <text:p>83</text:p>
              </table:table-cell>
              <table:table-cell office:value-type="float" office:value="73.5278079261">
                <text:p>73.52780792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4">
                <text:p>84</text:p>
              </table:table-cell>
              <table:table-cell office:value-type="float" office:value="73.619286912">
                <text:p>73.6192869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">
                <text:p>85</text:p>
              </table:table-cell>
              <table:table-cell office:value-type="float" office:value="73.5750300185">
                <text:p>73.57503001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">
                <text:p>86</text:p>
              </table:table-cell>
              <table:table-cell office:value-type="float" office:value="73.8195348228">
                <text:p>73.81953482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7">
                <text:p>87</text:p>
              </table:table-cell>
              <table:table-cell office:value-type="float" office:value="74.0401090346">
                <text:p>74.04010903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">
                <text:p>88</text:p>
              </table:table-cell>
              <table:table-cell office:value-type="float" office:value="74.21431285">
                <text:p>74.214312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9">
                <text:p>89</text:p>
              </table:table-cell>
              <table:table-cell office:value-type="float" office:value="74.2604028537">
                <text:p>74.2604028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">
                <text:p>90</text:p>
              </table:table-cell>
              <table:table-cell office:value-type="float" office:value="74.345421331">
                <text:p>74.3454213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">
                <text:p>91</text:p>
              </table:table-cell>
              <table:table-cell office:value-type="float" office:value="74.4382346021">
                <text:p>74.43823460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2">
                <text:p>92</text:p>
              </table:table-cell>
              <table:table-cell office:value-type="float" office:value="74.5390895563">
                <text:p>74.53908955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3">
                <text:p>93</text:p>
              </table:table-cell>
              <table:table-cell office:value-type="float" office:value="74.6362750915">
                <text:p>74.63627509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4">
                <text:p>94</text:p>
              </table:table-cell>
              <table:table-cell office:value-type="float" office:value="74.6098599021">
                <text:p>74.60985990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">
                <text:p>95</text:p>
              </table:table-cell>
              <table:table-cell office:value-type="float" office:value="74.8771825868">
                <text:p>74.87718258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6">
                <text:p>96</text:p>
              </table:table-cell>
              <table:table-cell office:value-type="float" office:value="74.9039167041">
                <text:p>74.90391670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74.949137007">
                <text:p>74.9491370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8">
                <text:p>98</text:p>
              </table:table-cell>
              <table:table-cell office:value-type="float" office:value="75.0486507817">
                <text:p>75.04865078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">
                <text:p>99</text:p>
              </table:table-cell>
              <table:table-cell office:value-type="float" office:value="75.1474887606">
                <text:p>75.14748876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">
                <text:p>100</text:p>
              </table:table-cell>
              <table:table-cell office:value-type="float" office:value="75.2236939155">
                <text:p>75.22369391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1">
                <text:p>101</text:p>
              </table:table-cell>
              <table:table-cell office:value-type="float" office:value="75.279746743">
                <text:p>75.2797467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2">
                <text:p>102</text:p>
              </table:table-cell>
              <table:table-cell office:value-type="float" office:value="75.1909850186">
                <text:p>75.19098501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3">
                <text:p>103</text:p>
              </table:table-cell>
              <table:table-cell office:value-type="float" office:value="75.2793608029">
                <text:p>75.27936080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4">
                <text:p>104</text:p>
              </table:table-cell>
              <table:table-cell office:value-type="float" office:value="75.4210860642">
                <text:p>75.42108606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5">
                <text:p>105</text:p>
              </table:table-cell>
              <table:table-cell office:value-type="float" office:value="75.2839207465">
                <text:p>75.28392074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6">
                <text:p>106</text:p>
              </table:table-cell>
              <table:table-cell office:value-type="float" office:value="75.247443007">
                <text:p>75.2474430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75.213381588">
                <text:p>75.2133815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8">
                <text:p>108</text:p>
              </table:table-cell>
              <table:table-cell office:value-type="float" office:value="75.194010662">
                <text:p>75.1940106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9">
                <text:p>109</text:p>
              </table:table-cell>
              <table:table-cell office:value-type="float" office:value="75.1827098592">
                <text:p>75.18270985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">
                <text:p>110</text:p>
              </table:table-cell>
              <table:table-cell office:value-type="float" office:value="74.9785761857">
                <text:p>74.97857618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75.1728937249">
                <text:p>75.17289372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75.3312860353">
                <text:p>75.33128603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3">
                <text:p>113</text:p>
              </table:table-cell>
              <table:table-cell office:value-type="float" office:value="75.4601449164">
                <text:p>75.46014491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4">
                <text:p>114</text:p>
              </table:table-cell>
              <table:table-cell office:value-type="float" office:value="75.5518654075">
                <text:p>75.55186540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5">
                <text:p>115</text:p>
              </table:table-cell>
              <table:table-cell office:value-type="float" office:value="75.5700383592">
                <text:p>75.57003835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6">
                <text:p>116</text:p>
              </table:table-cell>
              <table:table-cell office:value-type="float" office:value="75.4994225235">
                <text:p>75.49942252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7">
                <text:p>117</text:p>
              </table:table-cell>
              <table:table-cell office:value-type="float" office:value="75.4967381788">
                <text:p>75.49673817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8">
                <text:p>118</text:p>
              </table:table-cell>
              <table:table-cell office:value-type="float" office:value="75.4620378952">
                <text:p>75.46203789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9">
                <text:p>119</text:p>
              </table:table-cell>
              <table:table-cell office:value-type="float" office:value="75.5104235604">
                <text:p>75.51042356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">
                <text:p>120</text:p>
              </table:table-cell>
              <table:table-cell office:value-type="float" office:value="75.4563107153">
                <text:p>75.45631071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1">
                <text:p>121</text:p>
              </table:table-cell>
              <table:table-cell office:value-type="float" office:value="75.6036952396">
                <text:p>75.60369523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2">
                <text:p>122</text:p>
              </table:table-cell>
              <table:table-cell office:value-type="float" office:value="75.0492445749">
                <text:p>75.04924457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3">
                <text:p>123</text:p>
              </table:table-cell>
              <table:table-cell office:value-type="float" office:value="74.6764436818">
                <text:p>74.6764436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74.6380018419">
                <text:p>74.63800184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5">
                <text:p>125</text:p>
              </table:table-cell>
              <table:table-cell office:value-type="float" office:value="74.4087833549">
                <text:p>74.40878335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6">
                <text:p>126</text:p>
              </table:table-cell>
              <table:table-cell office:value-type="float" office:value="74.2132804773">
                <text:p>74.21328047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7">
                <text:p>127</text:p>
              </table:table-cell>
              <table:table-cell office:value-type="float" office:value="73.8619629615">
                <text:p>73.86196296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8">
                <text:p>128</text:p>
              </table:table-cell>
              <table:table-cell office:value-type="float" office:value="73.4435761707">
                <text:p>73.44357617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9">
                <text:p>129</text:p>
              </table:table-cell>
              <table:table-cell office:value-type="float" office:value="73.0542123322">
                <text:p>73.05421233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0">
                <text:p>130</text:p>
              </table:table-cell>
              <table:table-cell office:value-type="float" office:value="72.6927164263">
                <text:p>72.69271642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1">
                <text:p>131</text:p>
              </table:table-cell>
              <table:table-cell office:value-type="float" office:value="72.525458776">
                <text:p>72.5254587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2">
                <text:p>132</text:p>
              </table:table-cell>
              <table:table-cell office:value-type="float" office:value="72.3829666638">
                <text:p>72.38296666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3">
                <text:p>133</text:p>
              </table:table-cell>
              <table:table-cell office:value-type="float" office:value="72.0644455439">
                <text:p>72.06444554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4">
                <text:p>134</text:p>
              </table:table-cell>
              <table:table-cell office:value-type="float" office:value="71.8176078028">
                <text:p>71.81760780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5">
                <text:p>135</text:p>
              </table:table-cell>
              <table:table-cell office:value-type="float" office:value="71.6129996197">
                <text:p>71.61299961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6">
                <text:p>136</text:p>
              </table:table-cell>
              <table:table-cell office:value-type="float" office:value="71.2315116795">
                <text:p>71.23151167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7">
                <text:p>137</text:p>
              </table:table-cell>
              <table:table-cell office:value-type="float" office:value="71.0586544862">
                <text:p>71.05865448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8">
                <text:p>138</text:p>
              </table:table-cell>
              <table:table-cell office:value-type="float" office:value="70.9236536299">
                <text:p>70.92365362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9">
                <text:p>139</text:p>
              </table:table-cell>
              <table:table-cell office:value-type="float" office:value="70.7013751382">
                <text:p>70.70137513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0">
                <text:p>140</text:p>
              </table:table-cell>
              <table:table-cell office:value-type="float" office:value="70.443950669">
                <text:p>70.4439506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1">
                <text:p>141</text:p>
              </table:table-cell>
              <table:table-cell office:value-type="float" office:value="70.2698738944">
                <text:p>70.26987389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">
                <text:p>142</text:p>
              </table:table-cell>
              <table:table-cell office:value-type="float" office:value="69.9760272429">
                <text:p>69.97602724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3">
                <text:p>143</text:p>
              </table:table-cell>
              <table:table-cell office:value-type="float" office:value="69.8690867238">
                <text:p>69.86908672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4">
                <text:p>144</text:p>
              </table:table-cell>
              <table:table-cell office:value-type="float" office:value="69.8293310419">
                <text:p>69.82933104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5">
                <text:p>145</text:p>
              </table:table-cell>
              <table:table-cell office:value-type="float" office:value="69.6652944679">
                <text:p>69.66529446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6">
                <text:p>146</text:p>
              </table:table-cell>
              <table:table-cell office:value-type="float" office:value="69.48998">
                <text:p>69.489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7">
                <text:p>147</text:p>
              </table:table-cell>
              <table:table-cell office:value-type="float" office:value="69.3979730211">
                <text:p>69.3979730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8">
                <text:p>148</text:p>
              </table:table-cell>
              <table:table-cell office:value-type="float" office:value="69.2866514718">
                <text:p>69.28665147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9">
                <text:p>149</text:p>
              </table:table-cell>
              <table:table-cell office:value-type="float" office:value="69.0650393261">
                <text:p>69.06503932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0">
                <text:p>150</text:p>
              </table:table-cell>
              <table:table-cell office:value-type="float" office:value="68.9924736781">
                <text:p>68.99247367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1">
                <text:p>151</text:p>
              </table:table-cell>
              <table:table-cell office:value-type="float" office:value="69.0099863045">
                <text:p>69.00998630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2">
                <text:p>152</text:p>
              </table:table-cell>
              <table:table-cell office:value-type="float" office:value="68.8979851993">
                <text:p>68.89798519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3">
                <text:p>153</text:p>
              </table:table-cell>
              <table:table-cell office:value-type="float" office:value="68.7017380387">
                <text:p>68.70173803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4">
                <text:p>154</text:p>
              </table:table-cell>
              <table:table-cell office:value-type="float" office:value="68.5966240211">
                <text:p>68.59662402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5">
                <text:p>155</text:p>
              </table:table-cell>
              <table:table-cell office:value-type="float" office:value="68.5076767535">
                <text:p>68.50767675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6">
                <text:p>156</text:p>
              </table:table-cell>
              <table:table-cell office:value-type="float" office:value="68.3101370557">
                <text:p>68.31013705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7">
                <text:p>157</text:p>
              </table:table-cell>
              <table:table-cell office:value-type="float" office:value="68.3612104059">
                <text:p>68.36121040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8">
                <text:p>158</text:p>
              </table:table-cell>
              <table:table-cell office:value-type="float" office:value="68.3833068091">
                <text:p>68.38330680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9">
                <text:p>159</text:p>
              </table:table-cell>
              <table:table-cell office:value-type="float" office:value="68.4723051406">
                <text:p>68.47230514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0">
                <text:p>160</text:p>
              </table:table-cell>
              <table:table-cell office:value-type="float" office:value="68.4047536125">
                <text:p>68.4047536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1">
                <text:p>161</text:p>
              </table:table-cell>
              <table:table-cell office:value-type="float" office:value="68.4234976873">
                <text:p>68.42349768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68.3518266585">
                <text:p>68.35182665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3">
                <text:p>163</text:p>
              </table:table-cell>
              <table:table-cell office:value-type="float" office:value="68.2057480987">
                <text:p>68.20574809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4">
                <text:p>164</text:p>
              </table:table-cell>
              <table:table-cell office:value-type="float" office:value="68.21469946">
                <text:p>68.214699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5">
                <text:p>165</text:p>
              </table:table-cell>
              <table:table-cell office:value-type="float" office:value="68.1714777219">
                <text:p>68.17147772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6">
                <text:p>166</text:p>
              </table:table-cell>
              <table:table-cell office:value-type="float" office:value="68.1017092541">
                <text:p>68.10170925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7">
                <text:p>167</text:p>
              </table:table-cell>
              <table:table-cell office:value-type="float" office:value="68.0047657394">
                <text:p>68.00476573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8">
                <text:p>168</text:p>
              </table:table-cell>
              <table:table-cell office:value-type="float" office:value="67.75704775">
                <text:p>67.757047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9">
                <text:p>169</text:p>
              </table:table-cell>
              <table:table-cell office:value-type="float" office:value="67.6638099789">
                <text:p>67.66380997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0">
                <text:p>170</text:p>
              </table:table-cell>
              <table:table-cell office:value-type="float" office:value="67.584600743">
                <text:p>67.5846007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1">
                <text:p>171</text:p>
              </table:table-cell>
              <table:table-cell office:value-type="float" office:value="67.4180127883">
                <text:p>67.41801278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2">
                <text:p>172</text:p>
              </table:table-cell>
              <table:table-cell office:value-type="float" office:value="67.3557949511">
                <text:p>67.35579495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3">
                <text:p>173</text:p>
              </table:table-cell>
              <table:table-cell office:value-type="float" office:value="67.2182895729">
                <text:p>67.21828957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4">
                <text:p>174</text:p>
              </table:table-cell>
              <table:table-cell office:value-type="float" office:value="67.1407014774">
                <text:p>67.14070147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5">
                <text:p>175</text:p>
              </table:table-cell>
              <table:table-cell office:value-type="float" office:value="67.092810108">
                <text:p>67.0928101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6">
                <text:p>176</text:p>
              </table:table-cell>
              <table:table-cell office:value-type="float" office:value="67.0836486517">
                <text:p>67.08364865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7">
                <text:p>177</text:p>
              </table:table-cell>
              <table:table-cell office:value-type="float" office:value="66.9548918967">
                <text:p>66.95489189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8">
                <text:p>178</text:p>
              </table:table-cell>
              <table:table-cell office:value-type="float" office:value="66.8487181584">
                <text:p>66.84871815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9">
                <text:p>179</text:p>
              </table:table-cell>
              <table:table-cell office:value-type="float" office:value="66.8313182571">
                <text:p>66.83131825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0">
                <text:p>180</text:p>
              </table:table-cell>
              <table:table-cell office:value-type="float" office:value="66.7498596498">
                <text:p>66.74985964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1">
                <text:p>181</text:p>
              </table:table-cell>
              <table:table-cell office:value-type="float" office:value="66.6140471242">
                <text:p>66.61404712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2">
                <text:p>182</text:p>
              </table:table-cell>
              <table:table-cell office:value-type="float" office:value="66.3532087211">
                <text:p>66.35320872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3">
                <text:p>183</text:p>
              </table:table-cell>
              <table:table-cell office:value-type="float" office:value="65.8646234365">
                <text:p>65.86462343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4">
                <text:p>184</text:p>
              </table:table-cell>
              <table:table-cell office:value-type="float" office:value="65.6079426556">
                <text:p>65.60794265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5">
                <text:p>185</text:p>
              </table:table-cell>
              <table:table-cell office:value-type="float" office:value="65.3423720656">
                <text:p>65.34237206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6">
                <text:p>186</text:p>
              </table:table-cell>
              <table:table-cell office:value-type="float" office:value="65.2243880235">
                <text:p>65.22438802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7">
                <text:p>187</text:p>
              </table:table-cell>
              <table:table-cell office:value-type="float" office:value="64.7231549789">
                <text:p>64.72315497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8">
                <text:p>188</text:p>
              </table:table-cell>
              <table:table-cell office:value-type="float" office:value="64.4096092033">
                <text:p>64.40960920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9">
                <text:p>189</text:p>
              </table:table-cell>
              <table:table-cell office:value-type="float" office:value="64.2641040404">
                <text:p>64.26410404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0">
                <text:p>190</text:p>
              </table:table-cell>
              <table:table-cell office:value-type="float" office:value="64.0606072719">
                <text:p>64.06060727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1">
                <text:p>191</text:p>
              </table:table-cell>
              <table:table-cell office:value-type="float" office:value="63.9473154586">
                <text:p>63.94731545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2">
                <text:p>192</text:p>
              </table:table-cell>
              <table:table-cell office:value-type="float" office:value="63.6278676014">
                <text:p>63.62786760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3">
                <text:p>193</text:p>
              </table:table-cell>
              <table:table-cell office:value-type="float" office:value="63.3896098732">
                <text:p>63.38960987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4">
                <text:p>194</text:p>
              </table:table-cell>
              <table:table-cell office:value-type="float" office:value="63.2020173854">
                <text:p>63.20201738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5">
                <text:p>195</text:p>
              </table:table-cell>
              <table:table-cell office:value-type="float" office:value="62.9740581712">
                <text:p>62.97405817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6">
                <text:p>196</text:p>
              </table:table-cell>
              <table:table-cell office:value-type="float" office:value="62.9464421364">
                <text:p>62.94644213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7">
                <text:p>197</text:p>
              </table:table-cell>
              <table:table-cell office:value-type="float" office:value="62.9409421246">
                <text:p>62.94094212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8">
                <text:p>198</text:p>
              </table:table-cell>
              <table:table-cell office:value-type="float" office:value="62.8354678649">
                <text:p>62.83546786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9">
                <text:p>199</text:p>
              </table:table-cell>
              <table:table-cell office:value-type="float" office:value="62.7161634648">
                <text:p>62.71616346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0">
                <text:p>200</text:p>
              </table:table-cell>
              <table:table-cell office:value-type="float" office:value="62.6246657817">
                <text:p>62.62466578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1">
                <text:p>201</text:p>
              </table:table-cell>
              <table:table-cell office:value-type="float" office:value="62.5475373063">
                <text:p>62.54753730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2">
                <text:p>202</text:p>
              </table:table-cell>
              <table:table-cell office:value-type="float" office:value="62.453337398">
                <text:p>62.4533373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3">
                <text:p>203</text:p>
              </table:table-cell>
              <table:table-cell office:value-type="float" office:value="62.4042994239">
                <text:p>62.40429942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4">
                <text:p>204</text:p>
              </table:table-cell>
              <table:table-cell office:value-type="float" office:value="62.3958303954">
                <text:p>62.39583039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5">
                <text:p>205</text:p>
              </table:table-cell>
              <table:table-cell office:value-type="float" office:value="62.2490805207">
                <text:p>62.24908052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6">
                <text:p>206</text:p>
              </table:table-cell>
              <table:table-cell office:value-type="float" office:value="62.123745088">
                <text:p>62.1237450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7">
                <text:p>207</text:p>
              </table:table-cell>
              <table:table-cell office:value-type="float" office:value="62.0345131162">
                <text:p>62.03451311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8">
                <text:p>208</text:p>
              </table:table-cell>
              <table:table-cell office:value-type="float" office:value="61.919570911">
                <text:p>61.9195709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9">
                <text:p>209</text:p>
              </table:table-cell>
              <table:table-cell office:value-type="float" office:value="61.7486638098">
                <text:p>61.74866380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0">
                <text:p>210</text:p>
              </table:table-cell>
              <table:table-cell office:value-type="float" office:value="61.764860918">
                <text:p>61.7648609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1">
                <text:p>211</text:p>
              </table:table-cell>
              <table:table-cell office:value-type="float" office:value="61.7432252783">
                <text:p>61.74322527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2">
                <text:p>212</text:p>
              </table:table-cell>
              <table:table-cell office:value-type="float" office:value="61.6934216632">
                <text:p>61.69342166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3">
                <text:p>213</text:p>
              </table:table-cell>
              <table:table-cell office:value-type="float" office:value="61.6842951126">
                <text:p>61.68429511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4">
                <text:p>214</text:p>
              </table:table-cell>
              <table:table-cell office:value-type="float" office:value="61.7023563874">
                <text:p>61.70235638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5">
                <text:p>215</text:p>
              </table:table-cell>
              <table:table-cell office:value-type="float" office:value="61.4073731781">
                <text:p>61.40737317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6">
                <text:p>216</text:p>
              </table:table-cell>
              <table:table-cell office:value-type="float" office:value="61.5056778157">
                <text:p>61.50567781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7">
                <text:p>217</text:p>
              </table:table-cell>
              <table:table-cell office:value-type="float" office:value="61.5017316839">
                <text:p>61.50173168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8">
                <text:p>218</text:p>
              </table:table-cell>
              <table:table-cell office:value-type="float" office:value="61.530130151">
                <text:p>61.5301301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9">
                <text:p>219</text:p>
              </table:table-cell>
              <table:table-cell office:value-type="float" office:value="61.5710168937">
                <text:p>61.57101689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0">
                <text:p>220</text:p>
              </table:table-cell>
              <table:table-cell office:value-type="float" office:value="61.5856220764">
                <text:p>61.58562207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1">
                <text:p>221</text:p>
              </table:table-cell>
              <table:table-cell office:value-type="float" office:value="61.6004508225">
                <text:p>61.60045082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2">
                <text:p>222</text:p>
              </table:table-cell>
              <table:table-cell office:value-type="float" office:value="61.6646775691">
                <text:p>61.66467756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3">
                <text:p>223</text:p>
              </table:table-cell>
              <table:table-cell office:value-type="float" office:value="61.426079354">
                <text:p>61.4260793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4">
                <text:p>224</text:p>
              </table:table-cell>
              <table:table-cell office:value-type="float" office:value="61.3484185596">
                <text:p>61.34841855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5">
                <text:p>225</text:p>
              </table:table-cell>
              <table:table-cell office:value-type="float" office:value="61.2945889755">
                <text:p>61.29458897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6">
                <text:p>226</text:p>
              </table:table-cell>
              <table:table-cell office:value-type="float" office:value="61.3362426039">
                <text:p>61.33624260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7">
                <text:p>227</text:p>
              </table:table-cell>
              <table:table-cell office:value-type="float" office:value="61.3330223446">
                <text:p>61.33302234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8">
                <text:p>228</text:p>
              </table:table-cell>
              <table:table-cell office:value-type="float" office:value="61.3490095652">
                <text:p>61.34900956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9">
                <text:p>229</text:p>
              </table:table-cell>
              <table:table-cell office:value-type="float" office:value="61.3745442196">
                <text:p>61.37454421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0">
                <text:p>230</text:p>
              </table:table-cell>
              <table:table-cell office:value-type="float" office:value="61.4210502973">
                <text:p>61.42105029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1">
                <text:p>231</text:p>
              </table:table-cell>
              <table:table-cell office:value-type="float" office:value="61.31620921">
                <text:p>61.316209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2">
                <text:p>232</text:p>
              </table:table-cell>
              <table:table-cell office:value-type="float" office:value="61.3438436536">
                <text:p>61.34384365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3">
                <text:p>233</text:p>
              </table:table-cell>
              <table:table-cell office:value-type="float" office:value="61.424389125">
                <text:p>61.424389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4">
                <text:p>234</text:p>
              </table:table-cell>
              <table:table-cell office:value-type="float" office:value="61.4287869829">
                <text:p>61.42878698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5">
                <text:p>235</text:p>
              </table:table-cell>
              <table:table-cell office:value-type="float" office:value="61.3779064829">
                <text:p>61.37790648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6">
                <text:p>236</text:p>
              </table:table-cell>
              <table:table-cell office:value-type="float" office:value="61.2984003366">
                <text:p>61.29840033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7">
                <text:p>237</text:p>
              </table:table-cell>
              <table:table-cell office:value-type="float" office:value="61.1477107276">
                <text:p>61.14771072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8">
                <text:p>238</text:p>
              </table:table-cell>
              <table:table-cell office:value-type="float" office:value="60.8299290941">
                <text:p>60.82992909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9">
                <text:p>239</text:p>
              </table:table-cell>
              <table:table-cell office:value-type="float" office:value="60.7317412273">
                <text:p>60.73174122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0">
                <text:p>240</text:p>
              </table:table-cell>
              <table:table-cell office:value-type="float" office:value="60.4240437582">
                <text:p>60.42404375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1">
                <text:p>241</text:p>
              </table:table-cell>
              <table:table-cell office:value-type="float" office:value="60.2251665331">
                <text:p>60.22516653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2">
                <text:p>242</text:p>
              </table:table-cell>
              <table:table-cell office:value-type="float" office:value="60.0665466167">
                <text:p>60.06654661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3">
                <text:p>243</text:p>
              </table:table-cell>
              <table:table-cell office:value-type="float" office:value="59.900783101">
                <text:p>59.9007831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4">
                <text:p>244</text:p>
              </table:table-cell>
              <table:table-cell office:value-type="float" office:value="59.746571691">
                <text:p>59.7465716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5">
                <text:p>245</text:p>
              </table:table-cell>
              <table:table-cell office:value-type="float" office:value="59.357208968">
                <text:p>59.3572089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6">
                <text:p>246</text:p>
              </table:table-cell>
              <table:table-cell office:value-type="float" office:value="59.297340639">
                <text:p>59.2973406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7">
                <text:p>247</text:p>
              </table:table-cell>
              <table:table-cell office:value-type="float" office:value="59.182473802">
                <text:p>59.1824738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8">
                <text:p>248</text:p>
              </table:table-cell>
              <table:table-cell office:value-type="float" office:value="59.0720540683">
                <text:p>59.07205406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58.9846142203">
                <text:p>58.98461422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0">
                <text:p>250</text:p>
              </table:table-cell>
              <table:table-cell office:value-type="float" office:value="58.873390549">
                <text:p>58.8733905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1">
                <text:p>251</text:p>
              </table:table-cell>
              <table:table-cell office:value-type="float" office:value="58.7030163653">
                <text:p>58.70301636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2">
                <text:p>252</text:p>
              </table:table-cell>
              <table:table-cell office:value-type="float" office:value="58.7679882656">
                <text:p>58.76798826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3">
                <text:p>253</text:p>
              </table:table-cell>
              <table:table-cell office:value-type="float" office:value="58.7414067111">
                <text:p>58.74140671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4">
                <text:p>254</text:p>
              </table:table-cell>
              <table:table-cell office:value-type="float" office:value="58.6674641163">
                <text:p>58.66746411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5">
                <text:p>255</text:p>
              </table:table-cell>
              <table:table-cell office:value-type="float" office:value="58.6500653098">
                <text:p>58.65006530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6">
                <text:p>256</text:p>
              </table:table-cell>
              <table:table-cell office:value-type="float" office:value="58.6132507831">
                <text:p>58.61325078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7">
                <text:p>257</text:p>
              </table:table-cell>
              <table:table-cell office:value-type="float" office:value="58.5936333704">
                <text:p>58.59363337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8">
                <text:p>258</text:p>
              </table:table-cell>
              <table:table-cell office:value-type="float" office:value="58.5735834433">
                <text:p>58.57358344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9">
                <text:p>259</text:p>
              </table:table-cell>
              <table:table-cell office:value-type="float" office:value="58.4756760533">
                <text:p>58.47567605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0">
                <text:p>260</text:p>
              </table:table-cell>
              <table:table-cell office:value-type="float" office:value="58.6623261023">
                <text:p>58.66232610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1">
                <text:p>261</text:p>
              </table:table-cell>
              <table:table-cell office:value-type="float" office:value="58.6115140448">
                <text:p>58.61151404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2">
                <text:p>262</text:p>
              </table:table-cell>
              <table:table-cell office:value-type="float" office:value="58.5878324164">
                <text:p>58.58783241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3">
                <text:p>263</text:p>
              </table:table-cell>
              <table:table-cell office:value-type="float" office:value="58.5540626768">
                <text:p>58.55406267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4">
                <text:p>264</text:p>
              </table:table-cell>
              <table:table-cell office:value-type="float" office:value="58.52807509">
                <text:p>58.528075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5">
                <text:p>265</text:p>
              </table:table-cell>
              <table:table-cell office:value-type="float" office:value="58.5251373267">
                <text:p>58.52513732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6">
                <text:p>266</text:p>
              </table:table-cell>
              <table:table-cell office:value-type="float" office:value="58.5617663769">
                <text:p>58.56176637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7">
                <text:p>267</text:p>
              </table:table-cell>
              <table:table-cell office:value-type="float" office:value="58.4758243746">
                <text:p>58.47582437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8">
                <text:p>268</text:p>
              </table:table-cell>
              <table:table-cell office:value-type="float" office:value="58.4505725282">
                <text:p>58.45057252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9">
                <text:p>269</text:p>
              </table:table-cell>
              <table:table-cell office:value-type="float" office:value="58.3798855155">
                <text:p>58.37988551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0">
                <text:p>270</text:p>
              </table:table-cell>
              <table:table-cell office:value-type="float" office:value="58.2228895357">
                <text:p>58.22288953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1">
                <text:p>271</text:p>
              </table:table-cell>
              <table:table-cell office:value-type="float" office:value="58.1190375925">
                <text:p>58.11903759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2">
                <text:p>272</text:p>
              </table:table-cell>
              <table:table-cell office:value-type="float" office:value="58.0063025313">
                <text:p>58.00630253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3">
                <text:p>273</text:p>
              </table:table-cell>
              <table:table-cell office:value-type="float" office:value="57.8374640032">
                <text:p>57.83746400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4">
                <text:p>274</text:p>
              </table:table-cell>
              <table:table-cell office:value-type="float" office:value="57.6303255052">
                <text:p>57.63032550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scatter" chart:style-name="ch1">
        <chart:legend svg:x="7.729cm" svg:y="3.86cm" style:legend-expansion="custom" chartooo:width="5.973cm" chartooo:height="1.217cm" style:legend-expansion-aspect-ratio="4.90797041906327" chart:style-name="ch2"/>
        <chart:plot-area chart:style-name="ch3" table:cell-range-address="calib_data.B11:calib_data.C77 calib_data.J3:calib_data.J4 calib_data.E11:calib_data.E77" chart:data-source-has-labels="row" svg:x="1.379cm" svg:y="0.301cm" svg:width="12.806cm" svg:height="8.844cm">
          <chartooo:coordinate-region svg:x="2cm" svg:y="0.5cm" svg:width="11.998cm" svg:height="7.998cm"/>
          <chart:axis chart:dimension="x" chart:name="primary-x" chart:style-name="ch4">
            <chart:title svg:x="7.165cm" svg:y="9.145cm" chart:style-name="ch5">
              <text:p>Time (s)</text:p>
            </chart:title>
          </chart:axis>
          <chart:axis chart:dimension="y" chart:name="primary-y" chart:style-name="ch4">
            <chart:title svg:x="0.519cm" svg:y="6.857cm" chart:style-name="ch6">
              <text:p>Estimated Blur Length (pixel)</text:p>
            </chart:title>
            <chart:grid chart:style-name="ch7" chart:class="major"/>
          </chart:axis>
          <chart:series chart:style-name="ch8" chart:values-cell-range-address="calib_data.C11:calib_data.C77" chart:label-cell-address="calib_data.J3:calib_data.J3" chart:class="chart:scatter">
            <chart:domain table:cell-range-address="calib_data.B11:calib_data.B77"/>
            <chart:data-point chart:repeated="67"/>
          </chart:series>
          <chart:series chart:style-name="ch9" chart:values-cell-range-address="calib_data.E11:calib_data.E77" chart:label-cell-address="calib_data.J4:calib_data.J4" chart:class="chart:scatter">
            <chart:data-point chart:repeated="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Blur Length Estimation</text:p>
                <draw:g>
                  <svg:desc>calib_data.J3:calib_data.J3</svg:desc>
                </draw:g>
              </table:table-cell>
              <table:table-cell office:value-type="string">
                <text:p>Ground Truth</text:p>
                <draw:g>
                  <svg:desc>calib_data.J4:calib_data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_data.B11:calib_data.B77</svg:desc>
                </draw:g>
              </table:table-cell>
              <table:table-cell office:value-type="float" office:value="31.6366556565">
                <text:p>31.6366556565</text:p>
                <draw:g>
                  <svg:desc>calib_data.C11:calib_data.C77</svg:desc>
                </draw:g>
              </table:table-cell>
              <table:table-cell office:value-type="float" office:value="42.4">
                <text:p>42.4</text:p>
                <draw:g>
                  <svg:desc>calib_data.E11:calib_data.E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30.0536072002">
                <text:p>30.0536072002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32.0623703423">
                <text:p>32.0623703423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5">
                <text:p>1.05</text:p>
              </table:table-cell>
              <table:table-cell office:value-type="float" office:value="30.7701970453">
                <text:p>30.7701970453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32.5417020603">
                <text:p>32.5417020603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31.0019592854">
                <text:p>31.0019592854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">
                <text:p>2.1</text:p>
              </table:table-cell>
              <table:table-cell office:value-type="float" office:value="32.5880308306">
                <text:p>32.5880308306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5">
                <text:p>2.45</text:p>
              </table:table-cell>
              <table:table-cell office:value-type="float" office:value="32.5367075295">
                <text:p>32.5367075295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">
                <text:p>2.8</text:p>
              </table:table-cell>
              <table:table-cell office:value-type="float" office:value="32.559290428">
                <text:p>32.559290428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">
                <text:p>3.5</text:p>
              </table:table-cell>
              <table:table-cell office:value-type="float" office:value="32.7969583945">
                <text:p>32.7969583945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5">
                <text:p>3.85</text:p>
              </table:table-cell>
              <table:table-cell office:value-type="float" office:value="32.078251916">
                <text:p>32.078251916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">
                <text:p>4.2</text:p>
              </table:table-cell>
              <table:table-cell office:value-type="float" office:value="33.2356176099">
                <text:p>33.2356176099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5">
                <text:p>4.55</text:p>
              </table:table-cell>
              <table:table-cell office:value-type="float" office:value="32.3398200743">
                <text:p>32.3398200743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">
                <text:p>4.9</text:p>
              </table:table-cell>
              <table:table-cell office:value-type="float" office:value="33.4225641287">
                <text:p>33.4225641287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5">
                <text:p>5.25</text:p>
              </table:table-cell>
              <table:table-cell office:value-type="float" office:value="32.7354832944">
                <text:p>32.7354832944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">
                <text:p>5.6</text:p>
              </table:table-cell>
              <table:table-cell office:value-type="float" office:value="33.5062450559">
                <text:p>33.5062450559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95">
                <text:p>5.95</text:p>
              </table:table-cell>
              <table:table-cell office:value-type="float" office:value="33.239183881">
                <text:p>33.239183881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">
                <text:p>6.3</text:p>
              </table:table-cell>
              <table:table-cell office:value-type="float" office:value="33.8762960144">
                <text:p>33.8762960144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5">
                <text:p>6.65</text:p>
              </table:table-cell>
              <table:table-cell office:value-type="float" office:value="33.8579168894">
                <text:p>33.8579168894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34.1894206149">
                <text:p>34.1894206149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35">
                <text:p>7.35</text:p>
              </table:table-cell>
              <table:table-cell office:value-type="float" office:value="34.0879277787">
                <text:p>34.0879277787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">
                <text:p>7.7</text:p>
              </table:table-cell>
              <table:table-cell office:value-type="float" office:value="34.4938961357">
                <text:p>34.4938961357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5">
                <text:p>8.05</text:p>
              </table:table-cell>
              <table:table-cell office:value-type="float" office:value="35.2004633085">
                <text:p>35.2004633085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">
                <text:p>8.4</text:p>
              </table:table-cell>
              <table:table-cell office:value-type="float" office:value="34.9153596839">
                <text:p>34.9153596839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">
                <text:p>8.75</text:p>
              </table:table-cell>
              <table:table-cell office:value-type="float" office:value="35.3632571223">
                <text:p>35.3632571223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1">
                <text:p>9.1</text:p>
              </table:table-cell>
              <table:table-cell office:value-type="float" office:value="34.9801717698">
                <text:p>34.9801717698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5">
                <text:p>9.45</text:p>
              </table:table-cell>
              <table:table-cell office:value-type="float" office:value="36.3387790007">
                <text:p>36.3387790007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8">
                <text:p>9.8</text:p>
              </table:table-cell>
              <table:table-cell office:value-type="float" office:value="36.1790677922">
                <text:p>36.1790677922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15">
                <text:p>10.15</text:p>
              </table:table-cell>
              <table:table-cell office:value-type="float" office:value="36.9305331207">
                <text:p>36.9305331207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5">
                <text:p>10.5</text:p>
              </table:table-cell>
              <table:table-cell office:value-type="float" office:value="36.6668501611">
                <text:p>36.6668501611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85">
                <text:p>10.85</text:p>
              </table:table-cell>
              <table:table-cell office:value-type="float" office:value="37.835266464">
                <text:p>37.835266464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2">
                <text:p>11.2</text:p>
              </table:table-cell>
              <table:table-cell office:value-type="float" office:value="37.6969968064">
                <text:p>37.6969968064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55">
                <text:p>11.55</text:p>
              </table:table-cell>
              <table:table-cell office:value-type="float" office:value="38.1879382847">
                <text:p>38.1879382847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9">
                <text:p>11.9</text:p>
              </table:table-cell>
              <table:table-cell office:value-type="float" office:value="37.9612184112">
                <text:p>37.9612184112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25">
                <text:p>12.25</text:p>
              </table:table-cell>
              <table:table-cell office:value-type="float" office:value="38.5654567674">
                <text:p>38.5654567674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6">
                <text:p>12.6</text:p>
              </table:table-cell>
              <table:table-cell office:value-type="float" office:value="39.3611070823">
                <text:p>39.3611070823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95">
                <text:p>12.95</text:p>
              </table:table-cell>
              <table:table-cell office:value-type="float" office:value="39.6316490401">
                <text:p>39.6316490401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3">
                <text:p>13.3</text:p>
              </table:table-cell>
              <table:table-cell office:value-type="float" office:value="39.8783712126">
                <text:p>39.8783712126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65">
                <text:p>13.65</text:p>
              </table:table-cell>
              <table:table-cell office:value-type="float" office:value="40.0296037289">
                <text:p>40.0296037289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39.2073452325">
                <text:p>39.2073452325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35">
                <text:p>14.35</text:p>
              </table:table-cell>
              <table:table-cell office:value-type="float" office:value="39.7704554338">
                <text:p>39.7704554338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7">
                <text:p>14.7</text:p>
              </table:table-cell>
              <table:table-cell office:value-type="float" office:value="39.5297548703">
                <text:p>39.5297548703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05">
                <text:p>15.05</text:p>
              </table:table-cell>
              <table:table-cell office:value-type="float" office:value="39.4539760043">
                <text:p>39.4539760043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39.7026481251">
                <text:p>39.7026481251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75">
                <text:p>15.75</text:p>
              </table:table-cell>
              <table:table-cell office:value-type="float" office:value="40.0070528232">
                <text:p>40.0070528232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1">
                <text:p>16.1</text:p>
              </table:table-cell>
              <table:table-cell office:value-type="float" office:value="39.6617643446">
                <text:p>39.6617643446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45">
                <text:p>16.45</text:p>
              </table:table-cell>
              <table:table-cell office:value-type="float" office:value="39.5467728749">
                <text:p>39.5467728749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8">
                <text:p>16.8</text:p>
              </table:table-cell>
              <table:table-cell office:value-type="float" office:value="39.3960066134">
                <text:p>39.3960066134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15">
                <text:p>17.15</text:p>
              </table:table-cell>
              <table:table-cell office:value-type="float" office:value="39.7504069896">
                <text:p>39.7504069896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5">
                <text:p>17.5</text:p>
              </table:table-cell>
              <table:table-cell office:value-type="float" office:value="39.9871617582">
                <text:p>39.9871617582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85">
                <text:p>17.85</text:p>
              </table:table-cell>
              <table:table-cell office:value-type="float" office:value="40.2238473035">
                <text:p>40.2238473035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2">
                <text:p>18.2</text:p>
              </table:table-cell>
              <table:table-cell office:value-type="float" office:value="39.9679373322">
                <text:p>39.9679373322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55">
                <text:p>18.55</text:p>
              </table:table-cell>
              <table:table-cell office:value-type="float" office:value="39.8473019558">
                <text:p>39.8473019558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9">
                <text:p>18.9</text:p>
              </table:table-cell>
              <table:table-cell office:value-type="float" office:value="39.7495032677">
                <text:p>39.7495032677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25">
                <text:p>19.25</text:p>
              </table:table-cell>
              <table:table-cell office:value-type="float" office:value="40.1987498491">
                <text:p>40.1987498491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6">
                <text:p>19.6</text:p>
              </table:table-cell>
              <table:table-cell office:value-type="float" office:value="40.8451138041">
                <text:p>40.8451138041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95">
                <text:p>19.95</text:p>
              </table:table-cell>
              <table:table-cell office:value-type="float" office:value="40.5792300947">
                <text:p>40.5792300947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.3">
                <text:p>20.3</text:p>
              </table:table-cell>
              <table:table-cell office:value-type="float" office:value="41.1598486751">
                <text:p>41.1598486751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.65">
                <text:p>20.65</text:p>
              </table:table-cell>
              <table:table-cell office:value-type="float" office:value="40.8298231918">
                <text:p>40.8298231918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42.4730242323">
                <text:p>42.4730242323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.35">
                <text:p>21.35</text:p>
              </table:table-cell>
              <table:table-cell office:value-type="float" office:value="40.9413722532">
                <text:p>40.9413722532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.7">
                <text:p>21.7</text:p>
              </table:table-cell>
              <table:table-cell office:value-type="float" office:value="40.7520436504">
                <text:p>40.7520436504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.05">
                <text:p>22.05</text:p>
              </table:table-cell>
              <table:table-cell office:value-type="float" office:value="40.7253645257">
                <text:p>40.7253645257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.4">
                <text:p>22.4</text:p>
              </table:table-cell>
              <table:table-cell office:value-type="float" office:value="41.2088189372">
                <text:p>41.2088189372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.75">
                <text:p>22.75</text:p>
              </table:table-cell>
              <table:table-cell office:value-type="float" office:value="42.1557252003">
                <text:p>42.1557252003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.1">
                <text:p>23.1</text:p>
              </table:table-cell>
              <table:table-cell office:value-type="float" office:value="41.6602508461">
                <text:p>41.6602508461</text:p>
              </table:table-cell>
              <table:table-cell office:value-type="float" office:value="42.4">
                <text:p>42.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scatter" chart:style-name="ch1">
        <chart:legend svg:x="8.271cm" svg:y="1.473cm" style:legend-expansion="custom" chartooo:width="5.406cm" chartooo:height="1.217cm" style:legend-expansion-aspect-ratio="4.44207066557108" chart:style-name="ch2"/>
        <chart:plot-area chart:style-name="ch3" table:cell-range-address="calib_data.B11:calib_data.B77 calib_data.J4:calib_data.J5 calib_data.D11:calib_data.D77 calib_data.F11:calib_data.F77" chart:data-source-has-labels="row" svg:x="1.378cm" svg:y="0.3cm" svg:width="12.807cm" svg:height="8.844cm">
          <chartooo:coordinate-region svg:x="1.999cm" svg:y="0.499cm" svg:width="11.999cm" svg:height="7.998cm"/>
          <chart:axis chart:dimension="x" chart:name="primary-x" chart:style-name="ch4">
            <chart:title svg:x="6.527cm" svg:y="9.104cm" chart:style-name="ch5">
              <text:p>Time (s)</text:p>
            </chart:title>
          </chart:axis>
          <chart:axis chart:dimension="y" chart:name="primary-y" chart:style-name="ch6">
            <chart:title svg:x="0.617cm" svg:y="6.424cm" chart:style-name="ch7">
              <text:p>Estimated Blur angle (deg)</text:p>
            </chart:title>
            <chart:grid chart:style-name="ch8" chart:class="major"/>
          </chart:axis>
          <chart:series chart:style-name="ch9" chart:values-cell-range-address="calib_data.D11:calib_data.D77" chart:label-cell-address="calib_data.J5:calib_data.J5" chart:class="chart:scatter">
            <chart:domain table:cell-range-address="calib_data.B11:calib_data.B77"/>
            <chart:data-point chart:repeated="67"/>
          </chart:series>
          <chart:series chart:style-name="ch10" chart:values-cell-range-address="calib_data.F11:calib_data.F77" chart:label-cell-address="calib_data.J4:calib_data.J4" chart:class="chart:scatter">
            <chart:data-point chart:repeated="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Blur Orientation Estimation</text:p>
                <draw:g>
                  <svg:desc>calib_data.J5:calib_data.J5</svg:desc>
                </draw:g>
              </table:table-cell>
              <table:table-cell office:value-type="string">
                <text:p>Ground Truth</text:p>
                <draw:g>
                  <svg:desc>calib_data.J4:calib_data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_data.B11:calib_data.B77</svg:desc>
                </draw:g>
              </table:table-cell>
              <table:table-cell office:value-type="float" office:value="-0.111616478944">
                <text:p>-0.111616478944</text:p>
                <draw:g>
                  <svg:desc>calib_data.D11:calib_data.D77</svg:desc>
                </draw:g>
              </table:table-cell>
              <table:table-cell office:value-type="float" office:value="0">
                <text:p>0</text:p>
                <draw:g>
                  <svg:desc>calib_data.F11:calib_data.F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-1.11669399065">
                <text:p>-1.11669399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-1.14768113232">
                <text:p>-1.14768113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5">
                <text:p>1.05</text:p>
              </table:table-cell>
              <table:table-cell office:value-type="float" office:value="0.287743295754">
                <text:p>0.287743295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-1.73136596867">
                <text:p>-1.73136596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-2.47985828127">
                <text:p>-2.47985828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">
                <text:p>2.1</text:p>
              </table:table-cell>
              <table:table-cell office:value-type="float" office:value="3.80682752936">
                <text:p>3.80682752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5">
                <text:p>2.45</text:p>
              </table:table-cell>
              <table:table-cell office:value-type="float" office:value="9.41428738785">
                <text:p>9.41428738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">
                <text:p>2.8</text:p>
              </table:table-cell>
              <table:table-cell office:value-type="float" office:value="3.13213496802">
                <text:p>3.13213496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">
                <text:p>3.5</text:p>
              </table:table-cell>
              <table:table-cell office:value-type="float" office:value="-0.675180838603">
                <text:p>-0.675180838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5">
                <text:p>3.85</text:p>
              </table:table-cell>
              <table:table-cell office:value-type="float" office:value="0.490827044858">
                <text:p>0.490827044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">
                <text:p>4.2</text:p>
              </table:table-cell>
              <table:table-cell office:value-type="float" office:value="-1.82642973467">
                <text:p>-1.82642973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5">
                <text:p>4.55</text:p>
              </table:table-cell>
              <table:table-cell office:value-type="float" office:value="0.81352299477">
                <text:p>0.81352299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">
                <text:p>4.9</text:p>
              </table:table-cell>
              <table:table-cell office:value-type="float" office:value="-2.79658281388">
                <text:p>-2.7965828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5">
                <text:p>5.25</text:p>
              </table:table-cell>
              <table:table-cell office:value-type="float" office:value="-0.105885788335">
                <text:p>-0.105885788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">
                <text:p>5.6</text:p>
              </table:table-cell>
              <table:table-cell office:value-type="float" office:value="-0.281054436378">
                <text:p>-0.281054436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95">
                <text:p>5.95</text:p>
              </table:table-cell>
              <table:table-cell office:value-type="float" office:value="-1.04108292245">
                <text:p>-1.04108292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">
                <text:p>6.3</text:p>
              </table:table-cell>
              <table:table-cell office:value-type="float" office:value="0.0485963325939">
                <text:p>0.0485963325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5">
                <text:p>6.65</text:p>
              </table:table-cell>
              <table:table-cell office:value-type="float" office:value="-0.401433064408">
                <text:p>-0.401433064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-0.311029914737">
                <text:p>-0.311029914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35">
                <text:p>7.35</text:p>
              </table:table-cell>
              <table:table-cell office:value-type="float" office:value="-0.44039376374">
                <text:p>-0.44039376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">
                <text:p>7.7</text:p>
              </table:table-cell>
              <table:table-cell office:value-type="float" office:value="0.572048460942">
                <text:p>0.57204846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5">
                <text:p>8.05</text:p>
              </table:table-cell>
              <table:table-cell office:value-type="float" office:value="-2.16291992224">
                <text:p>-2.16291992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">
                <text:p>8.4</text:p>
              </table:table-cell>
              <table:table-cell office:value-type="float" office:value="1.21674300458">
                <text:p>1.21674300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">
                <text:p>8.75</text:p>
              </table:table-cell>
              <table:table-cell office:value-type="float" office:value="-0.704261956587">
                <text:p>-0.704261956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1">
                <text:p>9.1</text:p>
              </table:table-cell>
              <table:table-cell office:value-type="float" office:value="-0.269933241424">
                <text:p>-0.26993324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5">
                <text:p>9.45</text:p>
              </table:table-cell>
              <table:table-cell office:value-type="float" office:value="-0.553061550232">
                <text:p>-0.55306155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8">
                <text:p>9.8</text:p>
              </table:table-cell>
              <table:table-cell office:value-type="float" office:value="0.379089224616">
                <text:p>0.379089224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15">
                <text:p>10.15</text:p>
              </table:table-cell>
              <table:table-cell office:value-type="float" office:value="-0.205025716281">
                <text:p>-0.205025716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5">
                <text:p>10.5</text:p>
              </table:table-cell>
              <table:table-cell office:value-type="float" office:value="-0.166204470526">
                <text:p>-0.166204470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85">
                <text:p>10.85</text:p>
              </table:table-cell>
              <table:table-cell office:value-type="float" office:value="0.167564761225">
                <text:p>0.16756476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2">
                <text:p>11.2</text:p>
              </table:table-cell>
              <table:table-cell office:value-type="float" office:value="-0.22832228789">
                <text:p>-0.22832228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55">
                <text:p>11.55</text:p>
              </table:table-cell>
              <table:table-cell office:value-type="float" office:value="0.186487441115">
                <text:p>0.18648744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9">
                <text:p>11.9</text:p>
              </table:table-cell>
              <table:table-cell office:value-type="float" office:value="-0.489353640943">
                <text:p>-0.489353640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25">
                <text:p>12.25</text:p>
              </table:table-cell>
              <table:table-cell office:value-type="float" office:value="0.332359209944">
                <text:p>0.332359209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6">
                <text:p>12.6</text:p>
              </table:table-cell>
              <table:table-cell office:value-type="float" office:value="-0.613920914652">
                <text:p>-0.613920914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95">
                <text:p>12.95</text:p>
              </table:table-cell>
              <table:table-cell office:value-type="float" office:value="-0.0232664442783">
                <text:p>-0.0232664442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3">
                <text:p>13.3</text:p>
              </table:table-cell>
              <table:table-cell office:value-type="float" office:value="-1.40381909317">
                <text:p>-1.40381909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65">
                <text:p>13.65</text:p>
              </table:table-cell>
              <table:table-cell office:value-type="float" office:value="-0.0756304306778">
                <text:p>-0.0756304306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-0.204568145239">
                <text:p>-0.204568145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35">
                <text:p>14.35</text:p>
              </table:table-cell>
              <table:table-cell office:value-type="float" office:value="-0.357946880868">
                <text:p>-0.357946880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7">
                <text:p>14.7</text:p>
              </table:table-cell>
              <table:table-cell office:value-type="float" office:value="0.400189886092">
                <text:p>0.400189886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05">
                <text:p>15.05</text:p>
              </table:table-cell>
              <table:table-cell office:value-type="float" office:value="-0.922392721957">
                <text:p>-0.92239272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0.545673954093">
                <text:p>0.545673954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75">
                <text:p>15.75</text:p>
              </table:table-cell>
              <table:table-cell office:value-type="float" office:value="-0.641664280338">
                <text:p>-0.641664280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1">
                <text:p>16.1</text:p>
              </table:table-cell>
              <table:table-cell office:value-type="float" office:value="0.214485653025">
                <text:p>0.214485653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45">
                <text:p>16.45</text:p>
              </table:table-cell>
              <table:table-cell office:value-type="float" office:value="-0.482353774255">
                <text:p>-0.482353774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8">
                <text:p>16.8</text:p>
              </table:table-cell>
              <table:table-cell office:value-type="float" office:value="-0.180077177291">
                <text:p>-0.180077177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15">
                <text:p>17.15</text:p>
              </table:table-cell>
              <table:table-cell office:value-type="float" office:value="0.351630690978">
                <text:p>0.351630690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5">
                <text:p>17.5</text:p>
              </table:table-cell>
              <table:table-cell office:value-type="float" office:value="-0.205499410414">
                <text:p>-0.205499410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85">
                <text:p>17.85</text:p>
              </table:table-cell>
              <table:table-cell office:value-type="float" office:value="0.623029382731">
                <text:p>0.623029382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2">
                <text:p>18.2</text:p>
              </table:table-cell>
              <table:table-cell office:value-type="float" office:value="-0.252297790856">
                <text:p>-0.252297790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55">
                <text:p>18.55</text:p>
              </table:table-cell>
              <table:table-cell office:value-type="float" office:value="0.300469834633">
                <text:p>0.300469834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9">
                <text:p>18.9</text:p>
              </table:table-cell>
              <table:table-cell office:value-type="float" office:value="0.16579228843">
                <text:p>0.16579228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25">
                <text:p>19.25</text:p>
              </table:table-cell>
              <table:table-cell office:value-type="float" office:value="-0.0568244029036">
                <text:p>-0.0568244029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6">
                <text:p>19.6</text:p>
              </table:table-cell>
              <table:table-cell office:value-type="float" office:value="-0.501411518442">
                <text:p>-0.501411518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95">
                <text:p>19.95</text:p>
              </table:table-cell>
              <table:table-cell office:value-type="float" office:value="0.16514215994">
                <text:p>0.16514215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.3">
                <text:p>20.3</text:p>
              </table:table-cell>
              <table:table-cell office:value-type="float" office:value="-0.260167716743">
                <text:p>-0.26016771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.65">
                <text:p>20.65</text:p>
              </table:table-cell>
              <table:table-cell office:value-type="float" office:value="1.52665194227">
                <text:p>1.52665194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-5.32574131103">
                <text:p>-5.3257413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.35">
                <text:p>21.35</text:p>
              </table:table-cell>
              <table:table-cell office:value-type="float" office:value="0.331248863814">
                <text:p>0.331248863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.7">
                <text:p>21.7</text:p>
              </table:table-cell>
              <table:table-cell office:value-type="float" office:value="-0.524937797527">
                <text:p>-0.524937797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.05">
                <text:p>22.05</text:p>
              </table:table-cell>
              <table:table-cell office:value-type="float" office:value="1.02084301824">
                <text:p>1.0208430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.4">
                <text:p>22.4</text:p>
              </table:table-cell>
              <table:table-cell office:value-type="float" office:value="0.183743739874">
                <text:p>0.183743739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.75">
                <text:p>22.75</text:p>
              </table:table-cell>
              <table:table-cell office:value-type="float" office:value="-0.0830566074411">
                <text:p>-0.0830566074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.1">
                <text:p>23.1</text:p>
              </table:table-cell>
              <table:table-cell office:value-type="float" office:value="2.01794123019">
                <text:p>2.017941230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